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638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1.3984in"/>
    </style:style>
    <style:style style:name="co4" style:family="table-column">
      <style:table-column-properties fo:break-before="auto" style:column-width="1.4071in"/>
    </style:style>
    <style:style style:name="co5" style:family="table-column">
      <style:table-column-properties fo:break-before="auto" style:column-width="1.3319in"/>
    </style:style>
    <style:style style:name="co6" style:family="table-column">
      <style:table-column-properties fo:break-before="auto" style:column-width="0.3374in"/>
    </style:style>
    <style:style style:name="co7" style:family="table-column">
      <style:table-column-properties fo:break-before="auto" style:column-width="0.7882in"/>
    </style:style>
    <style:style style:name="co8" style:family="table-column">
      <style:table-column-properties fo:break-before="auto" style:column-width="1.022in"/>
    </style:style>
    <style:style style:name="co9" style:family="table-column">
      <style:table-column-properties fo:break-before="auto" style:column-width="1.4236in"/>
    </style:style>
    <style:style style:name="co10" style:family="table-column">
      <style:table-column-properties fo:break-before="auto" style:column-width="1.2811in"/>
    </style:style>
    <style:style style:name="co11" style:family="table-column">
      <style:table-column-properties fo:break-before="auto" style:column-width="1.682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NS_ISC-11-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time_s</text:p>
          </table:table-cell>
          <table:table-cell office:value-type="string" calcext:value-type="string">
            <text:p>time_us</text:p>
          </table:table-cell>
          <table:table-cell office:value-type="string" calcext:value-type="string">
            <text:p>accel[0]</text:p>
          </table:table-cell>
          <table:table-cell office:value-type="string" calcext:value-type="string">
            <text:p>accel[1]</text:p>
          </table:table-cell>
          <table:table-cell office:value-type="string" calcext:value-type="string">
            <text:p>accel[2]</text:p>
          </table:table-cell>
          <table:table-cell office:value-type="string" calcext:value-type="string">
            <text:p>compass[0]</text:p>
          </table:table-cell>
          <table:table-cell office:value-type="string" calcext:value-type="string">
            <text:p>compass[1]</text:p>
          </table:table-cell>
          <table:table-cell office:value-type="string" calcext:value-type="string">
            <text:p>compass[2]</text:p>
          </table:table-cell>
          <table:table-cell office:value-type="string" calcext:value-type="string">
            <text:p>quaternion[0]</text:p>
          </table:table-cell>
          <table:table-cell office:value-type="string" calcext:value-type="string">
            <text:p>quaternion[1]</text:p>
          </table:table-cell>
          <table:table-cell office:value-type="string" calcext:value-type="string">
            <text:p>quaternion[2]</text:p>
          </table:table-cell>
          <table:table-cell office:value-type="string" calcext:value-type="string">
            <text:p>quaternion[3]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srcSystem</text:p>
          </table:table-cell>
          <table:table-cell office:value-type="string" calcext:value-type="string">
            <text:p>srcComponent</text:p>
          </table:table-cell>
          <table:table-cell table:style-name="Default" office:value-type="string" calcext:value-type="string">
            <text:p>time_gregorian</text:p>
          </table:table-cell>
          <table:table-cell office:value-type="string" calcext:value-type="string">
            <text:p>log_timestamp</text:p>
          </table:table-cell>
          <table:table-cell table:style-name="Default" office:value-type="string" calcext:value-type="string">
            <text:p>log_timestamp_gregorian</text:p>
          </table:table-cell>
          <table:table-cell table:number-columns-repeated="2"/>
        </table:table-row>
        <table:table-row table:style-name="ro1">
          <table:table-cell office:value-type="float" office:value="1601800043" calcext:value-type="float">
            <text:p>1601800043</text:p>
          </table:table-cell>
          <table:table-cell office:value-type="float" office:value="913000" calcext:value-type="float">
            <text:p>913000</text:p>
          </table:table-cell>
          <table:table-cell office:value-type="float" office:value="10.0755004882813" calcext:value-type="float">
            <text:p>10.0755004882813</text:p>
          </table:table-cell>
          <table:table-cell office:value-type="float" office:value="4.12489366531372" calcext:value-type="float">
            <text:p>4.12489366531372</text:p>
          </table:table-cell>
          <table:table-cell office:value-type="float" office:value="-1.81926655769348" calcext:value-type="float">
            <text:p>-1.81926655769348</text:p>
          </table:table-cell>
          <table:table-cell office:value-type="float" office:value="-191.700759887695" calcext:value-type="float">
            <text:p>-191.700759887695</text:p>
          </table:table-cell>
          <table:table-cell office:value-type="float" office:value="63.705436706543" calcext:value-type="float">
            <text:p>63.705436706543</text:p>
          </table:table-cell>
          <table:table-cell office:value-type="float" office:value="-209.234375" calcext:value-type="float">
            <text:p>-209.234375</text:p>
          </table:table-cell>
          <table:table-cell office:value-type="float" office:value="-0.586809575557709" calcext:value-type="float">
            <text:p>-0.586809575557709</text:p>
          </table:table-cell>
          <table:table-cell office:value-type="float" office:value="-0.0225822366774082" calcext:value-type="float">
            <text:p>-0.022582236677408</text:p>
          </table:table-cell>
          <table:table-cell office:value-type="float" office:value="-0.75599330663681" calcext:value-type="float">
            <text:p>-0.75599330663681</text:p>
          </table:table-cell>
          <table:table-cell office:value-type="float" office:value="-0.28916922211647" calcext:value-type="float">
            <text:p>-0.2891692221164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27:23</text:p>
          </table:table-cell>
          <table:table-cell office:value-type="float" office:value="1601673970.72582" calcext:value-type="float">
            <text:p>1601673970.72582</text:p>
          </table:table-cell>
          <table:table-cell office:value-type="string" calcext:value-type="string">
            <text:p>2020-10-03T00:26:10</text:p>
          </table:table-cell>
          <table:table-cell table:formula="of:=([.A2]-[.Q2])/60" office:value-type="float" office:value="2101.20456960201" calcext:value-type="float">
            <text:p>2101.20456960201</text:p>
          </table:table-cell>
          <table:table-cell/>
        </table:table-row>
        <table:table-row table:style-name="ro1">
          <table:table-cell office:value-type="float" office:value="1601800061" calcext:value-type="float">
            <text:p>1601800061</text:p>
          </table:table-cell>
          <table:table-cell office:value-type="float" office:value="593000" calcext:value-type="float">
            <text:p>593000</text:p>
          </table:table-cell>
          <table:table-cell office:value-type="float" office:value="-0.112854294478893" calcext:value-type="float">
            <text:p>-0.112854294478893</text:p>
          </table:table-cell>
          <table:table-cell office:value-type="float" office:value="-0.636580765247345" calcext:value-type="float">
            <text:p>-0.636580765247345</text:p>
          </table:table-cell>
          <table:table-cell office:value-type="float" office:value="11.152271270752" calcext:value-type="float">
            <text:p>11.152271270752</text:p>
          </table:table-cell>
          <table:table-cell office:value-type="float" office:value="-182.933959960938" calcext:value-type="float">
            <text:p>-182.933959960938</text:p>
          </table:table-cell>
          <table:table-cell office:value-type="float" office:value="27.4693164825439" calcext:value-type="float">
            <text:p>27.4693164825439</text:p>
          </table:table-cell>
          <table:table-cell office:value-type="float" office:value="-209.234375" calcext:value-type="float">
            <text:p>-209.234375</text:p>
          </table:table-cell>
          <table:table-cell office:value-type="float" office:value="-0.0970622599124908" calcext:value-type="float">
            <text:p>-0.097062259912491</text:p>
          </table:table-cell>
          <table:table-cell office:value-type="float" office:value="0.00473289517685771" calcext:value-type="float">
            <text:p>0.004732895176858</text:p>
          </table:table-cell>
          <table:table-cell office:value-type="float" office:value="-0.0249948501586914" calcext:value-type="float">
            <text:p>-0.024994850158692</text:p>
          </table:table-cell>
          <table:table-cell office:value-type="float" office:value="0.994953095912933" calcext:value-type="float">
            <text:p>0.99495309591293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27:41</text:p>
          </table:table-cell>
          <table:table-cell office:value-type="float" office:value="1601673988.44657" calcext:value-type="float">
            <text:p>1601673988.44657</text:p>
          </table:table-cell>
          <table:table-cell office:value-type="string" calcext:value-type="string">
            <text:p>2020-10-03T00:26:28</text:p>
          </table:table-cell>
          <table:table-cell table:formula="of:=([.A3]-[.Q3])/60" office:value-type="float" office:value="2101.20922386646" calcext:value-type="float">
            <text:p>2101.20922386646</text:p>
          </table:table-cell>
          <table:table-cell table:formula="of:=[.A3]-[.A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074" calcext:value-type="float">
            <text:p>1601800074</text:p>
          </table:table-cell>
          <table:table-cell office:value-type="float" office:value="140000" calcext:value-type="float">
            <text:p>140000</text:p>
          </table:table-cell>
          <table:table-cell office:value-type="float" office:value="-3.71538400650024" calcext:value-type="float">
            <text:p>-3.71538400650024</text:p>
          </table:table-cell>
          <table:table-cell office:value-type="float" office:value="4.46391677856445" calcext:value-type="float">
            <text:p>4.46391677856445</text:p>
          </table:table-cell>
          <table:table-cell office:value-type="float" office:value="-9.49432373046875" calcext:value-type="float">
            <text:p>-9.49432373046875</text:p>
          </table:table-cell>
          <table:table-cell office:value-type="float" office:value="-163.062545776367" calcext:value-type="float">
            <text:p>-163.062545776367</text:p>
          </table:table-cell>
          <table:table-cell office:value-type="float" office:value="-10.5201635360718" calcext:value-type="float">
            <text:p>-10.5201635360718</text:p>
          </table:table-cell>
          <table:table-cell office:value-type="float" office:value="-198.129745483398" calcext:value-type="float">
            <text:p>-198.129745483398</text:p>
          </table:table-cell>
          <table:table-cell office:value-type="float" office:value="-0.0362960062921047" calcext:value-type="float">
            <text:p>-0.036296006292105</text:p>
          </table:table-cell>
          <table:table-cell office:value-type="float" office:value="-0.410871237516403" calcext:value-type="float">
            <text:p>-0.410871237516403</text:p>
          </table:table-cell>
          <table:table-cell office:value-type="float" office:value="0.866201400756836" calcext:value-type="float">
            <text:p>0.866201400756836</text:p>
          </table:table-cell>
          <table:table-cell office:value-type="float" office:value="0.282068192958832" calcext:value-type="float">
            <text:p>0.282068192958832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27:54</text:p>
          </table:table-cell>
          <table:table-cell office:value-type="float" office:value="1601674005.61567" calcext:value-type="float">
            <text:p>1601674005.61567</text:p>
          </table:table-cell>
          <table:table-cell office:value-type="string" calcext:value-type="string">
            <text:p>2020-10-03T00:26:45</text:p>
          </table:table-cell>
          <table:table-cell table:formula="of:=([.A4]-[.Q4])/60" office:value-type="float" office:value="2101.13973878622" calcext:value-type="float">
            <text:p>2101.13973878622</text:p>
          </table:table-cell>
          <table:table-cell table:formula="of:=[.A4]-[.A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0092" calcext:value-type="float">
            <text:p>1601800092</text:p>
          </table:table-cell>
          <table:table-cell office:value-type="float" office:value="113000" calcext:value-type="float">
            <text:p>113000</text:p>
          </table:table-cell>
          <table:table-cell office:value-type="float" office:value="7.99207592010498" calcext:value-type="float">
            <text:p>7.99207592010498</text:p>
          </table:table-cell>
          <table:table-cell office:value-type="float" office:value="1.73298120498657" calcext:value-type="float">
            <text:p>1.73298120498657</text:p>
          </table:table-cell>
          <table:table-cell office:value-type="float" office:value="-7.40184164047241" calcext:value-type="float">
            <text:p>-7.40184164047241</text:p>
          </table:table-cell>
          <table:table-cell office:value-type="float" office:value="-138.515487670898" calcext:value-type="float">
            <text:p>-138.515487670898</text:p>
          </table:table-cell>
          <table:table-cell office:value-type="float" office:value="-27.4693164825439" calcext:value-type="float">
            <text:p>-27.4693164825439</text:p>
          </table:table-cell>
          <table:table-cell office:value-type="float" office:value="-190.531845092773" calcext:value-type="float">
            <text:p>-190.531845092773</text:p>
          </table:table-cell>
          <table:table-cell office:value-type="float" office:value="-0.434081107378006" calcext:value-type="float">
            <text:p>-0.434081107378006</text:p>
          </table:table-cell>
          <table:table-cell office:value-type="float" office:value="0.112979255616665" calcext:value-type="float">
            <text:p>0.112979255616665</text:p>
          </table:table-cell>
          <table:table-cell office:value-type="float" office:value="-0.892576396465302" calcext:value-type="float">
            <text:p>-0.892576396465302</text:p>
          </table:table-cell>
          <table:table-cell office:value-type="float" office:value="-0.0460072532296181" calcext:value-type="float">
            <text:p>-0.046007253229618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28:12</text:p>
          </table:table-cell>
          <table:table-cell office:value-type="float" office:value="1601674022.98498" calcext:value-type="float">
            <text:p>1601674022.98498</text:p>
          </table:table-cell>
          <table:table-cell office:value-type="string" calcext:value-type="string">
            <text:p>2020-10-03T00:27:02</text:p>
          </table:table-cell>
          <table:table-cell table:formula="of:=([.A5]-[.Q5])/60" office:value-type="float" office:value="2101.15025040309" calcext:value-type="float">
            <text:p>2101.15025040309</text:p>
          </table:table-cell>
          <table:table-cell table:formula="of:=[.A5]-[.A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110" calcext:value-type="float">
            <text:p>1601800110</text:p>
          </table:table-cell>
          <table:table-cell office:value-type="float" office:value="91000" calcext:value-type="float">
            <text:p>91000</text:p>
          </table:table-cell>
          <table:table-cell office:value-type="float" office:value="0.356055617332458" calcext:value-type="float">
            <text:p>0.356055617332458</text:p>
          </table:table-cell>
          <table:table-cell office:value-type="float" office:value="-7.20010375976563" calcext:value-type="float">
            <text:p>-7.20010375976563</text:p>
          </table:table-cell>
          <table:table-cell office:value-type="float" office:value="-8.51776027679443" calcext:value-type="float">
            <text:p>-8.51776027679443</text:p>
          </table:table-cell>
          <table:table-cell office:value-type="float" office:value="-135.593215942383" calcext:value-type="float">
            <text:p>-135.593215942383</text:p>
          </table:table-cell>
          <table:table-cell office:value-type="float" office:value="12.8579778671265" calcext:value-type="float">
            <text:p>12.8579778671265</text:p>
          </table:table-cell>
          <table:table-cell office:value-type="float" office:value="-205.727645874023" calcext:value-type="float">
            <text:p>-205.727645874023</text:p>
          </table:table-cell>
          <table:table-cell office:value-type="float" office:value="0.292729645967484" calcext:value-type="float">
            <text:p>0.292729645967484</text:p>
          </table:table-cell>
          <table:table-cell office:value-type="float" office:value="0.626422345638275" calcext:value-type="float">
            <text:p>0.626422345638275</text:p>
          </table:table-cell>
          <table:table-cell office:value-type="float" office:value="0.684363186359406" calcext:value-type="float">
            <text:p>0.684363186359406</text:p>
          </table:table-cell>
          <table:table-cell office:value-type="float" office:value="-0.231411978602409" calcext:value-type="float">
            <text:p>-0.231411978602409</text:p>
          </table:table-cell>
          <table:table-cell office:value-type="float" office:value="190" calcext:value-type="float">
            <text:p>1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28:30</text:p>
          </table:table-cell>
          <table:table-cell office:value-type="float" office:value="1601674037.68764" calcext:value-type="float">
            <text:p>1601674037.68764</text:p>
          </table:table-cell>
          <table:table-cell office:value-type="string" calcext:value-type="string">
            <text:p>2020-10-03T00:27:17</text:p>
          </table:table-cell>
          <table:table-cell table:formula="of:=([.A6]-[.Q6])/60" office:value-type="float" office:value="2101.2052060008" calcext:value-type="float">
            <text:p>2101.2052060008</text:p>
          </table:table-cell>
          <table:table-cell table:formula="of:=[.A6]-[.A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124" calcext:value-type="float">
            <text:p>1601800124</text:p>
          </table:table-cell>
          <table:table-cell office:value-type="float" office:value="188000" calcext:value-type="float">
            <text:p>188000</text:p>
          </table:table-cell>
          <table:table-cell office:value-type="float" office:value="1.73956251144409" calcext:value-type="float">
            <text:p>1.73956251144409</text:p>
          </table:table-cell>
          <table:table-cell office:value-type="float" office:value="-3.29342484474182" calcext:value-type="float">
            <text:p>-3.29342484474182</text:p>
          </table:table-cell>
          <table:table-cell office:value-type="float" office:value="-10.4308576583862" calcext:value-type="float">
            <text:p>-10.4308576583862</text:p>
          </table:table-cell>
          <table:table-cell office:value-type="float" office:value="-224.430160522461" calcext:value-type="float">
            <text:p>-224.430160522461</text:p>
          </table:table-cell>
          <table:table-cell office:value-type="float" office:value="70.718879699707" calcext:value-type="float">
            <text:p>70.718879699707</text:p>
          </table:table-cell>
          <table:table-cell office:value-type="float" office:value="-205.143203735352" calcext:value-type="float">
            <text:p>-205.143203735352</text:p>
          </table:table-cell>
          <table:table-cell office:value-type="float" office:value="-0.136086016893387" calcext:value-type="float">
            <text:p>-0.136086016893387</text:p>
          </table:table-cell>
          <table:table-cell office:value-type="float" office:value="-0.217759549617767" calcext:value-type="float">
            <text:p>-0.217759549617767</text:p>
          </table:table-cell>
          <table:table-cell office:value-type="float" office:value="-0.950205624103546" calcext:value-type="float">
            <text:p>-0.950205624103546</text:p>
          </table:table-cell>
          <table:table-cell office:value-type="float" office:value="0.176552027463913" calcext:value-type="float">
            <text:p>0.176552027463913</text:p>
          </table:table-cell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28:44</text:p>
          </table:table-cell>
          <table:table-cell office:value-type="float" office:value="1601674052.05679" calcext:value-type="float">
            <text:p>1601674052.05679</text:p>
          </table:table-cell>
          <table:table-cell office:value-type="string" calcext:value-type="string">
            <text:p>2020-10-03T00:27:32</text:p>
          </table:table-cell>
          <table:table-cell table:formula="of:=([.A7]-[.Q7])/60" office:value-type="float" office:value="2101.19905353387" calcext:value-type="float">
            <text:p>2101.19905353387</text:p>
          </table:table-cell>
          <table:table-cell table:formula="of:=[.A7]-[.A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124" calcext:value-type="float">
            <text:p>1601800124</text:p>
          </table:table-cell>
          <table:table-cell office:value-type="float" office:value="464000" calcext:value-type="float">
            <text:p>464000</text:p>
          </table:table-cell>
          <table:table-cell office:value-type="float" office:value="-0.0146934930235148" calcext:value-type="float">
            <text:p>-0.014693493023515</text:p>
          </table:table-cell>
          <table:table-cell office:value-type="float" office:value="0.357822746038437" calcext:value-type="float">
            <text:p>0.357822746038437</text:p>
          </table:table-cell>
          <table:table-cell office:value-type="float" office:value="10.8676319122314" calcext:value-type="float">
            <text:p>10.8676319122314</text:p>
          </table:table-cell>
          <table:table-cell office:value-type="float" office:value="-195.791931152344" calcext:value-type="float">
            <text:p>-195.791931152344</text:p>
          </table:table-cell>
          <table:table-cell office:value-type="float" office:value="21.6247806549072" calcext:value-type="float">
            <text:p>21.6247806549072</text:p>
          </table:table-cell>
          <table:table-cell office:value-type="float" office:value="-202.805374145508" calcext:value-type="float">
            <text:p>-202.805374145508</text:p>
          </table:table-cell>
          <table:table-cell office:value-type="float" office:value="0.0573645681142807" calcext:value-type="float">
            <text:p>0.057364568114281</text:p>
          </table:table-cell>
          <table:table-cell office:value-type="float" office:value="-0.0366845391690731" calcext:value-type="float">
            <text:p>-0.036684539169073</text:p>
          </table:table-cell>
          <table:table-cell office:value-type="float" office:value="-0.0391402207314968" calcext:value-type="float">
            <text:p>-0.039140220731497</text:p>
          </table:table-cell>
          <table:table-cell office:value-type="float" office:value="-0.996910989284515" calcext:value-type="float">
            <text:p>-0.99691098928451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28:44</text:p>
          </table:table-cell>
          <table:table-cell office:value-type="float" office:value="1601674069.82625" calcext:value-type="float">
            <text:p>1601674069.82625</text:p>
          </table:table-cell>
          <table:table-cell office:value-type="string" calcext:value-type="string">
            <text:p>2020-10-03T00:27:49</text:p>
          </table:table-cell>
          <table:table-cell table:formula="of:=([.A8]-[.Q8])/60" office:value-type="float" office:value="2100.90289586782" calcext:value-type="float">
            <text:p>2100.90289586782</text:p>
          </table:table-cell>
          <table:table-cell table:formula="of:=[.A8]-[.A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0137" calcext:value-type="float">
            <text:p>1601800137</text:p>
          </table:table-cell>
          <table:table-cell office:value-type="float" office:value="744000" calcext:value-type="float">
            <text:p>744000</text:p>
          </table:table-cell>
          <table:table-cell office:value-type="float" office:value="0.168656066060066" calcext:value-type="float">
            <text:p>0.168656066060066</text:p>
          </table:table-cell>
          <table:table-cell office:value-type="float" office:value="-0.0641486793756485" calcext:value-type="float">
            <text:p>-0.064148679375649</text:p>
          </table:table-cell>
          <table:table-cell office:value-type="float" office:value="11.1133298873901" calcext:value-type="float">
            <text:p>11.1133298873901</text:p>
          </table:table-cell>
          <table:table-cell office:value-type="float" office:value="-252.483932495117" calcext:value-type="float">
            <text:p>-252.483932495117</text:p>
          </table:table-cell>
          <table:table-cell office:value-type="float" office:value="-8.76680278778076" calcext:value-type="float">
            <text:p>-8.76680278778076</text:p>
          </table:table-cell>
          <table:table-cell office:value-type="float" office:value="-173.582702636719" calcext:value-type="float">
            <text:p>-173.582702636719</text:p>
          </table:table-cell>
          <table:table-cell office:value-type="float" office:value="0.0560788251459599" calcext:value-type="float">
            <text:p>0.05607882514596</text:p>
          </table:table-cell>
          <table:table-cell office:value-type="float" office:value="-0.02170754596591" calcext:value-type="float">
            <text:p>-0.02170754596591</text:p>
          </table:table-cell>
          <table:table-cell office:value-type="float" office:value="-0.084527388215065" calcext:value-type="float">
            <text:p>-0.084527388215065</text:p>
          </table:table-cell>
          <table:table-cell office:value-type="float" office:value="-0.99460506439209" calcext:value-type="float">
            <text:p>-0.99460506439209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28:57</text:p>
          </table:table-cell>
          <table:table-cell office:value-type="float" office:value="1601674083.60683" calcext:value-type="float">
            <text:p>1601674083.60683</text:p>
          </table:table-cell>
          <table:table-cell office:value-type="string" calcext:value-type="string">
            <text:p>2020-10-03T00:28:03</text:p>
          </table:table-cell>
          <table:table-cell table:formula="of:=([.A9]-[.Q9])/60" office:value-type="float" office:value="2100.88988611698" calcext:value-type="float">
            <text:p>2100.88988611698</text:p>
          </table:table-cell>
          <table:table-cell table:formula="of:=[.A9]-[.A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0156" calcext:value-type="float">
            <text:p>1601800156</text:p>
          </table:table-cell>
          <table:table-cell office:value-type="float" office:value="269000" calcext:value-type="float">
            <text:p>269000</text:p>
          </table:table-cell>
          <table:table-cell office:value-type="float" office:value="-0.00416471064090729" calcext:value-type="float">
            <text:p>-0.004164710640907</text:p>
          </table:table-cell>
          <table:table-cell office:value-type="float" office:value="0.46689185500145" calcext:value-type="float">
            <text:p>0.46689185500145</text:p>
          </table:table-cell>
          <table:table-cell office:value-type="float" office:value="11.2216415405273" calcext:value-type="float">
            <text:p>11.2216415405273</text:p>
          </table:table-cell>
          <table:table-cell office:value-type="float" office:value="-244.301574707031" calcext:value-type="float">
            <text:p>-244.301574707031</text:p>
          </table:table-cell>
          <table:table-cell office:value-type="float" office:value="126.241966247559" calcext:value-type="float">
            <text:p>126.241966247559</text:p>
          </table:table-cell>
          <table:table-cell office:value-type="float" office:value="-187.609588623047" calcext:value-type="float">
            <text:p>-187.609588623047</text:p>
          </table:table-cell>
          <table:table-cell office:value-type="float" office:value="0.252363353967667" calcext:value-type="float">
            <text:p>0.252363353967667</text:p>
          </table:table-cell>
          <table:table-cell office:value-type="float" office:value="-0.0267427451908588" calcext:value-type="float">
            <text:p>-0.026742745190859</text:p>
          </table:table-cell>
          <table:table-cell office:value-type="float" office:value="-0.053354162722826" calcext:value-type="float">
            <text:p>-0.053354162722826</text:p>
          </table:table-cell>
          <table:table-cell office:value-type="float" office:value="-0.965790271759033" calcext:value-type="float">
            <text:p>-0.965790271759033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29:16</text:p>
          </table:table-cell>
          <table:table-cell office:value-type="float" office:value="1601674101.68936" calcext:value-type="float">
            <text:p>1601674101.68936</text:p>
          </table:table-cell>
          <table:table-cell office:value-type="string" calcext:value-type="string">
            <text:p>2020-10-03T00:28:21</text:p>
          </table:table-cell>
          <table:table-cell table:formula="of:=([.A10]-[.Q10])/60" office:value-type="float" office:value="2100.90517726739" calcext:value-type="float">
            <text:p>2100.90517726739</text:p>
          </table:table-cell>
          <table:table-cell table:formula="of:=[.A10]-[.A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0169" calcext:value-type="float">
            <text:p>1601800169</text:p>
          </table:table-cell>
          <table:table-cell office:value-type="float" office:value="528000" calcext:value-type="float">
            <text:p>528000</text:p>
          </table:table-cell>
          <table:table-cell office:value-type="float" office:value="-0.00230056047439575" calcext:value-type="float">
            <text:p>-0.002300560474396</text:p>
          </table:table-cell>
          <table:table-cell office:value-type="float" office:value="0.566013395786285" calcext:value-type="float">
            <text:p>0.566013395786285</text:p>
          </table:table-cell>
          <table:table-cell office:value-type="float" office:value="11.1759643554688" calcext:value-type="float">
            <text:p>11.1759643554688</text:p>
          </table:table-cell>
          <table:table-cell office:value-type="float" office:value="18.7025127410889" calcext:value-type="float">
            <text:p>18.7025127410889</text:p>
          </table:table-cell>
          <table:table-cell office:value-type="float" office:value="139.099945068359" calcext:value-type="float">
            <text:p>139.099945068359</text:p>
          </table:table-cell>
          <table:table-cell office:value-type="float" office:value="-211.572189331055" calcext:value-type="float">
            <text:p>-211.572189331055</text:p>
          </table:table-cell>
          <table:table-cell office:value-type="float" office:value="0.690725684165955" calcext:value-type="float">
            <text:p>0.690725684165955</text:p>
          </table:table-cell>
          <table:table-cell office:value-type="float" office:value="0.124944061040878" calcext:value-type="float">
            <text:p>0.124944061040878</text:p>
          </table:table-cell>
          <table:table-cell office:value-type="float" office:value="-0.107282407581806" calcext:value-type="float">
            <text:p>-0.107282407581806</text:p>
          </table:table-cell>
          <table:table-cell office:value-type="float" office:value="-0.704114675521851" calcext:value-type="float">
            <text:p>-0.704114675521851</text:p>
          </table:table-cell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29:29</text:p>
          </table:table-cell>
          <table:table-cell office:value-type="float" office:value="1601674115.48184" calcext:value-type="float">
            <text:p>1601674115.48184</text:p>
          </table:table-cell>
          <table:table-cell office:value-type="string" calcext:value-type="string">
            <text:p>2020-10-03T00:28:35</text:p>
          </table:table-cell>
          <table:table-cell table:formula="of:=([.A11]-[.Q11])/60" office:value-type="float" office:value="2100.89196933508" calcext:value-type="float">
            <text:p>2100.89196933508</text:p>
          </table:table-cell>
          <table:table-cell table:formula="of:=[.A11]-[.A1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0187" calcext:value-type="float">
            <text:p>1601800187</text:p>
          </table:table-cell>
          <table:table-cell office:value-type="float" office:value="756000" calcext:value-type="float">
            <text:p>756000</text:p>
          </table:table-cell>
          <table:table-cell office:value-type="float" office:value="-0.0813501179218292" calcext:value-type="float">
            <text:p>-0.081350117921829</text:p>
          </table:table-cell>
          <table:table-cell office:value-type="float" office:value="0.499815404415131" calcext:value-type="float">
            <text:p>0.499815404415131</text:p>
          </table:table-cell>
          <table:table-cell office:value-type="float" office:value="11.0346612930298" calcext:value-type="float">
            <text:p>11.0346612930298</text:p>
          </table:table-cell>
          <table:table-cell office:value-type="float" office:value="-174.751602172852" calcext:value-type="float">
            <text:p>-174.751602172852</text:p>
          </table:table-cell>
          <table:table-cell office:value-type="float" office:value="21.0403270721436" calcext:value-type="float">
            <text:p>21.0403270721436</text:p>
          </table:table-cell>
          <table:table-cell office:value-type="float" office:value="-195.791931152344" calcext:value-type="float">
            <text:p>-195.791931152344</text:p>
          </table:table-cell>
          <table:table-cell office:value-type="float" office:value="0.227890223264694" calcext:value-type="float">
            <text:p>0.227890223264694</text:p>
          </table:table-cell>
          <table:table-cell office:value-type="float" office:value="0.0448113791644573" calcext:value-type="float">
            <text:p>0.044811379164457</text:p>
          </table:table-cell>
          <table:table-cell office:value-type="float" office:value="-0.211432367563248" calcext:value-type="float">
            <text:p>-0.211432367563248</text:p>
          </table:table-cell>
          <table:table-cell office:value-type="float" office:value="-0.949396848678589" calcext:value-type="float">
            <text:p>-0.949396848678589</text:p>
          </table:table-cell>
          <table:table-cell office:value-type="float" office:value="212" calcext:value-type="float">
            <text:p>2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29:47</text:p>
          </table:table-cell>
          <table:table-cell office:value-type="float" office:value="1601674133.44496" calcext:value-type="float">
            <text:p>1601674133.44496</text:p>
          </table:table-cell>
          <table:table-cell office:value-type="string" calcext:value-type="string">
            <text:p>2020-10-03T00:28:53</text:p>
          </table:table-cell>
          <table:table-cell table:formula="of:=([.A12]-[.Q12])/60" office:value-type="float" office:value="2100.89258393447" calcext:value-type="float">
            <text:p>2100.89258393447</text:p>
          </table:table-cell>
          <table:table-cell table:formula="of:=[.A12]-[.A1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200" calcext:value-type="float">
            <text:p>16018002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.035947322845459" calcext:value-type="float">
            <text:p>0.035947322845459</text:p>
          </table:table-cell>
          <table:table-cell office:value-type="float" office:value="-0.451341956853867" calcext:value-type="float">
            <text:p>-0.451341956853867</text:p>
          </table:table-cell>
          <table:table-cell office:value-type="float" office:value="11.0433206558228" calcext:value-type="float">
            <text:p>11.0433206558228</text:p>
          </table:table-cell>
          <table:table-cell office:value-type="float" office:value="-136.762130737305" calcext:value-type="float">
            <text:p>-136.762130737305</text:p>
          </table:table-cell>
          <table:table-cell office:value-type="float" office:value="-91.1747512817383" calcext:value-type="float">
            <text:p>-91.1747512817383</text:p>
          </table:table-cell>
          <table:table-cell office:value-type="float" office:value="-191.116302490234" calcext:value-type="float">
            <text:p>-191.116302490234</text:p>
          </table:table-cell>
          <table:table-cell office:value-type="float" office:value="0.142898872494698" calcext:value-type="float">
            <text:p>0.142898872494698</text:p>
          </table:table-cell>
          <table:table-cell office:value-type="float" office:value="0.0544959716498852" calcext:value-type="float">
            <text:p>0.054495971649885</text:p>
          </table:table-cell>
          <table:table-cell office:value-type="float" office:value="-0.279579073190689" calcext:value-type="float">
            <text:p>-0.279579073190689</text:p>
          </table:table-cell>
          <table:table-cell office:value-type="float" office:value="-0.947863757610321" calcext:value-type="float">
            <text:p>-0.9478637576103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0:00</text:p>
          </table:table-cell>
          <table:table-cell office:value-type="float" office:value="1601674149.88728" calcext:value-type="float">
            <text:p>1601674149.88728</text:p>
          </table:table-cell>
          <table:table-cell office:value-type="string" calcext:value-type="string">
            <text:p>2020-10-03T00:29:09</text:p>
          </table:table-cell>
          <table:table-cell table:formula="of:=([.A13]-[.Q13])/60" office:value-type="float" office:value="2100.83521193266" calcext:value-type="float">
            <text:p>2100.83521193266</text:p>
          </table:table-cell>
          <table:table-cell table:formula="of:=[.A13]-[.A1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0219" calcext:value-type="float">
            <text:p>1601800219</text:p>
          </table:table-cell>
          <table:table-cell office:value-type="float" office:value="233000" calcext:value-type="float">
            <text:p>233000</text:p>
          </table:table-cell>
          <table:table-cell office:value-type="float" office:value="0.101540699601173" calcext:value-type="float">
            <text:p>0.101540699601173</text:p>
          </table:table-cell>
          <table:table-cell office:value-type="float" office:value="0.644038498401642" calcext:value-type="float">
            <text:p>0.644038498401642</text:p>
          </table:table-cell>
          <table:table-cell office:value-type="float" office:value="11.2533168792725" calcext:value-type="float">
            <text:p>11.2533168792725</text:p>
          </table:table-cell>
          <table:table-cell office:value-type="float" office:value="-208.649917602539" calcext:value-type="float">
            <text:p>-208.649917602539</text:p>
          </table:table-cell>
          <table:table-cell office:value-type="float" office:value="-48.5096435546875" calcext:value-type="float">
            <text:p>-48.5096435546875</text:p>
          </table:table-cell>
          <table:table-cell office:value-type="float" office:value="-182.349502563477" calcext:value-type="float">
            <text:p>-182.349502563477</text:p>
          </table:table-cell>
          <table:table-cell office:value-type="float" office:value="0.078745037317276" calcext:value-type="float">
            <text:p>0.078745037317276</text:p>
          </table:table-cell>
          <table:table-cell office:value-type="float" office:value="-0.00770982634276152" calcext:value-type="float">
            <text:p>-0.007709826342762</text:p>
          </table:table-cell>
          <table:table-cell office:value-type="float" office:value="-0.25356251001358" calcext:value-type="float">
            <text:p>-0.25356251001358</text:p>
          </table:table-cell>
          <table:table-cell office:value-type="float" office:value="-0.964077711105347" calcext:value-type="float">
            <text:p>-0.96407771110534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0:19</text:p>
          </table:table-cell>
          <table:table-cell office:value-type="float" office:value="1601674165.21092" calcext:value-type="float">
            <text:p>1601674165.21092</text:p>
          </table:table-cell>
          <table:table-cell office:value-type="string" calcext:value-type="string">
            <text:p>2020-10-03T00:29:25</text:p>
          </table:table-cell>
          <table:table-cell table:formula="of:=([.A14]-[.Q14])/60" office:value-type="float" office:value="2100.89648465315" calcext:value-type="float">
            <text:p>2100.89648465315</text:p>
          </table:table-cell>
          <table:table-cell table:formula="of:=[.A14]-[.A1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0233" calcext:value-type="float">
            <text:p>1601800233</text:p>
          </table:table-cell>
          <table:table-cell office:value-type="float" office:value="304000" calcext:value-type="float">
            <text:p>304000</text:p>
          </table:table-cell>
          <table:table-cell office:value-type="float" office:value="-0.0410154461860657" calcext:value-type="float">
            <text:p>-0.041015446186066</text:p>
          </table:table-cell>
          <table:table-cell office:value-type="float" office:value="0.180886894464493" calcext:value-type="float">
            <text:p>0.180886894464493</text:p>
          </table:table-cell>
          <table:table-cell office:value-type="float" office:value="10.9663343429565" calcext:value-type="float">
            <text:p>10.9663343429565</text:p>
          </table:table-cell>
          <table:table-cell office:value-type="float" office:value="-153.711273193359" calcext:value-type="float">
            <text:p>-153.711273193359</text:p>
          </table:table-cell>
          <table:table-cell office:value-type="float" office:value="-182.933959960938" calcext:value-type="float">
            <text:p>-182.933959960938</text:p>
          </table:table-cell>
          <table:table-cell office:value-type="float" office:value="-139.684387207031" calcext:value-type="float">
            <text:p>-139.684387207031</text:p>
          </table:table-cell>
          <table:table-cell office:value-type="float" office:value="-0.089520700275898" calcext:value-type="float">
            <text:p>-0.089520700275898</text:p>
          </table:table-cell>
          <table:table-cell office:value-type="float" office:value="-0.0322876013815403" calcext:value-type="float">
            <text:p>-0.03228760138154</text:p>
          </table:table-cell>
          <table:table-cell office:value-type="float" office:value="-0.384369313716888" calcext:value-type="float">
            <text:p>-0.384369313716888</text:p>
          </table:table-cell>
          <table:table-cell office:value-type="float" office:value="-0.918261289596558" calcext:value-type="float">
            <text:p>-0.918261289596558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0:33</text:p>
          </table:table-cell>
          <table:table-cell office:value-type="float" office:value="1601674179.1768" calcext:value-type="float">
            <text:p>1601674179.1768</text:p>
          </table:table-cell>
          <table:table-cell office:value-type="string" calcext:value-type="string">
            <text:p>2020-10-03T00:29:39</text:p>
          </table:table-cell>
          <table:table-cell table:formula="of:=([.A15]-[.Q15])/60" office:value-type="float" office:value="2100.89705333312" calcext:value-type="float">
            <text:p>2100.89705333312</text:p>
          </table:table-cell>
          <table:table-cell table:formula="of:=[.A15]-[.A1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251" calcext:value-type="float">
            <text:p>1601800251</text:p>
          </table:table-cell>
          <table:table-cell office:value-type="float" office:value="239000" calcext:value-type="float">
            <text:p>239000</text:p>
          </table:table-cell>
          <table:table-cell office:value-type="float" office:value="-0.0431744158267975" calcext:value-type="float">
            <text:p>-0.043174415826798</text:p>
          </table:table-cell>
          <table:table-cell office:value-type="float" office:value="0.478088527917862" calcext:value-type="float">
            <text:p>0.478088527917862</text:p>
          </table:table-cell>
          <table:table-cell office:value-type="float" office:value="11.2151165008545" calcext:value-type="float">
            <text:p>11.2151165008545</text:p>
          </table:table-cell>
          <table:table-cell office:value-type="float" office:value="-190.531845092773" calcext:value-type="float">
            <text:p>-190.531845092773</text:p>
          </table:table-cell>
          <table:table-cell office:value-type="float" office:value="-171.829345703125" calcext:value-type="float">
            <text:p>-171.829345703125</text:p>
          </table:table-cell>
          <table:table-cell office:value-type="float" office:value="-123.319694519043" calcext:value-type="float">
            <text:p>-123.319694519043</text:p>
          </table:table-cell>
          <table:table-cell office:value-type="float" office:value="-0.0850022584199905" calcext:value-type="float">
            <text:p>-0.085002258419991</text:p>
          </table:table-cell>
          <table:table-cell office:value-type="float" office:value="-0.0926708728075028" calcext:value-type="float">
            <text:p>-0.092670872807503</text:p>
          </table:table-cell>
          <table:table-cell office:value-type="float" office:value="-0.386989027261734" calcext:value-type="float">
            <text:p>-0.386989027261734</text:p>
          </table:table-cell>
          <table:table-cell office:value-type="float" office:value="-0.913469314575195" calcext:value-type="float">
            <text:p>-0.913469314575195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0:51</text:p>
          </table:table-cell>
          <table:table-cell office:value-type="float" office:value="1601674196.68893" calcext:value-type="float">
            <text:p>1601674196.68893</text:p>
          </table:table-cell>
          <table:table-cell office:value-type="string" calcext:value-type="string">
            <text:p>2020-10-03T00:29:56</text:p>
          </table:table-cell>
          <table:table-cell table:formula="of:=([.A16]-[.Q16])/60" office:value-type="float" office:value="2100.90518458287" calcext:value-type="float">
            <text:p>2100.90518458287</text:p>
          </table:table-cell>
          <table:table-cell table:formula="of:=[.A16]-[.A1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264" calcext:value-type="float">
            <text:p>1601800264</text:p>
          </table:table-cell>
          <table:table-cell office:value-type="float" office:value="506000" calcext:value-type="float">
            <text:p>506000</text:p>
          </table:table-cell>
          <table:table-cell office:value-type="float" office:value="-0.0563316941261292" calcext:value-type="float">
            <text:p>-0.056331694126129</text:p>
          </table:table-cell>
          <table:table-cell office:value-type="float" office:value="-0.439008593559265" calcext:value-type="float">
            <text:p>-0.439008593559265</text:p>
          </table:table-cell>
          <table:table-cell office:value-type="float" office:value="10.6945791244507" calcext:value-type="float">
            <text:p>10.6945791244507</text:p>
          </table:table-cell>
          <table:table-cell office:value-type="float" office:value="-180.011688232422" calcext:value-type="float">
            <text:p>-180.011688232422</text:p>
          </table:table-cell>
          <table:table-cell office:value-type="float" office:value="-163.062545776367" calcext:value-type="float">
            <text:p>-163.062545776367</text:p>
          </table:table-cell>
          <table:table-cell office:value-type="float" office:value="-132.086502075195" calcext:value-type="float">
            <text:p>-132.086502075195</text:p>
          </table:table-cell>
          <table:table-cell office:value-type="float" office:value="-0.0840626582503319" calcext:value-type="float">
            <text:p>-0.084062658250332</text:p>
          </table:table-cell>
          <table:table-cell office:value-type="float" office:value="-0.0506194904446602" calcext:value-type="float">
            <text:p>-0.05061949044466</text:p>
          </table:table-cell>
          <table:table-cell office:value-type="float" office:value="-0.32274141907692" calcext:value-type="float">
            <text:p>-0.32274141907692</text:p>
          </table:table-cell>
          <table:table-cell office:value-type="float" office:value="-0.941386818885803" calcext:value-type="float">
            <text:p>-0.941386818885803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1:04</text:p>
          </table:table-cell>
          <table:table-cell office:value-type="float" office:value="1601674213.36397" calcext:value-type="float">
            <text:p>1601674213.36397</text:p>
          </table:table-cell>
          <table:table-cell office:value-type="string" calcext:value-type="string">
            <text:p>2020-10-03T00:30:13</text:p>
          </table:table-cell>
          <table:table-cell table:formula="of:=([.A17]-[.Q17])/60" office:value-type="float" office:value="2100.84393386841" calcext:value-type="float">
            <text:p>2100.84393386841</text:p>
          </table:table-cell>
          <table:table-cell table:formula="of:=[.A17]-[.A1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0282" calcext:value-type="float">
            <text:p>1601800282</text:p>
          </table:table-cell>
          <table:table-cell office:value-type="float" office:value="437000" calcext:value-type="float">
            <text:p>437000</text:p>
          </table:table-cell>
          <table:table-cell office:value-type="float" office:value="-0.000505447387695313" calcext:value-type="float">
            <text:p>-0.000505447387695</text:p>
          </table:table-cell>
          <table:table-cell office:value-type="float" office:value="0.487478673458099" calcext:value-type="float">
            <text:p>0.487478673458099</text:p>
          </table:table-cell>
          <table:table-cell office:value-type="float" office:value="10.8607587814331" calcext:value-type="float">
            <text:p>10.8607587814331</text:p>
          </table:table-cell>
          <table:table-cell office:value-type="float" office:value="-170.660430908203" calcext:value-type="float">
            <text:p>-170.660430908203</text:p>
          </table:table-cell>
          <table:table-cell office:value-type="float" office:value="-217.416717529297" calcext:value-type="float">
            <text:p>-217.416717529297</text:p>
          </table:table-cell>
          <table:table-cell office:value-type="float" office:value="-111.046173095703" calcext:value-type="float">
            <text:p>-111.046173095703</text:p>
          </table:table-cell>
          <table:table-cell office:value-type="float" office:value="-0.192436754703522" calcext:value-type="float">
            <text:p>-0.192436754703522</text:p>
          </table:table-cell>
          <table:table-cell office:value-type="float" office:value="-0.0798793435096741" calcext:value-type="float">
            <text:p>-0.079879343509674</text:p>
          </table:table-cell>
          <table:table-cell office:value-type="float" office:value="-0.378000676631927" calcext:value-type="float">
            <text:p>-0.378000676631927</text:p>
          </table:table-cell>
          <table:table-cell office:value-type="float" office:value="-0.902054846286774" calcext:value-type="float">
            <text:p>-0.902054846286774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1:22</text:p>
          </table:table-cell>
          <table:table-cell office:value-type="float" office:value="1601674228.18542" calcext:value-type="float">
            <text:p>1601674228.18542</text:p>
          </table:table-cell>
          <table:table-cell office:value-type="string" calcext:value-type="string">
            <text:p>2020-10-03T00:30:28</text:p>
          </table:table-cell>
          <table:table-cell table:formula="of:=([.A18]-[.Q18])/60" office:value-type="float" office:value="2100.89690966606" calcext:value-type="float">
            <text:p>2100.89690966606</text:p>
          </table:table-cell>
          <table:table-cell table:formula="of:=[.A18]-[.A1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300" calcext:value-type="float">
            <text:p>1601800300</text:p>
          </table:table-cell>
          <table:table-cell office:value-type="float" office:value="81000" calcext:value-type="float">
            <text:p>81000</text:p>
          </table:table-cell>
          <table:table-cell office:value-type="float" office:value="-0.011024534702301" calcext:value-type="float">
            <text:p>-0.011024534702301</text:p>
          </table:table-cell>
          <table:table-cell office:value-type="float" office:value="-0.0581025779247284" calcext:value-type="float">
            <text:p>-0.058102577924728</text:p>
          </table:table-cell>
          <table:table-cell office:value-type="float" office:value="11.6647920608521" calcext:value-type="float">
            <text:p>11.6647920608521</text:p>
          </table:table-cell>
          <table:table-cell office:value-type="float" office:value="-196.376388549805" calcext:value-type="float">
            <text:p>-196.376388549805</text:p>
          </table:table-cell>
          <table:table-cell office:value-type="float" office:value="-267.095275878906" calcext:value-type="float">
            <text:p>-267.095275878906</text:p>
          </table:table-cell>
          <table:table-cell office:value-type="float" office:value="-57.8609008789063" calcext:value-type="float">
            <text:p>-57.8609008789063</text:p>
          </table:table-cell>
          <table:table-cell office:value-type="float" office:value="-0.169274747371674" calcext:value-type="float">
            <text:p>-0.169274747371674</text:p>
          </table:table-cell>
          <table:table-cell office:value-type="float" office:value="-0.110436774790287" calcext:value-type="float">
            <text:p>-0.110436774790287</text:p>
          </table:table-cell>
          <table:table-cell office:value-type="float" office:value="-0.465130060911179" calcext:value-type="float">
            <text:p>-0.465130060911179</text:p>
          </table:table-cell>
          <table:table-cell office:value-type="float" office:value="-0.861860692501068" calcext:value-type="float">
            <text:p>-0.86186069250106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1:40</text:p>
          </table:table-cell>
          <table:table-cell office:value-type="float" office:value="1601674245.42215" calcext:value-type="float">
            <text:p>1601674245.42215</text:p>
          </table:table-cell>
          <table:table-cell office:value-type="string" calcext:value-type="string">
            <text:p>2020-10-03T00:30:45</text:p>
          </table:table-cell>
          <table:table-cell table:formula="of:=([.A19]-[.Q19])/60" office:value-type="float" office:value="2100.90963085095" calcext:value-type="float">
            <text:p>2100.90963085095</text:p>
          </table:table-cell>
          <table:table-cell table:formula="of:=[.A19]-[.A1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314" calcext:value-type="float">
            <text:p>1601800314</text:p>
          </table:table-cell>
          <table:table-cell office:value-type="float" office:value="691000" calcext:value-type="float">
            <text:p>691000</text:p>
          </table:table-cell>
          <table:table-cell office:value-type="float" office:value="0.616791844367981" calcext:value-type="float">
            <text:p>0.616791844367981</text:p>
          </table:table-cell>
          <table:table-cell office:value-type="float" office:value="0.213979035615921" calcext:value-type="float">
            <text:p>0.213979035615921</text:p>
          </table:table-cell>
          <table:table-cell office:value-type="float" office:value="11.0594043731689" calcext:value-type="float">
            <text:p>11.0594043731689</text:p>
          </table:table-cell>
          <table:table-cell office:value-type="float" office:value="-142.606658935547" calcext:value-type="float">
            <text:p>-142.606658935547</text:p>
          </table:table-cell>
          <table:table-cell office:value-type="float" office:value="-217.416717529297" calcext:value-type="float">
            <text:p>-217.416717529297</text:p>
          </table:table-cell>
          <table:table-cell office:value-type="float" office:value="-112.21508026123" calcext:value-type="float">
            <text:p>-112.21508026123</text:p>
          </table:table-cell>
          <table:table-cell office:value-type="float" office:value="-0.173417493700981" calcext:value-type="float">
            <text:p>-0.173417493700981</text:p>
          </table:table-cell>
          <table:table-cell office:value-type="float" office:value="-0.0747797340154648" calcext:value-type="float">
            <text:p>-0.074779734015465</text:p>
          </table:table-cell>
          <table:table-cell office:value-type="float" office:value="-0.409661144018173" calcext:value-type="float">
            <text:p>-0.409661144018173</text:p>
          </table:table-cell>
          <table:table-cell office:value-type="float" office:value="-0.892475306987762" calcext:value-type="float">
            <text:p>-0.892475306987762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1:54</text:p>
          </table:table-cell>
          <table:table-cell office:value-type="float" office:value="1601674260.59669" calcext:value-type="float">
            <text:p>1601674260.59669</text:p>
          </table:table-cell>
          <table:table-cell office:value-type="string" calcext:value-type="string">
            <text:p>2020-10-03T00:31:00</text:p>
          </table:table-cell>
          <table:table-cell table:formula="of:=([.A20]-[.Q20])/60" office:value-type="float" office:value="2100.89005511602" calcext:value-type="float">
            <text:p>2100.89005511602</text:p>
          </table:table-cell>
          <table:table-cell table:formula="of:=[.A20]-[.A1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328" calcext:value-type="float">
            <text:p>1601800328</text:p>
          </table:table-cell>
          <table:table-cell office:value-type="float" office:value="207000" calcext:value-type="float">
            <text:p>207000</text:p>
          </table:table-cell>
          <table:table-cell office:value-type="float" office:value="0.150105744600296" calcext:value-type="float">
            <text:p>0.150105744600296</text:p>
          </table:table-cell>
          <table:table-cell office:value-type="float" office:value="-0.47276097536087" calcext:value-type="float">
            <text:p>-0.47276097536087</text:p>
          </table:table-cell>
          <table:table-cell office:value-type="float" office:value="10.9124002456665" calcext:value-type="float">
            <text:p>10.9124002456665</text:p>
          </table:table-cell>
          <table:table-cell office:value-type="float" office:value="-134.42431640625" calcext:value-type="float">
            <text:p>-134.42431640625</text:p>
          </table:table-cell>
          <table:table-cell office:value-type="float" office:value="-173.582702636719" calcext:value-type="float">
            <text:p>-173.582702636719</text:p>
          </table:table-cell>
          <table:table-cell office:value-type="float" office:value="-151.957916259766" calcext:value-type="float">
            <text:p>-151.957916259766</text:p>
          </table:table-cell>
          <table:table-cell office:value-type="float" office:value="-0.0919390097260475" calcext:value-type="float">
            <text:p>-0.091939009726048</text:p>
          </table:table-cell>
          <table:table-cell office:value-type="float" office:value="-0.039897758513689" calcext:value-type="float">
            <text:p>-0.039897758513689</text:p>
          </table:table-cell>
          <table:table-cell office:value-type="float" office:value="-0.317669242620468" calcext:value-type="float">
            <text:p>-0.317669242620468</text:p>
          </table:table-cell>
          <table:table-cell office:value-type="float" office:value="-0.942890048027039" calcext:value-type="float">
            <text:p>-0.942890048027039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2:08</text:p>
          </table:table-cell>
          <table:table-cell office:value-type="float" office:value="1601674274.29643" calcext:value-type="float">
            <text:p>1601674274.29643</text:p>
          </table:table-cell>
          <table:table-cell office:value-type="string" calcext:value-type="string">
            <text:p>2020-10-03T00:31:14</text:p>
          </table:table-cell>
          <table:table-cell table:formula="of:=([.A21]-[.Q21])/60" office:value-type="float" office:value="2100.89505953391" calcext:value-type="float">
            <text:p>2100.89505953391</text:p>
          </table:table-cell>
          <table:table-cell table:formula="of:=[.A21]-[.A2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346" calcext:value-type="float">
            <text:p>1601800346</text:p>
          </table:table-cell>
          <table:table-cell office:value-type="float" office:value="982000" calcext:value-type="float">
            <text:p>982000</text:p>
          </table:table-cell>
          <table:table-cell office:value-type="float" office:value="-0.0103333592414856" calcext:value-type="float">
            <text:p>-0.010333359241486</text:p>
          </table:table-cell>
          <table:table-cell office:value-type="float" office:value="-0.342453926801682" calcext:value-type="float">
            <text:p>-0.342453926801682</text:p>
          </table:table-cell>
          <table:table-cell office:value-type="float" office:value="11.262921333313" calcext:value-type="float">
            <text:p>11.262921333313</text:p>
          </table:table-cell>
          <table:table-cell office:value-type="float" office:value="-150.789001464844" calcext:value-type="float">
            <text:p>-150.789001464844</text:p>
          </table:table-cell>
          <table:table-cell office:value-type="float" office:value="-198.129745483398" calcext:value-type="float">
            <text:p>-198.129745483398</text:p>
          </table:table-cell>
          <table:table-cell office:value-type="float" office:value="-115.137344360352" calcext:value-type="float">
            <text:p>-115.137344360352</text:p>
          </table:table-cell>
          <table:table-cell office:value-type="float" office:value="-0.250497847795486" calcext:value-type="float">
            <text:p>-0.250497847795486</text:p>
          </table:table-cell>
          <table:table-cell office:value-type="float" office:value="-0.0106588238850236" calcext:value-type="float">
            <text:p>-0.010658823885024</text:p>
          </table:table-cell>
          <table:table-cell office:value-type="float" office:value="-0.274166166782379" calcext:value-type="float">
            <text:p>-0.274166166782379</text:p>
          </table:table-cell>
          <table:table-cell office:value-type="float" office:value="-0.928423523902893" calcext:value-type="float">
            <text:p>-0.928423523902893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2:26</text:p>
          </table:table-cell>
          <table:table-cell office:value-type="float" office:value="1601674292.89053" calcext:value-type="float">
            <text:p>1601674292.89053</text:p>
          </table:table-cell>
          <table:table-cell office:value-type="string" calcext:value-type="string">
            <text:p>2020-10-03T00:31:32</text:p>
          </table:table-cell>
          <table:table-cell table:formula="of:=([.A22]-[.Q22])/60" office:value-type="float" office:value="2100.88515786727" calcext:value-type="float">
            <text:p>2100.88515786727</text:p>
          </table:table-cell>
          <table:table-cell table:formula="of:=[.A22]-[.A2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360" calcext:value-type="float">
            <text:p>1601800360</text:p>
          </table:table-cell>
          <table:table-cell office:value-type="float" office:value="198000" calcext:value-type="float">
            <text:p>198000</text:p>
          </table:table-cell>
          <table:table-cell office:value-type="float" office:value="0.0125703811645508" calcext:value-type="float">
            <text:p>0.012570381164551</text:p>
          </table:table-cell>
          <table:table-cell office:value-type="float" office:value="0.178020924329758" calcext:value-type="float">
            <text:p>0.178020924329758</text:p>
          </table:table-cell>
          <table:table-cell office:value-type="float" office:value="10.0446090698242" calcext:value-type="float">
            <text:p>10.0446090698242</text:p>
          </table:table-cell>
          <table:table-cell office:value-type="float" office:value="-195.207473754883" calcext:value-type="float">
            <text:p>-195.207473754883</text:p>
          </table:table-cell>
          <table:table-cell office:value-type="float" office:value="-122.735237121582" calcext:value-type="float">
            <text:p>-122.735237121582</text:p>
          </table:table-cell>
          <table:table-cell office:value-type="float" office:value="-151.373458862305" calcext:value-type="float">
            <text:p>-151.373458862305</text:p>
          </table:table-cell>
          <table:table-cell office:value-type="float" office:value="-0.148195490241051" calcext:value-type="float">
            <text:p>-0.148195490241051</text:p>
          </table:table-cell>
          <table:table-cell office:value-type="float" office:value="-0.00629672361537814" calcext:value-type="float">
            <text:p>-0.006296723615378</text:p>
          </table:table-cell>
          <table:table-cell office:value-type="float" office:value="-0.220549166202545" calcext:value-type="float">
            <text:p>-0.220549166202545</text:p>
          </table:table-cell>
          <table:table-cell office:value-type="float" office:value="-0.964031338691711" calcext:value-type="float">
            <text:p>-0.964031338691711</text:p>
          </table:table-cell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2:40</text:p>
          </table:table-cell>
          <table:table-cell office:value-type="float" office:value="1601674309.38999" calcext:value-type="float">
            <text:p>1601674309.38999</text:p>
          </table:table-cell>
          <table:table-cell office:value-type="string" calcext:value-type="string">
            <text:p>2020-10-03T00:31:49</text:p>
          </table:table-cell>
          <table:table-cell table:formula="of:=([.A23]-[.Q23])/60" office:value-type="float" office:value="2100.84350018501" calcext:value-type="float">
            <text:p>2100.84350018501</text:p>
          </table:table-cell>
          <table:table-cell table:formula="of:=[.A23]-[.A2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378" calcext:value-type="float">
            <text:p>1601800378</text:p>
          </table:table-cell>
          <table:table-cell office:value-type="float" office:value="124000" calcext:value-type="float">
            <text:p>124000</text:p>
          </table:table-cell>
          <table:table-cell office:value-type="float" office:value="-0.0108869075775146" calcext:value-type="float">
            <text:p>-0.010886907577515</text:p>
          </table:table-cell>
          <table:table-cell office:value-type="float" office:value="0.704712867736816" calcext:value-type="float">
            <text:p>0.704712867736816</text:p>
          </table:table-cell>
          <table:table-cell office:value-type="float" office:value="8.96200561523438" calcext:value-type="float">
            <text:p>8.96200561523438</text:p>
          </table:table-cell>
          <table:table-cell office:value-type="float" office:value="104.6171875" calcext:value-type="float">
            <text:p>104.6171875</text:p>
          </table:table-cell>
          <table:table-cell office:value-type="float" office:value="-247.808288574219" calcext:value-type="float">
            <text:p>-247.808288574219</text:p>
          </table:table-cell>
          <table:table-cell office:value-type="float" office:value="-60.7831649780273" calcext:value-type="float">
            <text:p>-60.7831649780273</text:p>
          </table:table-cell>
          <table:table-cell office:value-type="float" office:value="-0.72829395532608" calcext:value-type="float">
            <text:p>-0.72829395532608</text:p>
          </table:table-cell>
          <table:table-cell office:value-type="float" office:value="-0.0313237421214581" calcext:value-type="float">
            <text:p>-0.031323742121458</text:p>
          </table:table-cell>
          <table:table-cell office:value-type="float" office:value="-0.374640345573425" calcext:value-type="float">
            <text:p>-0.374640345573425</text:p>
          </table:table-cell>
          <table:table-cell office:value-type="float" office:value="-0.572932124137878" calcext:value-type="float">
            <text:p>-0.572932124137878</text:p>
          </table:table-cell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2:58</text:p>
          </table:table-cell>
          <table:table-cell office:value-type="float" office:value="1601674324.19668" calcext:value-type="float">
            <text:p>1601674324.19668</text:p>
          </table:table-cell>
          <table:table-cell office:value-type="string" calcext:value-type="string">
            <text:p>2020-10-03T00:32:04</text:p>
          </table:table-cell>
          <table:table-cell table:formula="of:=([.A24]-[.Q24])/60" office:value-type="float" office:value="2100.89672205051" calcext:value-type="float">
            <text:p>2100.89672205051</text:p>
          </table:table-cell>
          <table:table-cell table:formula="of:=[.A24]-[.A2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396" calcext:value-type="float">
            <text:p>1601800396</text:p>
          </table:table-cell>
          <table:table-cell office:value-type="float" office:value="624000" calcext:value-type="float">
            <text:p>624000</text:p>
          </table:table-cell>
          <table:table-cell office:value-type="float" office:value="-0.0946077257394791" calcext:value-type="float">
            <text:p>-0.094607725739479</text:p>
          </table:table-cell>
          <table:table-cell office:value-type="float" office:value="0.47533118724823" calcext:value-type="float">
            <text:p>0.47533118724823</text:p>
          </table:table-cell>
          <table:table-cell office:value-type="float" office:value="10.8742275238037" calcext:value-type="float">
            <text:p>10.8742275238037</text:p>
          </table:table-cell>
          <table:table-cell office:value-type="float" office:value="70.718879699707" calcext:value-type="float">
            <text:p>70.718879699707</text:p>
          </table:table-cell>
          <table:table-cell office:value-type="float" office:value="-8.18234920501709" calcext:value-type="float">
            <text:p>-8.18234920501709</text:p>
          </table:table-cell>
          <table:table-cell office:value-type="float" office:value="-184.10285949707" calcext:value-type="float">
            <text:p>-184.10285949707</text:p>
          </table:table-cell>
          <table:table-cell office:value-type="float" office:value="0.470371335744858" calcext:value-type="float">
            <text:p>0.470371335744858</text:p>
          </table:table-cell>
          <table:table-cell office:value-type="float" office:value="0.253966003656387" calcext:value-type="float">
            <text:p>0.253966003656387</text:p>
          </table:table-cell>
          <table:table-cell office:value-type="float" office:value="0.00436115125194192" calcext:value-type="float">
            <text:p>0.004361151251942</text:p>
          </table:table-cell>
          <table:table-cell office:value-type="float" office:value="-0.845123112201691" calcext:value-type="float">
            <text:p>-0.84512311220169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3:16</text:p>
          </table:table-cell>
          <table:table-cell office:value-type="float" office:value="1601674342.38397" calcext:value-type="float">
            <text:p>1601674342.38397</text:p>
          </table:table-cell>
          <table:table-cell office:value-type="string" calcext:value-type="string">
            <text:p>2020-10-03T00:32:22</text:p>
          </table:table-cell>
          <table:table-cell table:formula="of:=([.A25]-[.Q25])/60" office:value-type="float" office:value="2100.89360045195" calcext:value-type="float">
            <text:p>2100.89360045195</text:p>
          </table:table-cell>
          <table:table-cell table:formula="of:=[.A25]-[.A2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410" calcext:value-type="float">
            <text:p>1601800410</text:p>
          </table:table-cell>
          <table:table-cell office:value-type="float" office:value="125000" calcext:value-type="float">
            <text:p>125000</text:p>
          </table:table-cell>
          <table:table-cell office:value-type="float" office:value="0.275339663028717" calcext:value-type="float">
            <text:p>0.275339663028717</text:p>
          </table:table-cell>
          <table:table-cell office:value-type="float" office:value="-0.215344846248627" calcext:value-type="float">
            <text:p>-0.215344846248627</text:p>
          </table:table-cell>
          <table:table-cell office:value-type="float" office:value="11.0946388244629" calcext:value-type="float">
            <text:p>11.0946388244629</text:p>
          </table:table-cell>
          <table:table-cell office:value-type="float" office:value="33.8983039855957" calcext:value-type="float">
            <text:p>33.8983039855957</text:p>
          </table:table-cell>
          <table:table-cell office:value-type="float" office:value="26.3004093170166" calcext:value-type="float">
            <text:p>26.3004093170166</text:p>
          </table:table-cell>
          <table:table-cell office:value-type="float" office:value="-209.234375" calcext:value-type="float">
            <text:p>-209.234375</text:p>
          </table:table-cell>
          <table:table-cell office:value-type="float" office:value="0.393689036369324" calcext:value-type="float">
            <text:p>0.393689036369324</text:p>
          </table:table-cell>
          <table:table-cell office:value-type="float" office:value="0.197137892246246" calcext:value-type="float">
            <text:p>0.197137892246246</text:p>
          </table:table-cell>
          <table:table-cell office:value-type="float" office:value="-0.0100684585049748" calcext:value-type="float">
            <text:p>-0.010068458504975</text:p>
          </table:table-cell>
          <table:table-cell office:value-type="float" office:value="-0.897799670696258" calcext:value-type="float">
            <text:p>-0.897799670696258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3:30</text:p>
          </table:table-cell>
          <table:table-cell office:value-type="float" office:value="1601674356.36314" calcext:value-type="float">
            <text:p>1601674356.36314</text:p>
          </table:table-cell>
          <table:table-cell office:value-type="string" calcext:value-type="string">
            <text:p>2020-10-03T00:32:36</text:p>
          </table:table-cell>
          <table:table-cell table:formula="of:=([.A26]-[.Q26])/60" office:value-type="float" office:value="2100.89394766887" calcext:value-type="float">
            <text:p>2100.89394766887</text:p>
          </table:table-cell>
          <table:table-cell table:formula="of:=[.A26]-[.A2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424" calcext:value-type="float">
            <text:p>1601800424</text:p>
          </table:table-cell>
          <table:table-cell office:value-type="float" office:value="171000" calcext:value-type="float">
            <text:p>171000</text:p>
          </table:table-cell>
          <table:table-cell office:value-type="float" office:value="-0.381023466587067" calcext:value-type="float">
            <text:p>-0.381023466587067</text:p>
          </table:table-cell>
          <table:table-cell office:value-type="float" office:value="1.1290545463562" calcext:value-type="float">
            <text:p>1.1290545463562</text:p>
          </table:table-cell>
          <table:table-cell office:value-type="float" office:value="11.2399377822876" calcext:value-type="float">
            <text:p>11.2399377822876</text:p>
          </table:table-cell>
          <table:table-cell office:value-type="float" office:value="32.7293968200684" calcext:value-type="float">
            <text:p>32.7293968200684</text:p>
          </table:table-cell>
          <table:table-cell office:value-type="float" office:value="-21.6247806549072" calcext:value-type="float">
            <text:p>-21.6247806549072</text:p>
          </table:table-cell>
          <table:table-cell office:value-type="float" office:value="-207.481018066406" calcext:value-type="float">
            <text:p>-207.481018066406</text:p>
          </table:table-cell>
          <table:table-cell office:value-type="float" office:value="0.116513147950172" calcext:value-type="float">
            <text:p>0.116513147950172</text:p>
          </table:table-cell>
          <table:table-cell office:value-type="float" office:value="0.199331670999527" calcext:value-type="float">
            <text:p>0.199331670999527</text:p>
          </table:table-cell>
          <table:table-cell office:value-type="float" office:value="-0.0398971401154995" calcext:value-type="float">
            <text:p>-0.0398971401155</text:p>
          </table:table-cell>
          <table:table-cell office:value-type="float" office:value="-0.972162485122681" calcext:value-type="float">
            <text:p>-0.97216248512268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3:44</text:p>
          </table:table-cell>
          <table:table-cell office:value-type="float" office:value="1601674370.40087" calcext:value-type="float">
            <text:p>1601674370.40087</text:p>
          </table:table-cell>
          <table:table-cell office:value-type="string" calcext:value-type="string">
            <text:p>2020-10-03T00:32:50</text:p>
          </table:table-cell>
          <table:table-cell table:formula="of:=([.A27]-[.Q27])/60" office:value-type="float" office:value="2100.89331891934" calcext:value-type="float">
            <text:p>2100.89331891934</text:p>
          </table:table-cell>
          <table:table-cell table:formula="of:=[.A27]-[.A2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442" calcext:value-type="float">
            <text:p>1601800442</text:p>
          </table:table-cell>
          <table:table-cell office:value-type="float" office:value="350000" calcext:value-type="float">
            <text:p>350000</text:p>
          </table:table-cell>
          <table:table-cell office:value-type="float" office:value="-0.0756955370306969" calcext:value-type="float">
            <text:p>-0.075695537030697</text:p>
          </table:table-cell>
          <table:table-cell office:value-type="float" office:value="-0.248990952968597" calcext:value-type="float">
            <text:p>-0.248990952968597</text:p>
          </table:table-cell>
          <table:table-cell office:value-type="float" office:value="10.5763692855835" calcext:value-type="float">
            <text:p>10.5763692855835</text:p>
          </table:table-cell>
          <table:table-cell office:value-type="float" office:value="-14.6113386154175" calcext:value-type="float">
            <text:p>-14.6113386154175</text:p>
          </table:table-cell>
          <table:table-cell office:value-type="float" office:value="-38.5739326477051" calcext:value-type="float">
            <text:p>-38.5739326477051</text:p>
          </table:table-cell>
          <table:table-cell office:value-type="float" office:value="-192.869659423828" calcext:value-type="float">
            <text:p>-192.869659423828</text:p>
          </table:table-cell>
          <table:table-cell office:value-type="float" office:value="-0.0638098120689392" calcext:value-type="float">
            <text:p>-0.063809812068939</text:p>
          </table:table-cell>
          <table:table-cell office:value-type="float" office:value="0.115407273173332" calcext:value-type="float">
            <text:p>0.115407273173332</text:p>
          </table:table-cell>
          <table:table-cell office:value-type="float" office:value="-0.0436317399144173" calcext:value-type="float">
            <text:p>-0.043631739914417</text:p>
          </table:table-cell>
          <table:table-cell office:value-type="float" office:value="-0.99030590057373" calcext:value-type="float">
            <text:p>-0.99030590057373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4:02</text:p>
          </table:table-cell>
          <table:table-cell office:value-type="float" office:value="1601674388.34822" calcext:value-type="float">
            <text:p>1601674388.34822</text:p>
          </table:table-cell>
          <table:table-cell office:value-type="string" calcext:value-type="string">
            <text:p>2020-10-03T00:33:08</text:p>
          </table:table-cell>
          <table:table-cell table:formula="of:=([.A28]-[.Q28])/60" office:value-type="float" office:value="2100.89419631958" calcext:value-type="float">
            <text:p>2100.89419631958</text:p>
          </table:table-cell>
          <table:table-cell table:formula="of:=[.A28]-[.A2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460" calcext:value-type="float">
            <text:p>1601800460</text:p>
          </table:table-cell>
          <table:table-cell office:value-type="float" office:value="265000" calcext:value-type="float">
            <text:p>265000</text:p>
          </table:table-cell>
          <table:table-cell office:value-type="float" office:value="-0.0364062041044235" calcext:value-type="float">
            <text:p>-0.036406204104424</text:p>
          </table:table-cell>
          <table:table-cell office:value-type="float" office:value="0.320634007453918" calcext:value-type="float">
            <text:p>0.320634007453918</text:p>
          </table:table-cell>
          <table:table-cell office:value-type="float" office:value="11.0979528427124" calcext:value-type="float">
            <text:p>11.0979528427124</text:p>
          </table:table-cell>
          <table:table-cell office:value-type="float" office:value="-137.931030273438" calcext:value-type="float">
            <text:p>-137.931030273438</text:p>
          </table:table-cell>
          <table:table-cell office:value-type="float" office:value="37.9894790649414" calcext:value-type="float">
            <text:p>37.9894790649414</text:p>
          </table:table-cell>
          <table:table-cell office:value-type="float" office:value="-208.649917602539" calcext:value-type="float">
            <text:p>-208.649917602539</text:p>
          </table:table-cell>
          <table:table-cell office:value-type="float" office:value="0.212440818548202" calcext:value-type="float">
            <text:p>0.212440818548202</text:p>
          </table:table-cell>
          <table:table-cell office:value-type="float" office:value="0.078548014163971" calcext:value-type="float">
            <text:p>0.078548014163971</text:p>
          </table:table-cell>
          <table:table-cell office:value-type="float" office:value="-0.0967870131134987" calcext:value-type="float">
            <text:p>-0.096787013113499</text:p>
          </table:table-cell>
          <table:table-cell office:value-type="float" office:value="-0.969191133975983" calcext:value-type="float">
            <text:p>-0.969191133975983</text:p>
          </table:table-cell>
          <table:table-cell office:value-type="float" office:value="223" calcext:value-type="float">
            <text:p>2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4:20</text:p>
          </table:table-cell>
          <table:table-cell office:value-type="float" office:value="1601674405.59744" calcext:value-type="float">
            <text:p>1601674405.59744</text:p>
          </table:table-cell>
          <table:table-cell office:value-type="string" calcext:value-type="string">
            <text:p>2020-10-03T00:33:25</text:p>
          </table:table-cell>
          <table:table-cell table:formula="of:=([.A29]-[.Q29])/60" office:value-type="float" office:value="2100.90670931737" calcext:value-type="float">
            <text:p>2100.90670931737</text:p>
          </table:table-cell>
          <table:table-cell table:formula="of:=[.A29]-[.A2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473" calcext:value-type="float">
            <text:p>1601800473</text:p>
          </table:table-cell>
          <table:table-cell office:value-type="float" office:value="786000" calcext:value-type="float">
            <text:p>786000</text:p>
          </table:table-cell>
          <table:table-cell office:value-type="float" office:value="-0.0593434870243073" calcext:value-type="float">
            <text:p>-0.059343487024307</text:p>
          </table:table-cell>
          <table:table-cell office:value-type="float" office:value="0.533110201358795" calcext:value-type="float">
            <text:p>0.533110201358795</text:p>
          </table:table-cell>
          <table:table-cell office:value-type="float" office:value="11.2059698104858" calcext:value-type="float">
            <text:p>11.2059698104858</text:p>
          </table:table-cell>
          <table:table-cell office:value-type="float" office:value="-174.751602172852" calcext:value-type="float">
            <text:p>-174.751602172852</text:p>
          </table:table-cell>
          <table:table-cell office:value-type="float" office:value="80.0701370239258" calcext:value-type="float">
            <text:p>80.0701370239258</text:p>
          </table:table-cell>
          <table:table-cell office:value-type="float" office:value="-215.663360595703" calcext:value-type="float">
            <text:p>-215.663360595703</text:p>
          </table:table-cell>
          <table:table-cell office:value-type="float" office:value="0.174186676740646" calcext:value-type="float">
            <text:p>0.174186676740646</text:p>
          </table:table-cell>
          <table:table-cell office:value-type="float" office:value="-0.00621365895494819" calcext:value-type="float">
            <text:p>-0.006213658954948</text:p>
          </table:table-cell>
          <table:table-cell office:value-type="float" office:value="0.00591975450515747" calcext:value-type="float">
            <text:p>0.005919754505157</text:p>
          </table:table-cell>
          <table:table-cell office:value-type="float" office:value="-0.984675228595733" calcext:value-type="float">
            <text:p>-0.98467522859573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4:33</text:p>
          </table:table-cell>
          <table:table-cell office:value-type="float" office:value="1601674422.82346" calcext:value-type="float">
            <text:p>1601674422.82346</text:p>
          </table:table-cell>
          <table:table-cell office:value-type="string" calcext:value-type="string">
            <text:p>2020-10-03T00:33:42</text:p>
          </table:table-cell>
          <table:table-cell table:formula="of:=([.A30]-[.Q30])/60" office:value-type="float" office:value="2100.83627571662" calcext:value-type="float">
            <text:p>2100.83627571662</text:p>
          </table:table-cell>
          <table:table-cell table:formula="of:=[.A30]-[.A2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0491" calcext:value-type="float">
            <text:p>1601800491</text:p>
          </table:table-cell>
          <table:table-cell office:value-type="float" office:value="119000" calcext:value-type="float">
            <text:p>119000</text:p>
          </table:table-cell>
          <table:table-cell office:value-type="float" office:value="0.266940265893936" calcext:value-type="float">
            <text:p>0.266940265893936</text:p>
          </table:table-cell>
          <table:table-cell office:value-type="float" office:value="-0.705968260765076" calcext:value-type="float">
            <text:p>-0.705968260765076</text:p>
          </table:table-cell>
          <table:table-cell office:value-type="float" office:value="11.3027372360229" calcext:value-type="float">
            <text:p>11.3027372360229</text:p>
          </table:table-cell>
          <table:table-cell office:value-type="float" office:value="-188.77848815918" calcext:value-type="float">
            <text:p>-188.77848815918</text:p>
          </table:table-cell>
          <table:table-cell office:value-type="float" office:value="57.8609008789063" calcext:value-type="float">
            <text:p>57.8609008789063</text:p>
          </table:table-cell>
          <table:table-cell office:value-type="float" office:value="-195.791931152344" calcext:value-type="float">
            <text:p>-195.791931152344</text:p>
          </table:table-cell>
          <table:table-cell office:value-type="float" office:value="0.153499126434326" calcext:value-type="float">
            <text:p>0.153499126434326</text:p>
          </table:table-cell>
          <table:table-cell office:value-type="float" office:value="-0.00977824535220861" calcext:value-type="float">
            <text:p>-0.009778245352209</text:p>
          </table:table-cell>
          <table:table-cell office:value-type="float" office:value="0.0472788847982883" calcext:value-type="float">
            <text:p>0.047278884798288</text:p>
          </table:table-cell>
          <table:table-cell office:value-type="float" office:value="-0.986968576908112" calcext:value-type="float">
            <text:p>-0.98696857690811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4:51</text:p>
          </table:table-cell>
          <table:table-cell office:value-type="float" office:value="1601674436.59414" calcext:value-type="float">
            <text:p>1601674436.59414</text:p>
          </table:table-cell>
          <table:table-cell office:value-type="string" calcext:value-type="string">
            <text:p>2020-10-03T00:33:56</text:p>
          </table:table-cell>
          <table:table-cell table:formula="of:=([.A31]-[.Q31])/60" office:value-type="float" office:value="2100.90676433643" calcext:value-type="float">
            <text:p>2100.90676433643</text:p>
          </table:table-cell>
          <table:table-cell table:formula="of:=[.A31]-[.A3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509" calcext:value-type="float">
            <text:p>1601800509</text:p>
          </table:table-cell>
          <table:table-cell office:value-type="float" office:value="919000" calcext:value-type="float">
            <text:p>919000</text:p>
          </table:table-cell>
          <table:table-cell office:value-type="float" office:value="0.343802005052567" calcext:value-type="float">
            <text:p>0.343802005052567</text:p>
          </table:table-cell>
          <table:table-cell office:value-type="float" office:value="0.424729526042938" calcext:value-type="float">
            <text:p>0.424729526042938</text:p>
          </table:table-cell>
          <table:table-cell office:value-type="float" office:value="10.7376518249512" calcext:value-type="float">
            <text:p>10.7376518249512</text:p>
          </table:table-cell>
          <table:table-cell office:value-type="float" office:value="-283.4599609375" calcext:value-type="float">
            <text:p>-283.4599609375</text:p>
          </table:table-cell>
          <table:table-cell office:value-type="float" office:value="219.170074462891" calcext:value-type="float">
            <text:p>219.170074462891</text:p>
          </table:table-cell>
          <table:table-cell office:value-type="float" office:value="-177.089416503906" calcext:value-type="float">
            <text:p>-177.089416503906</text:p>
          </table:table-cell>
          <table:table-cell office:value-type="float" office:value="0.260408520698547" calcext:value-type="float">
            <text:p>0.260408520698547</text:p>
          </table:table-cell>
          <table:table-cell office:value-type="float" office:value="-0.095002569258213" calcext:value-type="float">
            <text:p>-0.095002569258213</text:p>
          </table:table-cell>
          <table:table-cell office:value-type="float" office:value="0.0945873036980629" calcext:value-type="float">
            <text:p>0.094587303698063</text:p>
          </table:table-cell>
          <table:table-cell office:value-type="float" office:value="-0.956146061420441" calcext:value-type="float">
            <text:p>-0.956146061420441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5:09</text:p>
          </table:table-cell>
          <table:table-cell office:value-type="float" office:value="1601674455.56421" calcext:value-type="float">
            <text:p>1601674455.56421</text:p>
          </table:table-cell>
          <table:table-cell office:value-type="string" calcext:value-type="string">
            <text:p>2020-10-03T00:34:15</text:p>
          </table:table-cell>
          <table:table-cell table:formula="of:=([.A32]-[.Q32])/60" office:value-type="float" office:value="2100.89059646924" calcext:value-type="float">
            <text:p>2100.89059646924</text:p>
          </table:table-cell>
          <table:table-cell table:formula="of:=[.A32]-[.A3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523" calcext:value-type="float">
            <text:p>1601800523</text:p>
          </table:table-cell>
          <table:table-cell office:value-type="float" office:value="155000" calcext:value-type="float">
            <text:p>155000</text:p>
          </table:table-cell>
          <table:table-cell office:value-type="float" office:value="-0.712072491645813" calcext:value-type="float">
            <text:p>-0.712072491645813</text:p>
          </table:table-cell>
          <table:table-cell office:value-type="float" office:value="-3.86590480804443" calcext:value-type="float">
            <text:p>-3.86590480804443</text:p>
          </table:table-cell>
          <table:table-cell office:value-type="float" office:value="11.5643692016602" calcext:value-type="float">
            <text:p>11.5643692016602</text:p>
          </table:table-cell>
          <table:table-cell office:value-type="float" office:value="-216.832260131836" calcext:value-type="float">
            <text:p>-216.832260131836</text:p>
          </table:table-cell>
          <table:table-cell office:value-type="float" office:value="371.127990722656" calcext:value-type="float">
            <text:p>371.127990722656</text:p>
          </table:table-cell>
          <table:table-cell office:value-type="float" office:value="-137.931030273438" calcext:value-type="float">
            <text:p>-137.931030273438</text:p>
          </table:table-cell>
          <table:table-cell office:value-type="float" office:value="0.399042963981628" calcext:value-type="float">
            <text:p>0.399042963981628</text:p>
          </table:table-cell>
          <table:table-cell office:value-type="float" office:value="-0.168535798788071" calcext:value-type="float">
            <text:p>-0.168535798788071</text:p>
          </table:table-cell>
          <table:table-cell office:value-type="float" office:value="0.116464100778103" calcext:value-type="float">
            <text:p>0.116464100778103</text:p>
          </table:table-cell>
          <table:table-cell office:value-type="float" office:value="-0.893754184246063" calcext:value-type="float">
            <text:p>-0.893754184246063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5:23</text:p>
          </table:table-cell>
          <table:table-cell office:value-type="float" office:value="1601674468.59572" calcext:value-type="float">
            <text:p>1601674468.59572</text:p>
          </table:table-cell>
          <table:table-cell office:value-type="string" calcext:value-type="string">
            <text:p>2020-10-03T00:34:28</text:p>
          </table:table-cell>
          <table:table-cell table:formula="of:=([.A33]-[.Q33])/60" office:value-type="float" office:value="2100.90673806667" calcext:value-type="float">
            <text:p>2100.90673806667</text:p>
          </table:table-cell>
          <table:table-cell table:formula="of:=[.A33]-[.A3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536" calcext:value-type="float">
            <text:p>1601800536</text:p>
          </table:table-cell>
          <table:table-cell office:value-type="float" office:value="948000" calcext:value-type="float">
            <text:p>948000</text:p>
          </table:table-cell>
          <table:table-cell office:value-type="float" office:value="-0.00773992389440537" calcext:value-type="float">
            <text:p>-0.007739923894405</text:p>
          </table:table-cell>
          <table:table-cell office:value-type="float" office:value="0.0475458204746246" calcext:value-type="float">
            <text:p>0.047545820474625</text:p>
          </table:table-cell>
          <table:table-cell office:value-type="float" office:value="9.865478515625" calcext:value-type="float">
            <text:p>9.865478515625</text:p>
          </table:table-cell>
          <table:table-cell office:value-type="float" office:value="-555.815368652344" calcext:value-type="float">
            <text:p>-555.815368652344</text:p>
          </table:table-cell>
          <table:table-cell office:value-type="float" office:value="141.437759399414" calcext:value-type="float">
            <text:p>141.437759399414</text:p>
          </table:table-cell>
          <table:table-cell office:value-type="float" office:value="355.347747802734" calcext:value-type="float">
            <text:p>355.347747802734</text:p>
          </table:table-cell>
          <table:table-cell office:value-type="float" office:value="0.0683159455657005" calcext:value-type="float">
            <text:p>0.068315945565701</text:p>
          </table:table-cell>
          <table:table-cell office:value-type="float" office:value="-0.671342551708221" calcext:value-type="float">
            <text:p>-0.671342551708221</text:p>
          </table:table-cell>
          <table:table-cell office:value-type="float" office:value="0.0726290121674538" calcext:value-type="float">
            <text:p>0.072629012167454</text:p>
          </table:table-cell>
          <table:table-cell office:value-type="float" office:value="-0.734409391880035" calcext:value-type="float">
            <text:p>-0.734409391880035</text:p>
          </table:table-cell>
          <table:table-cell office:value-type="float" office:value="198" calcext:value-type="float">
            <text:p>19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5:36</text:p>
          </table:table-cell>
          <table:table-cell office:value-type="float" office:value="1601674485.60063" calcext:value-type="float">
            <text:p>1601674485.60063</text:p>
          </table:table-cell>
          <table:table-cell office:value-type="string" calcext:value-type="string">
            <text:p>2020-10-03T00:34:45</text:p>
          </table:table-cell>
          <table:table-cell table:formula="of:=([.A34]-[.Q34])/60" office:value-type="float" office:value="2100.83998946746" calcext:value-type="float">
            <text:p>2100.83998946746</text:p>
          </table:table-cell>
          <table:table-cell table:formula="of:=[.A34]-[.A3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0554" calcext:value-type="float">
            <text:p>1601800554</text:p>
          </table:table-cell>
          <table:table-cell office:value-type="float" office:value="873000" calcext:value-type="float">
            <text:p>873000</text:p>
          </table:table-cell>
          <table:table-cell office:value-type="float" office:value="0.557372391223908" calcext:value-type="float">
            <text:p>0.557372391223908</text:p>
          </table:table-cell>
          <table:table-cell office:value-type="float" office:value="0.373619794845581" calcext:value-type="float">
            <text:p>0.373619794845581</text:p>
          </table:table-cell>
          <table:table-cell office:value-type="float" office:value="12.8694372177124" calcext:value-type="float">
            <text:p>12.8694372177124</text:p>
          </table:table-cell>
          <table:table-cell office:value-type="float" office:value="-177.673873901367" calcext:value-type="float">
            <text:p>-177.673873901367</text:p>
          </table:table-cell>
          <table:table-cell office:value-type="float" office:value="98.7726440429688" calcext:value-type="float">
            <text:p>98.7726440429688</text:p>
          </table:table-cell>
          <table:table-cell office:value-type="float" office:value="-210.987731933594" calcext:value-type="float">
            <text:p>-210.987731933594</text:p>
          </table:table-cell>
          <table:table-cell office:value-type="float" office:value="0.155993893742561" calcext:value-type="float">
            <text:p>0.155993893742561</text:p>
          </table:table-cell>
          <table:table-cell office:value-type="float" office:value="-0.00315627758391202" calcext:value-type="float">
            <text:p>-0.003156277583912</text:p>
          </table:table-cell>
          <table:table-cell office:value-type="float" office:value="0.0943380817770958" calcext:value-type="float">
            <text:p>0.094338081777096</text:p>
          </table:table-cell>
          <table:table-cell office:value-type="float" office:value="-0.983237683773041" calcext:value-type="float">
            <text:p>-0.983237683773041</text:p>
          </table:table-cell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5:54</text:p>
          </table:table-cell>
          <table:table-cell office:value-type="float" office:value="1601674500.78268" calcext:value-type="float">
            <text:p>1601674500.78268</text:p>
          </table:table-cell>
          <table:table-cell office:value-type="string" calcext:value-type="string">
            <text:p>2020-10-03T00:35:00</text:p>
          </table:table-cell>
          <table:table-cell table:formula="of:=([.A35]-[.Q35])/60" office:value-type="float" office:value="2100.88695538441" calcext:value-type="float">
            <text:p>2100.88695538441</text:p>
          </table:table-cell>
          <table:table-cell table:formula="of:=[.A35]-[.A3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573" calcext:value-type="float">
            <text:p>1601800573</text:p>
          </table:table-cell>
          <table:table-cell office:value-type="float" office:value="66000" calcext:value-type="float">
            <text:p>66000</text:p>
          </table:table-cell>
          <table:table-cell office:value-type="float" office:value="-0.0220387279987335" calcext:value-type="float">
            <text:p>-0.022038727998734</text:p>
          </table:table-cell>
          <table:table-cell office:value-type="float" office:value="0.169186949729919" calcext:value-type="float">
            <text:p>0.169186949729919</text:p>
          </table:table-cell>
          <table:table-cell office:value-type="float" office:value="10.6794261932373" calcext:value-type="float">
            <text:p>10.6794261932373</text:p>
          </table:table-cell>
          <table:table-cell office:value-type="float" office:value="-513.734619140625" calcext:value-type="float">
            <text:p>-513.734619140625</text:p>
          </table:table-cell>
          <table:table-cell office:value-type="float" office:value="362.361206054688" calcext:value-type="float">
            <text:p>362.361206054688</text:p>
          </table:table-cell>
          <table:table-cell office:value-type="float" office:value="202.805374145508" calcext:value-type="float">
            <text:p>202.805374145508</text:p>
          </table:table-cell>
          <table:table-cell office:value-type="float" office:value="0.301078319549561" calcext:value-type="float">
            <text:p>0.301078319549561</text:p>
          </table:table-cell>
          <table:table-cell office:value-type="float" office:value="-0.593967497348785" calcext:value-type="float">
            <text:p>-0.593967497348785</text:p>
          </table:table-cell>
          <table:table-cell office:value-type="float" office:value="-0.0457377843558788" calcext:value-type="float">
            <text:p>-0.045737784355879</text:p>
          </table:table-cell>
          <table:table-cell office:value-type="float" office:value="-0.744622349739075" calcext:value-type="float">
            <text:p>-0.74462234973907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6:13</text:p>
          </table:table-cell>
          <table:table-cell office:value-type="float" office:value="1601674518.73204" calcext:value-type="float">
            <text:p>1601674518.73204</text:p>
          </table:table-cell>
          <table:table-cell office:value-type="string" calcext:value-type="string">
            <text:p>2020-10-03T00:35:18</text:p>
          </table:table-cell>
          <table:table-cell table:formula="of:=([.A36]-[.Q36])/60" office:value-type="float" office:value="2100.90446606874" calcext:value-type="float">
            <text:p>2100.90446606874</text:p>
          </table:table-cell>
          <table:table-cell table:formula="of:=[.A36]-[.A35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0586" calcext:value-type="float">
            <text:p>1601800586</text:p>
          </table:table-cell>
          <table:table-cell office:value-type="float" office:value="592000" calcext:value-type="float">
            <text:p>592000</text:p>
          </table:table-cell>
          <table:table-cell office:value-type="float" office:value="0.0653908252716065" calcext:value-type="float">
            <text:p>0.065390825271607</text:p>
          </table:table-cell>
          <table:table-cell office:value-type="float" office:value="-0.276307582855225" calcext:value-type="float">
            <text:p>-0.276307582855225</text:p>
          </table:table-cell>
          <table:table-cell office:value-type="float" office:value="10.9057598114014" calcext:value-type="float">
            <text:p>10.9057598114014</text:p>
          </table:table-cell>
          <table:table-cell office:value-type="float" office:value="-512.565734863281" calcext:value-type="float">
            <text:p>-512.565734863281</text:p>
          </table:table-cell>
          <table:table-cell office:value-type="float" office:value="235.534774780273" calcext:value-type="float">
            <text:p>235.534774780273</text:p>
          </table:table-cell>
          <table:table-cell office:value-type="float" office:value="66.6277008056641" calcext:value-type="float">
            <text:p>66.6277008056641</text:p>
          </table:table-cell>
          <table:table-cell office:value-type="float" office:value="0.352933287620544" calcext:value-type="float">
            <text:p>0.352933287620544</text:p>
          </table:table-cell>
          <table:table-cell office:value-type="float" office:value="-0.580366909503937" calcext:value-type="float">
            <text:p>-0.580366909503937</text:p>
          </table:table-cell>
          <table:table-cell office:value-type="float" office:value="-0.150514334440231" calcext:value-type="float">
            <text:p>-0.150514334440231</text:p>
          </table:table-cell>
          <table:table-cell office:value-type="float" office:value="-0.718302071094513" calcext:value-type="float">
            <text:p>-0.718302071094513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6:26</text:p>
          </table:table-cell>
          <table:table-cell office:value-type="float" office:value="1601674532.32864" calcext:value-type="float">
            <text:p>1601674532.32864</text:p>
          </table:table-cell>
          <table:table-cell office:value-type="string" calcext:value-type="string">
            <text:p>2020-10-03T00:35:32</text:p>
          </table:table-cell>
          <table:table-cell table:formula="of:=([.A37]-[.Q37])/60" office:value-type="float" office:value="2100.89452265104" calcext:value-type="float">
            <text:p>2100.89452265104</text:p>
          </table:table-cell>
          <table:table-cell table:formula="of:=[.A37]-[.A3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0605" calcext:value-type="float">
            <text:p>1601800605</text:p>
          </table:table-cell>
          <table:table-cell office:value-type="float" office:value="324000" calcext:value-type="float">
            <text:p>324000</text:p>
          </table:table-cell>
          <table:table-cell office:value-type="float" office:value="0.144055619835854" calcext:value-type="float">
            <text:p>0.144055619835854</text:p>
          </table:table-cell>
          <table:table-cell office:value-type="float" office:value="0.250585198402405" calcext:value-type="float">
            <text:p>0.250585198402405</text:p>
          </table:table-cell>
          <table:table-cell office:value-type="float" office:value="10.4378385543823" calcext:value-type="float">
            <text:p>10.4378385543823</text:p>
          </table:table-cell>
          <table:table-cell office:value-type="float" office:value="-323.202819824219" calcext:value-type="float">
            <text:p>-323.202819824219</text:p>
          </table:table-cell>
          <table:table-cell office:value-type="float" office:value="241.379302978516" calcext:value-type="float">
            <text:p>241.379302978516</text:p>
          </table:table-cell>
          <table:table-cell office:value-type="float" office:value="-135.008773803711" calcext:value-type="float">
            <text:p>-135.008773803711</text:p>
          </table:table-cell>
          <table:table-cell office:value-type="float" office:value="0.29977422952652" calcext:value-type="float">
            <text:p>0.29977422952652</text:p>
          </table:table-cell>
          <table:table-cell office:value-type="float" office:value="-0.107985571026802" calcext:value-type="float">
            <text:p>-0.107985571026802</text:p>
          </table:table-cell>
          <table:table-cell office:value-type="float" office:value="0.0768617391586304" calcext:value-type="float">
            <text:p>0.07686173915863</text:p>
          </table:table-cell>
          <table:table-cell office:value-type="float" office:value="-0.944757461547852" calcext:value-type="float">
            <text:p>-0.944757461547852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6:45</text:p>
          </table:table-cell>
          <table:table-cell office:value-type="float" office:value="1601674550.89361" calcext:value-type="float">
            <text:p>1601674550.89361</text:p>
          </table:table-cell>
          <table:table-cell office:value-type="string" calcext:value-type="string">
            <text:p>2020-10-03T00:35:50</text:p>
          </table:table-cell>
          <table:table-cell table:formula="of:=([.A38]-[.Q38])/60" office:value-type="float" office:value="2100.90177313487" calcext:value-type="float">
            <text:p>2100.90177313487</text:p>
          </table:table-cell>
          <table:table-cell table:formula="of:=[.A38]-[.A3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0618" calcext:value-type="float">
            <text:p>1601800618</text:p>
          </table:table-cell>
          <table:table-cell office:value-type="float" office:value="859000" calcext:value-type="float">
            <text:p>859000</text:p>
          </table:table-cell>
          <table:table-cell office:value-type="float" office:value="-0.0783848166465759" calcext:value-type="float">
            <text:p>-0.078384816646576</text:p>
          </table:table-cell>
          <table:table-cell office:value-type="float" office:value="0.478925406932831" calcext:value-type="float">
            <text:p>0.478925406932831</text:p>
          </table:table-cell>
          <table:table-cell office:value-type="float" office:value="10.655707359314" calcext:value-type="float">
            <text:p>10.655707359314</text:p>
          </table:table-cell>
          <table:table-cell office:value-type="float" office:value="-441.262420654297" calcext:value-type="float">
            <text:p>-441.262420654297</text:p>
          </table:table-cell>
          <table:table-cell office:value-type="float" office:value="268.26416015625" calcext:value-type="float">
            <text:p>268.26416015625</text:p>
          </table:table-cell>
          <table:table-cell office:value-type="float" office:value="-41.4962005615234" calcext:value-type="float">
            <text:p>-41.4962005615234</text:p>
          </table:table-cell>
          <table:table-cell office:value-type="float" office:value="0.223770439624786" calcext:value-type="float">
            <text:p>0.223770439624786</text:p>
          </table:table-cell>
          <table:table-cell office:value-type="float" office:value="-0.244103133678436" calcext:value-type="float">
            <text:p>-0.244103133678436</text:p>
          </table:table-cell>
          <table:table-cell office:value-type="float" office:value="0.118773922324181" calcext:value-type="float">
            <text:p>0.118773922324181</text:p>
          </table:table-cell>
          <table:table-cell office:value-type="float" office:value="-0.936073303222656" calcext:value-type="float">
            <text:p>-0.936073303222656</text:p>
          </table:table-cell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6:58</text:p>
          </table:table-cell>
          <table:table-cell office:value-type="float" office:value="1601674564.68346" calcext:value-type="float">
            <text:p>1601674564.68346</text:p>
          </table:table-cell>
          <table:table-cell office:value-type="string" calcext:value-type="string">
            <text:p>2020-10-03T00:36:04</text:p>
          </table:table-cell>
          <table:table-cell table:formula="of:=([.A39]-[.Q39])/60" office:value-type="float" office:value="2100.8886089166" calcext:value-type="float">
            <text:p>2100.8886089166</text:p>
          </table:table-cell>
          <table:table-cell table:formula="of:=[.A39]-[.A3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0637" calcext:value-type="float">
            <text:p>1601800637</text:p>
          </table:table-cell>
          <table:table-cell office:value-type="float" office:value="59000" calcext:value-type="float">
            <text:p>59000</text:p>
          </table:table-cell>
          <table:table-cell office:value-type="float" office:value="-0.0182388722896576" calcext:value-type="float">
            <text:p>-0.018238872289658</text:p>
          </table:table-cell>
          <table:table-cell office:value-type="float" office:value="-0.344716906547546" calcext:value-type="float">
            <text:p>-0.344716906547546</text:p>
          </table:table-cell>
          <table:table-cell office:value-type="float" office:value="11.0540580749512" calcext:value-type="float">
            <text:p>11.0540580749512</text:p>
          </table:table-cell>
          <table:table-cell office:value-type="float" office:value="-420.222106933594" calcext:value-type="float">
            <text:p>-420.222106933594</text:p>
          </table:table-cell>
          <table:table-cell office:value-type="float" office:value="157.217987060547" calcext:value-type="float">
            <text:p>157.217987060547</text:p>
          </table:table-cell>
          <table:table-cell office:value-type="float" office:value="-101.110458374023" calcext:value-type="float">
            <text:p>-101.110458374023</text:p>
          </table:table-cell>
          <table:table-cell office:value-type="float" office:value="0.216857045888901" calcext:value-type="float">
            <text:p>0.216857045888901</text:p>
          </table:table-cell>
          <table:table-cell office:value-type="float" office:value="-0.203972324728966" calcext:value-type="float">
            <text:p>-0.203972324728966</text:p>
          </table:table-cell>
          <table:table-cell office:value-type="float" office:value="-0.0276327636092901" calcext:value-type="float">
            <text:p>-0.02763276360929</text:p>
          </table:table-cell>
          <table:table-cell office:value-type="float" office:value="-0.954256117343903" calcext:value-type="float">
            <text:p>-0.954256117343903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7:17</text:p>
          </table:table-cell>
          <table:table-cell office:value-type="float" office:value="1601674582.67998" calcext:value-type="float">
            <text:p>1601674582.67998</text:p>
          </table:table-cell>
          <table:table-cell office:value-type="string" calcext:value-type="string">
            <text:p>2020-10-03T00:36:22</text:p>
          </table:table-cell>
          <table:table-cell table:formula="of:=([.A40]-[.Q40])/60" office:value-type="float" office:value="2100.90533360243" calcext:value-type="float">
            <text:p>2100.90533360243</text:p>
          </table:table-cell>
          <table:table-cell table:formula="of:=[.A40]-[.A3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0650" calcext:value-type="float">
            <text:p>1601800650</text:p>
          </table:table-cell>
          <table:table-cell office:value-type="float" office:value="856000" calcext:value-type="float">
            <text:p>856000</text:p>
          </table:table-cell>
          <table:table-cell office:value-type="float" office:value="-0.14313904941082" calcext:value-type="float">
            <text:p>-0.14313904941082</text:p>
          </table:table-cell>
          <table:table-cell office:value-type="float" office:value="-0.13352769613266" calcext:value-type="float">
            <text:p>-0.13352769613266</text:p>
          </table:table-cell>
          <table:table-cell office:value-type="float" office:value="11.1482524871826" calcext:value-type="float">
            <text:p>11.1482524871826</text:p>
          </table:table-cell>
          <table:table-cell office:value-type="float" office:value="-336.645233154297" calcext:value-type="float">
            <text:p>-336.645233154297</text:p>
          </table:table-cell>
          <table:table-cell office:value-type="float" office:value="184.10285949707" calcext:value-type="float">
            <text:p>184.10285949707</text:p>
          </table:table-cell>
          <table:table-cell office:value-type="float" office:value="-154.880187988281" calcext:value-type="float">
            <text:p>-154.880187988281</text:p>
          </table:table-cell>
          <table:table-cell office:value-type="float" office:value="0.291295289993286" calcext:value-type="float">
            <text:p>0.291295289993286</text:p>
          </table:table-cell>
          <table:table-cell office:value-type="float" office:value="-0.103518284857273" calcext:value-type="float">
            <text:p>-0.103518284857273</text:p>
          </table:table-cell>
          <table:table-cell office:value-type="float" office:value="-0.031588964164257" calcext:value-type="float">
            <text:p>-0.031588964164257</text:p>
          </table:table-cell>
          <table:table-cell office:value-type="float" office:value="-0.950491011142731" calcext:value-type="float">
            <text:p>-0.95049101114273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7:30</text:p>
          </table:table-cell>
          <table:table-cell office:value-type="float" office:value="1601674596.87056" calcext:value-type="float">
            <text:p>1601674596.87056</text:p>
          </table:table-cell>
          <table:table-cell office:value-type="string" calcext:value-type="string">
            <text:p>2020-10-03T00:36:36</text:p>
          </table:table-cell>
          <table:table-cell table:formula="of:=([.A41]-[.Q41])/60" office:value-type="float" office:value="2100.88549066782" calcext:value-type="float">
            <text:p>2100.88549066782</text:p>
          </table:table-cell>
          <table:table-cell table:formula="of:=[.A41]-[.A4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0664" calcext:value-type="float">
            <text:p>1601800664</text:p>
          </table:table-cell>
          <table:table-cell office:value-type="float" office:value="916000" calcext:value-type="float">
            <text:p>916000</text:p>
          </table:table-cell>
          <table:table-cell office:value-type="float" office:value="-0.00922046601772309" calcext:value-type="float">
            <text:p>-0.009220466017723</text:p>
          </table:table-cell>
          <table:table-cell office:value-type="float" office:value="-0.131160914897919" calcext:value-type="float">
            <text:p>-0.131160914897919</text:p>
          </table:table-cell>
          <table:table-cell office:value-type="float" office:value="11.0325078964233" calcext:value-type="float">
            <text:p>11.0325078964233</text:p>
          </table:table-cell>
          <table:table-cell office:value-type="float" office:value="-253.068389892578" calcext:value-type="float">
            <text:p>-253.068389892578</text:p>
          </table:table-cell>
          <table:table-cell office:value-type="float" office:value="335.476348876953" calcext:value-type="float">
            <text:p>335.476348876953</text:p>
          </table:table-cell>
          <table:table-cell office:value-type="float" office:value="-143.191116333008" calcext:value-type="float">
            <text:p>-143.191116333008</text:p>
          </table:table-cell>
          <table:table-cell office:value-type="float" office:value="0.462688326835632" calcext:value-type="float">
            <text:p>0.462688326835632</text:p>
          </table:table-cell>
          <table:table-cell office:value-type="float" office:value="-0.106388203799725" calcext:value-type="float">
            <text:p>-0.106388203799725</text:p>
          </table:table-cell>
          <table:table-cell office:value-type="float" office:value="0.0424519143998623" calcext:value-type="float">
            <text:p>0.042451914399862</text:p>
          </table:table-cell>
          <table:table-cell office:value-type="float" office:value="-0.879089832305908" calcext:value-type="float">
            <text:p>-0.879089832305908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7:44</text:p>
          </table:table-cell>
          <table:table-cell office:value-type="float" office:value="1601674613.7429" calcext:value-type="float">
            <text:p>1601674613.7429</text:p>
          </table:table-cell>
          <table:table-cell office:value-type="string" calcext:value-type="string">
            <text:p>2020-10-03T00:36:53</text:p>
          </table:table-cell>
          <table:table-cell table:formula="of:=([.A42]-[.Q42])/60" office:value-type="float" office:value="2100.83761840264" calcext:value-type="float">
            <text:p>2100.83761840264</text:p>
          </table:table-cell>
          <table:table-cell table:formula="of:=[.A42]-[.A4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682" calcext:value-type="float">
            <text:p>1601800682</text:p>
          </table:table-cell>
          <table:table-cell office:value-type="float" office:value="849000" calcext:value-type="float">
            <text:p>849000</text:p>
          </table:table-cell>
          <table:table-cell office:value-type="float" office:value="0.172016605734825" calcext:value-type="float">
            <text:p>0.172016605734825</text:p>
          </table:table-cell>
          <table:table-cell office:value-type="float" office:value="0.535385847091675" calcext:value-type="float">
            <text:p>0.535385847091675</text:p>
          </table:table-cell>
          <table:table-cell office:value-type="float" office:value="11.2048330307007" calcext:value-type="float">
            <text:p>11.2048330307007</text:p>
          </table:table-cell>
          <table:table-cell office:value-type="float" office:value="-406.779632568359" calcext:value-type="float">
            <text:p>-406.779632568359</text:p>
          </table:table-cell>
          <table:table-cell office:value-type="float" office:value="142.606658935547" calcext:value-type="float">
            <text:p>142.606658935547</text:p>
          </table:table-cell>
          <table:table-cell office:value-type="float" office:value="-102.279373168945" calcext:value-type="float">
            <text:p>-102.279373168945</text:p>
          </table:table-cell>
          <table:table-cell office:value-type="float" office:value="0.185274571180344" calcext:value-type="float">
            <text:p>0.185274571180344</text:p>
          </table:table-cell>
          <table:table-cell office:value-type="float" office:value="-0.174827143549919" calcext:value-type="float">
            <text:p>-0.174827143549919</text:p>
          </table:table-cell>
          <table:table-cell office:value-type="float" office:value="-0.0877515301108361" calcext:value-type="float">
            <text:p>-0.087751530110836</text:p>
          </table:table-cell>
          <table:table-cell office:value-type="float" office:value="-0.963020503520966" calcext:value-type="float">
            <text:p>-0.963020503520966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8:02</text:p>
          </table:table-cell>
          <table:table-cell office:value-type="float" office:value="1601674628.41058" calcext:value-type="float">
            <text:p>1601674628.41058</text:p>
          </table:table-cell>
          <table:table-cell office:value-type="string" calcext:value-type="string">
            <text:p>2020-10-03T00:37:08</text:p>
          </table:table-cell>
          <table:table-cell table:formula="of:=([.A43]-[.Q43])/60" office:value-type="float" office:value="2100.89315698544" calcext:value-type="float">
            <text:p>2100.89315698544</text:p>
          </table:table-cell>
          <table:table-cell table:formula="of:=[.A43]-[.A4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700" calcext:value-type="float">
            <text:p>1601800700</text:p>
          </table:table-cell>
          <table:table-cell office:value-type="float" office:value="780000" calcext:value-type="float">
            <text:p>780000</text:p>
          </table:table-cell>
          <table:table-cell office:value-type="float" office:value="0.0261009931564331" calcext:value-type="float">
            <text:p>0.026100993156433</text:p>
          </table:table-cell>
          <table:table-cell office:value-type="float" office:value="-0.0510504841804505" calcext:value-type="float">
            <text:p>-0.051050484180451</text:p>
          </table:table-cell>
          <table:table-cell office:value-type="float" office:value="10.8821363449097" calcext:value-type="float">
            <text:p>10.8821363449097</text:p>
          </table:table-cell>
          <table:table-cell office:value-type="float" office:value="-383.985961914063" calcext:value-type="float">
            <text:p>-383.985961914063</text:p>
          </table:table-cell>
          <table:table-cell office:value-type="float" office:value="196.960830688477" calcext:value-type="float">
            <text:p>196.960830688477</text:p>
          </table:table-cell>
          <table:table-cell office:value-type="float" office:value="-120.981880187988" calcext:value-type="float">
            <text:p>-120.981880187988</text:p>
          </table:table-cell>
          <table:table-cell office:value-type="float" office:value="0.274188250303268" calcext:value-type="float">
            <text:p>0.274188250303268</text:p>
          </table:table-cell>
          <table:table-cell office:value-type="float" office:value="-0.165333434939384" calcext:value-type="float">
            <text:p>-0.165333434939384</text:p>
          </table:table-cell>
          <table:table-cell office:value-type="float" office:value="-0.0440271608531475" calcext:value-type="float">
            <text:p>-0.044027160853148</text:p>
          </table:table-cell>
          <table:table-cell office:value-type="float" office:value="-0.946333646774292" calcext:value-type="float">
            <text:p>-0.946333646774292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8:20</text:p>
          </table:table-cell>
          <table:table-cell office:value-type="float" office:value="1601674646.43423" calcext:value-type="float">
            <text:p>1601674646.43423</text:p>
          </table:table-cell>
          <table:table-cell office:value-type="string" calcext:value-type="string">
            <text:p>2020-10-03T00:37:26</text:p>
          </table:table-cell>
          <table:table-cell table:formula="of:=([.A44]-[.Q44])/60" office:value-type="float" office:value="2100.89276278416" calcext:value-type="float">
            <text:p>2100.89276278416</text:p>
          </table:table-cell>
          <table:table-cell table:formula="of:=[.A44]-[.A4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714" calcext:value-type="float">
            <text:p>1601800714</text:p>
          </table:table-cell>
          <table:table-cell office:value-type="float" office:value="27000" calcext:value-type="float">
            <text:p>27000</text:p>
          </table:table-cell>
          <table:table-cell office:value-type="float" office:value="-0.109398826956749" calcext:value-type="float">
            <text:p>-0.109398826956749</text:p>
          </table:table-cell>
          <table:table-cell office:value-type="float" office:value="-0.504400312900543" calcext:value-type="float">
            <text:p>-0.504400312900543</text:p>
          </table:table-cell>
          <table:table-cell office:value-type="float" office:value="13.0244178771973" calcext:value-type="float">
            <text:p>13.0244178771973</text:p>
          </table:table-cell>
          <table:table-cell office:value-type="float" office:value="-479.251892089844" calcext:value-type="float">
            <text:p>-479.251892089844</text:p>
          </table:table-cell>
          <table:table-cell office:value-type="float" office:value="149.620101928711" calcext:value-type="float">
            <text:p>149.620101928711</text:p>
          </table:table-cell>
          <table:table-cell office:value-type="float" office:value="50.2630043029785" calcext:value-type="float">
            <text:p>50.2630043029785</text:p>
          </table:table-cell>
          <table:table-cell office:value-type="float" office:value="0.16772598028183" calcext:value-type="float">
            <text:p>0.16772598028183</text:p>
          </table:table-cell>
          <table:table-cell office:value-type="float" office:value="-0.478083521127701" calcext:value-type="float">
            <text:p>-0.478083521127701</text:p>
          </table:table-cell>
          <table:table-cell office:value-type="float" office:value="0.0641467273235321" calcext:value-type="float">
            <text:p>0.064146727323532</text:p>
          </table:table-cell>
          <table:table-cell office:value-type="float" office:value="-0.859761238098145" calcext:value-type="float">
            <text:p>-0.859761238098145</text:p>
          </table:table-cell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8:34</text:p>
          </table:table-cell>
          <table:table-cell office:value-type="float" office:value="1601674660.15357" calcext:value-type="float">
            <text:p>1601674660.15357</text:p>
          </table:table-cell>
          <table:table-cell office:value-type="string" calcext:value-type="string">
            <text:p>2020-10-03T00:37:40</text:p>
          </table:table-cell>
          <table:table-cell table:formula="of:=([.A45]-[.Q45])/60" office:value-type="float" office:value="2100.89744046926" calcext:value-type="float">
            <text:p>2100.89744046926</text:p>
          </table:table-cell>
          <table:table-cell table:formula="of:=[.A45]-[.A4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732" calcext:value-type="float">
            <text:p>1601800732</text:p>
          </table:table-cell>
          <table:table-cell office:value-type="float" office:value="809000" calcext:value-type="float">
            <text:p>809000</text:p>
          </table:table-cell>
          <table:table-cell office:value-type="float" office:value="-0.0272929240018129" calcext:value-type="float">
            <text:p>-0.027292924001813</text:p>
          </table:table-cell>
          <table:table-cell office:value-type="float" office:value="-0.544078946113586" calcext:value-type="float">
            <text:p>-0.544078946113586</text:p>
          </table:table-cell>
          <table:table-cell office:value-type="float" office:value="10.161111831665" calcext:value-type="float">
            <text:p>10.161111831665</text:p>
          </table:table-cell>
          <table:table-cell office:value-type="float" office:value="-419.637664794922" calcext:value-type="float">
            <text:p>-419.637664794922</text:p>
          </table:table-cell>
          <table:table-cell office:value-type="float" office:value="317.358245849609" calcext:value-type="float">
            <text:p>317.358245849609</text:p>
          </table:table-cell>
          <table:table-cell office:value-type="float" office:value="-53.1852722167969" calcext:value-type="float">
            <text:p>-53.1852722167969</text:p>
          </table:table-cell>
          <table:table-cell office:value-type="float" office:value="0.364375293254852" calcext:value-type="float">
            <text:p>0.364375293254852</text:p>
          </table:table-cell>
          <table:table-cell office:value-type="float" office:value="-0.364426493644714" calcext:value-type="float">
            <text:p>-0.364426493644714</text:p>
          </table:table-cell>
          <table:table-cell office:value-type="float" office:value="-0.00486937304958701" calcext:value-type="float">
            <text:p>-0.004869373049587</text:p>
          </table:table-cell>
          <table:table-cell office:value-type="float" office:value="-0.856971502304077" calcext:value-type="float">
            <text:p>-0.856971502304077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8:52</text:p>
          </table:table-cell>
          <table:table-cell office:value-type="float" office:value="1601674678.48305" calcext:value-type="float">
            <text:p>1601674678.48305</text:p>
          </table:table-cell>
          <table:table-cell office:value-type="string" calcext:value-type="string">
            <text:p>2020-10-03T00:37:58</text:p>
          </table:table-cell>
          <table:table-cell table:formula="of:=([.A46]-[.Q46])/60" office:value-type="float" office:value="2100.89194918474" calcext:value-type="float">
            <text:p>2100.89194918474</text:p>
          </table:table-cell>
          <table:table-cell table:formula="of:=[.A46]-[.A4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746" calcext:value-type="float">
            <text:p>1601800746</text:p>
          </table:table-cell>
          <table:table-cell office:value-type="float" office:value="879000" calcext:value-type="float">
            <text:p>879000</text:p>
          </table:table-cell>
          <table:table-cell office:value-type="float" office:value="-0.0861260294914246" calcext:value-type="float">
            <text:p>-0.086126029491425</text:p>
          </table:table-cell>
          <table:table-cell office:value-type="float" office:value="0.113853096961975" calcext:value-type="float">
            <text:p>0.113853096961975</text:p>
          </table:table-cell>
          <table:table-cell office:value-type="float" office:value="10.5376272201538" calcext:value-type="float">
            <text:p>10.5376272201538</text:p>
          </table:table-cell>
          <table:table-cell office:value-type="float" office:value="-541.203979492188" calcext:value-type="float">
            <text:p>-541.203979492188</text:p>
          </table:table-cell>
          <table:table-cell office:value-type="float" office:value="265.926361083984" calcext:value-type="float">
            <text:p>265.926361083984</text:p>
          </table:table-cell>
          <table:table-cell office:value-type="float" office:value="232.612503051758" calcext:value-type="float">
            <text:p>232.612503051758</text:p>
          </table:table-cell>
          <table:table-cell office:value-type="float" office:value="0.226803660392761" calcext:value-type="float">
            <text:p>0.226803660392761</text:p>
          </table:table-cell>
          <table:table-cell office:value-type="float" office:value="-0.525816857814789" calcext:value-type="float">
            <text:p>-0.525816857814789</text:p>
          </table:table-cell>
          <table:table-cell office:value-type="float" office:value="-0.104124963283539" calcext:value-type="float">
            <text:p>-0.104124963283539</text:p>
          </table:table-cell>
          <table:table-cell office:value-type="float" office:value="-0.81316339969635" calcext:value-type="float">
            <text:p>-0.8131633996963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9:06</text:p>
          </table:table-cell>
          <table:table-cell office:value-type="float" office:value="1601674692.54008" calcext:value-type="float">
            <text:p>1601674692.54008</text:p>
          </table:table-cell>
          <table:table-cell office:value-type="string" calcext:value-type="string">
            <text:p>2020-10-03T00:38:12</text:p>
          </table:table-cell>
          <table:table-cell table:formula="of:=([.A47]-[.Q47])/60" office:value-type="float" office:value="2100.8909986496" calcext:value-type="float">
            <text:p>2100.8909986496</text:p>
          </table:table-cell>
          <table:table-cell table:formula="of:=[.A47]-[.A4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765" calcext:value-type="float">
            <text:p>1601800765</text:p>
          </table:table-cell>
          <table:table-cell office:value-type="float" office:value="89000" calcext:value-type="float">
            <text:p>89000</text:p>
          </table:table-cell>
          <table:table-cell office:value-type="float" office:value="0.0494411289691925" calcext:value-type="float">
            <text:p>0.049441128969193</text:p>
          </table:table-cell>
          <table:table-cell office:value-type="float" office:value="-0.528379082679749" calcext:value-type="float">
            <text:p>-0.528379082679749</text:p>
          </table:table-cell>
          <table:table-cell office:value-type="float" office:value="10.5269575119019" calcext:value-type="float">
            <text:p>10.5269575119019</text:p>
          </table:table-cell>
          <table:table-cell office:value-type="float" office:value="-546.464111328125" calcext:value-type="float">
            <text:p>-546.464111328125</text:p>
          </table:table-cell>
          <table:table-cell office:value-type="float" office:value="243.132659912109" calcext:value-type="float">
            <text:p>243.132659912109</text:p>
          </table:table-cell>
          <table:table-cell office:value-type="float" office:value="251.315032958984" calcext:value-type="float">
            <text:p>251.315032958984</text:p>
          </table:table-cell>
          <table:table-cell office:value-type="float" office:value="0.23665389418602" calcext:value-type="float">
            <text:p>0.23665389418602</text:p>
          </table:table-cell>
          <table:table-cell office:value-type="float" office:value="-0.54198157787323" calcext:value-type="float">
            <text:p>-0.54198157787323</text:p>
          </table:table-cell>
          <table:table-cell office:value-type="float" office:value="-0.118730418384075" calcext:value-type="float">
            <text:p>-0.118730418384075</text:p>
          </table:table-cell>
          <table:table-cell office:value-type="float" office:value="-0.797592639923096" calcext:value-type="float">
            <text:p>-0.797592639923096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9:25</text:p>
          </table:table-cell>
          <table:table-cell office:value-type="float" office:value="1601674710.67546" calcext:value-type="float">
            <text:p>1601674710.67546</text:p>
          </table:table-cell>
          <table:table-cell office:value-type="string" calcext:value-type="string">
            <text:p>2020-10-03T00:38:30</text:p>
          </table:table-cell>
          <table:table-cell table:formula="of:=([.A48]-[.Q48])/60" office:value-type="float" office:value="2100.90540906986" calcext:value-type="float">
            <text:p>2100.90540906986</text:p>
          </table:table-cell>
          <table:table-cell table:formula="of:=[.A48]-[.A4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0778" calcext:value-type="float">
            <text:p>1601800778</text:p>
          </table:table-cell>
          <table:table-cell office:value-type="float" office:value="898000" calcext:value-type="float">
            <text:p>898000</text:p>
          </table:table-cell>
          <table:table-cell office:value-type="float" office:value="-0.00657124817371368" calcext:value-type="float">
            <text:p>-0.006571248173714</text:p>
          </table:table-cell>
          <table:table-cell office:value-type="float" office:value="0.283859014511108" calcext:value-type="float">
            <text:p>0.283859014511108</text:p>
          </table:table-cell>
          <table:table-cell office:value-type="float" office:value="10.4309034347534" calcext:value-type="float">
            <text:p>10.4309034347534</text:p>
          </table:table-cell>
          <table:table-cell office:value-type="float" office:value="-531.268249511719" calcext:value-type="float">
            <text:p>-531.268249511719</text:p>
          </table:table-cell>
          <table:table-cell office:value-type="float" office:value="317.942718505859" calcext:value-type="float">
            <text:p>317.942718505859</text:p>
          </table:table-cell>
          <table:table-cell office:value-type="float" office:value="229.10578918457" calcext:value-type="float">
            <text:p>229.10578918457</text:p>
          </table:table-cell>
          <table:table-cell office:value-type="float" office:value="0.245613873004913" calcext:value-type="float">
            <text:p>0.245613873004913</text:p>
          </table:table-cell>
          <table:table-cell office:value-type="float" office:value="-0.537614941596985" calcext:value-type="float">
            <text:p>-0.537614941596985</text:p>
          </table:table-cell>
          <table:table-cell office:value-type="float" office:value="-0.0888480395078659" calcext:value-type="float">
            <text:p>-0.088848039507866</text:p>
          </table:table-cell>
          <table:table-cell office:value-type="float" office:value="-0.801716923713684" calcext:value-type="float">
            <text:p>-0.801716923713684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9:38</text:p>
          </table:table-cell>
          <table:table-cell office:value-type="float" office:value="1601674724.96846" calcext:value-type="float">
            <text:p>1601674724.96846</text:p>
          </table:table-cell>
          <table:table-cell office:value-type="string" calcext:value-type="string">
            <text:p>2020-10-03T00:38:44</text:p>
          </table:table-cell>
          <table:table-cell table:formula="of:=([.A49]-[.Q49])/60" office:value-type="float" office:value="2100.88385905027" calcext:value-type="float">
            <text:p>2100.88385905027</text:p>
          </table:table-cell>
          <table:table-cell table:formula="of:=[.A49]-[.A4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0797" calcext:value-type="float">
            <text:p>1601800797</text:p>
          </table:table-cell>
          <table:table-cell office:value-type="float" office:value="105000" calcext:value-type="float">
            <text:p>105000</text:p>
          </table:table-cell>
          <table:table-cell office:value-type="float" office:value="0.188968658447266" calcext:value-type="float">
            <text:p>0.188968658447266</text:p>
          </table:table-cell>
          <table:table-cell office:value-type="float" office:value="-0.672763705253601" calcext:value-type="float">
            <text:p>-0.672763705253601</text:p>
          </table:table-cell>
          <table:table-cell office:value-type="float" office:value="10.3954763412476" calcext:value-type="float">
            <text:p>10.3954763412476</text:p>
          </table:table-cell>
          <table:table-cell office:value-type="float" office:value="-514.319091796875" calcext:value-type="float">
            <text:p>-514.319091796875</text:p>
          </table:table-cell>
          <table:table-cell office:value-type="float" office:value="300.409118652344" calcext:value-type="float">
            <text:p>300.409118652344</text:p>
          </table:table-cell>
          <table:table-cell office:value-type="float" office:value="113.968437194824" calcext:value-type="float">
            <text:p>113.968437194824</text:p>
          </table:table-cell>
          <table:table-cell office:value-type="float" office:value="0.291019797325134" calcext:value-type="float">
            <text:p>0.291019797325134</text:p>
          </table:table-cell>
          <table:table-cell office:value-type="float" office:value="-0.411152511835098" calcext:value-type="float">
            <text:p>-0.411152511835098</text:p>
          </table:table-cell>
          <table:table-cell office:value-type="float" office:value="-0.00170575361698866" calcext:value-type="float">
            <text:p>-0.001705753616989</text:p>
          </table:table-cell>
          <table:table-cell office:value-type="float" office:value="-0.863862335681915" calcext:value-type="float">
            <text:p>-0.863862335681915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39:57</text:p>
          </table:table-cell>
          <table:table-cell office:value-type="float" office:value="1601674743.06032" calcext:value-type="float">
            <text:p>1601674743.06032</text:p>
          </table:table-cell>
          <table:table-cell office:value-type="string" calcext:value-type="string">
            <text:p>2020-10-03T00:39:03</text:p>
          </table:table-cell>
          <table:table-cell table:formula="of:=([.A50]-[.Q50])/60" office:value-type="float" office:value="2100.89899473588" calcext:value-type="float">
            <text:p>2100.89899473588</text:p>
          </table:table-cell>
          <table:table-cell table:formula="of:=[.A50]-[.A4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0811" calcext:value-type="float">
            <text:p>1601800811</text:p>
          </table:table-cell>
          <table:table-cell office:value-type="float" office:value="178000" calcext:value-type="float">
            <text:p>178000</text:p>
          </table:table-cell>
          <table:table-cell office:value-type="float" office:value="0.0153063535690308" calcext:value-type="float">
            <text:p>0.015306353569031</text:p>
          </table:table-cell>
          <table:table-cell office:value-type="float" office:value="0.720824539661408" calcext:value-type="float">
            <text:p>0.720824539661408</text:p>
          </table:table-cell>
          <table:table-cell office:value-type="float" office:value="9.68886184692383" calcext:value-type="float">
            <text:p>9.68886184692383</text:p>
          </table:table-cell>
          <table:table-cell office:value-type="float" office:value="-486.265319824219" calcext:value-type="float">
            <text:p>-486.265319824219</text:p>
          </table:table-cell>
          <table:table-cell office:value-type="float" office:value="418.46875" calcext:value-type="float">
            <text:p>418.46875</text:p>
          </table:table-cell>
          <table:table-cell office:value-type="float" office:value="213.325546264648" calcext:value-type="float">
            <text:p>213.325546264648</text:p>
          </table:table-cell>
          <table:table-cell office:value-type="float" office:value="0.218066617846489" calcext:value-type="float">
            <text:p>0.218066617846489</text:p>
          </table:table-cell>
          <table:table-cell office:value-type="float" office:value="-0.441076785326004" calcext:value-type="float">
            <text:p>-0.441076785326004</text:p>
          </table:table-cell>
          <table:table-cell office:value-type="float" office:value="0.326059818267822" calcext:value-type="float">
            <text:p>0.326059818267822</text:p>
          </table:table-cell>
          <table:table-cell office:value-type="float" office:value="-0.807207107543945" calcext:value-type="float">
            <text:p>-0.807207107543945</text:p>
          </table:table-cell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0:11</text:p>
          </table:table-cell>
          <table:table-cell office:value-type="float" office:value="1601674756.75502" calcext:value-type="float">
            <text:p>1601674756.75502</text:p>
          </table:table-cell>
          <table:table-cell office:value-type="string" calcext:value-type="string">
            <text:p>2020-10-03T00:39:16</text:p>
          </table:table-cell>
          <table:table-cell table:formula="of:=([.A51]-[.Q51])/60" office:value-type="float" office:value="2100.90408300161" calcext:value-type="float">
            <text:p>2100.90408300161</text:p>
          </table:table-cell>
          <table:table-cell table:formula="of:=[.A51]-[.A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829" calcext:value-type="float">
            <text:p>1601800829</text:p>
          </table:table-cell>
          <table:table-cell office:value-type="float" office:value="155000" calcext:value-type="float">
            <text:p>155000</text:p>
          </table:table-cell>
          <table:table-cell office:value-type="float" office:value="-0.048496600240469" calcext:value-type="float">
            <text:p>-0.048496600240469</text:p>
          </table:table-cell>
          <table:table-cell office:value-type="float" office:value="-0.376724272966385" calcext:value-type="float">
            <text:p>-0.376724272966385</text:p>
          </table:table-cell>
          <table:table-cell office:value-type="float" office:value="10.0194978713989" calcext:value-type="float">
            <text:p>10.0194978713989</text:p>
          </table:table-cell>
          <table:table-cell office:value-type="float" office:value="-513.734619140625" calcext:value-type="float">
            <text:p>-513.734619140625</text:p>
          </table:table-cell>
          <table:table-cell office:value-type="float" office:value="-97.6037368774414" calcext:value-type="float">
            <text:p>-97.6037368774414</text:p>
          </table:table-cell>
          <table:table-cell office:value-type="float" office:value="189.362945556641" calcext:value-type="float">
            <text:p>189.362945556641</text:p>
          </table:table-cell>
          <table:table-cell office:value-type="float" office:value="-0.0617319159209728" calcext:value-type="float">
            <text:p>-0.061731915920973</text:p>
          </table:table-cell>
          <table:table-cell office:value-type="float" office:value="-0.658481359481812" calcext:value-type="float">
            <text:p>-0.658481359481812</text:p>
          </table:table-cell>
          <table:table-cell office:value-type="float" office:value="-0.0442161858081818" calcext:value-type="float">
            <text:p>-0.044216185808182</text:p>
          </table:table-cell>
          <table:table-cell office:value-type="float" office:value="-0.748756527900696" calcext:value-type="float">
            <text:p>-0.748756527900696</text:p>
          </table:table-cell>
          <table:table-cell office:value-type="float" office:value="253" calcext:value-type="float">
            <text:p>2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0:29</text:p>
          </table:table-cell>
          <table:table-cell office:value-type="float" office:value="1601674774.71877" calcext:value-type="float">
            <text:p>1601674774.71877</text:p>
          </table:table-cell>
          <table:table-cell office:value-type="string" calcext:value-type="string">
            <text:p>2020-10-03T00:39:34</text:p>
          </table:table-cell>
          <table:table-cell table:formula="of:=([.A52]-[.Q52])/60" office:value-type="float" office:value="2100.90468711853" calcext:value-type="float">
            <text:p>2100.90468711853</text:p>
          </table:table-cell>
          <table:table-cell table:formula="of:=[.A52]-[.A5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842" calcext:value-type="float">
            <text:p>1601800842</text:p>
          </table:table-cell>
          <table:table-cell office:value-type="float" office:value="148000" calcext:value-type="float">
            <text:p>148000</text:p>
          </table:table-cell>
          <table:table-cell office:value-type="float" office:value="0.0102255344390869" calcext:value-type="float">
            <text:p>0.010225534439087</text:p>
          </table:table-cell>
          <table:table-cell office:value-type="float" office:value="-0.705762803554535" calcext:value-type="float">
            <text:p>-0.705762803554535</text:p>
          </table:table-cell>
          <table:table-cell office:value-type="float" office:value="9.9902925491333" calcext:value-type="float">
            <text:p>9.9902925491333</text:p>
          </table:table-cell>
          <table:table-cell office:value-type="float" office:value="-498.538848876953" calcext:value-type="float">
            <text:p>-498.538848876953</text:p>
          </table:table-cell>
          <table:table-cell office:value-type="float" office:value="-69.5499725341797" calcext:value-type="float">
            <text:p>-69.5499725341797</text:p>
          </table:table-cell>
          <table:table-cell office:value-type="float" office:value="165.400360107422" calcext:value-type="float">
            <text:p>165.400360107422</text:p>
          </table:table-cell>
          <table:table-cell office:value-type="float" office:value="-0.0125745860859752" calcext:value-type="float">
            <text:p>-0.012574586085975</text:p>
          </table:table-cell>
          <table:table-cell office:value-type="float" office:value="-0.655814409255981" calcext:value-type="float">
            <text:p>-0.655814409255981</text:p>
          </table:table-cell>
          <table:table-cell office:value-type="float" office:value="-0.0670827254652977" calcext:value-type="float">
            <text:p>-0.067082725465298</text:p>
          </table:table-cell>
          <table:table-cell office:value-type="float" office:value="-0.751830577850342" calcext:value-type="float">
            <text:p>-0.75183057785034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0:42</text:p>
          </table:table-cell>
          <table:table-cell office:value-type="float" office:value="1601674788.3184" calcext:value-type="float">
            <text:p>1601674788.3184</text:p>
          </table:table-cell>
          <table:table-cell office:value-type="string" calcext:value-type="string">
            <text:p>2020-10-03T00:39:48</text:p>
          </table:table-cell>
          <table:table-cell table:formula="of:=([.A53]-[.Q53])/60" office:value-type="float" office:value="2100.89469338258" calcext:value-type="float">
            <text:p>2100.89469338258</text:p>
          </table:table-cell>
          <table:table-cell table:formula="of:=[.A53]-[.A5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0860" calcext:value-type="float">
            <text:p>1601800860</text:p>
          </table:table-cell>
          <table:table-cell office:value-type="float" office:value="643000" calcext:value-type="float">
            <text:p>643000</text:p>
          </table:table-cell>
          <table:table-cell office:value-type="float" office:value="-0.0296248830854893" calcext:value-type="float">
            <text:p>-0.029624883085489</text:p>
          </table:table-cell>
          <table:table-cell office:value-type="float" office:value="-0.495921820402145" calcext:value-type="float">
            <text:p>-0.495921820402145</text:p>
          </table:table-cell>
          <table:table-cell office:value-type="float" office:value="10.0552206039429" calcext:value-type="float">
            <text:p>10.0552206039429</text:p>
          </table:table-cell>
          <table:table-cell office:value-type="float" office:value="-492.694305419922" calcext:value-type="float">
            <text:p>-492.694305419922</text:p>
          </table:table-cell>
          <table:table-cell office:value-type="float" office:value="-74.2255935668945" calcext:value-type="float">
            <text:p>-74.2255935668945</text:p>
          </table:table-cell>
          <table:table-cell office:value-type="float" office:value="167.738174438477" calcext:value-type="float">
            <text:p>167.738174438477</text:p>
          </table:table-cell>
          <table:table-cell office:value-type="float" office:value="-0.0218810234218836" calcext:value-type="float">
            <text:p>-0.021881023421884</text:p>
          </table:table-cell>
          <table:table-cell office:value-type="float" office:value="-0.654672145843506" calcext:value-type="float">
            <text:p>-0.654672145843506</text:p>
          </table:table-cell>
          <table:table-cell office:value-type="float" office:value="-0.0731820315122604" calcext:value-type="float">
            <text:p>-0.073182031512261</text:p>
          </table:table-cell>
          <table:table-cell office:value-type="float" office:value="-0.752043843269348" calcext:value-type="float">
            <text:p>-0.752043843269348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1:00</text:p>
          </table:table-cell>
          <table:table-cell office:value-type="float" office:value="1601674805.84047" calcext:value-type="float">
            <text:p>1601674805.84047</text:p>
          </table:table-cell>
          <table:table-cell office:value-type="string" calcext:value-type="string">
            <text:p>2020-10-03T00:40:05</text:p>
          </table:table-cell>
          <table:table-cell table:formula="of:=([.A54]-[.Q54])/60" office:value-type="float" office:value="2100.90265885194" calcext:value-type="float">
            <text:p>2100.90265885194</text:p>
          </table:table-cell>
          <table:table-cell table:formula="of:=[.A54]-[.A5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874" calcext:value-type="float">
            <text:p>1601800874</text:p>
          </table:table-cell>
          <table:table-cell office:value-type="float" office:value="719000" calcext:value-type="float">
            <text:p>719000</text:p>
          </table:table-cell>
          <table:table-cell office:value-type="float" office:value="-0.0333996936678886" calcext:value-type="float">
            <text:p>-0.033399693667889</text:p>
          </table:table-cell>
          <table:table-cell office:value-type="float" office:value="0.363276541233063" calcext:value-type="float">
            <text:p>0.363276541233063</text:p>
          </table:table-cell>
          <table:table-cell office:value-type="float" office:value="10.0010652542114" calcext:value-type="float">
            <text:p>10.0010652542114</text:p>
          </table:table-cell>
          <table:table-cell office:value-type="float" office:value="-498.538848876953" calcext:value-type="float">
            <text:p>-498.538848876953</text:p>
          </table:table-cell>
          <table:table-cell office:value-type="float" office:value="-73.6411437988281" calcext:value-type="float">
            <text:p>-73.6411437988281</text:p>
          </table:table-cell>
          <table:table-cell office:value-type="float" office:value="176.504974365234" calcext:value-type="float">
            <text:p>176.504974365234</text:p>
          </table:table-cell>
          <table:table-cell office:value-type="float" office:value="-0.0485881865024567" calcext:value-type="float">
            <text:p>-0.048588186502457</text:p>
          </table:table-cell>
          <table:table-cell office:value-type="float" office:value="-0.653613984584808" calcext:value-type="float">
            <text:p>-0.653613984584808</text:p>
          </table:table-cell>
          <table:table-cell office:value-type="float" office:value="-0.107708312571049" calcext:value-type="float">
            <text:p>-0.107708312571049</text:p>
          </table:table-cell>
          <table:table-cell office:value-type="float" office:value="-0.747547209262848" calcext:value-type="float">
            <text:p>-0.747547209262848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1:14</text:p>
          </table:table-cell>
          <table:table-cell office:value-type="float" office:value="1601674820.56386" calcext:value-type="float">
            <text:p>1601674820.56386</text:p>
          </table:table-cell>
          <table:table-cell office:value-type="string" calcext:value-type="string">
            <text:p>2020-10-03T00:40:20</text:p>
          </table:table-cell>
          <table:table-cell table:formula="of:=([.A55]-[.Q55])/60" office:value-type="float" office:value="2100.89060226679" calcext:value-type="float">
            <text:p>2100.89060226679</text:p>
          </table:table-cell>
          <table:table-cell table:formula="of:=[.A55]-[.A5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892" calcext:value-type="float">
            <text:p>1601800892</text:p>
          </table:table-cell>
          <table:table-cell office:value-type="float" office:value="961000" calcext:value-type="float">
            <text:p>961000</text:p>
          </table:table-cell>
          <table:table-cell office:value-type="float" office:value="-0.0200949721038342" calcext:value-type="float">
            <text:p>-0.020094972103834</text:p>
          </table:table-cell>
          <table:table-cell office:value-type="float" office:value="-0.667644143104553" calcext:value-type="float">
            <text:p>-0.667644143104553</text:p>
          </table:table-cell>
          <table:table-cell office:value-type="float" office:value="10.0104875564575" calcext:value-type="float">
            <text:p>10.0104875564575</text:p>
          </table:table-cell>
          <table:table-cell office:value-type="float" office:value="-503.798950195313" calcext:value-type="float">
            <text:p>-503.798950195313</text:p>
          </table:table-cell>
          <table:table-cell office:value-type="float" office:value="-71.3033294677734" calcext:value-type="float">
            <text:p>-71.3033294677734</text:p>
          </table:table-cell>
          <table:table-cell office:value-type="float" office:value="178.258331298828" calcext:value-type="float">
            <text:p>178.258331298828</text:p>
          </table:table-cell>
          <table:table-cell office:value-type="float" office:value="-0.0152328433468938" calcext:value-type="float">
            <text:p>-0.015232843346894</text:p>
          </table:table-cell>
          <table:table-cell office:value-type="float" office:value="-0.652727067470551" calcext:value-type="float">
            <text:p>-0.652727067470551</text:p>
          </table:table-cell>
          <table:table-cell office:value-type="float" office:value="-0.0611021034419537" calcext:value-type="float">
            <text:p>-0.061102103441954</text:p>
          </table:table-cell>
          <table:table-cell office:value-type="float" office:value="-0.754971444606781" calcext:value-type="float">
            <text:p>-0.754971444606781</text:p>
          </table:table-cell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1:32</text:p>
          </table:table-cell>
          <table:table-cell office:value-type="float" office:value="1601674838.1329" calcext:value-type="float">
            <text:p>1601674838.1329</text:p>
          </table:table-cell>
          <table:table-cell office:value-type="string" calcext:value-type="string">
            <text:p>2020-10-03T00:40:38</text:p>
          </table:table-cell>
          <table:table-cell table:formula="of:=([.A56]-[.Q56])/60" office:value-type="float" office:value="2100.89778506756" calcext:value-type="float">
            <text:p>2100.89778506756</text:p>
          </table:table-cell>
          <table:table-cell table:formula="of:=[.A56]-[.A5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906" calcext:value-type="float">
            <text:p>1601800906</text:p>
          </table:table-cell>
          <table:table-cell office:value-type="float" office:value="767000" calcext:value-type="float">
            <text:p>767000</text:p>
          </table:table-cell>
          <table:table-cell office:value-type="float" office:value="-0.035367488861084" calcext:value-type="float">
            <text:p>-0.035367488861084</text:p>
          </table:table-cell>
          <table:table-cell office:value-type="float" office:value="-0.239837646484375" calcext:value-type="float">
            <text:p>-0.239837646484375</text:p>
          </table:table-cell>
          <table:table-cell office:value-type="float" office:value="11.7034406661987" calcext:value-type="float">
            <text:p>11.7034406661987</text:p>
          </table:table-cell>
          <table:table-cell office:value-type="float" office:value="335.476348876953" calcext:value-type="float">
            <text:p>335.476348876953</text:p>
          </table:table-cell>
          <table:table-cell office:value-type="float" office:value="-178.258331298828" calcext:value-type="float">
            <text:p>-178.258331298828</text:p>
          </table:table-cell>
          <table:table-cell office:value-type="float" office:value="268.26416015625" calcext:value-type="float">
            <text:p>268.26416015625</text:p>
          </table:table-cell>
          <table:table-cell office:value-type="float" office:value="-0.709592163562775" calcext:value-type="float">
            <text:p>-0.709592163562775</text:p>
          </table:table-cell>
          <table:table-cell office:value-type="float" office:value="-0.470147162675858" calcext:value-type="float">
            <text:p>-0.470147162675858</text:p>
          </table:table-cell>
          <table:table-cell office:value-type="float" office:value="-0.486802905797958" calcext:value-type="float">
            <text:p>-0.486802905797958</text:p>
          </table:table-cell>
          <table:table-cell office:value-type="float" office:value="-0.19612130522728" calcext:value-type="float">
            <text:p>-0.19612130522728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1:46</text:p>
          </table:table-cell>
          <table:table-cell office:value-type="float" office:value="1601674852.48429" calcext:value-type="float">
            <text:p>1601674852.48429</text:p>
          </table:table-cell>
          <table:table-cell office:value-type="string" calcext:value-type="string">
            <text:p>2020-10-03T00:40:52</text:p>
          </table:table-cell>
          <table:table-cell table:formula="of:=([.A57]-[.Q57])/60" office:value-type="float" office:value="2100.89192858537" calcext:value-type="float">
            <text:p>2100.89192858537</text:p>
          </table:table-cell>
          <table:table-cell table:formula="of:=[.A57]-[.A5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920" calcext:value-type="float">
            <text:p>1601800920</text:p>
          </table:table-cell>
          <table:table-cell office:value-type="float" office:value="842000" calcext:value-type="float">
            <text:p>842000</text:p>
          </table:table-cell>
          <table:table-cell office:value-type="float" office:value="-0.0390247404575348" calcext:value-type="float">
            <text:p>-0.039024740457535</text:p>
          </table:table-cell>
          <table:table-cell office:value-type="float" office:value="0.426695466041565" calcext:value-type="float">
            <text:p>0.426695466041565</text:p>
          </table:table-cell>
          <table:table-cell office:value-type="float" office:value="10.0504455566406" calcext:value-type="float">
            <text:p>10.0504455566406</text:p>
          </table:table-cell>
          <table:table-cell office:value-type="float" office:value="-496.201049804688" calcext:value-type="float">
            <text:p>-496.201049804688</text:p>
          </table:table-cell>
          <table:table-cell office:value-type="float" office:value="-68.3810653686524" calcext:value-type="float">
            <text:p>-68.3810653686524</text:p>
          </table:table-cell>
          <table:table-cell office:value-type="float" office:value="164.815902709961" calcext:value-type="float">
            <text:p>164.815902709961</text:p>
          </table:table-cell>
          <table:table-cell office:value-type="float" office:value="-0.051164947450161" calcext:value-type="float">
            <text:p>-0.051164947450161</text:p>
          </table:table-cell>
          <table:table-cell office:value-type="float" office:value="-0.655633568763733" calcext:value-type="float">
            <text:p>-0.655633568763733</text:p>
          </table:table-cell>
          <table:table-cell office:value-type="float" office:value="-0.107932575047016" calcext:value-type="float">
            <text:p>-0.107932575047016</text:p>
          </table:table-cell>
          <table:table-cell office:value-type="float" office:value="-0.745571851730347" calcext:value-type="float">
            <text:p>-0.74557185173034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2:00</text:p>
          </table:table-cell>
          <table:table-cell office:value-type="float" office:value="1601674867.17169" calcext:value-type="float">
            <text:p>1601674867.17169</text:p>
          </table:table-cell>
          <table:table-cell office:value-type="string" calcext:value-type="string">
            <text:p>2020-10-03T00:41:07</text:p>
          </table:table-cell>
          <table:table-cell table:formula="of:=([.A58]-[.Q58])/60" office:value-type="float" office:value="2100.88047186931" calcext:value-type="float">
            <text:p>2100.88047186931</text:p>
          </table:table-cell>
          <table:table-cell table:formula="of:=[.A58]-[.A5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939" calcext:value-type="float">
            <text:p>1601800939</text:p>
          </table:table-cell>
          <table:table-cell office:value-type="float" office:value="595000" calcext:value-type="float">
            <text:p>595000</text:p>
          </table:table-cell>
          <table:table-cell office:value-type="float" office:value="-0.0431248471140862" calcext:value-type="float">
            <text:p>-0.043124847114086</text:p>
          </table:table-cell>
          <table:table-cell office:value-type="float" office:value="0.265430212020874" calcext:value-type="float">
            <text:p>0.265430212020874</text:p>
          </table:table-cell>
          <table:table-cell office:value-type="float" office:value="9.97670459747314" calcext:value-type="float">
            <text:p>9.97670459747314</text:p>
          </table:table-cell>
          <table:table-cell office:value-type="float" office:value="-493.863220214844" calcext:value-type="float">
            <text:p>-493.863220214844</text:p>
          </table:table-cell>
          <table:table-cell office:value-type="float" office:value="-68.3810653686524" calcext:value-type="float">
            <text:p>-68.3810653686524</text:p>
          </table:table-cell>
          <table:table-cell office:value-type="float" office:value="153.711273193359" calcext:value-type="float">
            <text:p>153.711273193359</text:p>
          </table:table-cell>
          <table:table-cell office:value-type="float" office:value="-0.0477105043828488" calcext:value-type="float">
            <text:p>-0.047710504382849</text:p>
          </table:table-cell>
          <table:table-cell office:value-type="float" office:value="-0.654178380966187" calcext:value-type="float">
            <text:p>-0.654178380966187</text:p>
          </table:table-cell>
          <table:table-cell office:value-type="float" office:value="-0.0974986553192139" calcext:value-type="float">
            <text:p>-0.097498655319214</text:p>
          </table:table-cell>
          <table:table-cell office:value-type="float" office:value="-0.748510777950287" calcext:value-type="float">
            <text:p>-0.748510777950287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2:19</text:p>
          </table:table-cell>
          <table:table-cell office:value-type="float" office:value="1601674884.24498" calcext:value-type="float">
            <text:p>1601674884.24498</text:p>
          </table:table-cell>
          <table:table-cell office:value-type="string" calcext:value-type="string">
            <text:p>2020-10-03T00:41:24</text:p>
          </table:table-cell>
          <table:table-cell table:formula="of:=([.A59]-[.Q59])/60" office:value-type="float" office:value="2100.91258358558" calcext:value-type="float">
            <text:p>2100.91258358558</text:p>
          </table:table-cell>
          <table:table-cell table:formula="of:=[.A59]-[.A5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0953" calcext:value-type="float">
            <text:p>1601800953</text:p>
          </table:table-cell>
          <table:table-cell office:value-type="float" office:value="120000" calcext:value-type="float">
            <text:p>120000</text:p>
          </table:table-cell>
          <table:table-cell office:value-type="float" office:value="-0.206652581691742" calcext:value-type="float">
            <text:p>-0.206652581691742</text:p>
          </table:table-cell>
          <table:table-cell office:value-type="float" office:value="0.479761093854904" calcext:value-type="float">
            <text:p>0.479761093854904</text:p>
          </table:table-cell>
          <table:table-cell office:value-type="float" office:value="10.0491971969604" calcext:value-type="float">
            <text:p>10.0491971969604</text:p>
          </table:table-cell>
          <table:table-cell office:value-type="float" office:value="-496.201049804688" calcext:value-type="float">
            <text:p>-496.201049804688</text:p>
          </table:table-cell>
          <table:table-cell office:value-type="float" office:value="-66.0432510375977" calcext:value-type="float">
            <text:p>-66.0432510375977</text:p>
          </table:table-cell>
          <table:table-cell office:value-type="float" office:value="164.815902709961" calcext:value-type="float">
            <text:p>164.815902709961</text:p>
          </table:table-cell>
          <table:table-cell office:value-type="float" office:value="-0.0483369342982769" calcext:value-type="float">
            <text:p>-0.048336934298277</text:p>
          </table:table-cell>
          <table:table-cell office:value-type="float" office:value="-0.648414433002472" calcext:value-type="float">
            <text:p>-0.648414433002472</text:p>
          </table:table-cell>
          <table:table-cell office:value-type="float" office:value="-0.113240711390972" calcext:value-type="float">
            <text:p>-0.113240711390972</text:p>
          </table:table-cell>
          <table:table-cell office:value-type="float" office:value="-0.751264870166779" calcext:value-type="float">
            <text:p>-0.751264870166779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2:33</text:p>
          </table:table-cell>
          <table:table-cell office:value-type="float" office:value="1601674899.11911" calcext:value-type="float">
            <text:p>1601674899.11911</text:p>
          </table:table-cell>
          <table:table-cell office:value-type="string" calcext:value-type="string">
            <text:p>2020-10-03T00:41:39</text:p>
          </table:table-cell>
          <table:table-cell table:formula="of:=([.A60]-[.Q60])/60" office:value-type="float" office:value="2100.89801485141" calcext:value-type="float">
            <text:p>2100.89801485141</text:p>
          </table:table-cell>
          <table:table-cell table:formula="of:=[.A60]-[.A5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0971" calcext:value-type="float">
            <text:p>1601800971</text:p>
          </table:table-cell>
          <table:table-cell office:value-type="float" office:value="649000" calcext:value-type="float">
            <text:p>649000</text:p>
          </table:table-cell>
          <table:table-cell office:value-type="float" office:value="-0.0241587404161692" calcext:value-type="float">
            <text:p>-0.024158740416169</text:p>
          </table:table-cell>
          <table:table-cell office:value-type="float" office:value="0.302376747131348" calcext:value-type="float">
            <text:p>0.302376747131348</text:p>
          </table:table-cell>
          <table:table-cell office:value-type="float" office:value="10.0374984741211" calcext:value-type="float">
            <text:p>10.0374984741211</text:p>
          </table:table-cell>
          <table:table-cell office:value-type="float" office:value="-499.123291015625" calcext:value-type="float">
            <text:p>-499.123291015625</text:p>
          </table:table-cell>
          <table:table-cell office:value-type="float" office:value="-77.1478652954102" calcext:value-type="float">
            <text:p>-77.1478652954102</text:p>
          </table:table-cell>
          <table:table-cell office:value-type="float" office:value="152.542373657227" calcext:value-type="float">
            <text:p>152.542373657227</text:p>
          </table:table-cell>
          <table:table-cell office:value-type="float" office:value="-0.0475012101233006" calcext:value-type="float">
            <text:p>-0.047501210123301</text:p>
          </table:table-cell>
          <table:table-cell office:value-type="float" office:value="-0.657086849212647" calcext:value-type="float">
            <text:p>-0.657086849212647</text:p>
          </table:table-cell>
          <table:table-cell office:value-type="float" office:value="-0.104608692228794" calcext:value-type="float">
            <text:p>-0.104608692228794</text:p>
          </table:table-cell>
          <table:table-cell office:value-type="float" office:value="-0.745008409023285" calcext:value-type="float">
            <text:p>-0.745008409023285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2:51</text:p>
          </table:table-cell>
          <table:table-cell office:value-type="float" office:value="1601674916.33784" calcext:value-type="float">
            <text:p>1601674916.33784</text:p>
          </table:table-cell>
          <table:table-cell office:value-type="string" calcext:value-type="string">
            <text:p>2020-10-03T00:41:56</text:p>
          </table:table-cell>
          <table:table-cell table:formula="of:=([.A61]-[.Q61])/60" office:value-type="float" office:value="2100.91103600264" calcext:value-type="float">
            <text:p>2100.91103600264</text:p>
          </table:table-cell>
          <table:table-cell table:formula="of:=[.A61]-[.A6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0985" calcext:value-type="float">
            <text:p>1601800985</text:p>
          </table:table-cell>
          <table:table-cell office:value-type="float" office:value="153000" calcext:value-type="float">
            <text:p>153000</text:p>
          </table:table-cell>
          <table:table-cell office:value-type="float" office:value="-0.333591133356094" calcext:value-type="float">
            <text:p>-0.333591133356094</text:p>
          </table:table-cell>
          <table:table-cell office:value-type="float" office:value="-0.474503457546234" calcext:value-type="float">
            <text:p>-0.474503457546234</text:p>
          </table:table-cell>
          <table:table-cell office:value-type="float" office:value="9.01426792144775" calcext:value-type="float">
            <text:p>9.01426792144775</text:p>
          </table:table-cell>
          <table:table-cell office:value-type="float" office:value="-511.396820068359" calcext:value-type="float">
            <text:p>-511.396820068359</text:p>
          </table:table-cell>
          <table:table-cell office:value-type="float" office:value="-85.9146728515625" calcext:value-type="float">
            <text:p>-85.9146728515625</text:p>
          </table:table-cell>
          <table:table-cell office:value-type="float" office:value="192.869659423828" calcext:value-type="float">
            <text:p>192.869659423828</text:p>
          </table:table-cell>
          <table:table-cell office:value-type="float" office:value="-0.0383484847843647" calcext:value-type="float">
            <text:p>-0.038348484784365</text:p>
          </table:table-cell>
          <table:table-cell office:value-type="float" office:value="-0.596105396747589" calcext:value-type="float">
            <text:p>-0.596105396747589</text:p>
          </table:table-cell>
          <table:table-cell office:value-type="float" office:value="-0.0713425874710083" calcext:value-type="float">
            <text:p>-0.071342587471008</text:p>
          </table:table-cell>
          <table:table-cell office:value-type="float" office:value="-0.798810422420502" calcext:value-type="float">
            <text:p>-0.798810422420502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3:05</text:p>
          </table:table-cell>
          <table:table-cell office:value-type="float" office:value="1601674931.40824" calcext:value-type="float">
            <text:p>1601674931.40824</text:p>
          </table:table-cell>
          <table:table-cell office:value-type="string" calcext:value-type="string">
            <text:p>2020-10-03T00:42:11</text:p>
          </table:table-cell>
          <table:table-cell table:formula="of:=([.A62]-[.Q62])/60" office:value-type="float" office:value="2100.89319593509" calcext:value-type="float">
            <text:p>2100.89319593509</text:p>
          </table:table-cell>
          <table:table-cell table:formula="of:=[.A62]-[.A6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004" calcext:value-type="float">
            <text:p>1601801004</text:p>
          </table:table-cell>
          <table:table-cell office:value-type="float" office:value="106000" calcext:value-type="float">
            <text:p>106000</text:p>
          </table:table-cell>
          <table:table-cell office:value-type="float" office:value="1.28708600997925" calcext:value-type="float">
            <text:p>1.28708600997925</text:p>
          </table:table-cell>
          <table:table-cell office:value-type="float" office:value="-7.7162184715271" calcext:value-type="float">
            <text:p>-7.7162184715271</text:p>
          </table:table-cell>
          <table:table-cell office:value-type="float" office:value="-3.63630867004395" calcext:value-type="float">
            <text:p>-3.63630867004395</text:p>
          </table:table-cell>
          <table:table-cell office:value-type="float" office:value="-487.434234619141" calcext:value-type="float">
            <text:p>-487.434234619141</text:p>
          </table:table-cell>
          <table:table-cell office:value-type="float" office:value="411.455291748047" calcext:value-type="float">
            <text:p>411.455291748047</text:p>
          </table:table-cell>
          <table:table-cell office:value-type="float" office:value="334.891876220703" calcext:value-type="float">
            <text:p>334.891876220703</text:p>
          </table:table-cell>
          <table:table-cell office:value-type="float" office:value="0.698373854160309" calcext:value-type="float">
            <text:p>0.698373854160309</text:p>
          </table:table-cell>
          <table:table-cell office:value-type="float" office:value="-0.0114766201004386" calcext:value-type="float">
            <text:p>-0.011476620100439</text:p>
          </table:table-cell>
          <table:table-cell office:value-type="float" office:value="0.713769257068634" calcext:value-type="float">
            <text:p>0.713769257068634</text:p>
          </table:table-cell>
          <table:table-cell office:value-type="float" office:value="-0.0517275519669056" calcext:value-type="float">
            <text:p>-0.051727551966906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3:24</text:p>
          </table:table-cell>
          <table:table-cell office:value-type="float" office:value="1601674948.6689" calcext:value-type="float">
            <text:p>1601674948.6689</text:p>
          </table:table-cell>
          <table:table-cell office:value-type="string" calcext:value-type="string">
            <text:p>2020-10-03T00:42:28</text:p>
          </table:table-cell>
          <table:table-cell table:formula="of:=([.A63]-[.Q63])/60" office:value-type="float" office:value="2100.92218506734" calcext:value-type="float">
            <text:p>2100.92218506734</text:p>
          </table:table-cell>
          <table:table-cell table:formula="of:=[.A63]-[.A6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1017" calcext:value-type="float">
            <text:p>1601801017</text:p>
          </table:table-cell>
          <table:table-cell office:value-type="float" office:value="221000" calcext:value-type="float">
            <text:p>221000</text:p>
          </table:table-cell>
          <table:table-cell office:value-type="float" office:value="-0.00996591523289681" calcext:value-type="float">
            <text:p>-0.009965915232897</text:p>
          </table:table-cell>
          <table:table-cell office:value-type="float" office:value="0.0686476826667786" calcext:value-type="float">
            <text:p>0.068647682666779</text:p>
          </table:table-cell>
          <table:table-cell office:value-type="float" office:value="9.48764419555664" calcext:value-type="float">
            <text:p>9.48764419555664</text:p>
          </table:table-cell>
          <table:table-cell office:value-type="float" office:value="-556.984252929688" calcext:value-type="float">
            <text:p>-556.984252929688</text:p>
          </table:table-cell>
          <table:table-cell office:value-type="float" office:value="223.261245727539" calcext:value-type="float">
            <text:p>223.261245727539</text:p>
          </table:table-cell>
          <table:table-cell office:value-type="float" office:value="334.307434082031" calcext:value-type="float">
            <text:p>334.307434082031</text:p>
          </table:table-cell>
          <table:table-cell office:value-type="float" office:value="-0.182475343346596" calcext:value-type="float">
            <text:p>-0.182475343346596</text:p>
          </table:table-cell>
          <table:table-cell office:value-type="float" office:value="0.60110741853714" calcext:value-type="float">
            <text:p>0.60110741853714</text:p>
          </table:table-cell>
          <table:table-cell office:value-type="float" office:value="-0.0260076522827148" calcext:value-type="float">
            <text:p>-0.026007652282715</text:p>
          </table:table-cell>
          <table:table-cell office:value-type="float" office:value="0.777622163295746" calcext:value-type="float">
            <text:p>0.777622163295746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3:37</text:p>
          </table:table-cell>
          <table:table-cell office:value-type="float" office:value="1601674963.20394" calcext:value-type="float">
            <text:p>1601674963.20394</text:p>
          </table:table-cell>
          <table:table-cell office:value-type="string" calcext:value-type="string">
            <text:p>2020-10-03T00:42:43</text:p>
          </table:table-cell>
          <table:table-cell table:formula="of:=([.A64]-[.Q64])/60" office:value-type="float" office:value="2100.89660100142" calcext:value-type="float">
            <text:p>2100.89660100142</text:p>
          </table:table-cell>
          <table:table-cell table:formula="of:=[.A64]-[.A6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1034" calcext:value-type="float">
            <text:p>1601801034</text:p>
          </table:table-cell>
          <table:table-cell office:value-type="float" office:value="625000" calcext:value-type="float">
            <text:p>625000</text:p>
          </table:table-cell>
          <table:table-cell office:value-type="float" office:value="-0.0387355126440525" calcext:value-type="float">
            <text:p>-0.038735512644053</text:p>
          </table:table-cell>
          <table:table-cell office:value-type="float" office:value="0.610657930374146" calcext:value-type="float">
            <text:p>0.610657930374146</text:p>
          </table:table-cell>
          <table:table-cell office:value-type="float" office:value="9.0209379196167" calcext:value-type="float">
            <text:p>9.0209379196167</text:p>
          </table:table-cell>
          <table:table-cell office:value-type="float" office:value="-563.997680664063" calcext:value-type="float">
            <text:p>-563.997680664063</text:p>
          </table:table-cell>
          <table:table-cell office:value-type="float" office:value="142.606658935547" calcext:value-type="float">
            <text:p>142.606658935547</text:p>
          </table:table-cell>
          <table:table-cell office:value-type="float" office:value="264.173004150391" calcext:value-type="float">
            <text:p>264.173004150391</text:p>
          </table:table-cell>
          <table:table-cell office:value-type="float" office:value="-0.0841528549790383" calcext:value-type="float">
            <text:p>-0.084152854979038</text:p>
          </table:table-cell>
          <table:table-cell office:value-type="float" office:value="0.626551628112793" calcext:value-type="float">
            <text:p>0.626551628112793</text:p>
          </table:table-cell>
          <table:table-cell office:value-type="float" office:value="-0.0432153232395649" calcext:value-type="float">
            <text:p>-0.043215323239565</text:p>
          </table:table-cell>
          <table:table-cell office:value-type="float" office:value="0.773617267608643" calcext:value-type="float">
            <text:p>0.773617267608643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3:54</text:p>
          </table:table-cell>
          <table:table-cell office:value-type="float" office:value="1601674980.42593" calcext:value-type="float">
            <text:p>1601674980.42593</text:p>
          </table:table-cell>
          <table:table-cell office:value-type="string" calcext:value-type="string">
            <text:p>2020-10-03T00:43:00</text:p>
          </table:table-cell>
          <table:table-cell table:formula="of:=([.A65]-[.Q65])/60" office:value-type="float" office:value="2100.89290113449" calcext:value-type="float">
            <text:p>2100.89290113449</text:p>
          </table:table-cell>
          <table:table-cell table:formula="of:=[.A65]-[.A6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1801048" calcext:value-type="float">
            <text:p>1601801048</text:p>
          </table:table-cell>
          <table:table-cell office:value-type="float" office:value="450000" calcext:value-type="float">
            <text:p>450000</text:p>
          </table:table-cell>
          <table:table-cell office:value-type="float" office:value="0.094760961830616" calcext:value-type="float">
            <text:p>0.094760961830616</text:p>
          </table:table-cell>
          <table:table-cell office:value-type="float" office:value="-0.575273752212524" calcext:value-type="float">
            <text:p>-0.575273752212524</text:p>
          </table:table-cell>
          <table:table-cell office:value-type="float" office:value="12.7388687133789" calcext:value-type="float">
            <text:p>12.7388687133789</text:p>
          </table:table-cell>
          <table:table-cell office:value-type="float" office:value="-534.190551757813" calcext:value-type="float">
            <text:p>-534.190551757813</text:p>
          </table:table-cell>
          <table:table-cell office:value-type="float" office:value="326.125091552734" calcext:value-type="float">
            <text:p>326.125091552734</text:p>
          </table:table-cell>
          <table:table-cell office:value-type="float" office:value="130.333145141602" calcext:value-type="float">
            <text:p>130.333145141602</text:p>
          </table:table-cell>
          <table:table-cell office:value-type="float" office:value="-0.302533775568008" calcext:value-type="float">
            <text:p>-0.302533775568008</text:p>
          </table:table-cell>
          <table:table-cell office:value-type="float" office:value="0.481781095266342" calcext:value-type="float">
            <text:p>0.481781095266342</text:p>
          </table:table-cell>
          <table:table-cell office:value-type="float" office:value="-0.0280767865478992" calcext:value-type="float">
            <text:p>-0.028076786547899</text:p>
          </table:table-cell>
          <table:table-cell office:value-type="float" office:value="0.821931958198547" calcext:value-type="float">
            <text:p>0.821931958198547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4:08</text:p>
          </table:table-cell>
          <table:table-cell office:value-type="float" office:value="1601674997.43653" calcext:value-type="float">
            <text:p>1601674997.43653</text:p>
          </table:table-cell>
          <table:table-cell office:value-type="string" calcext:value-type="string">
            <text:p>2020-10-03T00:43:17</text:p>
          </table:table-cell>
          <table:table-cell table:formula="of:=([.A66]-[.Q66])/60" office:value-type="float" office:value="2100.84272451798" calcext:value-type="float">
            <text:p>2100.84272451798</text:p>
          </table:table-cell>
          <table:table-cell table:formula="of:=[.A66]-[.A6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066" calcext:value-type="float">
            <text:p>1601801066</text:p>
          </table:table-cell>
          <table:table-cell office:value-type="float" office:value="686000" calcext:value-type="float">
            <text:p>686000</text:p>
          </table:table-cell>
          <table:table-cell office:value-type="float" office:value="-0.018143605440855" calcext:value-type="float">
            <text:p>-0.018143605440855</text:p>
          </table:table-cell>
          <table:table-cell office:value-type="float" office:value="-0.419613480567932" calcext:value-type="float">
            <text:p>-0.419613480567932</text:p>
          </table:table-cell>
          <table:table-cell office:value-type="float" office:value="10.8987617492676" calcext:value-type="float">
            <text:p>10.8987617492676</text:p>
          </table:table-cell>
          <table:table-cell office:value-type="float" office:value="-461.133850097656" calcext:value-type="float">
            <text:p>-461.133850097656</text:p>
          </table:table-cell>
          <table:table-cell office:value-type="float" office:value="287.551147460937" calcext:value-type="float">
            <text:p>287.551147460937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-0.307664602994919" calcext:value-type="float">
            <text:p>-0.307664602994919</text:p>
          </table:table-cell>
          <table:table-cell office:value-type="float" office:value="0.28777027130127" calcext:value-type="float">
            <text:p>0.28777027130127</text:p>
          </table:table-cell>
          <table:table-cell office:value-type="float" office:value="0.0116442572325468" calcext:value-type="float">
            <text:p>0.011644257232547</text:p>
          </table:table-cell>
          <table:table-cell office:value-type="float" office:value="0.906860113143921" calcext:value-type="float">
            <text:p>0.906860113143921</text:p>
          </table:table-cell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4:26</text:p>
          </table:table-cell>
          <table:table-cell office:value-type="float" office:value="1601675011.62758" calcext:value-type="float">
            <text:p>1601675011.62758</text:p>
          </table:table-cell>
          <table:table-cell office:value-type="string" calcext:value-type="string">
            <text:p>2020-10-03T00:43:31</text:p>
          </table:table-cell>
          <table:table-cell table:formula="of:=([.A67]-[.Q67])/60" office:value-type="float" office:value="2100.90620700121" calcext:value-type="float">
            <text:p>2100.90620700121</text:p>
          </table:table-cell>
          <table:table-cell table:formula="of:=[.A67]-[.A6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084" calcext:value-type="float">
            <text:p>1601801084</text:p>
          </table:table-cell>
          <table:table-cell office:value-type="float" office:value="374000" calcext:value-type="float">
            <text:p>374000</text:p>
          </table:table-cell>
          <table:table-cell office:value-type="float" office:value="-0.031006932258606" calcext:value-type="float">
            <text:p>-0.031006932258606</text:p>
          </table:table-cell>
          <table:table-cell office:value-type="float" office:value="0.424665987491608" calcext:value-type="float">
            <text:p>0.424665987491608</text:p>
          </table:table-cell>
          <table:table-cell office:value-type="float" office:value="11.2878122329712" calcext:value-type="float">
            <text:p>11.2878122329712</text:p>
          </table:table-cell>
          <table:table-cell office:value-type="float" office:value="-399.181762695313" calcext:value-type="float">
            <text:p>-399.181762695313</text:p>
          </table:table-cell>
          <table:table-cell office:value-type="float" office:value="175.920516967773" calcext:value-type="float">
            <text:p>175.920516967773</text:p>
          </table:table-cell>
          <table:table-cell office:value-type="float" office:value="-109.877265930176" calcext:value-type="float">
            <text:p>-109.877265930176</text:p>
          </table:table-cell>
          <table:table-cell office:value-type="float" office:value="-0.24360117316246" calcext:value-type="float">
            <text:p>-0.24360117316246</text:p>
          </table:table-cell>
          <table:table-cell office:value-type="float" office:value="0.199078947305679" calcext:value-type="float">
            <text:p>0.199078947305679</text:p>
          </table:table-cell>
          <table:table-cell office:value-type="float" office:value="0.110078610479832" calcext:value-type="float">
            <text:p>0.110078610479832</text:p>
          </table:table-cell>
          <table:table-cell office:value-type="float" office:value="0.942819595336914" calcext:value-type="float">
            <text:p>0.942819595336914</text:p>
          </table:table-cell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4:44</text:p>
          </table:table-cell>
          <table:table-cell office:value-type="float" office:value="1601675029.69732" calcext:value-type="float">
            <text:p>1601675029.69732</text:p>
          </table:table-cell>
          <table:table-cell office:value-type="string" calcext:value-type="string">
            <text:p>2020-10-03T00:43:49</text:p>
          </table:table-cell>
          <table:table-cell table:formula="of:=([.A68]-[.Q68])/60" office:value-type="float" office:value="2100.90504459937" calcext:value-type="float">
            <text:p>2100.90504459937</text:p>
          </table:table-cell>
          <table:table-cell table:formula="of:=[.A68]-[.A6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097" calcext:value-type="float">
            <text:p>1601801097</text:p>
          </table:table-cell>
          <table:table-cell office:value-type="float" office:value="927000" calcext:value-type="float">
            <text:p>927000</text:p>
          </table:table-cell>
          <table:table-cell office:value-type="float" office:value="-0.0218541473150253" calcext:value-type="float">
            <text:p>-0.021854147315025</text:p>
          </table:table-cell>
          <table:table-cell office:value-type="float" office:value="0.443573713302612" calcext:value-type="float">
            <text:p>0.443573713302612</text:p>
          </table:table-cell>
          <table:table-cell office:value-type="float" office:value="11.2852039337158" calcext:value-type="float">
            <text:p>11.2852039337158</text:p>
          </table:table-cell>
          <table:table-cell office:value-type="float" office:value="-412.039764404297" calcext:value-type="float">
            <text:p>-412.039764404297</text:p>
          </table:table-cell>
          <table:table-cell office:value-type="float" office:value="160.724731445313" calcext:value-type="float">
            <text:p>160.724731445313</text:p>
          </table:table-cell>
          <table:table-cell office:value-type="float" office:value="-106.370544433594" calcext:value-type="float">
            <text:p>-106.370544433594</text:p>
          </table:table-cell>
          <table:table-cell office:value-type="float" office:value="-0.210073158144951" calcext:value-type="float">
            <text:p>-0.210073158144951</text:p>
          </table:table-cell>
          <table:table-cell office:value-type="float" office:value="0.215903848409653" calcext:value-type="float">
            <text:p>0.215903848409653</text:p>
          </table:table-cell>
          <table:table-cell office:value-type="float" office:value="0.0724011659622192" calcext:value-type="float">
            <text:p>0.072401165962219</text:p>
          </table:table-cell>
          <table:table-cell office:value-type="float" office:value="0.950795948505402" calcext:value-type="float">
            <text:p>0.95079594850540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4:57</text:p>
          </table:table-cell>
          <table:table-cell office:value-type="float" office:value="1601675043.90992" calcext:value-type="float">
            <text:p>1601675043.90992</text:p>
          </table:table-cell>
          <table:table-cell office:value-type="string" calcext:value-type="string">
            <text:p>2020-10-03T00:44:03</text:p>
          </table:table-cell>
          <table:table-cell table:formula="of:=([.A69]-[.Q69])/60" office:value-type="float" office:value="2100.8848347187" calcext:value-type="float">
            <text:p>2100.8848347187</text:p>
          </table:table-cell>
          <table:table-cell table:formula="of:=[.A69]-[.A6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1115" calcext:value-type="float">
            <text:p>1601801115</text:p>
          </table:table-cell>
          <table:table-cell office:value-type="float" office:value="882000" calcext:value-type="float">
            <text:p>882000</text:p>
          </table:table-cell>
          <table:table-cell office:value-type="float" office:value="0.0572593510150909" calcext:value-type="float">
            <text:p>0.057259351015091</text:p>
          </table:table-cell>
          <table:table-cell office:value-type="float" office:value="-0.485075205564499" calcext:value-type="float">
            <text:p>-0.485075205564499</text:p>
          </table:table-cell>
          <table:table-cell office:value-type="float" office:value="11.1179637908936" calcext:value-type="float">
            <text:p>11.1179637908936</text:p>
          </table:table-cell>
          <table:table-cell office:value-type="float" office:value="-361.192291259766" calcext:value-type="float">
            <text:p>-361.192291259766</text:p>
          </table:table-cell>
          <table:table-cell office:value-type="float" office:value="136.177673339844" calcext:value-type="float">
            <text:p>136.177673339844</text:p>
          </table:table-cell>
          <table:table-cell office:value-type="float" office:value="-122.735237121582" calcext:value-type="float">
            <text:p>-122.735237121582</text:p>
          </table:table-cell>
          <table:table-cell office:value-type="float" office:value="-0.236741274595261" calcext:value-type="float">
            <text:p>-0.236741274595261</text:p>
          </table:table-cell>
          <table:table-cell office:value-type="float" office:value="0.128817796707153" calcext:value-type="float">
            <text:p>0.128817796707153</text:p>
          </table:table-cell>
          <table:table-cell office:value-type="float" office:value="0.0521822273731232" calcext:value-type="float">
            <text:p>0.052182227373123</text:p>
          </table:table-cell>
          <table:table-cell office:value-type="float" office:value="0.961580276489258" calcext:value-type="float">
            <text:p>0.961580276489258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5:15</text:p>
          </table:table-cell>
          <table:table-cell office:value-type="float" office:value="1601675061.57124" calcext:value-type="float">
            <text:p>1601675061.57124</text:p>
          </table:table-cell>
          <table:table-cell office:value-type="string" calcext:value-type="string">
            <text:p>2020-10-03T00:44:21</text:p>
          </table:table-cell>
          <table:table-cell table:formula="of:=([.A70]-[.Q70])/60" office:value-type="float" office:value="2100.89047938585" calcext:value-type="float">
            <text:p>2100.89047938585</text:p>
          </table:table-cell>
          <table:table-cell table:formula="of:=[.A70]-[.A6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129" calcext:value-type="float">
            <text:p>1601801129</text:p>
          </table:table-cell>
          <table:table-cell office:value-type="float" office:value="145000" calcext:value-type="float">
            <text:p>145000</text:p>
          </table:table-cell>
          <table:table-cell office:value-type="float" office:value="-0.0222283154726028" calcext:value-type="float">
            <text:p>-0.022228315472603</text:p>
          </table:table-cell>
          <table:table-cell office:value-type="float" office:value="0.624226570129395" calcext:value-type="float">
            <text:p>0.624226570129395</text:p>
          </table:table-cell>
          <table:table-cell office:value-type="float" office:value="11.1176452636719" calcext:value-type="float">
            <text:p>11.1176452636719</text:p>
          </table:table-cell>
          <table:table-cell office:value-type="float" office:value="-382.232604980469" calcext:value-type="float">
            <text:p>-382.232604980469</text:p>
          </table:table-cell>
          <table:table-cell office:value-type="float" office:value="165.400360107422" calcext:value-type="float">
            <text:p>165.400360107422</text:p>
          </table:table-cell>
          <table:table-cell office:value-type="float" office:value="-132.670959472656" calcext:value-type="float">
            <text:p>-132.670959472656</text:p>
          </table:table-cell>
          <table:table-cell office:value-type="float" office:value="-0.221742659807205" calcext:value-type="float">
            <text:p>-0.221742659807205</text:p>
          </table:table-cell>
          <table:table-cell office:value-type="float" office:value="0.170726329088211" calcext:value-type="float">
            <text:p>0.170726329088211</text:p>
          </table:table-cell>
          <table:table-cell office:value-type="float" office:value="0.0778284892439842" calcext:value-type="float">
            <text:p>0.077828489243984</text:p>
          </table:table-cell>
          <table:table-cell office:value-type="float" office:value="0.956883192062378" calcext:value-type="float">
            <text:p>0.956883192062378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5:29</text:p>
          </table:table-cell>
          <table:table-cell office:value-type="float" office:value="1601675075.53136" calcext:value-type="float">
            <text:p>1601675075.53136</text:p>
          </table:table-cell>
          <table:table-cell office:value-type="string" calcext:value-type="string">
            <text:p>2020-10-03T00:44:35</text:p>
          </table:table-cell>
          <table:table-cell table:formula="of:=([.A71]-[.Q71])/60" office:value-type="float" office:value="2100.89114400148" calcext:value-type="float">
            <text:p>2100.89114400148</text:p>
          </table:table-cell>
          <table:table-cell table:formula="of:=[.A71]-[.A7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147" calcext:value-type="float">
            <text:p>1601801147</text:p>
          </table:table-cell>
          <table:table-cell office:value-type="float" office:value="920000" calcext:value-type="float">
            <text:p>920000</text:p>
          </table:table-cell>
          <table:table-cell office:value-type="float" office:value="-0.0438706129789352" calcext:value-type="float">
            <text:p>-0.043870612978935</text:p>
          </table:table-cell>
          <table:table-cell office:value-type="float" office:value="0.126947432756424" calcext:value-type="float">
            <text:p>0.126947432756424</text:p>
          </table:table-cell>
          <table:table-cell office:value-type="float" office:value="11.2251091003418" calcext:value-type="float">
            <text:p>11.2251091003418</text:p>
          </table:table-cell>
          <table:table-cell office:value-type="float" office:value="-341.905334472656" calcext:value-type="float">
            <text:p>-341.905334472656</text:p>
          </table:table-cell>
          <table:table-cell office:value-type="float" office:value="154.29573059082" calcext:value-type="float">
            <text:p>154.29573059082</text:p>
          </table:table-cell>
          <table:table-cell office:value-type="float" office:value="-143.775573730469" calcext:value-type="float">
            <text:p>-143.775573730469</text:p>
          </table:table-cell>
          <table:table-cell office:value-type="float" office:value="-0.244721606373787" calcext:value-type="float">
            <text:p>-0.244721606373787</text:p>
          </table:table-cell>
          <table:table-cell office:value-type="float" office:value="0.115278981626034" calcext:value-type="float">
            <text:p>0.115278981626034</text:p>
          </table:table-cell>
          <table:table-cell office:value-type="float" office:value="0.0316858403384686" calcext:value-type="float">
            <text:p>0.031685840338469</text:p>
          </table:table-cell>
          <table:table-cell office:value-type="float" office:value="0.962194383144379" calcext:value-type="float">
            <text:p>0.962194383144379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5:47</text:p>
          </table:table-cell>
          <table:table-cell office:value-type="float" office:value="1601675093.72755" calcext:value-type="float">
            <text:p>1601675093.72755</text:p>
          </table:table-cell>
          <table:table-cell office:value-type="string" calcext:value-type="string">
            <text:p>2020-10-03T00:44:53</text:p>
          </table:table-cell>
          <table:table-cell table:formula="of:=([.A72]-[.Q72])/60" office:value-type="float" office:value="2100.88787424962" calcext:value-type="float">
            <text:p>2100.88787424962</text:p>
          </table:table-cell>
          <table:table-cell table:formula="of:=[.A72]-[.A7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161" calcext:value-type="float">
            <text:p>1601801161</text:p>
          </table:table-cell>
          <table:table-cell office:value-type="float" office:value="183000" calcext:value-type="float">
            <text:p>183000</text:p>
          </table:table-cell>
          <table:table-cell office:value-type="float" office:value="0.0291702523827553" calcext:value-type="float">
            <text:p>0.029170252382755</text:p>
          </table:table-cell>
          <table:table-cell office:value-type="float" office:value="-0.611446261405945" calcext:value-type="float">
            <text:p>-0.611446261405945</text:p>
          </table:table-cell>
          <table:table-cell office:value-type="float" office:value="11.2112483978272" calcext:value-type="float">
            <text:p>11.2112483978272</text:p>
          </table:table-cell>
          <table:table-cell office:value-type="float" office:value="-302.746917724609" calcext:value-type="float">
            <text:p>-302.746917724609</text:p>
          </table:table-cell>
          <table:table-cell office:value-type="float" office:value="168.322616577148" calcext:value-type="float">
            <text:p>168.322616577148</text:p>
          </table:table-cell>
          <table:table-cell office:value-type="float" office:value="-174.16716003418" calcext:value-type="float">
            <text:p>-174.16716003418</text:p>
          </table:table-cell>
          <table:table-cell office:value-type="float" office:value="-0.299842864274979" calcext:value-type="float">
            <text:p>-0.299842864274979</text:p>
          </table:table-cell>
          <table:table-cell office:value-type="float" office:value="0.0534815900027752" calcext:value-type="float">
            <text:p>0.053481590002775</text:p>
          </table:table-cell>
          <table:table-cell office:value-type="float" office:value="0.0243757795542479" calcext:value-type="float">
            <text:p>0.024375779554248</text:p>
          </table:table-cell>
          <table:table-cell office:value-type="float" office:value="0.952176332473755" calcext:value-type="float">
            <text:p>0.952176332473755</text:p>
          </table:table-cell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6:01</text:p>
          </table:table-cell>
          <table:table-cell office:value-type="float" office:value="1601675107.2174" calcext:value-type="float">
            <text:p>1601675107.2174</text:p>
          </table:table-cell>
          <table:table-cell office:value-type="string" calcext:value-type="string">
            <text:p>2020-10-03T00:45:07</text:p>
          </table:table-cell>
          <table:table-cell table:formula="of:=([.A73]-[.Q73])/60" office:value-type="float" office:value="2100.89637671709" calcext:value-type="float">
            <text:p>2100.89637671709</text:p>
          </table:table-cell>
          <table:table-cell table:formula="of:=[.A73]-[.A7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180" calcext:value-type="float">
            <text:p>1601801180</text:p>
          </table:table-cell>
          <table:table-cell office:value-type="float" office:value="243000" calcext:value-type="float">
            <text:p>243000</text:p>
          </table:table-cell>
          <table:table-cell office:value-type="float" office:value="-0.00983553752303124" calcext:value-type="float">
            <text:p>-0.009835537523031</text:p>
          </table:table-cell>
          <table:table-cell office:value-type="float" office:value="-0.218504250049591" calcext:value-type="float">
            <text:p>-0.218504250049591</text:p>
          </table:table-cell>
          <table:table-cell office:value-type="float" office:value="11.1918287277222" calcext:value-type="float">
            <text:p>11.1918287277222</text:p>
          </table:table-cell>
          <table:table-cell office:value-type="float" office:value="-276.446533203125" calcext:value-type="float">
            <text:p>-276.446533203125</text:p>
          </table:table-cell>
          <table:table-cell office:value-type="float" office:value="188.77848815918" calcext:value-type="float">
            <text:p>188.77848815918</text:p>
          </table:table-cell>
          <table:table-cell office:value-type="float" office:value="-190.531845092773" calcext:value-type="float">
            <text:p>-190.531845092773</text:p>
          </table:table-cell>
          <table:table-cell office:value-type="float" office:value="-0.305563181638718" calcext:value-type="float">
            <text:p>-0.305563181638718</text:p>
          </table:table-cell>
          <table:table-cell office:value-type="float" office:value="0.0387326031923294" calcext:value-type="float">
            <text:p>0.03873260319233</text:p>
          </table:table-cell>
          <table:table-cell office:value-type="float" office:value="-0.0110845621675253" calcext:value-type="float">
            <text:p>-0.011084562167525</text:p>
          </table:table-cell>
          <table:table-cell office:value-type="float" office:value="0.951319098472595" calcext:value-type="float">
            <text:p>0.951319098472595</text:p>
          </table:table-cell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6:20</text:p>
          </table:table-cell>
          <table:table-cell office:value-type="float" office:value="1601675126.30684" calcext:value-type="float">
            <text:p>1601675126.30684</text:p>
          </table:table-cell>
          <table:table-cell office:value-type="string" calcext:value-type="string">
            <text:p>2020-10-03T00:45:26</text:p>
          </table:table-cell>
          <table:table-cell table:formula="of:=([.A74]-[.Q74])/60" office:value-type="float" office:value="2100.8948859334" calcext:value-type="float">
            <text:p>2100.8948859334</text:p>
          </table:table-cell>
          <table:table-cell table:formula="of:=[.A74]-[.A7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1194" calcext:value-type="float">
            <text:p>1601801194</text:p>
          </table:table-cell>
          <table:table-cell office:value-type="float" office:value="63000" calcext:value-type="float">
            <text:p>63000</text:p>
          </table:table-cell>
          <table:table-cell office:value-type="float" office:value="-0.00163628533482552" calcext:value-type="float">
            <text:p>-0.001636285334826</text:p>
          </table:table-cell>
          <table:table-cell office:value-type="float" office:value="-0.730870544910431" calcext:value-type="float">
            <text:p>-0.730870544910431</text:p>
          </table:table-cell>
          <table:table-cell office:value-type="float" office:value="11.1780700683594" calcext:value-type="float">
            <text:p>11.1780700683594</text:p>
          </table:table-cell>
          <table:table-cell office:value-type="float" office:value="-264.173004150391" calcext:value-type="float">
            <text:p>-264.173004150391</text:p>
          </table:table-cell>
          <table:table-cell office:value-type="float" office:value="179.427230834961" calcext:value-type="float">
            <text:p>179.427230834961</text:p>
          </table:table-cell>
          <table:table-cell office:value-type="float" office:value="-195.207473754883" calcext:value-type="float">
            <text:p>-195.207473754883</text:p>
          </table:table-cell>
          <table:table-cell office:value-type="float" office:value="-0.325168609619141" calcext:value-type="float">
            <text:p>-0.325168609619141</text:p>
          </table:table-cell>
          <table:table-cell office:value-type="float" office:value="0.022088997066021" calcext:value-type="float">
            <text:p>0.022088997066021</text:p>
          </table:table-cell>
          <table:table-cell office:value-type="float" office:value="-0.0164929386228323" calcext:value-type="float">
            <text:p>-0.016492938622832</text:p>
          </table:table-cell>
          <table:table-cell office:value-type="float" office:value="0.945254147052765" calcext:value-type="float">
            <text:p>0.945254147052765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6:34</text:p>
          </table:table-cell>
          <table:table-cell office:value-type="float" office:value="1601675140.09958" calcext:value-type="float">
            <text:p>1601675140.09958</text:p>
          </table:table-cell>
          <table:table-cell office:value-type="string" calcext:value-type="string">
            <text:p>2020-10-03T00:45:40</text:p>
          </table:table-cell>
          <table:table-cell table:formula="of:=([.A75]-[.Q75])/60" office:value-type="float" office:value="2100.89834040006" calcext:value-type="float">
            <text:p>2100.89834040006</text:p>
          </table:table-cell>
          <table:table-cell table:formula="of:=[.A75]-[.A7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212" calcext:value-type="float">
            <text:p>1601801212</text:p>
          </table:table-cell>
          <table:table-cell office:value-type="float" office:value="695000" calcext:value-type="float">
            <text:p>695000</text:p>
          </table:table-cell>
          <table:table-cell office:value-type="float" office:value="0.184014216065407" calcext:value-type="float">
            <text:p>0.184014216065407</text:p>
          </table:table-cell>
          <table:table-cell office:value-type="float" office:value="-0.0322930663824081" calcext:value-type="float">
            <text:p>-0.032293066382408</text:p>
          </table:table-cell>
          <table:table-cell office:value-type="float" office:value="11.4072189331055" calcext:value-type="float">
            <text:p>11.4072189331055</text:p>
          </table:table-cell>
          <table:table-cell office:value-type="float" office:value="-330.216247558594" calcext:value-type="float">
            <text:p>-330.216247558594</text:p>
          </table:table-cell>
          <table:table-cell office:value-type="float" office:value="134.42431640625" calcext:value-type="float">
            <text:p>134.42431640625</text:p>
          </table:table-cell>
          <table:table-cell office:value-type="float" office:value="-138.515487670898" calcext:value-type="float">
            <text:p>-138.515487670898</text:p>
          </table:table-cell>
          <table:table-cell office:value-type="float" office:value="-0.22698187828064" calcext:value-type="float">
            <text:p>-0.22698187828064</text:p>
          </table:table-cell>
          <table:table-cell office:value-type="float" office:value="0.0598818585276604" calcext:value-type="float">
            <text:p>0.05988185852766</text:p>
          </table:table-cell>
          <table:table-cell office:value-type="float" office:value="0.064138650894165" calcext:value-type="float">
            <text:p>0.064138650894165</text:p>
          </table:table-cell>
          <table:table-cell office:value-type="float" office:value="0.969937920570374" calcext:value-type="float">
            <text:p>0.969937920570374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6:52</text:p>
          </table:table-cell>
          <table:table-cell office:value-type="float" office:value="1601675158.56065" calcext:value-type="float">
            <text:p>1601675158.56065</text:p>
          </table:table-cell>
          <table:table-cell office:value-type="string" calcext:value-type="string">
            <text:p>2020-10-03T00:45:58</text:p>
          </table:table-cell>
          <table:table-cell table:formula="of:=([.A76]-[.Q76])/60" office:value-type="float" office:value="2100.89065578381" calcext:value-type="float">
            <text:p>2100.89065578381</text:p>
          </table:table-cell>
          <table:table-cell table:formula="of:=[.A76]-[.A7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225" calcext:value-type="float">
            <text:p>1601801225</text:p>
          </table:table-cell>
          <table:table-cell office:value-type="float" office:value="866000" calcext:value-type="float">
            <text:p>866000</text:p>
          </table:table-cell>
          <table:table-cell office:value-type="float" office:value="-0.0971289128065109" calcext:value-type="float">
            <text:p>-0.097128912806511</text:p>
          </table:table-cell>
          <table:table-cell office:value-type="float" office:value="0.712752521038055" calcext:value-type="float">
            <text:p>0.712752521038055</text:p>
          </table:table-cell>
          <table:table-cell office:value-type="float" office:value="11.3229141235352" calcext:value-type="float">
            <text:p>11.3229141235352</text:p>
          </table:table-cell>
          <table:table-cell office:value-type="float" office:value="-330.216247558594" calcext:value-type="float">
            <text:p>-330.216247558594</text:p>
          </table:table-cell>
          <table:table-cell office:value-type="float" office:value="134.42431640625" calcext:value-type="float">
            <text:p>134.42431640625</text:p>
          </table:table-cell>
          <table:table-cell office:value-type="float" office:value="-138.515487670898" calcext:value-type="float">
            <text:p>-138.515487670898</text:p>
          </table:table-cell>
          <table:table-cell office:value-type="float" office:value="-0.17456579208374" calcext:value-type="float">
            <text:p>-0.17456579208374</text:p>
          </table:table-cell>
          <table:table-cell office:value-type="float" office:value="0.0404074341058731" calcext:value-type="float">
            <text:p>0.040407434105873</text:p>
          </table:table-cell>
          <table:table-cell office:value-type="float" office:value="0.0290649347007275" calcext:value-type="float">
            <text:p>0.029064934700728</text:p>
          </table:table-cell>
          <table:table-cell office:value-type="float" office:value="0.98338657617569" calcext:value-type="float">
            <text:p>0.98338657617569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7:05</text:p>
          </table:table-cell>
          <table:table-cell office:value-type="float" office:value="1601675171.97211" calcext:value-type="float">
            <text:p>1601675171.97211</text:p>
          </table:table-cell>
          <table:table-cell office:value-type="string" calcext:value-type="string">
            <text:p>2020-10-03T00:46:11</text:p>
          </table:table-cell>
          <table:table-cell table:formula="of:=([.A77]-[.Q77])/60" office:value-type="float" office:value="2100.88379811843" calcext:value-type="float">
            <text:p>2100.88379811843</text:p>
          </table:table-cell>
          <table:table-cell table:formula="of:=[.A77]-[.A7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1244" calcext:value-type="float">
            <text:p>1601801244</text:p>
          </table:table-cell>
          <table:table-cell office:value-type="float" office:value="201000" calcext:value-type="float">
            <text:p>201000</text:p>
          </table:table-cell>
          <table:table-cell office:value-type="float" office:value="0.132990747690201" calcext:value-type="float">
            <text:p>0.132990747690201</text:p>
          </table:table-cell>
          <table:table-cell office:value-type="float" office:value="-0.217184692621231" calcext:value-type="float">
            <text:p>-0.217184692621231</text:p>
          </table:table-cell>
          <table:table-cell office:value-type="float" office:value="11.5323133468628" calcext:value-type="float">
            <text:p>11.5323133468628</text:p>
          </table:table-cell>
          <table:table-cell office:value-type="float" office:value="-330.216247558594" calcext:value-type="float">
            <text:p>-330.216247558594</text:p>
          </table:table-cell>
          <table:table-cell office:value-type="float" office:value="134.42431640625" calcext:value-type="float">
            <text:p>134.42431640625</text:p>
          </table:table-cell>
          <table:table-cell office:value-type="float" office:value="-138.515487670898" calcext:value-type="float">
            <text:p>-138.515487670898</text:p>
          </table:table-cell>
          <table:table-cell office:value-type="float" office:value="-0.195526853203774" calcext:value-type="float">
            <text:p>-0.195526853203774</text:p>
          </table:table-cell>
          <table:table-cell office:value-type="float" office:value="0.0473198033869267" calcext:value-type="float">
            <text:p>0.047319803386927</text:p>
          </table:table-cell>
          <table:table-cell office:value-type="float" office:value="0.027024308219552" calcext:value-type="float">
            <text:p>0.027024308219552</text:p>
          </table:table-cell>
          <table:table-cell office:value-type="float" office:value="0.979183197021484" calcext:value-type="float">
            <text:p>0.979183197021484</text:p>
          </table:table-cell>
          <table:table-cell office:value-type="float" office:value="168" calcext:value-type="float">
            <text:p>1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7:24</text:p>
          </table:table-cell>
          <table:table-cell office:value-type="float" office:value="1601675189.51715" calcext:value-type="float">
            <text:p>1601675189.51715</text:p>
          </table:table-cell>
          <table:table-cell office:value-type="string" calcext:value-type="string">
            <text:p>2020-10-03T00:46:29</text:p>
          </table:table-cell>
          <table:table-cell table:formula="of:=([.A78]-[.Q78])/60" office:value-type="float" office:value="2100.90804751714" calcext:value-type="float">
            <text:p>2100.90804751714</text:p>
          </table:table-cell>
          <table:table-cell table:formula="of:=[.A78]-[.A7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1276" calcext:value-type="float">
            <text:p>1601801276</text:p>
          </table:table-cell>
          <table:table-cell office:value-type="float" office:value="147000" calcext:value-type="float">
            <text:p>147000</text:p>
          </table:table-cell>
          <table:table-cell office:value-type="float" office:value="-0.208785459399223" calcext:value-type="float">
            <text:p>-0.208785459399223</text:p>
          </table:table-cell>
          <table:table-cell office:value-type="float" office:value="0.858278810977936" calcext:value-type="float">
            <text:p>0.858278810977936</text:p>
          </table:table-cell>
          <table:table-cell office:value-type="float" office:value="11.3460607528687" calcext:value-type="float">
            <text:p>11.3460607528687</text:p>
          </table:table-cell>
          <table:table-cell office:value-type="float" office:value="-330.216247558594" calcext:value-type="float">
            <text:p>-330.216247558594</text:p>
          </table:table-cell>
          <table:table-cell office:value-type="float" office:value="134.42431640625" calcext:value-type="float">
            <text:p>134.42431640625</text:p>
          </table:table-cell>
          <table:table-cell office:value-type="float" office:value="-138.515487670898" calcext:value-type="float">
            <text:p>-138.515487670898</text:p>
          </table:table-cell>
          <table:table-cell office:value-type="float" office:value="-0.185003608465195" calcext:value-type="float">
            <text:p>-0.185003608465195</text:p>
          </table:table-cell>
          <table:table-cell office:value-type="float" office:value="0.0537534691393376" calcext:value-type="float">
            <text:p>0.053753469139338</text:p>
          </table:table-cell>
          <table:table-cell office:value-type="float" office:value="0.0579367429018021" calcext:value-type="float">
            <text:p>0.057936742901802</text:p>
          </table:table-cell>
          <table:table-cell office:value-type="float" office:value="0.979554772377014" calcext:value-type="float">
            <text:p>0.9795547723770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7:56</text:p>
          </table:table-cell>
          <table:table-cell office:value-type="float" office:value="1601675221.64584" calcext:value-type="float">
            <text:p>1601675221.64584</text:p>
          </table:table-cell>
          <table:table-cell office:value-type="string" calcext:value-type="string">
            <text:p>2020-10-03T00:47:01</text:p>
          </table:table-cell>
          <table:table-cell table:formula="of:=([.A79]-[.Q79])/60" office:value-type="float" office:value="2100.90590273539" calcext:value-type="float">
            <text:p>2100.90590273539</text:p>
          </table:table-cell>
          <table:table-cell table:formula="of:=[.A79]-[.A7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01801289" calcext:value-type="float">
            <text:p>1601801289</text:p>
          </table:table-cell>
          <table:table-cell office:value-type="float" office:value="317000" calcext:value-type="float">
            <text:p>317000</text:p>
          </table:table-cell>
          <table:table-cell office:value-type="float" office:value="-0.145429477095604" calcext:value-type="float">
            <text:p>-0.145429477095604</text:p>
          </table:table-cell>
          <table:table-cell office:value-type="float" office:value="0.885275006294251" calcext:value-type="float">
            <text:p>0.885275006294251</text:p>
          </table:table-cell>
          <table:table-cell office:value-type="float" office:value="11.5392751693726" calcext:value-type="float">
            <text:p>11.5392751693726</text:p>
          </table:table-cell>
          <table:table-cell office:value-type="float" office:value="-330.216247558594" calcext:value-type="float">
            <text:p>-330.216247558594</text:p>
          </table:table-cell>
          <table:table-cell office:value-type="float" office:value="134.42431640625" calcext:value-type="float">
            <text:p>134.42431640625</text:p>
          </table:table-cell>
          <table:table-cell office:value-type="float" office:value="-138.515487670898" calcext:value-type="float">
            <text:p>-138.515487670898</text:p>
          </table:table-cell>
          <table:table-cell office:value-type="float" office:value="-0.184572160243988" calcext:value-type="float">
            <text:p>-0.184572160243988</text:p>
          </table:table-cell>
          <table:table-cell office:value-type="float" office:value="0.0376233421266079" calcext:value-type="float">
            <text:p>0.037623342126608</text:p>
          </table:table-cell>
          <table:table-cell office:value-type="float" office:value="0.0590078793466091" calcext:value-type="float">
            <text:p>0.059007879346609</text:p>
          </table:table-cell>
          <table:table-cell office:value-type="float" office:value="0.980324268341064" calcext:value-type="float">
            <text:p>0.980324268341064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8:09</text:p>
          </table:table-cell>
          <table:table-cell office:value-type="float" office:value="1601675235.3688" calcext:value-type="float">
            <text:p>1601675235.3688</text:p>
          </table:table-cell>
          <table:table-cell office:value-type="string" calcext:value-type="string">
            <text:p>2020-10-03T00:47:15</text:p>
          </table:table-cell>
          <table:table-cell table:formula="of:=([.A80]-[.Q80])/60" office:value-type="float" office:value="2100.89385340214" calcext:value-type="float">
            <text:p>2100.89385340214</text:p>
          </table:table-cell>
          <table:table-cell table:formula="of:=[.A80]-[.A7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1308" calcext:value-type="float">
            <text:p>1601801308</text:p>
          </table:table-cell>
          <table:table-cell office:value-type="float" office:value="81000" calcext:value-type="float">
            <text:p>81000</text:p>
          </table:table-cell>
          <table:table-cell office:value-type="float" office:value="-0.0282389521598816" calcext:value-type="float">
            <text:p>-0.028238952159882</text:p>
          </table:table-cell>
          <table:table-cell office:value-type="float" office:value="0.244565010070801" calcext:value-type="float">
            <text:p>0.244565010070801</text:p>
          </table:table-cell>
          <table:table-cell office:value-type="float" office:value="11.3421363830566" calcext:value-type="float">
            <text:p>11.3421363830566</text:p>
          </table:table-cell>
          <table:table-cell office:value-type="float" office:value="-256.575103759766" calcext:value-type="float">
            <text:p>-256.575103759766</text:p>
          </table:table-cell>
          <table:table-cell office:value-type="float" office:value="185.271774291992" calcext:value-type="float">
            <text:p>185.271774291992</text:p>
          </table:table-cell>
          <table:table-cell office:value-type="float" office:value="-182.933959960938" calcext:value-type="float">
            <text:p>-182.933959960938</text:p>
          </table:table-cell>
          <table:table-cell office:value-type="float" office:value="-0.340919226408005" calcext:value-type="float">
            <text:p>-0.340919226408005</text:p>
          </table:table-cell>
          <table:table-cell office:value-type="float" office:value="0.0589799992740154" calcext:value-type="float">
            <text:p>0.058979999274016</text:p>
          </table:table-cell>
          <table:table-cell office:value-type="float" office:value="0.058631181716919" calcext:value-type="float">
            <text:p>0.058631181716919</text:p>
          </table:table-cell>
          <table:table-cell office:value-type="float" office:value="0.936406850814819" calcext:value-type="float">
            <text:p>0.936406850814819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8:28</text:p>
          </table:table-cell>
          <table:table-cell office:value-type="float" office:value="1601675253.77941" calcext:value-type="float">
            <text:p>1601675253.77941</text:p>
          </table:table-cell>
          <table:table-cell office:value-type="string" calcext:value-type="string">
            <text:p>2020-10-03T00:47:33</text:p>
          </table:table-cell>
          <table:table-cell table:formula="of:=([.A81]-[.Q81])/60" office:value-type="float" office:value="2100.9036765337" calcext:value-type="float">
            <text:p>2100.9036765337</text:p>
          </table:table-cell>
          <table:table-cell table:formula="of:=[.A81]-[.A8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1321" calcext:value-type="float">
            <text:p>1601801321</text:p>
          </table:table-cell>
          <table:table-cell office:value-type="float" office:value="909000" calcext:value-type="float">
            <text:p>909000</text:p>
          </table:table-cell>
          <table:table-cell office:value-type="float" office:value="0.127379447221756" calcext:value-type="float">
            <text:p>0.127379447221756</text:p>
          </table:table-cell>
          <table:table-cell office:value-type="float" office:value="-0.667094171047211" calcext:value-type="float">
            <text:p>-0.667094171047211</text:p>
          </table:table-cell>
          <table:table-cell office:value-type="float" office:value="11.2391490936279" calcext:value-type="float">
            <text:p>11.2391490936279</text:p>
          </table:table-cell>
          <table:table-cell office:value-type="float" office:value="-221.507888793945" calcext:value-type="float">
            <text:p>-221.507888793945</text:p>
          </table:table-cell>
          <table:table-cell office:value-type="float" office:value="200.467559814453" calcext:value-type="float">
            <text:p>200.467559814453</text:p>
          </table:table-cell>
          <table:table-cell office:value-type="float" office:value="-181.180603027344" calcext:value-type="float">
            <text:p>-181.180603027344</text:p>
          </table:table-cell>
          <table:table-cell office:value-type="float" office:value="-0.383296221494675" calcext:value-type="float">
            <text:p>-0.383296221494675</text:p>
          </table:table-cell>
          <table:table-cell office:value-type="float" office:value="-0.0110060814768076" calcext:value-type="float">
            <text:p>-0.011006081476808</text:p>
          </table:table-cell>
          <table:table-cell office:value-type="float" office:value="-0.0106206526979804" calcext:value-type="float">
            <text:p>-0.01062065269798</text:p>
          </table:table-cell>
          <table:table-cell office:value-type="float" office:value="0.923498868942261" calcext:value-type="float">
            <text:p>0.923498868942261</text:p>
          </table:table-cell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8:41</text:p>
          </table:table-cell>
          <table:table-cell office:value-type="float" office:value="1601675267.71278" calcext:value-type="float">
            <text:p>1601675267.71278</text:p>
          </table:table-cell>
          <table:table-cell office:value-type="string" calcext:value-type="string">
            <text:p>2020-10-03T00:47:47</text:p>
          </table:table-cell>
          <table:table-cell table:formula="of:=([.A82]-[.Q82])/60" office:value-type="float" office:value="2100.88812040091" calcext:value-type="float">
            <text:p>2100.88812040091</text:p>
          </table:table-cell>
          <table:table-cell table:formula="of:=[.A82]-[.A8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1340" calcext:value-type="float">
            <text:p>1601801340</text:p>
          </table:table-cell>
          <table:table-cell office:value-type="float" office:value="701000" calcext:value-type="float">
            <text:p>701000</text:p>
          </table:table-cell>
          <table:table-cell office:value-type="float" office:value="-0.0413766205310822" calcext:value-type="float">
            <text:p>-0.041376620531082</text:p>
          </table:table-cell>
          <table:table-cell office:value-type="float" office:value="0.396687060594559" calcext:value-type="float">
            <text:p>0.396687060594559</text:p>
          </table:table-cell>
          <table:table-cell office:value-type="float" office:value="11.058837890625" calcext:value-type="float">
            <text:p>11.058837890625</text:p>
          </table:table-cell>
          <table:table-cell office:value-type="float" office:value="-210.403274536133" calcext:value-type="float">
            <text:p>-210.403274536133</text:p>
          </table:table-cell>
          <table:table-cell office:value-type="float" office:value="237.872589111328" calcext:value-type="float">
            <text:p>237.872589111328</text:p>
          </table:table-cell>
          <table:table-cell office:value-type="float" office:value="-201.636459350586" calcext:value-type="float">
            <text:p>-201.636459350586</text:p>
          </table:table-cell>
          <table:table-cell office:value-type="float" office:value="-0.453897297382355" calcext:value-type="float">
            <text:p>-0.453897297382355</text:p>
          </table:table-cell>
          <table:table-cell office:value-type="float" office:value="0.0677409842610359" calcext:value-type="float">
            <text:p>0.067740984261036</text:p>
          </table:table-cell>
          <table:table-cell office:value-type="float" office:value="0.0905845388770104" calcext:value-type="float">
            <text:p>0.09058453887701</text:p>
          </table:table-cell>
          <table:table-cell office:value-type="float" office:value="0.883845508098602" calcext:value-type="float">
            <text:p>0.883845508098602</text:p>
          </table:table-cell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9:00</text:p>
          </table:table-cell>
          <table:table-cell office:value-type="float" office:value="1601675286.38025" calcext:value-type="float">
            <text:p>1601675286.38025</text:p>
          </table:table-cell>
          <table:table-cell office:value-type="string" calcext:value-type="string">
            <text:p>2020-10-03T00:48:06</text:p>
          </table:table-cell>
          <table:table-cell table:formula="of:=([.A83]-[.Q83])/60" office:value-type="float" office:value="2100.89366258383" calcext:value-type="float">
            <text:p>2100.89366258383</text:p>
          </table:table-cell>
          <table:table-cell table:formula="of:=[.A83]-[.A8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1354" calcext:value-type="float">
            <text:p>1601801354</text:p>
          </table:table-cell>
          <table:table-cell office:value-type="float" office:value="246000" calcext:value-type="float">
            <text:p>246000</text:p>
          </table:table-cell>
          <table:table-cell office:value-type="float" office:value="-0.0278355628252029" calcext:value-type="float">
            <text:p>-0.027835562825203</text:p>
          </table:table-cell>
          <table:table-cell office:value-type="float" office:value="-0.379795491695404" calcext:value-type="float">
            <text:p>-0.379795491695404</text:p>
          </table:table-cell>
          <table:table-cell office:value-type="float" office:value="12.0628299713135" calcext:value-type="float">
            <text:p>12.0628299713135</text:p>
          </table:table-cell>
          <table:table-cell office:value-type="float" office:value="-292.226776123047" calcext:value-type="float">
            <text:p>-292.226776123047</text:p>
          </table:table-cell>
          <table:table-cell office:value-type="float" office:value="147.282287597656" calcext:value-type="float">
            <text:p>147.282287597656</text:p>
          </table:table-cell>
          <table:table-cell office:value-type="float" office:value="-184.10285949707" calcext:value-type="float">
            <text:p>-184.10285949707</text:p>
          </table:table-cell>
          <table:table-cell office:value-type="float" office:value="-0.262557119131088" calcext:value-type="float">
            <text:p>-0.262557119131088</text:p>
          </table:table-cell>
          <table:table-cell office:value-type="float" office:value="0.00506205391138792" calcext:value-type="float">
            <text:p>0.005062053911388</text:p>
          </table:table-cell>
          <table:table-cell office:value-type="float" office:value="0.0351100414991379" calcext:value-type="float">
            <text:p>0.035110041499138</text:p>
          </table:table-cell>
          <table:table-cell office:value-type="float" office:value="0.964264214038849" calcext:value-type="float">
            <text:p>0.964264214038849</text:p>
          </table:table-cell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9:14</text:p>
          </table:table-cell>
          <table:table-cell office:value-type="float" office:value="1601675300.16522" calcext:value-type="float">
            <text:p>1601675300.16522</text:p>
          </table:table-cell>
          <table:table-cell office:value-type="string" calcext:value-type="string">
            <text:p>2020-10-03T00:48:20</text:p>
          </table:table-cell>
          <table:table-cell table:formula="of:=([.A84]-[.Q84])/60" office:value-type="float" office:value="2100.89724640051" calcext:value-type="float">
            <text:p>2100.89724640051</text:p>
          </table:table-cell>
          <table:table-cell table:formula="of:=[.A84]-[.A8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372" calcext:value-type="float">
            <text:p>1601801372</text:p>
          </table:table-cell>
          <table:table-cell office:value-type="float" office:value="218000" calcext:value-type="float">
            <text:p>218000</text:p>
          </table:table-cell>
          <table:table-cell office:value-type="float" office:value="-0.0548434108495712" calcext:value-type="float">
            <text:p>-0.054843410849571</text:p>
          </table:table-cell>
          <table:table-cell office:value-type="float" office:value="-0.5129753947258" calcext:value-type="float">
            <text:p>-0.5129753947258</text:p>
          </table:table-cell>
          <table:table-cell office:value-type="float" office:value="11.3682680130005" calcext:value-type="float">
            <text:p>11.3682680130005</text:p>
          </table:table-cell>
          <table:table-cell office:value-type="float" office:value="-264.173004150391" calcext:value-type="float">
            <text:p>-264.173004150391</text:p>
          </table:table-cell>
          <table:table-cell office:value-type="float" office:value="219.170074462891" calcext:value-type="float">
            <text:p>219.170074462891</text:p>
          </table:table-cell>
          <table:table-cell office:value-type="float" office:value="-193.454116821289" calcext:value-type="float">
            <text:p>-193.454116821289</text:p>
          </table:table-cell>
          <table:table-cell office:value-type="float" office:value="-0.368921011686325" calcext:value-type="float">
            <text:p>-0.368921011686325</text:p>
          </table:table-cell>
          <table:table-cell office:value-type="float" office:value="0.0209145918488502" calcext:value-type="float">
            <text:p>0.02091459184885</text:p>
          </table:table-cell>
          <table:table-cell office:value-type="float" office:value="0.000340359285473824" calcext:value-type="float">
            <text:p>0.000340359285474</text:p>
          </table:table-cell>
          <table:table-cell office:value-type="float" office:value="0.929225385189056" calcext:value-type="float">
            <text:p>0.92922538518905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9:32</text:p>
          </table:table-cell>
          <table:table-cell office:value-type="float" office:value="1601675317.64028" calcext:value-type="float">
            <text:p>1601675317.64028</text:p>
          </table:table-cell>
          <table:table-cell office:value-type="string" calcext:value-type="string">
            <text:p>2020-10-03T00:48:37</text:p>
          </table:table-cell>
          <table:table-cell table:formula="of:=([.A85]-[.Q85])/60" office:value-type="float" office:value="2100.90599526962" calcext:value-type="float">
            <text:p>2100.90599526962</text:p>
          </table:table-cell>
          <table:table-cell table:formula="of:=[.A85]-[.A8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385" calcext:value-type="float">
            <text:p>1601801385</text:p>
          </table:table-cell>
          <table:table-cell office:value-type="float" office:value="510000" calcext:value-type="float">
            <text:p>510000</text:p>
          </table:table-cell>
          <table:table-cell office:value-type="float" office:value="-0.0230260044336319" calcext:value-type="float">
            <text:p>-0.023026004433632</text:p>
          </table:table-cell>
          <table:table-cell office:value-type="float" office:value="0.150726109743118" calcext:value-type="float">
            <text:p>0.150726109743118</text:p>
          </table:table-cell>
          <table:table-cell office:value-type="float" office:value="11.120945930481" calcext:value-type="float">
            <text:p>11.120945930481</text:p>
          </table:table-cell>
          <table:table-cell office:value-type="float" office:value="-284.044403076172" calcext:value-type="float">
            <text:p>-284.044403076172</text:p>
          </table:table-cell>
          <table:table-cell office:value-type="float" office:value="225.599060058594" calcext:value-type="float">
            <text:p>225.599060058594</text:p>
          </table:table-cell>
          <table:table-cell office:value-type="float" office:value="-182.349502563477" calcext:value-type="float">
            <text:p>-182.349502563477</text:p>
          </table:table-cell>
          <table:table-cell office:value-type="float" office:value="-0.353211969137192" calcext:value-type="float">
            <text:p>-0.353211969137192</text:p>
          </table:table-cell>
          <table:table-cell office:value-type="float" office:value="0.0666996762156487" calcext:value-type="float">
            <text:p>0.066699676215649</text:p>
          </table:table-cell>
          <table:table-cell office:value-type="float" office:value="0.0493951812386513" calcext:value-type="float">
            <text:p>0.049395181238651</text:p>
          </table:table-cell>
          <table:table-cell office:value-type="float" office:value="0.931854426860809" calcext:value-type="float">
            <text:p>0.93185442686080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49:45</text:p>
          </table:table-cell>
          <table:table-cell office:value-type="float" office:value="1601675331.56402" calcext:value-type="float">
            <text:p>1601675331.56402</text:p>
          </table:table-cell>
          <table:table-cell office:value-type="string" calcext:value-type="string">
            <text:p>2020-10-03T00:48:51</text:p>
          </table:table-cell>
          <table:table-cell table:formula="of:=([.A86]-[.Q86])/60" office:value-type="float" office:value="2100.89059971968" calcext:value-type="float">
            <text:p>2100.89059971968</text:p>
          </table:table-cell>
          <table:table-cell table:formula="of:=[.A86]-[.A8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1403" calcext:value-type="float">
            <text:p>1601801403</text:p>
          </table:table-cell>
          <table:table-cell office:value-type="float" office:value="756000" calcext:value-type="float">
            <text:p>756000</text:p>
          </table:table-cell>
          <table:table-cell office:value-type="float" office:value="0.112168654799461" calcext:value-type="float">
            <text:p>0.112168654799461</text:p>
          </table:table-cell>
          <table:table-cell office:value-type="float" office:value="-0.774002373218536" calcext:value-type="float">
            <text:p>-0.774002373218536</text:p>
          </table:table-cell>
          <table:table-cell office:value-type="float" office:value="11.240439414978" calcext:value-type="float">
            <text:p>11.240439414978</text:p>
          </table:table-cell>
          <table:table-cell office:value-type="float" office:value="-254.821746826172" calcext:value-type="float">
            <text:p>-254.821746826172</text:p>
          </table:table-cell>
          <table:table-cell office:value-type="float" office:value="198.129745483398" calcext:value-type="float">
            <text:p>198.129745483398</text:p>
          </table:table-cell>
          <table:table-cell office:value-type="float" office:value="-166.569259643555" calcext:value-type="float">
            <text:p>-166.569259643555</text:p>
          </table:table-cell>
          <table:table-cell office:value-type="float" office:value="-0.36766991019249" calcext:value-type="float">
            <text:p>-0.36766991019249</text:p>
          </table:table-cell>
          <table:table-cell office:value-type="float" office:value="0.0486472025513649" calcext:value-type="float">
            <text:p>0.048647202551365</text:p>
          </table:table-cell>
          <table:table-cell office:value-type="float" office:value="-0.00331942434422672" calcext:value-type="float">
            <text:p>-0.003319424344227</text:p>
          </table:table-cell>
          <table:table-cell office:value-type="float" office:value="0.928677082061768" calcext:value-type="float">
            <text:p>0.928677082061768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0:03</text:p>
          </table:table-cell>
          <table:table-cell office:value-type="float" office:value="1601675349.58073" calcext:value-type="float">
            <text:p>1601675349.58073</text:p>
          </table:table-cell>
          <table:table-cell office:value-type="string" calcext:value-type="string">
            <text:p>2020-10-03T00:49:09</text:p>
          </table:table-cell>
          <table:table-cell table:formula="of:=([.A87]-[.Q87])/60" office:value-type="float" office:value="2100.89032125076" calcext:value-type="float">
            <text:p>2100.89032125076</text:p>
          </table:table-cell>
          <table:table-cell table:formula="of:=[.A87]-[.A8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417" calcext:value-type="float">
            <text:p>1601801417</text:p>
          </table:table-cell>
          <table:table-cell office:value-type="float" office:value="298000" calcext:value-type="float">
            <text:p>298000</text:p>
          </table:table-cell>
          <table:table-cell office:value-type="float" office:value="0.0269900262355804" calcext:value-type="float">
            <text:p>0.026990026235581</text:p>
          </table:table-cell>
          <table:table-cell office:value-type="float" office:value="0.568873405456543" calcext:value-type="float">
            <text:p>0.568873405456543</text:p>
          </table:table-cell>
          <table:table-cell office:value-type="float" office:value="11.1949825286865" calcext:value-type="float">
            <text:p>11.1949825286865</text:p>
          </table:table-cell>
          <table:table-cell office:value-type="float" office:value="-219.754531860352" calcext:value-type="float">
            <text:p>-219.754531860352</text:p>
          </table:table-cell>
          <table:table-cell office:value-type="float" office:value="206.312103271484" calcext:value-type="float">
            <text:p>206.312103271484</text:p>
          </table:table-cell>
          <table:table-cell office:value-type="float" office:value="-178.258331298828" calcext:value-type="float">
            <text:p>-178.258331298828</text:p>
          </table:table-cell>
          <table:table-cell office:value-type="float" office:value="-0.370529294013977" calcext:value-type="float">
            <text:p>-0.370529294013977</text:p>
          </table:table-cell>
          <table:table-cell office:value-type="float" office:value="0.0307702794671059" calcext:value-type="float">
            <text:p>0.030770279467106</text:p>
          </table:table-cell>
          <table:table-cell office:value-type="float" office:value="0.0499985180795193" calcext:value-type="float">
            <text:p>0.049998518079519</text:p>
          </table:table-cell>
          <table:table-cell office:value-type="float" office:value="0.92696350812912" calcext:value-type="float">
            <text:p>0.92696350812912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0:17</text:p>
          </table:table-cell>
          <table:table-cell office:value-type="float" office:value="1601675363.00472" calcext:value-type="float">
            <text:p>1601675363.00472</text:p>
          </table:table-cell>
          <table:table-cell office:value-type="string" calcext:value-type="string">
            <text:p>2020-10-03T00:49:23</text:p>
          </table:table-cell>
          <table:table-cell table:formula="of:=([.A88]-[.Q88])/60" office:value-type="float" office:value="2100.89992126624" calcext:value-type="float">
            <text:p>2100.89992126624</text:p>
          </table:table-cell>
          <table:table-cell table:formula="of:=[.A88]-[.A8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435" calcext:value-type="float">
            <text:p>1601801435</text:p>
          </table:table-cell>
          <table:table-cell office:value-type="float" office:value="262000" calcext:value-type="float">
            <text:p>262000</text:p>
          </table:table-cell>
          <table:table-cell office:value-type="float" office:value="-0.000855229794979095" calcext:value-type="float">
            <text:p>-0.000855229794979</text:p>
          </table:table-cell>
          <table:table-cell office:value-type="float" office:value="-0.18452562391758" calcext:value-type="float">
            <text:p>-0.18452562391758</text:p>
          </table:table-cell>
          <table:table-cell office:value-type="float" office:value="11.247859954834" calcext:value-type="float">
            <text:p>11.247859954834</text:p>
          </table:table-cell>
          <table:table-cell office:value-type="float" office:value="-245.470474243164" calcext:value-type="float">
            <text:p>-245.470474243164</text:p>
          </table:table-cell>
          <table:table-cell office:value-type="float" office:value="178.258331298828" calcext:value-type="float">
            <text:p>178.258331298828</text:p>
          </table:table-cell>
          <table:table-cell office:value-type="float" office:value="-192.285217285156" calcext:value-type="float">
            <text:p>-192.285217285156</text:p>
          </table:table-cell>
          <table:table-cell office:value-type="float" office:value="-0.343098640441895" calcext:value-type="float">
            <text:p>-0.343098640441895</text:p>
          </table:table-cell>
          <table:table-cell office:value-type="float" office:value="0.0263014305382967" calcext:value-type="float">
            <text:p>0.026301430538297</text:p>
          </table:table-cell>
          <table:table-cell office:value-type="float" office:value="0.0192246753722429" calcext:value-type="float">
            <text:p>0.019224675372243</text:p>
          </table:table-cell>
          <table:table-cell office:value-type="float" office:value="0.938734233379364" calcext:value-type="float">
            <text:p>0.938734233379364</text:p>
          </table:table-cell>
          <table:table-cell office:value-type="float" office:value="207" calcext:value-type="float">
            <text:p>2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0:35</text:p>
          </table:table-cell>
          <table:table-cell office:value-type="float" office:value="1601675381.57852" calcext:value-type="float">
            <text:p>1601675381.57852</text:p>
          </table:table-cell>
          <table:table-cell office:value-type="string" calcext:value-type="string">
            <text:p>2020-10-03T00:49:41</text:p>
          </table:table-cell>
          <table:table-cell table:formula="of:=([.A89]-[.Q89])/60" office:value-type="float" office:value="2100.89035800298" calcext:value-type="float">
            <text:p>2100.89035800298</text:p>
          </table:table-cell>
          <table:table-cell table:formula="of:=[.A89]-[.A8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449" calcext:value-type="float">
            <text:p>1601801449</text:p>
          </table:table-cell>
          <table:table-cell office:value-type="float" office:value="357000" calcext:value-type="float">
            <text:p>357000</text:p>
          </table:table-cell>
          <table:table-cell office:value-type="float" office:value="-0.0422559082508087" calcext:value-type="float">
            <text:p>-0.042255908250809</text:p>
          </table:table-cell>
          <table:table-cell office:value-type="float" office:value="-0.271142899990082" calcext:value-type="float">
            <text:p>-0.271142899990082</text:p>
          </table:table-cell>
          <table:table-cell office:value-type="float" office:value="11.3527355194092" calcext:value-type="float">
            <text:p>11.3527355194092</text:p>
          </table:table-cell>
          <table:table-cell office:value-type="float" office:value="-309.760375976562" calcext:value-type="float">
            <text:p>-309.760375976562</text:p>
          </table:table-cell>
          <table:table-cell office:value-type="float" office:value="99.9415512084961" calcext:value-type="float">
            <text:p>99.9415512084961</text:p>
          </table:table-cell>
          <table:table-cell office:value-type="float" office:value="-165.984802246094" calcext:value-type="float">
            <text:p>-165.984802246094</text:p>
          </table:table-cell>
          <table:table-cell office:value-type="float" office:value="-0.230948448181152" calcext:value-type="float">
            <text:p>-0.230948448181152</text:p>
          </table:table-cell>
          <table:table-cell office:value-type="float" office:value="0.0730979591608048" calcext:value-type="float">
            <text:p>0.073097959160805</text:p>
          </table:table-cell>
          <table:table-cell office:value-type="float" office:value="0.100014068186283" calcext:value-type="float">
            <text:p>0.100014068186283</text:p>
          </table:table-cell>
          <table:table-cell office:value-type="float" office:value="0.965047538280487" calcext:value-type="float">
            <text:p>0.965047538280487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0:49</text:p>
          </table:table-cell>
          <table:table-cell office:value-type="float" office:value="1601675395.35688" calcext:value-type="float">
            <text:p>1601675395.35688</text:p>
          </table:table-cell>
          <table:table-cell office:value-type="string" calcext:value-type="string">
            <text:p>2020-10-03T00:49:55</text:p>
          </table:table-cell>
          <table:table-cell table:formula="of:=([.A90]-[.Q90])/60" office:value-type="float" office:value="2100.89405198495" calcext:value-type="float">
            <text:p>2100.89405198495</text:p>
          </table:table-cell>
          <table:table-cell table:formula="of:=[.A90]-[.A8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468" calcext:value-type="float">
            <text:p>1601801468</text:p>
          </table:table-cell>
          <table:table-cell office:value-type="float" office:value="434000" calcext:value-type="float">
            <text:p>434000</text:p>
          </table:table-cell>
          <table:table-cell office:value-type="float" office:value="0.0558756291866303" calcext:value-type="float">
            <text:p>0.05587562918663</text:p>
          </table:table-cell>
          <table:table-cell office:value-type="float" office:value="0.536343693733215" calcext:value-type="float">
            <text:p>0.536343693733215</text:p>
          </table:table-cell>
          <table:table-cell office:value-type="float" office:value="11.2058811187744" calcext:value-type="float">
            <text:p>11.2058811187744</text:p>
          </table:table-cell>
          <table:table-cell office:value-type="float" office:value="-255.990661621094" calcext:value-type="float">
            <text:p>-255.990661621094</text:p>
          </table:table-cell>
          <table:table-cell office:value-type="float" office:value="153.126815795898" calcext:value-type="float">
            <text:p>153.126815795898</text:p>
          </table:table-cell>
          <table:table-cell office:value-type="float" office:value="-199.298645019531" calcext:value-type="float">
            <text:p>-199.298645019531</text:p>
          </table:table-cell>
          <table:table-cell office:value-type="float" office:value="-0.323289930820465" calcext:value-type="float">
            <text:p>-0.323289930820465</text:p>
          </table:table-cell>
          <table:table-cell office:value-type="float" office:value="0.0836582705378532" calcext:value-type="float">
            <text:p>0.083658270537853</text:p>
          </table:table-cell>
          <table:table-cell office:value-type="float" office:value="0.106014370918274" calcext:value-type="float">
            <text:p>0.106014370918274</text:p>
          </table:table-cell>
          <table:table-cell office:value-type="float" office:value="0.936614036560059" calcext:value-type="float">
            <text:p>0.93661403656005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1:08</text:p>
          </table:table-cell>
          <table:table-cell office:value-type="float" office:value="1601675414.12747" calcext:value-type="float">
            <text:p>1601675414.12747</text:p>
          </table:table-cell>
          <table:table-cell office:value-type="string" calcext:value-type="string">
            <text:p>2020-10-03T00:50:14</text:p>
          </table:table-cell>
          <table:table-cell table:formula="of:=([.A91]-[.Q91])/60" office:value-type="float" office:value="2100.89787546794" calcext:value-type="float">
            <text:p>2100.89787546794</text:p>
          </table:table-cell>
          <table:table-cell table:formula="of:=[.A91]-[.A9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1481" calcext:value-type="float">
            <text:p>1601801481</text:p>
          </table:table-cell>
          <table:table-cell office:value-type="float" office:value="960000" calcext:value-type="float">
            <text:p>960000</text:p>
          </table:table-cell>
          <table:table-cell office:value-type="float" office:value="-0.032408744096756" calcext:value-type="float">
            <text:p>-0.032408744096756</text:p>
          </table:table-cell>
          <table:table-cell office:value-type="float" office:value="-0.567438423633575" calcext:value-type="float">
            <text:p>-0.567438423633575</text:p>
          </table:table-cell>
          <table:table-cell office:value-type="float" office:value="10.9860820770264" calcext:value-type="float">
            <text:p>10.9860820770264</text:p>
          </table:table-cell>
          <table:table-cell office:value-type="float" office:value="-199.298645019531" calcext:value-type="float">
            <text:p>-199.298645019531</text:p>
          </table:table-cell>
          <table:table-cell office:value-type="float" office:value="-13.4424314498901" calcext:value-type="float">
            <text:p>-13.4424314498901</text:p>
          </table:table-cell>
          <table:table-cell office:value-type="float" office:value="-206.896560668945" calcext:value-type="float">
            <text:p>-206.896560668945</text:p>
          </table:table-cell>
          <table:table-cell office:value-type="float" office:value="-0.178401038050652" calcext:value-type="float">
            <text:p>-0.178401038050652</text:p>
          </table:table-cell>
          <table:table-cell office:value-type="float" office:value="0.023803174495697" calcext:value-type="float">
            <text:p>0.023803174495697</text:p>
          </table:table-cell>
          <table:table-cell office:value-type="float" office:value="0.142129376530647" calcext:value-type="float">
            <text:p>0.142129376530647</text:p>
          </table:table-cell>
          <table:table-cell office:value-type="float" office:value="0.973347663879394" calcext:value-type="float">
            <text:p>0.973347663879394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1:21</text:p>
          </table:table-cell>
          <table:table-cell office:value-type="float" office:value="1601675427.76076" calcext:value-type="float">
            <text:p>1601675427.76076</text:p>
          </table:table-cell>
          <table:table-cell office:value-type="string" calcext:value-type="string">
            <text:p>2020-10-03T00:50:27</text:p>
          </table:table-cell>
          <table:table-cell table:formula="of:=([.A92]-[.Q92])/60" office:value-type="float" office:value="2100.88732066949" calcext:value-type="float">
            <text:p>2100.88732066949</text:p>
          </table:table-cell>
          <table:table-cell table:formula="of:=[.A92]-[.A9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1499" calcext:value-type="float">
            <text:p>1601801499</text:p>
          </table:table-cell>
          <table:table-cell office:value-type="float" office:value="920000" calcext:value-type="float">
            <text:p>920000</text:p>
          </table:table-cell>
          <table:table-cell office:value-type="float" office:value="-0.0510817617177963" calcext:value-type="float">
            <text:p>-0.051081761717796</text:p>
          </table:table-cell>
          <table:table-cell office:value-type="float" office:value="0.168948620557785" calcext:value-type="float">
            <text:p>0.168948620557785</text:p>
          </table:table-cell>
          <table:table-cell office:value-type="float" office:value="11.6596965789795" calcext:value-type="float">
            <text:p>11.6596965789795</text:p>
          </table:table-cell>
          <table:table-cell office:value-type="float" office:value="-248.39274597168" calcext:value-type="float">
            <text:p>-248.39274597168</text:p>
          </table:table-cell>
          <table:table-cell office:value-type="float" office:value="219.170074462891" calcext:value-type="float">
            <text:p>219.170074462891</text:p>
          </table:table-cell>
          <table:table-cell office:value-type="float" office:value="-191.700759887695" calcext:value-type="float">
            <text:p>-191.700759887695</text:p>
          </table:table-cell>
          <table:table-cell office:value-type="float" office:value="-0.366331696510315" calcext:value-type="float">
            <text:p>-0.366331696510315</text:p>
          </table:table-cell>
          <table:table-cell office:value-type="float" office:value="0.0544041804969311" calcext:value-type="float">
            <text:p>0.054404180496931</text:p>
          </table:table-cell>
          <table:table-cell office:value-type="float" office:value="0.0336392372846603" calcext:value-type="float">
            <text:p>0.03363923728466</text:p>
          </table:table-cell>
          <table:table-cell office:value-type="float" office:value="0.928283214569092" calcext:value-type="float">
            <text:p>0.928283214569092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1:39</text:p>
          </table:table-cell>
          <table:table-cell office:value-type="float" office:value="1601675445.61144" calcext:value-type="float">
            <text:p>1601675445.61144</text:p>
          </table:table-cell>
          <table:table-cell office:value-type="string" calcext:value-type="string">
            <text:p>2020-10-03T00:50:45</text:p>
          </table:table-cell>
          <table:table-cell table:formula="of:=([.A93]-[.Q93])/60" office:value-type="float" office:value="2100.88980931838" calcext:value-type="float">
            <text:p>2100.88980931838</text:p>
          </table:table-cell>
          <table:table-cell table:formula="of:=[.A93]-[.A9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513" calcext:value-type="float">
            <text:p>1601801513</text:p>
          </table:table-cell>
          <table:table-cell office:value-type="float" office:value="740000" calcext:value-type="float">
            <text:p>740000</text:p>
          </table:table-cell>
          <table:table-cell office:value-type="float" office:value="0.114734321832657" calcext:value-type="float">
            <text:p>0.114734321832657</text:p>
          </table:table-cell>
          <table:table-cell office:value-type="float" office:value="0.414938747882843" calcext:value-type="float">
            <text:p>0.414938747882843</text:p>
          </table:table-cell>
          <table:table-cell office:value-type="float" office:value="11.4394121170044" calcext:value-type="float">
            <text:p>11.4394121170044</text:p>
          </table:table-cell>
          <table:table-cell office:value-type="float" office:value="-222.092346191406" calcext:value-type="float">
            <text:p>-222.092346191406</text:p>
          </table:table-cell>
          <table:table-cell office:value-type="float" office:value="134.42431640625" calcext:value-type="float">
            <text:p>134.42431640625</text:p>
          </table:table-cell>
          <table:table-cell office:value-type="float" office:value="-187.609588623047" calcext:value-type="float">
            <text:p>-187.609588623047</text:p>
          </table:table-cell>
          <table:table-cell office:value-type="float" office:value="-0.29017636179924" calcext:value-type="float">
            <text:p>-0.29017636179924</text:p>
          </table:table-cell>
          <table:table-cell office:value-type="float" office:value="-0.0195599887520075" calcext:value-type="float">
            <text:p>-0.019559988752008</text:p>
          </table:table-cell>
          <table:table-cell office:value-type="float" office:value="0.0786324366927147" calcext:value-type="float">
            <text:p>0.078632436692715</text:p>
          </table:table-cell>
          <table:table-cell office:value-type="float" office:value="0.953536570072174" calcext:value-type="float">
            <text:p>0.953536570072174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1:53</text:p>
          </table:table-cell>
          <table:table-cell office:value-type="float" office:value="1601675459.54161" calcext:value-type="float">
            <text:p>1601675459.54161</text:p>
          </table:table-cell>
          <table:table-cell office:value-type="string" calcext:value-type="string">
            <text:p>2020-10-03T00:50:59</text:p>
          </table:table-cell>
          <table:table-cell table:formula="of:=([.A94]-[.Q94])/60" office:value-type="float" office:value="2100.89097313484" calcext:value-type="float">
            <text:p>2100.89097313484</text:p>
          </table:table-cell>
          <table:table-cell table:formula="of:=[.A94]-[.A9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531" calcext:value-type="float">
            <text:p>1601801531</text:p>
          </table:table-cell>
          <table:table-cell office:value-type="float" office:value="424000" calcext:value-type="float">
            <text:p>424000</text:p>
          </table:table-cell>
          <table:table-cell office:value-type="float" office:value="-0.0113210380077362" calcext:value-type="float">
            <text:p>-0.011321038007736</text:p>
          </table:table-cell>
          <table:table-cell office:value-type="float" office:value="0.576986312866211" calcext:value-type="float">
            <text:p>0.576986312866211</text:p>
          </table:table-cell>
          <table:table-cell office:value-type="float" office:value="11.0481510162354" calcext:value-type="float">
            <text:p>11.0481510162354</text:p>
          </table:table-cell>
          <table:table-cell office:value-type="float" office:value="-195.207473754883" calcext:value-type="float">
            <text:p>-195.207473754883</text:p>
          </table:table-cell>
          <table:table-cell office:value-type="float" office:value="143.191116333008" calcext:value-type="float">
            <text:p>143.191116333008</text:p>
          </table:table-cell>
          <table:table-cell office:value-type="float" office:value="-206.312103271484" calcext:value-type="float">
            <text:p>-206.312103271484</text:p>
          </table:table-cell>
          <table:table-cell office:value-type="float" office:value="-0.307055026292801" calcext:value-type="float">
            <text:p>-0.307055026292801</text:p>
          </table:table-cell>
          <table:table-cell office:value-type="float" office:value="-0.0345974564552307" calcext:value-type="float">
            <text:p>-0.034597456455231</text:p>
          </table:table-cell>
          <table:table-cell office:value-type="float" office:value="0.0506347715854645" calcext:value-type="float">
            <text:p>0.050634771585465</text:p>
          </table:table-cell>
          <table:table-cell office:value-type="float" office:value="0.949713885784149" calcext:value-type="float">
            <text:p>0.949713885784149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2:11</text:p>
          </table:table-cell>
          <table:table-cell office:value-type="float" office:value="1601675476.69491" calcext:value-type="float">
            <text:p>1601675476.69491</text:p>
          </table:table-cell>
          <table:table-cell office:value-type="string" calcext:value-type="string">
            <text:p>2020-10-03T00:51:16</text:p>
          </table:table-cell>
          <table:table-cell table:formula="of:=([.A95]-[.Q95])/60" office:value-type="float" office:value="2100.90508478483" calcext:value-type="float">
            <text:p>2100.90508478483</text:p>
          </table:table-cell>
          <table:table-cell table:formula="of:=[.A95]-[.A94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545" calcext:value-type="float">
            <text:p>1601801545</text:p>
          </table:table-cell>
          <table:table-cell office:value-type="float" office:value="243000" calcext:value-type="float">
            <text:p>243000</text:p>
          </table:table-cell>
          <table:table-cell office:value-type="float" office:value="-0.0844509601593018" calcext:value-type="float">
            <text:p>-0.084450960159302</text:p>
          </table:table-cell>
          <table:table-cell office:value-type="float" office:value="0.288191974163055" calcext:value-type="float">
            <text:p>0.288191974163055</text:p>
          </table:table-cell>
          <table:table-cell office:value-type="float" office:value="8.91247367858887" calcext:value-type="float">
            <text:p>8.91247367858887</text:p>
          </table:table-cell>
          <table:table-cell office:value-type="float" office:value="232.028045654297" calcext:value-type="float">
            <text:p>232.028045654297</text:p>
          </table:table-cell>
          <table:table-cell office:value-type="float" office:value="187.025131225586" calcext:value-type="float">
            <text:p>187.025131225586</text:p>
          </table:table-cell>
          <table:table-cell office:value-type="float" office:value="-122.735237121582" calcext:value-type="float">
            <text:p>-122.735237121582</text:p>
          </table:table-cell>
          <table:table-cell office:value-type="float" office:value="-0.895022511482239" calcext:value-type="float">
            <text:p>-0.895022511482239</text:p>
          </table:table-cell>
          <table:table-cell office:value-type="float" office:value="-0.0804738402366638" calcext:value-type="float">
            <text:p>-0.080473840236664</text:p>
          </table:table-cell>
          <table:table-cell office:value-type="float" office:value="-0.147651746869087" calcext:value-type="float">
            <text:p>-0.147651746869087</text:p>
          </table:table-cell>
          <table:table-cell office:value-type="float" office:value="0.41310727596283" calcext:value-type="float">
            <text:p>0.4131072759628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2:25</text:p>
          </table:table-cell>
          <table:table-cell office:value-type="float" office:value="1601675491.07235" calcext:value-type="float">
            <text:p>1601675491.07235</text:p>
          </table:table-cell>
          <table:table-cell office:value-type="string" calcext:value-type="string">
            <text:p>2020-10-03T00:51:31</text:p>
          </table:table-cell>
          <table:table-cell table:formula="of:=([.A96]-[.Q96])/60" office:value-type="float" office:value="2100.89879411856" calcext:value-type="float">
            <text:p>2100.89879411856</text:p>
          </table:table-cell>
          <table:table-cell table:formula="of:=[.A96]-[.A9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563" calcext:value-type="float">
            <text:p>1601801563</text:p>
          </table:table-cell>
          <table:table-cell office:value-type="float" office:value="495000" calcext:value-type="float">
            <text:p>495000</text:p>
          </table:table-cell>
          <table:table-cell office:value-type="float" office:value="-0.249988794326782" calcext:value-type="float">
            <text:p>-0.249988794326782</text:p>
          </table:table-cell>
          <table:table-cell office:value-type="float" office:value="0.0223729610443115" calcext:value-type="float">
            <text:p>0.022372961044312</text:p>
          </table:table-cell>
          <table:table-cell office:value-type="float" office:value="14.5513544082642" calcext:value-type="float">
            <text:p>14.5513544082642</text:p>
          </table:table-cell>
          <table:table-cell office:value-type="float" office:value="50.8474540710449" calcext:value-type="float">
            <text:p>50.8474540710449</text:p>
          </table:table-cell>
          <table:table-cell office:value-type="float" office:value="191.700759887695" calcext:value-type="float">
            <text:p>191.700759887695</text:p>
          </table:table-cell>
          <table:table-cell office:value-type="float" office:value="-184.687316894531" calcext:value-type="float">
            <text:p>-184.687316894531</text:p>
          </table:table-cell>
          <table:table-cell office:value-type="float" office:value="-0.512537002563477" calcext:value-type="float">
            <text:p>-0.512537002563477</text:p>
          </table:table-cell>
          <table:table-cell office:value-type="float" office:value="-0.318886160850525" calcext:value-type="float">
            <text:p>-0.318886160850525</text:p>
          </table:table-cell>
          <table:table-cell office:value-type="float" office:value="-0.219378158450127" calcext:value-type="float">
            <text:p>-0.219378158450127</text:p>
          </table:table-cell>
          <table:table-cell office:value-type="float" office:value="0.76647937297821" calcext:value-type="float">
            <text:p>0.76647937297821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2:43</text:p>
          </table:table-cell>
          <table:table-cell office:value-type="float" office:value="1601675509.2959" calcext:value-type="float">
            <text:p>1601675509.2959</text:p>
          </table:table-cell>
          <table:table-cell office:value-type="string" calcext:value-type="string">
            <text:p>2020-10-03T00:51:49</text:p>
          </table:table-cell>
          <table:table-cell table:formula="of:=([.A97]-[.Q97])/60" office:value-type="float" office:value="2100.89506838322" calcext:value-type="float">
            <text:p>2100.89506838322</text:p>
          </table:table-cell>
          <table:table-cell table:formula="of:=[.A97]-[.A9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577" calcext:value-type="float">
            <text:p>1601801577</text:p>
          </table:table-cell>
          <table:table-cell office:value-type="float" office:value="51000" calcext:value-type="float">
            <text:p>51000</text:p>
          </table:table-cell>
          <table:table-cell office:value-type="float" office:value="-0.05023193359375" calcext:value-type="float">
            <text:p>-0.05023193359375</text:p>
          </table:table-cell>
          <table:table-cell office:value-type="float" office:value="0.222313404083252" calcext:value-type="float">
            <text:p>0.222313404083252</text:p>
          </table:table-cell>
          <table:table-cell office:value-type="float" office:value="11.5249719619751" calcext:value-type="float">
            <text:p>11.5249719619751</text:p>
          </table:table-cell>
          <table:table-cell office:value-type="float" office:value="248.977203369141" calcext:value-type="float">
            <text:p>248.977203369141</text:p>
          </table:table-cell>
          <table:table-cell office:value-type="float" office:value="134.42431640625" calcext:value-type="float">
            <text:p>134.42431640625</text:p>
          </table:table-cell>
          <table:table-cell office:value-type="float" office:value="-90.5903015136719" calcext:value-type="float">
            <text:p>-90.5903015136719</text:p>
          </table:table-cell>
          <table:table-cell office:value-type="float" office:value="0.895960330963135" calcext:value-type="float">
            <text:p>0.895960330963135</text:p>
          </table:table-cell>
          <table:table-cell office:value-type="float" office:value="0.10942542552948" calcext:value-type="float">
            <text:p>0.10942542552948</text:p>
          </table:table-cell>
          <table:table-cell office:value-type="float" office:value="0.257317692041397" calcext:value-type="float">
            <text:p>0.257317692041397</text:p>
          </table:table-cell>
          <table:table-cell office:value-type="float" office:value="-0.345063418149948" calcext:value-type="float">
            <text:p>-0.345063418149948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2:57</text:p>
          </table:table-cell>
          <table:table-cell office:value-type="float" office:value="1601675522.80156" calcext:value-type="float">
            <text:p>1601675522.80156</text:p>
          </table:table-cell>
          <table:table-cell office:value-type="string" calcext:value-type="string">
            <text:p>2020-10-03T00:52:02</text:p>
          </table:table-cell>
          <table:table-cell table:formula="of:=([.A98]-[.Q98])/60" office:value-type="float" office:value="2100.90330726703" calcext:value-type="float">
            <text:p>2100.90330726703</text:p>
          </table:table-cell>
          <table:table-cell table:formula="of:=[.A98]-[.A9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595" calcext:value-type="float">
            <text:p>1601801595</text:p>
          </table:table-cell>
          <table:table-cell office:value-type="float" office:value="54000" calcext:value-type="float">
            <text:p>54000</text:p>
          </table:table-cell>
          <table:table-cell office:value-type="float" office:value="-0.109257936477661" calcext:value-type="float">
            <text:p>-0.109257936477661</text:p>
          </table:table-cell>
          <table:table-cell office:value-type="float" office:value="-0.330848217010498" calcext:value-type="float">
            <text:p>-0.330848217010498</text:p>
          </table:table-cell>
          <table:table-cell office:value-type="float" office:value="11.0341596603394" calcext:value-type="float">
            <text:p>11.0341596603394</text:p>
          </table:table-cell>
          <table:table-cell office:value-type="float" office:value="331.385162353516" calcext:value-type="float">
            <text:p>331.385162353516</text:p>
          </table:table-cell>
          <table:table-cell office:value-type="float" office:value="308.591461181641" calcext:value-type="float">
            <text:p>308.591461181641</text:p>
          </table:table-cell>
          <table:table-cell office:value-type="float" office:value="57.8609008789063" calcext:value-type="float">
            <text:p>57.8609008789063</text:p>
          </table:table-cell>
          <table:table-cell office:value-type="float" office:value="0.890005528926849" calcext:value-type="float">
            <text:p>0.890005528926849</text:p>
          </table:table-cell>
          <table:table-cell office:value-type="float" office:value="0.1297437697649" calcext:value-type="float">
            <text:p>0.1297437697649</text:p>
          </table:table-cell>
          <table:table-cell office:value-type="float" office:value="0.259250581264496" calcext:value-type="float">
            <text:p>0.259250581264496</text:p>
          </table:table-cell>
          <table:table-cell office:value-type="float" office:value="-0.351917564868927" calcext:value-type="float">
            <text:p>-0.351917564868927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3:15</text:p>
          </table:table-cell>
          <table:table-cell office:value-type="float" office:value="1601675540.87977" calcext:value-type="float">
            <text:p>1601675540.87977</text:p>
          </table:table-cell>
          <table:table-cell office:value-type="string" calcext:value-type="string">
            <text:p>2020-10-03T00:52:20</text:p>
          </table:table-cell>
          <table:table-cell table:formula="of:=([.A99]-[.Q99])/60" office:value-type="float" office:value="2100.9020039161" calcext:value-type="float">
            <text:p>2100.9020039161</text:p>
          </table:table-cell>
          <table:table-cell table:formula="of:=[.A99]-[.A9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626" calcext:value-type="float">
            <text:p>1601801626</text:p>
          </table:table-cell>
          <table:table-cell office:value-type="float" office:value="960000" calcext:value-type="float">
            <text:p>960000</text:p>
          </table:table-cell>
          <table:table-cell office:value-type="float" office:value="0.062626838684082" calcext:value-type="float">
            <text:p>0.062626838684082</text:p>
          </table:table-cell>
          <table:table-cell office:value-type="float" office:value="-0.692330718040466" calcext:value-type="float">
            <text:p>-0.692330718040466</text:p>
          </table:table-cell>
          <table:table-cell office:value-type="float" office:value="10.2174844741821" calcext:value-type="float">
            <text:p>10.2174844741821</text:p>
          </table:table-cell>
          <table:table-cell office:value-type="float" office:value="278.199890136719" calcext:value-type="float">
            <text:p>278.199890136719</text:p>
          </table:table-cell>
          <table:table-cell office:value-type="float" office:value="158.386901855469" calcext:value-type="float">
            <text:p>158.386901855469</text:p>
          </table:table-cell>
          <table:table-cell office:value-type="float" office:value="-40.911750793457" calcext:value-type="float">
            <text:p>-40.911750793457</text:p>
          </table:table-cell>
          <table:table-cell office:value-type="float" office:value="-0.903628051280975" calcext:value-type="float">
            <text:p>-0.903628051280975</text:p>
          </table:table-cell>
          <table:table-cell office:value-type="float" office:value="-0.121398568153381" calcext:value-type="float">
            <text:p>-0.121398568153381</text:p>
          </table:table-cell>
          <table:table-cell office:value-type="float" office:value="-0.295579969882965" calcext:value-type="float">
            <text:p>-0.295579969882965</text:p>
          </table:table-cell>
          <table:table-cell office:value-type="float" office:value="0.285221308469772" calcext:value-type="float">
            <text:p>0.285221308469772</text:p>
          </table:table-cell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3:46</text:p>
          </table:table-cell>
          <table:table-cell office:value-type="float" office:value="1601675572.40426" calcext:value-type="float">
            <text:p>1601675572.40426</text:p>
          </table:table-cell>
          <table:table-cell office:value-type="string" calcext:value-type="string">
            <text:p>2020-10-03T00:52:52</text:p>
          </table:table-cell>
          <table:table-cell table:formula="of:=([.A100]-[.Q100])/60" office:value-type="float" office:value="2100.89326233466" calcext:value-type="float">
            <text:p>2100.89326233466</text:p>
          </table:table-cell>
          <table:table-cell table:formula="of:=[.A100]-[.A99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01801640" calcext:value-type="float">
            <text:p>1601801640</text:p>
          </table:table-cell>
          <table:table-cell office:value-type="float" office:value="22000" calcext:value-type="float">
            <text:p>22000</text:p>
          </table:table-cell>
          <table:table-cell office:value-type="float" office:value="0.271872997283936" calcext:value-type="float">
            <text:p>0.271872997283936</text:p>
          </table:table-cell>
          <table:table-cell office:value-type="float" office:value="0.531959354877472" calcext:value-type="float">
            <text:p>0.531959354877472</text:p>
          </table:table-cell>
          <table:table-cell office:value-type="float" office:value="12.4480447769165" calcext:value-type="float">
            <text:p>12.4480447769165</text:p>
          </table:table-cell>
          <table:table-cell office:value-type="float" office:value="340.151977539062" calcext:value-type="float">
            <text:p>340.151977539062</text:p>
          </table:table-cell>
          <table:table-cell office:value-type="float" office:value="112.799530029297" calcext:value-type="float">
            <text:p>112.799530029297</text:p>
          </table:table-cell>
          <table:table-cell office:value-type="float" office:value="16.3646984100342" calcext:value-type="float">
            <text:p>16.3646984100342</text:p>
          </table:table-cell>
          <table:table-cell office:value-type="float" office:value="-0.93672114610672" calcext:value-type="float">
            <text:p>-0.93672114610672</text:p>
          </table:table-cell>
          <table:table-cell office:value-type="float" office:value="-0.0300351828336716" calcext:value-type="float">
            <text:p>-0.030035182833672</text:p>
          </table:table-cell>
          <table:table-cell office:value-type="float" office:value="-0.292749524116516" calcext:value-type="float">
            <text:p>-0.292749524116516</text:p>
          </table:table-cell>
          <table:table-cell office:value-type="float" office:value="0.189602702856064" calcext:value-type="float">
            <text:p>0.189602702856064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4:00</text:p>
          </table:table-cell>
          <table:table-cell office:value-type="float" office:value="1601675585.89068" calcext:value-type="float">
            <text:p>1601675585.89068</text:p>
          </table:table-cell>
          <table:table-cell office:value-type="string" calcext:value-type="string">
            <text:p>2020-10-03T00:53:05</text:p>
          </table:table-cell>
          <table:table-cell table:formula="of:=([.A101]-[.Q101])/60" office:value-type="float" office:value="2100.90182206631" calcext:value-type="float">
            <text:p>2100.90182206631</text:p>
          </table:table-cell>
          <table:table-cell table:formula="of:=[.A101]-[.A10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658" calcext:value-type="float">
            <text:p>1601801658</text:p>
          </table:table-cell>
          <table:table-cell office:value-type="float" office:value="333000" calcext:value-type="float">
            <text:p>333000</text:p>
          </table:table-cell>
          <table:table-cell office:value-type="float" office:value="-0.0031055212020874" calcext:value-type="float">
            <text:p>-0.003105521202087</text:p>
          </table:table-cell>
          <table:table-cell office:value-type="float" office:value="0.640124082565308" calcext:value-type="float">
            <text:p>0.640124082565308</text:p>
          </table:table-cell>
          <table:table-cell office:value-type="float" office:value="11.0350608825684" calcext:value-type="float">
            <text:p>11.0350608825684</text:p>
          </table:table-cell>
          <table:table-cell office:value-type="float" office:value="80.6545944213867" calcext:value-type="float">
            <text:p>80.6545944213867</text:p>
          </table:table-cell>
          <table:table-cell office:value-type="float" office:value="133.839859008789" calcext:value-type="float">
            <text:p>133.839859008789</text:p>
          </table:table-cell>
          <table:table-cell office:value-type="float" office:value="-198.714202880859" calcext:value-type="float">
            <text:p>-198.714202880859</text:p>
          </table:table-cell>
          <table:table-cell office:value-type="float" office:value="-0.593522667884827" calcext:value-type="float">
            <text:p>-0.593522667884827</text:p>
          </table:table-cell>
          <table:table-cell office:value-type="float" office:value="-0.212702319025993" calcext:value-type="float">
            <text:p>-0.212702319025993</text:p>
          </table:table-cell>
          <table:table-cell office:value-type="float" office:value="-0.131429702043533" calcext:value-type="float">
            <text:p>-0.131429702043533</text:p>
          </table:table-cell>
          <table:table-cell office:value-type="float" office:value="0.76499342918396" calcext:value-type="float">
            <text:p>0.7649934291839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4:18</text:p>
          </table:table-cell>
          <table:table-cell office:value-type="float" office:value="1601675604.06044" calcext:value-type="float">
            <text:p>1601675604.06044</text:p>
          </table:table-cell>
          <table:table-cell office:value-type="string" calcext:value-type="string">
            <text:p>2020-10-03T00:53:24</text:p>
          </table:table-cell>
          <table:table-cell table:formula="of:=([.A102]-[.Q102])/60" office:value-type="float" office:value="2100.89899264971" calcext:value-type="float">
            <text:p>2100.89899264971</text:p>
          </table:table-cell>
          <table:table-cell table:formula="of:=[.A102]-[.A10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671" calcext:value-type="float">
            <text:p>1601801671</text:p>
          </table:table-cell>
          <table:table-cell office:value-type="float" office:value="956000" calcext:value-type="float">
            <text:p>956000</text:p>
          </table:table-cell>
          <table:table-cell office:value-type="float" office:value="0.191335886716843" calcext:value-type="float">
            <text:p>0.191335886716843</text:p>
          </table:table-cell>
          <table:table-cell office:value-type="float" office:value="0.622710108757019" calcext:value-type="float">
            <text:p>0.622710108757019</text:p>
          </table:table-cell>
          <table:table-cell office:value-type="float" office:value="10.6997842788696" calcext:value-type="float">
            <text:p>10.6997842788696</text:p>
          </table:table-cell>
          <table:table-cell office:value-type="float" office:value="-71.8877868652344" calcext:value-type="float">
            <text:p>-71.8877868652344</text:p>
          </table:table-cell>
          <table:table-cell office:value-type="float" office:value="112.21508026123" calcext:value-type="float">
            <text:p>112.21508026123</text:p>
          </table:table-cell>
          <table:table-cell office:value-type="float" office:value="-218.001174926758" calcext:value-type="float">
            <text:p>-218.001174926758</text:p>
          </table:table-cell>
          <table:table-cell office:value-type="float" office:value="0.281938761472702" calcext:value-type="float">
            <text:p>0.281938761472702</text:p>
          </table:table-cell>
          <table:table-cell office:value-type="float" office:value="0.246191561222076" calcext:value-type="float">
            <text:p>0.246191561222076</text:p>
          </table:table-cell>
          <table:table-cell office:value-type="float" office:value="0.0312991291284561" calcext:value-type="float">
            <text:p>0.031299129128456</text:p>
          </table:table-cell>
          <table:table-cell office:value-type="float" office:value="-0.926779747009277" calcext:value-type="float">
            <text:p>-0.926779747009277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4:31</text:p>
          </table:table-cell>
          <table:table-cell office:value-type="float" office:value="1601675617.72176" calcext:value-type="float">
            <text:p>1601675617.72176</text:p>
          </table:table-cell>
          <table:table-cell office:value-type="string" calcext:value-type="string">
            <text:p>2020-10-03T00:53:37</text:p>
          </table:table-cell>
          <table:table-cell table:formula="of:=([.A103]-[.Q103])/60" office:value-type="float" office:value="2100.88797073364" calcext:value-type="float">
            <text:p>2100.88797073364</text:p>
          </table:table-cell>
          <table:table-cell table:formula="of:=[.A103]-[.A10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1690" calcext:value-type="float">
            <text:p>1601801690</text:p>
          </table:table-cell>
          <table:table-cell office:value-type="float" office:value="303000" calcext:value-type="float">
            <text:p>303000</text:p>
          </table:table-cell>
          <table:table-cell office:value-type="float" office:value="0.0750294923782349" calcext:value-type="float">
            <text:p>0.075029492378235</text:p>
          </table:table-cell>
          <table:table-cell office:value-type="float" office:value="0.577588319778442" calcext:value-type="float">
            <text:p>0.577588319778442</text:p>
          </table:table-cell>
          <table:table-cell office:value-type="float" office:value="11.2900638580322" calcext:value-type="float">
            <text:p>11.2900638580322</text:p>
          </table:table-cell>
          <table:table-cell office:value-type="float" office:value="148.451187133789" calcext:value-type="float">
            <text:p>148.451187133789</text:p>
          </table:table-cell>
          <table:table-cell office:value-type="float" office:value="185.856216430664" calcext:value-type="float">
            <text:p>185.856216430664</text:p>
          </table:table-cell>
          <table:table-cell office:value-type="float" office:value="-161.893630981445" calcext:value-type="float">
            <text:p>-161.893630981445</text:p>
          </table:table-cell>
          <table:table-cell office:value-type="float" office:value="-0.718637645244598" calcext:value-type="float">
            <text:p>-0.718637645244598</text:p>
          </table:table-cell>
          <table:table-cell office:value-type="float" office:value="-0.189972713589668" calcext:value-type="float">
            <text:p>-0.189972713589668</text:p>
          </table:table-cell>
          <table:table-cell office:value-type="float" office:value="-0.190068334341049" calcext:value-type="float">
            <text:p>-0.190068334341049</text:p>
          </table:table-cell>
          <table:table-cell office:value-type="float" office:value="0.641361474990845" calcext:value-type="float">
            <text:p>0.641361474990845</text:p>
          </table:table-cell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4:50</text:p>
          </table:table-cell>
          <table:table-cell office:value-type="float" office:value="1601675635.40501" calcext:value-type="float">
            <text:p>1601675635.40501</text:p>
          </table:table-cell>
          <table:table-cell office:value-type="string" calcext:value-type="string">
            <text:p>2020-10-03T00:53:55</text:p>
          </table:table-cell>
          <table:table-cell table:formula="of:=([.A104]-[.Q104])/60" office:value-type="float" office:value="2100.90991653601" calcext:value-type="float">
            <text:p>2100.90991653601</text:p>
          </table:table-cell>
          <table:table-cell table:formula="of:=[.A104]-[.A103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1704" calcext:value-type="float">
            <text:p>1601801704</text:p>
          </table:table-cell>
          <table:table-cell office:value-type="float" office:value="69000" calcext:value-type="float">
            <text:p>69000</text:p>
          </table:table-cell>
          <table:table-cell office:value-type="float" office:value="-0.0435096025466919" calcext:value-type="float">
            <text:p>-0.043509602546692</text:p>
          </table:table-cell>
          <table:table-cell office:value-type="float" office:value="-0.0544648170471191" calcext:value-type="float">
            <text:p>-0.054464817047119</text:p>
          </table:table-cell>
          <table:table-cell office:value-type="float" office:value="11.0248374938965" calcext:value-type="float">
            <text:p>11.0248374938965</text:p>
          </table:table-cell>
          <table:table-cell office:value-type="float" office:value="59.6142616271973" calcext:value-type="float">
            <text:p>59.6142616271973</text:p>
          </table:table-cell>
          <table:table-cell office:value-type="float" office:value="277.615417480469" calcext:value-type="float">
            <text:p>277.615417480469</text:p>
          </table:table-cell>
          <table:table-cell office:value-type="float" office:value="-159.555816650391" calcext:value-type="float">
            <text:p>-159.555816650391</text:p>
          </table:table-cell>
          <table:table-cell office:value-type="float" office:value="-0.629120826721191" calcext:value-type="float">
            <text:p>-0.629120826721191</text:p>
          </table:table-cell>
          <table:table-cell office:value-type="float" office:value="-0.21491402387619" calcext:value-type="float">
            <text:p>-0.21491402387619</text:p>
          </table:table-cell>
          <table:table-cell office:value-type="float" office:value="-0.182971939444542" calcext:value-type="float">
            <text:p>-0.182971939444542</text:p>
          </table:table-cell>
          <table:table-cell office:value-type="float" office:value="0.724251568317413" calcext:value-type="float">
            <text:p>0.724251568317413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5:04</text:p>
          </table:table-cell>
          <table:table-cell office:value-type="float" office:value="1601675650.08441" calcext:value-type="float">
            <text:p>1601675650.08441</text:p>
          </table:table-cell>
          <table:table-cell office:value-type="string" calcext:value-type="string">
            <text:p>2020-10-03T00:54:10</text:p>
          </table:table-cell>
          <table:table-cell table:formula="of:=([.A105]-[.Q105])/60" office:value-type="float" office:value="2100.89859319925" calcext:value-type="float">
            <text:p>2100.89859319925</text:p>
          </table:table-cell>
          <table:table-cell table:formula="of:=[.A105]-[.A10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721" calcext:value-type="float">
            <text:p>1601801721</text:p>
          </table:table-cell>
          <table:table-cell office:value-type="float" office:value="950000" calcext:value-type="float">
            <text:p>950000</text:p>
          </table:table-cell>
          <table:table-cell office:value-type="float" office:value="0.162088394165039" calcext:value-type="float">
            <text:p>0.162088394165039</text:p>
          </table:table-cell>
          <table:table-cell office:value-type="float" office:value="-2.10785174369812" calcext:value-type="float">
            <text:p>-2.10785174369812</text:p>
          </table:table-cell>
          <table:table-cell office:value-type="float" office:value="10.4020128250122" calcext:value-type="float">
            <text:p>10.4020128250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224889755249" calcext:value-type="float">
            <text:p>0.61224889755249</text:p>
          </table:table-cell>
          <table:table-cell office:value-type="float" office:value="0.255316913127899" calcext:value-type="float">
            <text:p>0.255316913127899</text:p>
          </table:table-cell>
          <table:table-cell office:value-type="float" office:value="0.267802715301514" calcext:value-type="float">
            <text:p>0.267802715301514</text:p>
          </table:table-cell>
          <table:table-cell office:value-type="float" office:value="-0.698746204376221" calcext:value-type="float">
            <text:p>-0.6987462043762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5:21</text:p>
          </table:table-cell>
          <table:table-cell office:value-type="float" office:value="1601675667.7" calcext:value-type="float">
            <text:p>1601675667.7</text:p>
          </table:table-cell>
          <table:table-cell office:value-type="string" calcext:value-type="string">
            <text:p>2020-10-03T00:54:27</text:p>
          </table:table-cell>
          <table:table-cell table:formula="of:=([.A106]-[.Q106])/60" office:value-type="float" office:value="2100.88833325307" calcext:value-type="float">
            <text:p>2100.88833325307</text:p>
          </table:table-cell>
          <table:table-cell table:formula="of:=[.A106]-[.A105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1801735" calcext:value-type="float">
            <text:p>1601801735</text:p>
          </table:table-cell>
          <table:table-cell office:value-type="float" office:value="645000" calcext:value-type="float">
            <text:p>645000</text:p>
          </table:table-cell>
          <table:table-cell office:value-type="float" office:value="-0.682479560375214" calcext:value-type="float">
            <text:p>-0.682479560375214</text:p>
          </table:table-cell>
          <table:table-cell office:value-type="float" office:value="3.09547281265259" calcext:value-type="float">
            <text:p>3.09547281265259</text:p>
          </table:table-cell>
          <table:table-cell office:value-type="float" office:value="10.4836378097534" calcext:value-type="float">
            <text:p>10.4836378097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36435806751251" calcext:value-type="float">
            <text:p>0.636435806751251</text:p>
          </table:table-cell>
          <table:table-cell office:value-type="float" office:value="0.137957885861397" calcext:value-type="float">
            <text:p>0.137957885861397</text:p>
          </table:table-cell>
          <table:table-cell office:value-type="float" office:value="0.0336030833423138" calcext:value-type="float">
            <text:p>0.033603083342314</text:p>
          </table:table-cell>
          <table:table-cell office:value-type="float" office:value="-0.758147656917572" calcext:value-type="float">
            <text:p>-0.758147656917572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5:35</text:p>
          </table:table-cell>
          <table:table-cell office:value-type="float" office:value="1601675681.55424" calcext:value-type="float">
            <text:p>1601675681.55424</text:p>
          </table:table-cell>
          <table:table-cell office:value-type="string" calcext:value-type="string">
            <text:p>2020-10-03T00:54:41</text:p>
          </table:table-cell>
          <table:table-cell table:formula="of:=([.A107]-[.Q107])/60" office:value-type="float" office:value="2100.89076271852" calcext:value-type="float">
            <text:p>2100.89076271852</text:p>
          </table:table-cell>
          <table:table-cell table:formula="of:=[.A107]-[.A10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753" calcext:value-type="float">
            <text:p>1601801753</text:p>
          </table:table-cell>
          <table:table-cell office:value-type="float" office:value="97000" calcext:value-type="float">
            <text:p>97000</text:p>
          </table:table-cell>
          <table:table-cell office:value-type="float" office:value="1.16747629642487" calcext:value-type="float">
            <text:p>1.16747629642487</text:p>
          </table:table-cell>
          <table:table-cell office:value-type="float" office:value="-0.553209185600281" calcext:value-type="float">
            <text:p>-0.553209185600281</text:p>
          </table:table-cell>
          <table:table-cell office:value-type="float" office:value="10.8968706130981" calcext:value-type="float">
            <text:p>10.8968706130981</text:p>
          </table:table-cell>
          <table:table-cell office:value-type="float" office:value="-1640.56115722656" calcext:value-type="float">
            <text:p>-1640.56115722656</text:p>
          </table:table-cell>
          <table:table-cell office:value-type="float" office:value="2240.21020507812" calcext:value-type="float">
            <text:p>2240.21020507812</text:p>
          </table:table-cell>
          <table:table-cell office:value-type="float" office:value="1731.1513671875" calcext:value-type="float">
            <text:p>1731.1513671875</text:p>
          </table:table-cell>
          <table:table-cell office:value-type="float" office:value="-0.653066217899323" calcext:value-type="float">
            <text:p>-0.653066217899323</text:p>
          </table:table-cell>
          <table:table-cell office:value-type="float" office:value="-0.176540389657021" calcext:value-type="float">
            <text:p>-0.176540389657021</text:p>
          </table:table-cell>
          <table:table-cell office:value-type="float" office:value="-0.227983981370926" calcext:value-type="float">
            <text:p>-0.227983981370926</text:p>
          </table:table-cell>
          <table:table-cell office:value-type="float" office:value="0.700258016586304" calcext:value-type="float">
            <text:p>0.700258016586304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5:53</text:p>
          </table:table-cell>
          <table:table-cell office:value-type="float" office:value="1601675698.97926" calcext:value-type="float">
            <text:p>1601675698.97926</text:p>
          </table:table-cell>
          <table:table-cell office:value-type="string" calcext:value-type="string">
            <text:p>2020-10-03T00:54:58</text:p>
          </table:table-cell>
          <table:table-cell table:formula="of:=([.A108]-[.Q108])/60" office:value-type="float" office:value="2100.90034573476" calcext:value-type="float">
            <text:p>2100.90034573476</text:p>
          </table:table-cell>
          <table:table-cell table:formula="of:=[.A108]-[.A10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766" calcext:value-type="float">
            <text:p>1601801766</text:p>
          </table:table-cell>
          <table:table-cell office:value-type="float" office:value="747000" calcext:value-type="float">
            <text:p>747000</text:p>
          </table:table-cell>
          <table:table-cell office:value-type="float" office:value="0.222987294197082" calcext:value-type="float">
            <text:p>0.222987294197082</text:p>
          </table:table-cell>
          <table:table-cell office:value-type="float" office:value="-0.545027017593384" calcext:value-type="float">
            <text:p>-0.545027017593384</text:p>
          </table:table-cell>
          <table:table-cell office:value-type="float" office:value="9.88970947265625" calcext:value-type="float">
            <text:p>9.88970947265625</text:p>
          </table:table-cell>
          <table:table-cell office:value-type="float" office:value="-1521.9169921875" calcext:value-type="float">
            <text:p>-1521.9169921875</text:p>
          </table:table-cell>
          <table:table-cell office:value-type="float" office:value="1807.13037109375" calcext:value-type="float">
            <text:p>1807.13037109375</text:p>
          </table:table-cell>
          <table:table-cell office:value-type="float" office:value="1683.810546875" calcext:value-type="float">
            <text:p>1683.810546875</text:p>
          </table:table-cell>
          <table:table-cell office:value-type="float" office:value="-0.644828617572784" calcext:value-type="float">
            <text:p>-0.644828617572784</text:p>
          </table:table-cell>
          <table:table-cell office:value-type="float" office:value="-0.207043275237083" calcext:value-type="float">
            <text:p>-0.207043275237083</text:p>
          </table:table-cell>
          <table:table-cell office:value-type="float" office:value="-0.204500570893288" calcext:value-type="float">
            <text:p>-0.204500570893288</text:p>
          </table:table-cell>
          <table:table-cell office:value-type="float" office:value="0.706759333610535" calcext:value-type="float">
            <text:p>0.706759333610535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6:06</text:p>
          </table:table-cell>
          <table:table-cell office:value-type="float" office:value="1601675712.71366" calcext:value-type="float">
            <text:p>1601675712.71366</text:p>
          </table:table-cell>
          <table:table-cell office:value-type="string" calcext:value-type="string">
            <text:p>2020-10-03T00:55:12</text:p>
          </table:table-cell>
          <table:table-cell table:formula="of:=([.A109]-[.Q109])/60" office:value-type="float" office:value="2100.88810573419" calcext:value-type="float">
            <text:p>2100.88810573419</text:p>
          </table:table-cell>
          <table:table-cell table:formula="of:=[.A109]-[.A10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1784" calcext:value-type="float">
            <text:p>1601801784</text:p>
          </table:table-cell>
          <table:table-cell office:value-type="float" office:value="409000" calcext:value-type="float">
            <text:p>409000</text:p>
          </table:table-cell>
          <table:table-cell office:value-type="float" office:value="0.132371008396149" calcext:value-type="float">
            <text:p>0.132371008396149</text:p>
          </table:table-cell>
          <table:table-cell office:value-type="float" office:value="0.729293465614319" calcext:value-type="float">
            <text:p>0.729293465614319</text:p>
          </table:table-cell>
          <table:table-cell office:value-type="float" office:value="11.9797306060791" calcext:value-type="float">
            <text:p>11.9797306060791</text:p>
          </table:table-cell>
          <table:table-cell office:value-type="float" office:value="-1823.49499511719" calcext:value-type="float">
            <text:p>-1823.49499511719</text:p>
          </table:table-cell>
          <table:table-cell office:value-type="float" office:value="1829.33959960938" calcext:value-type="float">
            <text:p>1829.33959960938</text:p>
          </table:table-cell>
          <table:table-cell office:value-type="float" office:value="1538.8662109375" calcext:value-type="float">
            <text:p>1538.8662109375</text:p>
          </table:table-cell>
          <table:table-cell office:value-type="float" office:value="-0.570741713047028" calcext:value-type="float">
            <text:p>-0.570741713047028</text:p>
          </table:table-cell>
          <table:table-cell office:value-type="float" office:value="-0.226270377635956" calcext:value-type="float">
            <text:p>-0.226270377635956</text:p>
          </table:table-cell>
          <table:table-cell office:value-type="float" office:value="-0.129818573594093" calcext:value-type="float">
            <text:p>-0.129818573594093</text:p>
          </table:table-cell>
          <table:table-cell office:value-type="float" office:value="0.778590261936188" calcext:value-type="float">
            <text:p>0.778590261936188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6:24</text:p>
          </table:table-cell>
          <table:table-cell office:value-type="float" office:value="1601675730.06158" calcext:value-type="float">
            <text:p>1601675730.06158</text:p>
          </table:table-cell>
          <table:table-cell office:value-type="string" calcext:value-type="string">
            <text:p>2020-10-03T00:55:30</text:p>
          </table:table-cell>
          <table:table-cell table:formula="of:=([.A110]-[.Q110])/60" office:value-type="float" office:value="2100.89897371928" calcext:value-type="float">
            <text:p>2100.89897371928</text:p>
          </table:table-cell>
          <table:table-cell table:formula="of:=[.A110]-[.A10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797" calcext:value-type="float">
            <text:p>1601801797</text:p>
          </table:table-cell>
          <table:table-cell office:value-type="float" office:value="554000" calcext:value-type="float">
            <text:p>554000</text:p>
          </table:table-cell>
          <table:table-cell office:value-type="float" office:value="0.0361390113830566" calcext:value-type="float">
            <text:p>0.036139011383057</text:p>
          </table:table-cell>
          <table:table-cell office:value-type="float" office:value="-0.172381341457367" calcext:value-type="float">
            <text:p>-0.172381341457367</text:p>
          </table:table-cell>
          <table:table-cell office:value-type="float" office:value="10.9218034744263" calcext:value-type="float">
            <text:p>10.9218034744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91484135389328" calcext:value-type="float">
            <text:p>-0.91484135389328</text:p>
          </table:table-cell>
          <table:table-cell office:value-type="float" office:value="-0.1050695925951" calcext:value-type="float">
            <text:p>-0.1050695925951</text:p>
          </table:table-cell>
          <table:table-cell office:value-type="float" office:value="-0.265361666679382" calcext:value-type="float">
            <text:p>-0.265361666679382</text:p>
          </table:table-cell>
          <table:table-cell office:value-type="float" office:value="0.285672694444656" calcext:value-type="float">
            <text:p>0.285672694444656</text:p>
          </table:table-cell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6:37</text:p>
          </table:table-cell>
          <table:table-cell office:value-type="float" office:value="1601675746.90776" calcext:value-type="float">
            <text:p>1601675746.90776</text:p>
          </table:table-cell>
          <table:table-cell office:value-type="string" calcext:value-type="string">
            <text:p>2020-10-03T00:55:46</text:p>
          </table:table-cell>
          <table:table-cell table:formula="of:=([.A111]-[.Q111])/60" office:value-type="float" office:value="2100.83487066825" calcext:value-type="float">
            <text:p>2100.83487066825</text:p>
          </table:table-cell>
          <table:table-cell table:formula="of:=[.A111]-[.A11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1815" calcext:value-type="float">
            <text:p>1601801815</text:p>
          </table:table-cell>
          <table:table-cell office:value-type="float" office:value="768000" calcext:value-type="float">
            <text:p>768000</text:p>
          </table:table-cell>
          <table:table-cell office:value-type="float" office:value="0.544243097305298" calcext:value-type="float">
            <text:p>0.544243097305298</text:p>
          </table:table-cell>
          <table:table-cell office:value-type="float" office:value="-0.573535442352295" calcext:value-type="float">
            <text:p>-0.573535442352295</text:p>
          </table:table-cell>
          <table:table-cell office:value-type="float" office:value="10.76478099823" calcext:value-type="float">
            <text:p>10.76478099823</text:p>
          </table:table-cell>
          <table:table-cell office:value-type="float" office:value="-1434.83337402344" calcext:value-type="float">
            <text:p>-1434.83337402344</text:p>
          </table:table-cell>
          <table:table-cell office:value-type="float" office:value="1838.69091796875" calcext:value-type="float">
            <text:p>1838.69091796875</text:p>
          </table:table-cell>
          <table:table-cell office:value-type="float" office:value="1840.44421386719" calcext:value-type="float">
            <text:p>1840.44421386719</text:p>
          </table:table-cell>
          <table:table-cell office:value-type="float" office:value="0.668407499790192" calcext:value-type="float">
            <text:p>0.668407499790192</text:p>
          </table:table-cell>
          <table:table-cell office:value-type="float" office:value="0.193072572350502" calcext:value-type="float">
            <text:p>0.193072572350502</text:p>
          </table:table-cell>
          <table:table-cell office:value-type="float" office:value="0.238749027252197" calcext:value-type="float">
            <text:p>0.238749027252197</text:p>
          </table:table-cell>
          <table:table-cell office:value-type="float" office:value="-0.677460908889771" calcext:value-type="float">
            <text:p>-0.67746090888977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6:55</text:p>
          </table:table-cell>
          <table:table-cell office:value-type="float" office:value="1601675761.69728" calcext:value-type="float">
            <text:p>1601675761.69728</text:p>
          </table:table-cell>
          <table:table-cell office:value-type="string" calcext:value-type="string">
            <text:p>2020-10-03T00:56:01</text:p>
          </table:table-cell>
          <table:table-cell table:formula="of:=([.A112]-[.Q112])/60" office:value-type="float" office:value="2100.88837860028" calcext:value-type="float">
            <text:p>2100.88837860028</text:p>
          </table:table-cell>
          <table:table-cell table:formula="of:=[.A112]-[.A11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829" calcext:value-type="float">
            <text:p>1601801829</text:p>
          </table:table-cell>
          <table:table-cell office:value-type="float" office:value="309000" calcext:value-type="float">
            <text:p>309000</text:p>
          </table:table-cell>
          <table:table-cell office:value-type="float" office:value="0.184457421302795" calcext:value-type="float">
            <text:p>0.184457421302795</text:p>
          </table:table-cell>
          <table:table-cell office:value-type="float" office:value="-0.452206254005432" calcext:value-type="float">
            <text:p>-0.452206254005432</text:p>
          </table:table-cell>
          <table:table-cell office:value-type="float" office:value="11.3541841506958" calcext:value-type="float">
            <text:p>11.3541841506958</text:p>
          </table:table-cell>
          <table:table-cell office:value-type="float" office:value="-1710.69555664063" calcext:value-type="float">
            <text:p>-1710.69555664063</text:p>
          </table:table-cell>
          <table:table-cell office:value-type="float" office:value="1939.216796875" calcext:value-type="float">
            <text:p>1939.216796875</text:p>
          </table:table-cell>
          <table:table-cell office:value-type="float" office:value="1573.93334960938" calcext:value-type="float">
            <text:p>1573.93334960938</text:p>
          </table:table-cell>
          <table:table-cell office:value-type="float" office:value="-0.583574414253235" calcext:value-type="float">
            <text:p>-0.583574414253235</text:p>
          </table:table-cell>
          <table:table-cell office:value-type="float" office:value="-0.21624568104744" calcext:value-type="float">
            <text:p>-0.21624568104744</text:p>
          </table:table-cell>
          <table:table-cell office:value-type="float" office:value="-0.201271519064903" calcext:value-type="float">
            <text:p>-0.201271519064903</text:p>
          </table:table-cell>
          <table:table-cell office:value-type="float" office:value="0.756418228149414" calcext:value-type="float">
            <text:p>0.756418228149414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7:09</text:p>
          </table:table-cell>
          <table:table-cell office:value-type="float" office:value="1601675779.25499" calcext:value-type="float">
            <text:p>1601675779.25499</text:p>
          </table:table-cell>
          <table:table-cell office:value-type="string" calcext:value-type="string">
            <text:p>2020-10-03T00:56:19</text:p>
          </table:table-cell>
          <table:table-cell table:formula="of:=([.A113]-[.Q113])/60" office:value-type="float" office:value="2100.82908353408" calcext:value-type="float">
            <text:p>2100.82908353408</text:p>
          </table:table-cell>
          <table:table-cell table:formula="of:=[.A113]-[.A11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847" calcext:value-type="float">
            <text:p>1601801847</text:p>
          </table:table-cell>
          <table:table-cell office:value-type="float" office:value="984000" calcext:value-type="float">
            <text:p>984000</text:p>
          </table:table-cell>
          <table:table-cell office:value-type="float" office:value="-0.0031832754611969" calcext:value-type="float">
            <text:p>-0.003183275461197</text:p>
          </table:table-cell>
          <table:table-cell office:value-type="float" office:value="2.67541408538818" calcext:value-type="float">
            <text:p>2.67541408538818</text:p>
          </table:table-cell>
          <table:table-cell office:value-type="float" office:value="10.5077476501465" calcext:value-type="float">
            <text:p>10.50774765014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29772007465362" calcext:value-type="float">
            <text:p>-0.629772007465362</text:p>
          </table:table-cell>
          <table:table-cell office:value-type="float" office:value="-0.135905086994171" calcext:value-type="float">
            <text:p>-0.135905086994171</text:p>
          </table:table-cell>
          <table:table-cell office:value-type="float" office:value="-0.0623489730060101" calcext:value-type="float">
            <text:p>-0.06234897300601</text:p>
          </table:table-cell>
          <table:table-cell office:value-type="float" office:value="0.762253046035767" calcext:value-type="float">
            <text:p>0.762253046035767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7:27</text:p>
          </table:table-cell>
          <table:table-cell office:value-type="float" office:value="1601675794.03921" calcext:value-type="float">
            <text:p>1601675794.03921</text:p>
          </table:table-cell>
          <table:table-cell office:value-type="string" calcext:value-type="string">
            <text:p>2020-10-03T00:56:34</text:p>
          </table:table-cell>
          <table:table-cell table:formula="of:=([.A114]-[.Q114])/60" office:value-type="float" office:value="2100.88267986774" calcext:value-type="float">
            <text:p>2100.88267986774</text:p>
          </table:table-cell>
          <table:table-cell table:formula="of:=[.A114]-[.A11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861" calcext:value-type="float">
            <text:p>1601801861</text:p>
          </table:table-cell>
          <table:table-cell office:value-type="float" office:value="250000" calcext:value-type="float">
            <text:p>250000</text:p>
          </table:table-cell>
          <table:table-cell office:value-type="float" office:value="0.266213655471802" calcext:value-type="float">
            <text:p>0.266213655471802</text:p>
          </table:table-cell>
          <table:table-cell office:value-type="float" office:value="-0.770063877105713" calcext:value-type="float">
            <text:p>-0.770063877105713</text:p>
          </table:table-cell>
          <table:table-cell office:value-type="float" office:value="10.4948387145996" calcext:value-type="float">
            <text:p>10.4948387145996</text:p>
          </table:table-cell>
          <table:table-cell office:value-type="float" office:value="-1609.58508300781" calcext:value-type="float">
            <text:p>-1609.58508300781</text:p>
          </table:table-cell>
          <table:table-cell office:value-type="float" office:value="2071.30346679687" calcext:value-type="float">
            <text:p>2071.30346679687</text:p>
          </table:table-cell>
          <table:table-cell office:value-type="float" office:value="1676.21276855469" calcext:value-type="float">
            <text:p>1676.21276855469</text:p>
          </table:table-cell>
          <table:table-cell office:value-type="float" office:value="-0.643859088420868" calcext:value-type="float">
            <text:p>-0.643859088420868</text:p>
          </table:table-cell>
          <table:table-cell office:value-type="float" office:value="-0.200164690613747" calcext:value-type="float">
            <text:p>-0.200164690613747</text:p>
          </table:table-cell>
          <table:table-cell office:value-type="float" office:value="-0.204902485013008" calcext:value-type="float">
            <text:p>-0.204902485013008</text:p>
          </table:table-cell>
          <table:table-cell office:value-type="float" office:value="0.709502995014191" calcext:value-type="float">
            <text:p>0.709502995014191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7:41</text:p>
          </table:table-cell>
          <table:table-cell office:value-type="float" office:value="1601675810.47083" calcext:value-type="float">
            <text:p>1601675810.47083</text:p>
          </table:table-cell>
          <table:table-cell office:value-type="string" calcext:value-type="string">
            <text:p>2020-10-03T00:56:50</text:p>
          </table:table-cell>
          <table:table-cell table:formula="of:=([.A115]-[.Q115])/60" office:value-type="float" office:value="2100.84215284983" calcext:value-type="float">
            <text:p>2100.84215284983</text:p>
          </table:table-cell>
          <table:table-cell table:formula="of:=[.A115]-[.A11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879" calcext:value-type="float">
            <text:p>1601801879</text:p>
          </table:table-cell>
          <table:table-cell office:value-type="float" office:value="933000" calcext:value-type="float">
            <text:p>933000</text:p>
          </table:table-cell>
          <table:table-cell office:value-type="float" office:value="-0.124553918838501" calcext:value-type="float">
            <text:p>-0.124553918838501</text:p>
          </table:table-cell>
          <table:table-cell office:value-type="float" office:value="-0.694582939147949" calcext:value-type="float">
            <text:p>-0.694582939147949</text:p>
          </table:table-cell>
          <table:table-cell office:value-type="float" office:value="10.4401741027832" calcext:value-type="float">
            <text:p>10.4401741027832</text:p>
          </table:table-cell>
          <table:table-cell office:value-type="float" office:value="331.969604492187" calcext:value-type="float">
            <text:p>331.969604492187</text:p>
          </table:table-cell>
          <table:table-cell office:value-type="float" office:value="59.6142616271973" calcext:value-type="float">
            <text:p>59.6142616271973</text:p>
          </table:table-cell>
          <table:table-cell office:value-type="float" office:value="84.1613082885742" calcext:value-type="float">
            <text:p>84.1613082885742</text:p>
          </table:table-cell>
          <table:table-cell office:value-type="float" office:value="0.94769412279129" calcext:value-type="float">
            <text:p>0.94769412279129</text:p>
          </table:table-cell>
          <table:table-cell office:value-type="float" office:value="0.0673534721136093" calcext:value-type="float">
            <text:p>0.067353472113609</text:p>
          </table:table-cell>
          <table:table-cell office:value-type="float" office:value="0.298923015594482" calcext:value-type="float">
            <text:p>0.298923015594482</text:p>
          </table:table-cell>
          <table:table-cell office:value-type="float" office:value="-0.0893548280000687" calcext:value-type="float">
            <text:p>-0.089354828000069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7:59</text:p>
          </table:table-cell>
          <table:table-cell office:value-type="float" office:value="1601675825.77192" calcext:value-type="float">
            <text:p>1601675825.77192</text:p>
          </table:table-cell>
          <table:table-cell office:value-type="string" calcext:value-type="string">
            <text:p>2020-10-03T00:57:05</text:p>
          </table:table-cell>
          <table:table-cell table:formula="of:=([.A116]-[.Q116])/60" office:value-type="float" office:value="2100.88713473479" calcext:value-type="float">
            <text:p>2100.88713473479</text:p>
          </table:table-cell>
          <table:table-cell table:formula="of:=[.A116]-[.A11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893" calcext:value-type="float">
            <text:p>1601801893</text:p>
          </table:table-cell>
          <table:table-cell office:value-type="float" office:value="786000" calcext:value-type="float">
            <text:p>786000</text:p>
          </table:table-cell>
          <table:table-cell office:value-type="float" office:value="-0.0738308429718018" calcext:value-type="float">
            <text:p>-0.073830842971802</text:p>
          </table:table-cell>
          <table:table-cell office:value-type="float" office:value="-0.518184959888458" calcext:value-type="float">
            <text:p>-0.518184959888458</text:p>
          </table:table-cell>
          <table:table-cell office:value-type="float" office:value="10.4850950241089" calcext:value-type="float">
            <text:p>10.4850950241089</text:p>
          </table:table-cell>
          <table:table-cell office:value-type="float" office:value="204.558746337891" calcext:value-type="float">
            <text:p>204.558746337891</text:p>
          </table:table-cell>
          <table:table-cell office:value-type="float" office:value="-126.241966247559" calcext:value-type="float">
            <text:p>-126.241966247559</text:p>
          </table:table-cell>
          <table:table-cell office:value-type="float" office:value="-12.2735242843628" calcext:value-type="float">
            <text:p>-12.2735242843628</text:p>
          </table:table-cell>
          <table:table-cell office:value-type="float" office:value="-0.89790678024292" calcext:value-type="float">
            <text:p>-0.89790678024292</text:p>
          </table:table-cell>
          <table:table-cell office:value-type="float" office:value="0.0738447234034538" calcext:value-type="float">
            <text:p>0.073844723403454</text:p>
          </table:table-cell>
          <table:table-cell office:value-type="float" office:value="-0.275898665189743" calcext:value-type="float">
            <text:p>-0.275898665189743</text:p>
          </table:table-cell>
          <table:table-cell office:value-type="float" office:value="-0.334948152303696" calcext:value-type="float">
            <text:p>-0.334948152303696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8:13</text:p>
          </table:table-cell>
          <table:table-cell office:value-type="float" office:value="1601675840.00148" calcext:value-type="float">
            <text:p>1601675840.00148</text:p>
          </table:table-cell>
          <table:table-cell office:value-type="string" calcext:value-type="string">
            <text:p>2020-10-03T00:57:20</text:p>
          </table:table-cell>
          <table:table-cell table:formula="of:=([.A117]-[.Q117])/60" office:value-type="float" office:value="2100.88330871661" calcext:value-type="float">
            <text:p>2100.88330871661</text:p>
          </table:table-cell>
          <table:table-cell table:formula="of:=[.A117]-[.A11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911" calcext:value-type="float">
            <text:p>1601801911</text:p>
          </table:table-cell>
          <table:table-cell office:value-type="float" office:value="819000" calcext:value-type="float">
            <text:p>819000</text:p>
          </table:table-cell>
          <table:table-cell office:value-type="float" office:value="-3.78636741638184" calcext:value-type="float">
            <text:p>-3.78636741638184</text:p>
          </table:table-cell>
          <table:table-cell office:value-type="float" office:value="-3.12813997268677" calcext:value-type="float">
            <text:p>-3.12813997268677</text:p>
          </table:table-cell>
          <table:table-cell office:value-type="float" office:value="9.43440246582031" calcext:value-type="float">
            <text:p>9.43440246582031</text:p>
          </table:table-cell>
          <table:table-cell office:value-type="float" office:value="-33.313850402832" calcext:value-type="float">
            <text:p>-33.313850402832</text:p>
          </table:table-cell>
          <table:table-cell office:value-type="float" office:value="30.3915824890137" calcext:value-type="float">
            <text:p>30.3915824890137</text:p>
          </table:table-cell>
          <table:table-cell office:value-type="float" office:value="-191.700759887695" calcext:value-type="float">
            <text:p>-191.700759887695</text:p>
          </table:table-cell>
          <table:table-cell office:value-type="float" office:value="0.817047595977783" calcext:value-type="float">
            <text:p>0.817047595977783</text:p>
          </table:table-cell>
          <table:table-cell office:value-type="float" office:value="-0.131347358226776" calcext:value-type="float">
            <text:p>-0.131347358226776</text:p>
          </table:table-cell>
          <table:table-cell office:value-type="float" office:value="0.000868462375365198" calcext:value-type="float">
            <text:p>0.000868462375365</text:p>
          </table:table-cell>
          <table:table-cell office:value-type="float" office:value="0.56140923500061" calcext:value-type="float">
            <text:p>0.56140923500061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8:31</text:p>
          </table:table-cell>
          <table:table-cell office:value-type="float" office:value="1601675857.96684" calcext:value-type="float">
            <text:p>1601675857.96684</text:p>
          </table:table-cell>
          <table:table-cell office:value-type="string" calcext:value-type="string">
            <text:p>2020-10-03T00:57:37</text:p>
          </table:table-cell>
          <table:table-cell table:formula="of:=([.A118]-[.Q118])/60" office:value-type="float" office:value="2100.88388598363" calcext:value-type="float">
            <text:p>2100.88388598363</text:p>
          </table:table-cell>
          <table:table-cell table:formula="of:=[.A118]-[.A11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925" calcext:value-type="float">
            <text:p>1601801925</text:p>
          </table:table-cell>
          <table:table-cell office:value-type="float" office:value="42000" calcext:value-type="float">
            <text:p>42000</text:p>
          </table:table-cell>
          <table:table-cell office:value-type="float" office:value="0.0843532085418701" calcext:value-type="float">
            <text:p>0.08435320854187</text:p>
          </table:table-cell>
          <table:table-cell office:value-type="float" office:value="-0.431716322898865" calcext:value-type="float">
            <text:p>-0.431716322898865</text:p>
          </table:table-cell>
          <table:table-cell office:value-type="float" office:value="11.342004776001" calcext:value-type="float">
            <text:p>11.342004776001</text:p>
          </table:table-cell>
          <table:table-cell office:value-type="float" office:value="-1654.58801269531" calcext:value-type="float">
            <text:p>-1654.58801269531</text:p>
          </table:table-cell>
          <table:table-cell office:value-type="float" office:value="1829.33959960938" calcext:value-type="float">
            <text:p>1829.33959960938</text:p>
          </table:table-cell>
          <table:table-cell office:value-type="float" office:value="1634.13208007813" calcext:value-type="float">
            <text:p>1634.13208007813</text:p>
          </table:table-cell>
          <table:table-cell office:value-type="float" office:value="-0.622040867805481" calcext:value-type="float">
            <text:p>-0.622040867805481</text:p>
          </table:table-cell>
          <table:table-cell office:value-type="float" office:value="-0.22513011097908" calcext:value-type="float">
            <text:p>-0.22513011097908</text:p>
          </table:table-cell>
          <table:table-cell office:value-type="float" office:value="-0.202782154083252" calcext:value-type="float">
            <text:p>-0.202782154083252</text:p>
          </table:table-cell>
          <table:table-cell office:value-type="float" office:value="0.721984028816223" calcext:value-type="float">
            <text:p>0.721984028816223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8:45</text:p>
          </table:table-cell>
          <table:table-cell office:value-type="float" office:value="1601675875.09707" calcext:value-type="float">
            <text:p>1601675875.09707</text:p>
          </table:table-cell>
          <table:table-cell office:value-type="string" calcext:value-type="string">
            <text:p>2020-10-03T00:57:55</text:p>
          </table:table-cell>
          <table:table-cell table:formula="of:=([.A119]-[.Q119])/60" office:value-type="float" office:value="2100.83171553612" calcext:value-type="float">
            <text:p>2100.83171553612</text:p>
          </table:table-cell>
          <table:table-cell table:formula="of:=[.A119]-[.A11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1943" calcext:value-type="float">
            <text:p>1601801943</text:p>
          </table:table-cell>
          <table:table-cell office:value-type="float" office:value="41000" calcext:value-type="float">
            <text:p>41000</text:p>
          </table:table-cell>
          <table:table-cell office:value-type="float" office:value="0.208038926124573" calcext:value-type="float">
            <text:p>0.208038926124573</text:p>
          </table:table-cell>
          <table:table-cell office:value-type="float" office:value="-0.922287702560425" calcext:value-type="float">
            <text:p>-0.922287702560425</text:p>
          </table:table-cell>
          <table:table-cell office:value-type="float" office:value="10.7412281036377" calcext:value-type="float">
            <text:p>10.7412281036377</text:p>
          </table:table-cell>
          <table:table-cell office:value-type="float" office:value="-1749.85388183594" calcext:value-type="float">
            <text:p>-1749.85388183594</text:p>
          </table:table-cell>
          <table:table-cell office:value-type="float" office:value="2092.92822265625" calcext:value-type="float">
            <text:p>2092.92822265625</text:p>
          </table:table-cell>
          <table:table-cell office:value-type="float" office:value="1597.89599609375" calcext:value-type="float">
            <text:p>1597.89599609375</text:p>
          </table:table-cell>
          <table:table-cell office:value-type="float" office:value="0.658225655555725" calcext:value-type="float">
            <text:p>0.658225655555725</text:p>
          </table:table-cell>
          <table:table-cell office:value-type="float" office:value="0.216728180646896" calcext:value-type="float">
            <text:p>0.216728180646896</text:p>
          </table:table-cell>
          <table:table-cell office:value-type="float" office:value="0.207603678107262" calcext:value-type="float">
            <text:p>0.207603678107262</text:p>
          </table:table-cell>
          <table:table-cell office:value-type="float" office:value="-0.690411806106567" calcext:value-type="float">
            <text:p>-0.690411806106567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9:03</text:p>
          </table:table-cell>
          <table:table-cell office:value-type="float" office:value="1601675889.15814" calcext:value-type="float">
            <text:p>1601675889.15814</text:p>
          </table:table-cell>
          <table:table-cell office:value-type="string" calcext:value-type="string">
            <text:p>2020-10-03T00:58:09</text:p>
          </table:table-cell>
          <table:table-cell table:formula="of:=([.A120]-[.Q120])/60" office:value-type="float" office:value="2100.89736431837" calcext:value-type="float">
            <text:p>2100.89736431837</text:p>
          </table:table-cell>
          <table:table-cell table:formula="of:=[.A120]-[.A11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1955" calcext:value-type="float">
            <text:p>1601801955</text:p>
          </table:table-cell>
          <table:table-cell office:value-type="float" office:value="942000" calcext:value-type="float">
            <text:p>942000</text:p>
          </table:table-cell>
          <table:table-cell office:value-type="float" office:value="0.29675018787384" calcext:value-type="float">
            <text:p>0.29675018787384</text:p>
          </table:table-cell>
          <table:table-cell office:value-type="float" office:value="-0.611242651939392" calcext:value-type="float">
            <text:p>-0.611242651939392</text:p>
          </table:table-cell>
          <table:table-cell office:value-type="float" office:value="10.9991483688355" calcext:value-type="float">
            <text:p>10.9991483688355</text:p>
          </table:table-cell>
          <table:table-cell office:value-type="float" office:value="-1590.88256835938" calcext:value-type="float">
            <text:p>-1590.88256835938</text:p>
          </table:table-cell>
          <table:table-cell office:value-type="float" office:value="2160.724609375" calcext:value-type="float">
            <text:p>2160.724609375</text:p>
          </table:table-cell>
          <table:table-cell office:value-type="float" office:value="1735.82702636719" calcext:value-type="float">
            <text:p>1735.82702636719</text:p>
          </table:table-cell>
          <table:table-cell office:value-type="float" office:value="0.685108184814453" calcext:value-type="float">
            <text:p>0.685108184814453</text:p>
          </table:table-cell>
          <table:table-cell office:value-type="float" office:value="0.188449129462242" calcext:value-type="float">
            <text:p>0.188449129462242</text:p>
          </table:table-cell>
          <table:table-cell office:value-type="float" office:value="0.217451766133308" calcext:value-type="float">
            <text:p>0.217451766133308</text:p>
          </table:table-cell>
          <table:table-cell office:value-type="float" office:value="-0.669199764728546" calcext:value-type="float">
            <text:p>-0.669199764728546</text:p>
          </table:table-cell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9:15</text:p>
          </table:table-cell>
          <table:table-cell office:value-type="float" office:value="1601675905.47664" calcext:value-type="float">
            <text:p>1601675905.47664</text:p>
          </table:table-cell>
          <table:table-cell office:value-type="string" calcext:value-type="string">
            <text:p>2020-10-03T00:58:25</text:p>
          </table:table-cell>
          <table:table-cell table:formula="of:=([.A121]-[.Q121])/60" office:value-type="float" office:value="2100.82538933357" calcext:value-type="float">
            <text:p>2100.82538933357</text:p>
          </table:table-cell>
          <table:table-cell table:formula="of:=[.A121]-[.A12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1801975" calcext:value-type="float">
            <text:p>1601801975</text:p>
          </table:table-cell>
          <table:table-cell office:value-type="float" office:value="48000" calcext:value-type="float">
            <text:p>48000</text:p>
          </table:table-cell>
          <table:table-cell office:value-type="float" office:value="0.848314881324768" calcext:value-type="float">
            <text:p>0.848314881324768</text:p>
          </table:table-cell>
          <table:table-cell office:value-type="float" office:value="-0.279775500297546" calcext:value-type="float">
            <text:p>-0.279775500297546</text:p>
          </table:table-cell>
          <table:table-cell office:value-type="float" office:value="11.6105604171753" calcext:value-type="float">
            <text:p>11.6105604171753</text:p>
          </table:table-cell>
          <table:table-cell office:value-type="float" office:value="105.786094665527" calcext:value-type="float">
            <text:p>105.786094665527</text:p>
          </table:table-cell>
          <table:table-cell office:value-type="float" office:value="369.959075927734" calcext:value-type="float">
            <text:p>369.959075927734</text:p>
          </table:table-cell>
          <table:table-cell office:value-type="float" office:value="-121.566329956055" calcext:value-type="float">
            <text:p>-121.566329956055</text:p>
          </table:table-cell>
          <table:table-cell office:value-type="float" office:value="-0.684459686279297" calcext:value-type="float">
            <text:p>-0.684459686279297</text:p>
          </table:table-cell>
          <table:table-cell office:value-type="float" office:value="-0.190307185053825" calcext:value-type="float">
            <text:p>-0.190307185053825</text:p>
          </table:table-cell>
          <table:table-cell office:value-type="float" office:value="-0.230399236083031" calcext:value-type="float">
            <text:p>-0.230399236083031</text:p>
          </table:table-cell>
          <table:table-cell office:value-type="float" office:value="0.664991974830627" calcext:value-type="float">
            <text:p>0.664991974830627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9:35</text:p>
          </table:table-cell>
          <table:table-cell office:value-type="float" office:value="1601675920.91424" calcext:value-type="float">
            <text:p>1601675920.91424</text:p>
          </table:table-cell>
          <table:table-cell office:value-type="string" calcext:value-type="string">
            <text:p>2020-10-03T00:58:40</text:p>
          </table:table-cell>
          <table:table-cell table:formula="of:=([.A122]-[.Q122])/60" office:value-type="float" office:value="2100.90142926772" calcext:value-type="float">
            <text:p>2100.90142926772</text:p>
          </table:table-cell>
          <table:table-cell table:formula="of:=[.A122]-[.A12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1801988" calcext:value-type="float">
            <text:p>1601801988</text:p>
          </table:table-cell>
          <table:table-cell office:value-type="float" office:value="463000" calcext:value-type="float">
            <text:p>463000</text:p>
          </table:table-cell>
          <table:table-cell office:value-type="float" office:value="-0.0250844955444336" calcext:value-type="float">
            <text:p>-0.025084495544434</text:p>
          </table:table-cell>
          <table:table-cell office:value-type="float" office:value="0.492606639862061" calcext:value-type="float">
            <text:p>0.492606639862061</text:p>
          </table:table-cell>
          <table:table-cell office:value-type="float" office:value="11.0751314163208" calcext:value-type="float">
            <text:p>11.0751314163208</text:p>
          </table:table-cell>
          <table:table-cell office:value-type="float" office:value="218.001174926758" calcext:value-type="float">
            <text:p>218.001174926758</text:p>
          </table:table-cell>
          <table:table-cell office:value-type="float" office:value="181.765045166016" calcext:value-type="float">
            <text:p>181.765045166016</text:p>
          </table:table-cell>
          <table:table-cell office:value-type="float" office:value="-75.3945007324219" calcext:value-type="float">
            <text:p>-75.3945007324219</text:p>
          </table:table-cell>
          <table:table-cell office:value-type="float" office:value="0.865594685077667" calcext:value-type="float">
            <text:p>0.865594685077667</text:p>
          </table:table-cell>
          <table:table-cell office:value-type="float" office:value="0.121507942676544" calcext:value-type="float">
            <text:p>0.121507942676544</text:p>
          </table:table-cell>
          <table:table-cell office:value-type="float" office:value="0.22043639421463" calcext:value-type="float">
            <text:p>0.22043639421463</text:p>
          </table:table-cell>
          <table:table-cell office:value-type="float" office:value="-0.432884961366653" calcext:value-type="float">
            <text:p>-0.4328849613666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1:59:48</text:p>
          </table:table-cell>
          <table:table-cell office:value-type="float" office:value="1601675937.49517" calcext:value-type="float">
            <text:p>1601675937.49517</text:p>
          </table:table-cell>
          <table:table-cell office:value-type="string" calcext:value-type="string">
            <text:p>2020-10-03T00:58:57</text:p>
          </table:table-cell>
          <table:table-cell table:formula="of:=([.A123]-[.Q123])/60" office:value-type="float" office:value="2100.84174720049" calcext:value-type="float">
            <text:p>2100.84174720049</text:p>
          </table:table-cell>
          <table:table-cell table:formula="of:=[.A123]-[.A12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2006" calcext:value-type="float">
            <text:p>1601802006</text:p>
          </table:table-cell>
          <table:table-cell office:value-type="float" office:value="985000" calcext:value-type="float">
            <text:p>985000</text:p>
          </table:table-cell>
          <table:table-cell office:value-type="float" office:value="-0.0752575397491455" calcext:value-type="float">
            <text:p>-0.075257539749146</text:p>
          </table:table-cell>
          <table:table-cell office:value-type="float" office:value="-0.536611616611481" calcext:value-type="float">
            <text:p>-0.536611616611481</text:p>
          </table:table-cell>
          <table:table-cell office:value-type="float" office:value="11.0845785140991" calcext:value-type="float">
            <text:p>11.0845785140991</text:p>
          </table:table-cell>
          <table:table-cell office:value-type="float" office:value="-86.4991226196289" calcext:value-type="float">
            <text:p>-86.4991226196289</text:p>
          </table:table-cell>
          <table:table-cell office:value-type="float" office:value="248.39274597168" calcext:value-type="float">
            <text:p>248.39274597168</text:p>
          </table:table-cell>
          <table:table-cell office:value-type="float" office:value="-218.001174926758" calcext:value-type="float">
            <text:p>-218.001174926758</text:p>
          </table:table-cell>
          <table:table-cell office:value-type="float" office:value="-0.438990861177444" calcext:value-type="float">
            <text:p>-0.438990861177444</text:p>
          </table:table-cell>
          <table:table-cell office:value-type="float" office:value="-0.266498357057571" calcext:value-type="float">
            <text:p>-0.266498357057571</text:p>
          </table:table-cell>
          <table:table-cell office:value-type="float" office:value="-0.141887232661247" calcext:value-type="float">
            <text:p>-0.141887232661247</text:p>
          </table:table-cell>
          <table:table-cell office:value-type="float" office:value="0.846246838569641" calcext:value-type="float">
            <text:p>0.846246838569641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0:06</text:p>
          </table:table-cell>
          <table:table-cell office:value-type="float" office:value="1601675952.94645" calcext:value-type="float">
            <text:p>1601675952.94645</text:p>
          </table:table-cell>
          <table:table-cell office:value-type="string" calcext:value-type="string">
            <text:p>2020-10-03T00:59:12</text:p>
          </table:table-cell>
          <table:table-cell table:formula="of:=([.A124]-[.Q124])/60" office:value-type="float" office:value="2100.88422591686" calcext:value-type="float">
            <text:p>2100.88422591686</text:p>
          </table:table-cell>
          <table:table-cell table:formula="of:=[.A124]-[.A12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2020" calcext:value-type="float">
            <text:p>1601802020</text:p>
          </table:table-cell>
          <table:table-cell office:value-type="float" office:value="683000" calcext:value-type="float">
            <text:p>683000</text:p>
          </table:table-cell>
          <table:table-cell office:value-type="float" office:value="0.0459860563278198" calcext:value-type="float">
            <text:p>0.04598605632782</text:p>
          </table:table-cell>
          <table:table-cell office:value-type="float" office:value="-0.168876528739929" calcext:value-type="float">
            <text:p>-0.168876528739929</text:p>
          </table:table-cell>
          <table:table-cell office:value-type="float" office:value="10.9764347076416" calcext:value-type="float">
            <text:p>10.9764347076416</text:p>
          </table:table-cell>
          <table:table-cell office:value-type="float" office:value="170.660430908203" calcext:value-type="float">
            <text:p>170.660430908203</text:p>
          </table:table-cell>
          <table:table-cell office:value-type="float" office:value="277.615417480469" calcext:value-type="float">
            <text:p>277.615417480469</text:p>
          </table:table-cell>
          <table:table-cell office:value-type="float" office:value="-112.21508026123" calcext:value-type="float">
            <text:p>-112.21508026123</text:p>
          </table:table-cell>
          <table:table-cell office:value-type="float" office:value="-0.76483291387558" calcext:value-type="float">
            <text:p>-0.76483291387558</text:p>
          </table:table-cell>
          <table:table-cell office:value-type="float" office:value="-0.191087916493416" calcext:value-type="float">
            <text:p>-0.191087916493416</text:p>
          </table:table-cell>
          <table:table-cell office:value-type="float" office:value="-0.232084020972252" calcext:value-type="float">
            <text:p>-0.232084020972252</text:p>
          </table:table-cell>
          <table:table-cell office:value-type="float" office:value="0.569783329963684" calcext:value-type="float">
            <text:p>0.569783329963684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0:20</text:p>
          </table:table-cell>
          <table:table-cell office:value-type="float" office:value="1601675967.0061" calcext:value-type="float">
            <text:p>1601675967.0061</text:p>
          </table:table-cell>
          <table:table-cell office:value-type="string" calcext:value-type="string">
            <text:p>2020-10-03T00:59:27</text:p>
          </table:table-cell>
          <table:table-cell table:formula="of:=([.A125]-[.Q125])/60" office:value-type="float" office:value="2100.88323171933" calcext:value-type="float">
            <text:p>2100.88323171933</text:p>
          </table:table-cell>
          <table:table-cell table:formula="of:=[.A125]-[.A12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2038" calcext:value-type="float">
            <text:p>1601802038</text:p>
          </table:table-cell>
          <table:table-cell office:value-type="float" office:value="210000" calcext:value-type="float">
            <text:p>210000</text:p>
          </table:table-cell>
          <table:table-cell office:value-type="float" office:value="0.00194036960601807" calcext:value-type="float">
            <text:p>0.001940369606018</text:p>
          </table:table-cell>
          <table:table-cell office:value-type="float" office:value="-0.056606650352478" calcext:value-type="float">
            <text:p>-0.056606650352478</text:p>
          </table:table-cell>
          <table:table-cell office:value-type="float" office:value="10.5133419036865" calcext:value-type="float">
            <text:p>10.5133419036865</text:p>
          </table:table-cell>
          <table:table-cell office:value-type="float" office:value="146.697830200195" calcext:value-type="float">
            <text:p>146.697830200195</text:p>
          </table:table-cell>
          <table:table-cell office:value-type="float" office:value="386.908233642578" calcext:value-type="float">
            <text:p>386.908233642578</text:p>
          </table:table-cell>
          <table:table-cell office:value-type="float" office:value="-87.6680297851562" calcext:value-type="float">
            <text:p>-87.6680297851562</text:p>
          </table:table-cell>
          <table:table-cell office:value-type="float" office:value="-0.738708853721619" calcext:value-type="float">
            <text:p>-0.738708853721619</text:p>
          </table:table-cell>
          <table:table-cell office:value-type="float" office:value="-0.193445160984993" calcext:value-type="float">
            <text:p>-0.193445160984993</text:p>
          </table:table-cell>
          <table:table-cell office:value-type="float" office:value="-0.217435017228127" calcext:value-type="float">
            <text:p>-0.217435017228127</text:p>
          </table:table-cell>
          <table:table-cell office:value-type="float" office:value="0.607955813407898" calcext:value-type="float">
            <text:p>0.607955813407898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0:38</text:p>
          </table:table-cell>
          <table:table-cell office:value-type="float" office:value="1601675984.39506" calcext:value-type="float">
            <text:p>1601675984.39506</text:p>
          </table:table-cell>
          <table:table-cell office:value-type="string" calcext:value-type="string">
            <text:p>2020-10-03T00:59:44</text:p>
          </table:table-cell>
          <table:table-cell table:formula="of:=([.A126]-[.Q126])/60" office:value-type="float" office:value="2100.89341564973" calcext:value-type="float">
            <text:p>2100.89341564973</text:p>
          </table:table-cell>
          <table:table-cell table:formula="of:=[.A126]-[.A125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2049" calcext:value-type="float">
            <text:p>1601802049</text:p>
          </table:table-cell>
          <table:table-cell office:value-type="float" office:value="783000" calcext:value-type="float">
            <text:p>783000</text:p>
          </table:table-cell>
          <table:table-cell office:value-type="float" office:value="2.22276067733765" calcext:value-type="float">
            <text:p>2.22276067733765</text:p>
          </table:table-cell>
          <table:table-cell office:value-type="float" office:value="-0.727754592895508" calcext:value-type="float">
            <text:p>-0.727754592895508</text:p>
          </table:table-cell>
          <table:table-cell office:value-type="float" office:value="10.3318109512329" calcext:value-type="float">
            <text:p>10.3318109512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918866455554962" calcext:value-type="float">
            <text:p>-0.918866455554962</text:p>
          </table:table-cell>
          <table:table-cell office:value-type="float" office:value="-0.0582138635218143" calcext:value-type="float">
            <text:p>-0.058213863521814</text:p>
          </table:table-cell>
          <table:table-cell office:value-type="float" office:value="-0.369803190231323" calcext:value-type="float">
            <text:p>-0.369803190231323</text:p>
          </table:table-cell>
          <table:table-cell office:value-type="float" office:value="0.124664328992367" calcext:value-type="float">
            <text:p>0.124664328992367</text:p>
          </table:table-cell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0:49</text:p>
          </table:table-cell>
          <table:table-cell office:value-type="float" office:value="1601675997.64889" calcext:value-type="float">
            <text:p>1601675997.64889</text:p>
          </table:table-cell>
          <table:table-cell office:value-type="string" calcext:value-type="string">
            <text:p>2020-10-03T00:59:57</text:p>
          </table:table-cell>
          <table:table-cell table:formula="of:=([.A127]-[.Q127])/60" office:value-type="float" office:value="2100.85585180124" calcext:value-type="float">
            <text:p>2100.85585180124</text:p>
          </table:table-cell>
          <table:table-cell table:formula="of:=[.A127]-[.A12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2059" calcext:value-type="float">
            <text:p>1601802059</text:p>
          </table:table-cell>
          <table:table-cell office:value-type="float" office:value="855000" calcext:value-type="float">
            <text:p>855000</text:p>
          </table:table-cell>
          <table:table-cell office:value-type="float" office:value="-1.46027052402496" calcext:value-type="float">
            <text:p>-1.46027052402496</text:p>
          </table:table-cell>
          <table:table-cell office:value-type="float" office:value="-0.86338746547699" calcext:value-type="float">
            <text:p>-0.86338746547699</text:p>
          </table:table-cell>
          <table:table-cell office:value-type="float" office:value="13.06809425354" calcext:value-type="float">
            <text:p>13.06809425354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0.14114186167717" calcext:value-type="float">
            <text:p>0.14114186167717</text:p>
          </table:table-cell>
          <table:table-cell office:value-type="float" office:value="0.338606625795364" calcext:value-type="float">
            <text:p>0.338606625795364</text:p>
          </table:table-cell>
          <table:table-cell office:value-type="float" office:value="0.0814420133829117" calcext:value-type="float">
            <text:p>0.081442013382912</text:p>
          </table:table-cell>
          <table:table-cell office:value-type="float" office:value="-0.92671012878418" calcext:value-type="float">
            <text:p>-0.92671012878418</text:p>
          </table:table-cell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0:59</text:p>
          </table:table-cell>
          <table:table-cell office:value-type="float" office:value="1601676006.00778" calcext:value-type="float">
            <text:p>1601676006.00778</text:p>
          </table:table-cell>
          <table:table-cell office:value-type="string" calcext:value-type="string">
            <text:p>2020-10-03T01:00:06</text:p>
          </table:table-cell>
          <table:table-cell table:formula="of:=([.A128]-[.Q128])/60" office:value-type="float" office:value="2100.88320366939" calcext:value-type="float">
            <text:p>2100.88320366939</text:p>
          </table:table-cell>
          <table:table-cell table:formula="of:=[.A128]-[.A12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066" calcext:value-type="float">
            <text:p>1601802066</text:p>
          </table:table-cell>
          <table:table-cell office:value-type="float" office:value="57000" calcext:value-type="float">
            <text:p>57000</text:p>
          </table:table-cell>
          <table:table-cell office:value-type="float" office:value="0.363429129123688" calcext:value-type="float">
            <text:p>0.363429129123688</text:p>
          </table:table-cell>
          <table:table-cell office:value-type="float" office:value="-0.963801622390747" calcext:value-type="float">
            <text:p>-0.963801622390747</text:p>
          </table:table-cell>
          <table:table-cell office:value-type="float" office:value="-12.191990852356" calcext:value-type="float">
            <text:p>-12.191990852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81572332978249" calcext:value-type="float">
            <text:p>-0.068157233297825</text:p>
          </table:table-cell>
          <table:table-cell office:value-type="float" office:value="0.873336970806122" calcext:value-type="float">
            <text:p>0.873336970806122</text:p>
          </table:table-cell>
          <table:table-cell office:value-type="float" office:value="0.415328115224838" calcext:value-type="float">
            <text:p>0.415328115224838</text:p>
          </table:table-cell>
          <table:table-cell office:value-type="float" office:value="0.245234102010727" calcext:value-type="float">
            <text:p>0.24523410201072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1:06</text:p>
          </table:table-cell>
          <table:table-cell office:value-type="float" office:value="1601676014.91545" calcext:value-type="float">
            <text:p>1601676014.91545</text:p>
          </table:table-cell>
          <table:table-cell office:value-type="string" calcext:value-type="string">
            <text:p>2020-10-03T01:00:14</text:p>
          </table:table-cell>
          <table:table-cell table:formula="of:=([.A129]-[.Q129])/60" office:value-type="float" office:value="2100.85140913328" calcext:value-type="float">
            <text:p>2100.85140913328</text:p>
          </table:table-cell>
          <table:table-cell table:formula="of:=[.A129]-[.A12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2076" calcext:value-type="float">
            <text:p>1601802076</text:p>
          </table:table-cell>
          <table:table-cell office:value-type="float" office:value="781000" calcext:value-type="float">
            <text:p>781000</text:p>
          </table:table-cell>
          <table:table-cell office:value-type="float" office:value="0.0187125205993652" calcext:value-type="float">
            <text:p>0.018712520599365</text:p>
          </table:table-cell>
          <table:table-cell office:value-type="float" office:value="0.332314133644104" calcext:value-type="float">
            <text:p>0.332314133644104</text:p>
          </table:table-cell>
          <table:table-cell office:value-type="float" office:value="10.8232011795044" calcext:value-type="float">
            <text:p>10.8232011795044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-0.9595547914505" calcext:value-type="float">
            <text:p>-0.9595547914505</text:p>
          </table:table-cell>
          <table:table-cell office:value-type="float" office:value="-0.0102377282455564" calcext:value-type="float">
            <text:p>-0.010237728245556</text:p>
          </table:table-cell>
          <table:table-cell office:value-type="float" office:value="-0.251106798648834" calcext:value-type="float">
            <text:p>-0.251106798648834</text:p>
          </table:table-cell>
          <table:table-cell office:value-type="float" office:value="0.126867175102234" calcext:value-type="float">
            <text:p>0.126867175102234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1:16</text:p>
          </table:table-cell>
          <table:table-cell office:value-type="float" office:value="1601676023.15181" calcext:value-type="float">
            <text:p>1601676023.15181</text:p>
          </table:table-cell>
          <table:table-cell office:value-type="string" calcext:value-type="string">
            <text:p>2020-10-03T01:00:23</text:p>
          </table:table-cell>
          <table:table-cell table:formula="of:=([.A130]-[.Q130])/60" office:value-type="float" office:value="2100.88080311616" calcext:value-type="float">
            <text:p>2100.88080311616</text:p>
          </table:table-cell>
          <table:table-cell table:formula="of:=[.A130]-[.A12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086" calcext:value-type="float">
            <text:p>1601802086</text:p>
          </table:table-cell>
          <table:table-cell office:value-type="float" office:value="724000" calcext:value-type="float">
            <text:p>724000</text:p>
          </table:table-cell>
          <table:table-cell office:value-type="float" office:value="0.0665435791015625" calcext:value-type="float">
            <text:p>0.066543579101563</text:p>
          </table:table-cell>
          <table:table-cell office:value-type="float" office:value="-0.512527525424957" calcext:value-type="float">
            <text:p>-0.512527525424957</text:p>
          </table:table-cell>
          <table:table-cell office:value-type="float" office:value="10.1190853118896" calcext:value-type="float">
            <text:p>10.1190853118896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0.955037951469421" calcext:value-type="float">
            <text:p>0.955037951469421</text:p>
          </table:table-cell>
          <table:table-cell office:value-type="float" office:value="0.0573888048529625" calcext:value-type="float">
            <text:p>0.057388804852963</text:p>
          </table:table-cell>
          <table:table-cell office:value-type="float" office:value="0.271361500024796" calcext:value-type="float">
            <text:p>0.271361500024796</text:p>
          </table:table-cell>
          <table:table-cell office:value-type="float" office:value="-0.104747653007507" calcext:value-type="float">
            <text:p>-0.104747653007507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1:26</text:p>
          </table:table-cell>
          <table:table-cell office:value-type="float" office:value="1601676032.26195" calcext:value-type="float">
            <text:p>1601676032.26195</text:p>
          </table:table-cell>
          <table:table-cell office:value-type="string" calcext:value-type="string">
            <text:p>2020-10-03T01:00:32</text:p>
          </table:table-cell>
          <table:table-cell table:formula="of:=([.A131]-[.Q131])/60" office:value-type="float" office:value="2100.89563413461" calcext:value-type="float">
            <text:p>2100.89563413461</text:p>
          </table:table-cell>
          <table:table-cell table:formula="of:=[.A131]-[.A13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095" calcext:value-type="float">
            <text:p>1601802095</text:p>
          </table:table-cell>
          <table:table-cell office:value-type="float" office:value="207000" calcext:value-type="float">
            <text:p>207000</text:p>
          </table:table-cell>
          <table:table-cell office:value-type="float" office:value="-0.644303798675537" calcext:value-type="float">
            <text:p>-0.644303798675537</text:p>
          </table:table-cell>
          <table:table-cell office:value-type="float" office:value="-0.214585140347481" calcext:value-type="float">
            <text:p>-0.214585140347481</text:p>
          </table:table-cell>
          <table:table-cell office:value-type="float" office:value="11.4302940368652" calcext:value-type="float">
            <text:p>11.4302940368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962993264198303" calcext:value-type="float">
            <text:p>-0.962993264198303</text:p>
          </table:table-cell>
          <table:table-cell office:value-type="float" office:value="-0.0159958843141794" calcext:value-type="float">
            <text:p>-0.01599588431418</text:p>
          </table:table-cell>
          <table:table-cell office:value-type="float" office:value="-0.262077033519745" calcext:value-type="float">
            <text:p>-0.262077033519745</text:p>
          </table:table-cell>
          <table:table-cell office:value-type="float" office:value="0.0608582496643067" calcext:value-type="float">
            <text:p>0.060858249664307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1:35</text:p>
          </table:table-cell>
          <table:table-cell office:value-type="float" office:value="1601676041.13789" calcext:value-type="float">
            <text:p>1601676041.13789</text:p>
          </table:table-cell>
          <table:table-cell office:value-type="string" calcext:value-type="string">
            <text:p>2020-10-03T01:00:41</text:p>
          </table:table-cell>
          <table:table-cell table:formula="of:=([.A132]-[.Q132])/60" office:value-type="float" office:value="2100.89770185153" calcext:value-type="float">
            <text:p>2100.89770185153</text:p>
          </table:table-cell>
          <table:table-cell table:formula="of:=[.A132]-[.A13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802102" calcext:value-type="float">
            <text:p>1601802102</text:p>
          </table:table-cell>
          <table:table-cell office:value-type="float" office:value="698000" calcext:value-type="float">
            <text:p>698000</text:p>
          </table:table-cell>
          <table:table-cell office:value-type="float" office:value="-0.0678858757019043" calcext:value-type="float">
            <text:p>-0.067885875701904</text:p>
          </table:table-cell>
          <table:table-cell office:value-type="float" office:value="-0.48261833190918" calcext:value-type="float">
            <text:p>-0.48261833190918</text:p>
          </table:table-cell>
          <table:table-cell office:value-type="float" office:value="10.6163539886475" calcext:value-type="float">
            <text:p>10.6163539886475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-0.961217999458313" calcext:value-type="float">
            <text:p>-0.961217999458313</text:p>
          </table:table-cell>
          <table:table-cell office:value-type="float" office:value="-0.0377026461064816" calcext:value-type="float">
            <text:p>-0.037702646106482</text:p>
          </table:table-cell>
          <table:table-cell office:value-type="float" office:value="-0.270230114459991" calcext:value-type="float">
            <text:p>-0.270230114459991</text:p>
          </table:table-cell>
          <table:table-cell office:value-type="float" office:value="0.0401773303747177" calcext:value-type="float">
            <text:p>0.040177330374718</text:p>
          </table:table-cell>
          <table:table-cell office:value-type="float" office:value="205" calcext:value-type="float">
            <text:p>2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1:42</text:p>
          </table:table-cell>
          <table:table-cell office:value-type="float" office:value="1601676050.65266" calcext:value-type="float">
            <text:p>1601676050.65266</text:p>
          </table:table-cell>
          <table:table-cell office:value-type="string" calcext:value-type="string">
            <text:p>2020-10-03T01:00:50</text:p>
          </table:table-cell>
          <table:table-cell table:formula="of:=([.A133]-[.Q133])/60" office:value-type="float" office:value="2100.85578900178" calcext:value-type="float">
            <text:p>2100.85578900178</text:p>
          </table:table-cell>
          <table:table-cell table:formula="of:=[.A133]-[.A13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2111" calcext:value-type="float">
            <text:p>1601802111</text:p>
          </table:table-cell>
          <table:table-cell office:value-type="float" office:value="829000" calcext:value-type="float">
            <text:p>829000</text:p>
          </table:table-cell>
          <table:table-cell office:value-type="float" office:value="-0.039398193359375" calcext:value-type="float">
            <text:p>-0.039398193359375</text:p>
          </table:table-cell>
          <table:table-cell office:value-type="float" office:value="-0.288134008646011" calcext:value-type="float">
            <text:p>-0.288134008646011</text:p>
          </table:table-cell>
          <table:table-cell office:value-type="float" office:value="11.0166015625" calcext:value-type="float">
            <text:p>11.0166015625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0.952967464923858" calcext:value-type="float">
            <text:p>0.952967464923858</text:p>
          </table:table-cell>
          <table:table-cell office:value-type="float" office:value="0.0520752742886543" calcext:value-type="float">
            <text:p>0.052075274288654</text:p>
          </table:table-cell>
          <table:table-cell office:value-type="float" office:value="0.273640125989914" calcext:value-type="float">
            <text:p>0.273640125989914</text:p>
          </table:table-cell>
          <table:table-cell office:value-type="float" office:value="-0.119424842298031" calcext:value-type="float">
            <text:p>-0.119424842298031</text:p>
          </table:table-cell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1:51</text:p>
          </table:table-cell>
          <table:table-cell office:value-type="float" office:value="1601676058.75309" calcext:value-type="float">
            <text:p>1601676058.75309</text:p>
          </table:table-cell>
          <table:table-cell office:value-type="string" calcext:value-type="string">
            <text:p>2020-10-03T01:00:58</text:p>
          </table:table-cell>
          <table:table-cell table:formula="of:=([.A134]-[.Q134])/60" office:value-type="float" office:value="2100.87078185081" calcext:value-type="float">
            <text:p>2100.87078185081</text:p>
          </table:table-cell>
          <table:table-cell table:formula="of:=[.A134]-[.A13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802119" calcext:value-type="float">
            <text:p>1601802119</text:p>
          </table:table-cell>
          <table:table-cell office:value-type="float" office:value="889000" calcext:value-type="float">
            <text:p>889000</text:p>
          </table:table-cell>
          <table:table-cell office:value-type="float" office:value="0.688150644302368" calcext:value-type="float">
            <text:p>0.688150644302368</text:p>
          </table:table-cell>
          <table:table-cell office:value-type="float" office:value="-2.71429848670959" calcext:value-type="float">
            <text:p>-2.71429848670959</text:p>
          </table:table-cell>
          <table:table-cell office:value-type="float" office:value="9.46427536010742" calcext:value-type="float">
            <text:p>9.46427536010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5964643955231" calcext:value-type="float">
            <text:p>0.935964643955231</text:p>
          </table:table-cell>
          <table:table-cell office:value-type="float" office:value="0.165878966450691" calcext:value-type="float">
            <text:p>0.165878966450691</text:p>
          </table:table-cell>
          <table:table-cell office:value-type="float" office:value="0.303303092718124" calcext:value-type="float">
            <text:p>0.303303092718124</text:p>
          </table:table-cell>
          <table:table-cell office:value-type="float" office:value="-0.0667954608798027" calcext:value-type="float">
            <text:p>-0.066795460879803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1:59</text:p>
          </table:table-cell>
          <table:table-cell office:value-type="float" office:value="1601676067.53291" calcext:value-type="float">
            <text:p>1601676067.53291</text:p>
          </table:table-cell>
          <table:table-cell office:value-type="string" calcext:value-type="string">
            <text:p>2020-10-03T01:01:07</text:p>
          </table:table-cell>
          <table:table-cell table:formula="of:=([.A135]-[.Q135])/60" office:value-type="float" office:value="2100.85778491894" calcext:value-type="float">
            <text:p>2100.85778491894</text:p>
          </table:table-cell>
          <table:table-cell table:formula="of:=[.A135]-[.A13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130" calcext:value-type="float">
            <text:p>1601802130</text:p>
          </table:table-cell>
          <table:table-cell office:value-type="float" office:value="543000" calcext:value-type="float">
            <text:p>543000</text:p>
          </table:table-cell>
          <table:table-cell office:value-type="float" office:value="0.152554035186768" calcext:value-type="float">
            <text:p>0.152554035186768</text:p>
          </table:table-cell>
          <table:table-cell office:value-type="float" office:value="0.325157791376114" calcext:value-type="float">
            <text:p>0.325157791376114</text:p>
          </table:table-cell>
          <table:table-cell office:value-type="float" office:value="10.7049379348755" calcext:value-type="float">
            <text:p>10.7049379348755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0.950188875198364" calcext:value-type="float">
            <text:p>0.950188875198364</text:p>
          </table:table-cell>
          <table:table-cell office:value-type="float" office:value="0.0351607128977776" calcext:value-type="float">
            <text:p>0.035160712897778</text:p>
          </table:table-cell>
          <table:table-cell office:value-type="float" office:value="0.277658700942993" calcext:value-type="float">
            <text:p>0.277658700942993</text:p>
          </table:table-cell>
          <table:table-cell office:value-type="float" office:value="-0.137151345610619" calcext:value-type="float">
            <text:p>-0.137151345610619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2:10</text:p>
          </table:table-cell>
          <table:table-cell office:value-type="float" office:value="1601676076.78958" calcext:value-type="float">
            <text:p>1601676076.78958</text:p>
          </table:table-cell>
          <table:table-cell office:value-type="string" calcext:value-type="string">
            <text:p>2020-10-03T01:01:16</text:p>
          </table:table-cell>
          <table:table-cell table:formula="of:=([.A136]-[.Q136])/60" office:value-type="float" office:value="2100.88684026798" calcext:value-type="float">
            <text:p>2100.88684026798</text:p>
          </table:table-cell>
          <table:table-cell table:formula="of:=[.A136]-[.A13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2140" calcext:value-type="float">
            <text:p>1601802140</text:p>
          </table:table-cell>
          <table:table-cell office:value-type="float" office:value="549000" calcext:value-type="float">
            <text:p>54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2:20</text:p>
          </table:table-cell>
          <table:table-cell office:value-type="float" office:value="1601676086.58701" calcext:value-type="float">
            <text:p>1601676086.58701</text:p>
          </table:table-cell>
          <table:table-cell office:value-type="string" calcext:value-type="string">
            <text:p>2020-10-03T01:01:26</text:p>
          </table:table-cell>
          <table:table-cell table:formula="of:=([.A137]-[.Q137])/60" office:value-type="float" office:value="2100.8902164499" calcext:value-type="float">
            <text:p>2100.8902164499</text:p>
          </table:table-cell>
          <table:table-cell table:formula="of:=[.A137]-[.A13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148" calcext:value-type="float">
            <text:p>1601802148</text:p>
          </table:table-cell>
          <table:table-cell office:value-type="float" office:value="426000" calcext:value-type="float">
            <text:p>42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2:28</text:p>
          </table:table-cell>
          <table:table-cell office:value-type="float" office:value="1601676094.77552" calcext:value-type="float">
            <text:p>1601676094.77552</text:p>
          </table:table-cell>
          <table:table-cell office:value-type="string" calcext:value-type="string">
            <text:p>2020-10-03T01:01:34</text:p>
          </table:table-cell>
          <table:table-cell table:formula="of:=([.A138]-[.Q138])/60" office:value-type="float" office:value="2100.88707458576" calcext:value-type="float">
            <text:p>2100.88707458576</text:p>
          </table:table-cell>
          <table:table-cell table:formula="of:=[.A138]-[.A13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154" calcext:value-type="float">
            <text:p>1601802154</text:p>
          </table:table-cell>
          <table:table-cell office:value-type="float" office:value="170000" calcext:value-type="float">
            <text:p>1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2:34</text:p>
          </table:table-cell>
          <table:table-cell office:value-type="float" office:value="1601676104.75472" calcext:value-type="float">
            <text:p>1601676104.75472</text:p>
          </table:table-cell>
          <table:table-cell office:value-type="string" calcext:value-type="string">
            <text:p>2020-10-03T01:01:44</text:p>
          </table:table-cell>
          <table:table-cell table:formula="of:=([.A139]-[.Q139])/60" office:value-type="float" office:value="2100.82075465123" calcext:value-type="float">
            <text:p>2100.82075465123</text:p>
          </table:table-cell>
          <table:table-cell table:formula="of:=[.A139]-[.A13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1802166" calcext:value-type="float">
            <text:p>1601802166</text:p>
          </table:table-cell>
          <table:table-cell office:value-type="float" office:value="971000" calcext:value-type="float">
            <text:p>97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2:46</text:p>
          </table:table-cell>
          <table:table-cell office:value-type="float" office:value="1601676113.18079" calcext:value-type="float">
            <text:p>1601676113.18079</text:p>
          </table:table-cell>
          <table:table-cell office:value-type="string" calcext:value-type="string">
            <text:p>2020-10-03T01:01:53</text:p>
          </table:table-cell>
          <table:table-cell table:formula="of:=([.A140]-[.Q140])/60" office:value-type="float" office:value="2100.88032013575" calcext:value-type="float">
            <text:p>2100.88032013575</text:p>
          </table:table-cell>
          <table:table-cell table:formula="of:=[.A140]-[.A139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1802176" calcext:value-type="float">
            <text:p>1601802176</text:p>
          </table:table-cell>
          <table:table-cell office:value-type="float" office:value="369000" calcext:value-type="float">
            <text:p>36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2:56</text:p>
          </table:table-cell>
          <table:table-cell office:value-type="float" office:value="1601676121.28981" calcext:value-type="float">
            <text:p>1601676121.28981</text:p>
          </table:table-cell>
          <table:table-cell office:value-type="string" calcext:value-type="string">
            <text:p>2020-10-03T01:02:01</text:p>
          </table:table-cell>
          <table:table-cell table:formula="of:=([.A141]-[.Q141])/60" office:value-type="float" office:value="2100.91183658441" calcext:value-type="float">
            <text:p>2100.91183658441</text:p>
          </table:table-cell>
          <table:table-cell table:formula="of:=[.A141]-[.A14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191" calcext:value-type="float">
            <text:p>1601802191</text:p>
          </table:table-cell>
          <table:table-cell office:value-type="float" office:value="25000" calcext:value-type="float">
            <text:p>2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3:11</text:p>
          </table:table-cell>
          <table:table-cell office:value-type="float" office:value="1601676135.6162" calcext:value-type="float">
            <text:p>1601676135.6162</text:p>
          </table:table-cell>
          <table:table-cell office:value-type="string" calcext:value-type="string">
            <text:p>2020-10-03T01:02:15</text:p>
          </table:table-cell>
          <table:table-cell table:formula="of:=([.A142]-[.Q142])/60" office:value-type="float" office:value="2100.92306331793" calcext:value-type="float">
            <text:p>2100.92306331793</text:p>
          </table:table-cell>
          <table:table-cell table:formula="of:=[.A142]-[.A14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01802195" calcext:value-type="float">
            <text:p>1601802195</text:p>
          </table:table-cell>
          <table:table-cell office:value-type="float" office:value="959000" calcext:value-type="float">
            <text:p>95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3:15</text:p>
          </table:table-cell>
          <table:table-cell office:value-type="float" office:value="1601676144.69978" calcext:value-type="float">
            <text:p>1601676144.69978</text:p>
          </table:table-cell>
          <table:table-cell office:value-type="string" calcext:value-type="string">
            <text:p>2020-10-03T01:02:24</text:p>
          </table:table-cell>
          <table:table-cell table:formula="of:=([.A143]-[.Q143])/60" office:value-type="float" office:value="2100.83833700021" calcext:value-type="float">
            <text:p>2100.83833700021</text:p>
          </table:table-cell>
          <table:table-cell table:formula="of:=[.A143]-[.A1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1802203" calcext:value-type="float">
            <text:p>1601802203</text:p>
          </table:table-cell>
          <table:table-cell office:value-type="float" office:value="471000" calcext:value-type="float">
            <text:p>47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3:23</text:p>
          </table:table-cell>
          <table:table-cell office:value-type="float" office:value="1601676152.43138" calcext:value-type="float">
            <text:p>1601676152.43138</text:p>
          </table:table-cell>
          <table:table-cell office:value-type="string" calcext:value-type="string">
            <text:p>2020-10-03T01:02:32</text:p>
          </table:table-cell>
          <table:table-cell table:formula="of:=([.A144]-[.Q144])/60" office:value-type="float" office:value="2100.84281033278" calcext:value-type="float">
            <text:p>2100.84281033278</text:p>
          </table:table-cell>
          <table:table-cell table:formula="of:=[.A144]-[.A14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214" calcext:value-type="float">
            <text:p>1601802214</text:p>
          </table:table-cell>
          <table:table-cell office:value-type="float" office:value="297000" calcext:value-type="float">
            <text:p>29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3:34</text:p>
          </table:table-cell>
          <table:table-cell office:value-type="float" office:value="1601676162.77774" calcext:value-type="float">
            <text:p>1601676162.77774</text:p>
          </table:table-cell>
          <table:table-cell office:value-type="string" calcext:value-type="string">
            <text:p>2020-10-03T01:02:42</text:p>
          </table:table-cell>
          <table:table-cell table:formula="of:=([.A145]-[.Q145])/60" office:value-type="float" office:value="2100.85370426973" calcext:value-type="float">
            <text:p>2100.85370426973</text:p>
          </table:table-cell>
          <table:table-cell table:formula="of:=[.A145]-[.A14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2226" calcext:value-type="float">
            <text:p>1601802226</text:p>
          </table:table-cell>
          <table:table-cell office:value-type="float" office:value="651000" calcext:value-type="float">
            <text:p>65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3:46</text:p>
          </table:table-cell>
          <table:table-cell office:value-type="float" office:value="1601676172.66933" calcext:value-type="float">
            <text:p>1601676172.66933</text:p>
          </table:table-cell>
          <table:table-cell office:value-type="string" calcext:value-type="string">
            <text:p>2020-10-03T01:02:52</text:p>
          </table:table-cell>
          <table:table-cell table:formula="of:=([.A146]-[.Q146])/60" office:value-type="float" office:value="2100.88884453376" calcext:value-type="float">
            <text:p>2100.88884453376</text:p>
          </table:table-cell>
          <table:table-cell table:formula="of:=[.A146]-[.A14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1802234" calcext:value-type="float">
            <text:p>1601802234</text:p>
          </table:table-cell>
          <table:table-cell office:value-type="float" office:value="861000" calcext:value-type="float">
            <text:p>86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3:54</text:p>
          </table:table-cell>
          <table:table-cell office:value-type="float" office:value="1601676180.74697" calcext:value-type="float">
            <text:p>1601676180.74697</text:p>
          </table:table-cell>
          <table:table-cell office:value-type="string" calcext:value-type="string">
            <text:p>2020-10-03T01:03:00</text:p>
          </table:table-cell>
          <table:table-cell table:formula="of:=([.A147]-[.Q147])/60" office:value-type="float" office:value="2100.88755044937" calcext:value-type="float">
            <text:p>2100.88755044937</text:p>
          </table:table-cell>
          <table:table-cell table:formula="of:=[.A147]-[.A14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242" calcext:value-type="float">
            <text:p>1601802242</text:p>
          </table:table-cell>
          <table:table-cell office:value-type="float" office:value="613000" calcext:value-type="float">
            <text:p>61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4:02</text:p>
          </table:table-cell>
          <table:table-cell office:value-type="float" office:value="1601676188.74415" calcext:value-type="float">
            <text:p>1601676188.74415</text:p>
          </table:table-cell>
          <table:table-cell office:value-type="string" calcext:value-type="string">
            <text:p>2020-10-03T01:03:08</text:p>
          </table:table-cell>
          <table:table-cell table:formula="of:=([.A148]-[.Q148])/60" office:value-type="float" office:value="2100.88759744962" calcext:value-type="float">
            <text:p>2100.88759744962</text:p>
          </table:table-cell>
          <table:table-cell table:formula="of:=[.A148]-[.A14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252" calcext:value-type="float">
            <text:p>1601802252</text:p>
          </table:table-cell>
          <table:table-cell office:value-type="float" office:value="198000" calcext:value-type="float">
            <text:p>19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4:12</text:p>
          </table:table-cell>
          <table:table-cell office:value-type="float" office:value="1601676198.40122" calcext:value-type="float">
            <text:p>1601676198.40122</text:p>
          </table:table-cell>
          <table:table-cell office:value-type="string" calcext:value-type="string">
            <text:p>2020-10-03T01:03:18</text:p>
          </table:table-cell>
          <table:table-cell table:formula="of:=([.A149]-[.Q149])/60" office:value-type="float" office:value="2100.89331306616" calcext:value-type="float">
            <text:p>2100.89331306616</text:p>
          </table:table-cell>
          <table:table-cell table:formula="of:=[.A149]-[.A14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280" calcext:value-type="float">
            <text:p>1601802280</text:p>
          </table:table-cell>
          <table:table-cell office:value-type="float" office:value="925000" calcext:value-type="float">
            <text:p>92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4:40</text:p>
          </table:table-cell>
          <table:table-cell office:value-type="float" office:value="1601676207.65221" calcext:value-type="float">
            <text:p>1601676207.65221</text:p>
          </table:table-cell>
          <table:table-cell office:value-type="string" calcext:value-type="string">
            <text:p>2020-10-03T01:03:27</text:p>
          </table:table-cell>
          <table:table-cell table:formula="of:=([.A150]-[.Q150])/60" office:value-type="float" office:value="2101.20579658349" calcext:value-type="float">
            <text:p>2101.20579658349</text:p>
          </table:table-cell>
          <table:table-cell table:formula="of:=[.A150]-[.A149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01802270" calcext:value-type="float">
            <text:p>1601802270</text:p>
          </table:table-cell>
          <table:table-cell office:value-type="float" office:value="660000" calcext:value-type="float">
            <text:p>6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4:30</text:p>
          </table:table-cell>
          <table:table-cell office:value-type="float" office:value="1601676216.77144" calcext:value-type="float">
            <text:p>1601676216.77144</text:p>
          </table:table-cell>
          <table:table-cell office:value-type="string" calcext:value-type="string">
            <text:p>2020-10-03T01:03:36</text:p>
          </table:table-cell>
          <table:table-cell table:formula="of:=([.A151]-[.Q151])/60" office:value-type="float" office:value="2100.88714266618" calcext:value-type="float">
            <text:p>2100.88714266618</text:p>
          </table:table-cell>
          <table:table-cell table:formula="of:=[.A151]-[.A150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01802277" calcext:value-type="float">
            <text:p>1601802277</text:p>
          </table:table-cell>
          <table:table-cell office:value-type="float" office:value="853000" calcext:value-type="float">
            <text:p>85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4:37</text:p>
          </table:table-cell>
          <table:table-cell office:value-type="float" office:value="1601676224.21879" calcext:value-type="float">
            <text:p>1601676224.21879</text:p>
          </table:table-cell>
          <table:table-cell office:value-type="string" calcext:value-type="string">
            <text:p>2020-10-03T01:03:44</text:p>
          </table:table-cell>
          <table:table-cell table:formula="of:=([.A152]-[.Q152])/60" office:value-type="float" office:value="2100.87968680064" calcext:value-type="float">
            <text:p>2100.87968680064</text:p>
          </table:table-cell>
          <table:table-cell table:formula="of:=[.A152]-[.A15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2288" calcext:value-type="float">
            <text:p>1601802288</text:p>
          </table:table-cell>
          <table:table-cell office:value-type="float" office:value="640000" calcext:value-type="float">
            <text:p>6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4:48</text:p>
          </table:table-cell>
          <table:table-cell office:value-type="float" office:value="1601676234.54829" calcext:value-type="float">
            <text:p>1601676234.54829</text:p>
          </table:table-cell>
          <table:table-cell office:value-type="string" calcext:value-type="string">
            <text:p>2020-10-03T01:03:54</text:p>
          </table:table-cell>
          <table:table-cell table:formula="of:=([.A153]-[.Q153])/60" office:value-type="float" office:value="2100.89086178541" calcext:value-type="float">
            <text:p>2100.89086178541</text:p>
          </table:table-cell>
          <table:table-cell table:formula="of:=[.A153]-[.A15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2296" calcext:value-type="float">
            <text:p>1601802296</text:p>
          </table:table-cell>
          <table:table-cell office:value-type="float" office:value="321000" calcext:value-type="float">
            <text:p>3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4:56</text:p>
          </table:table-cell>
          <table:table-cell office:value-type="float" office:value="1601676242.16317" calcext:value-type="float">
            <text:p>1601676242.16317</text:p>
          </table:table-cell>
          <table:table-cell office:value-type="string" calcext:value-type="string">
            <text:p>2020-10-03T01:04:02</text:p>
          </table:table-cell>
          <table:table-cell table:formula="of:=([.A154]-[.Q154])/60" office:value-type="float" office:value="2100.89728046656" calcext:value-type="float">
            <text:p>2100.89728046656</text:p>
          </table:table-cell>
          <table:table-cell table:formula="of:=[.A154]-[.A15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306" calcext:value-type="float">
            <text:p>1601802306</text:p>
          </table:table-cell>
          <table:table-cell office:value-type="float" office:value="353000" calcext:value-type="float">
            <text:p>35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5:06</text:p>
          </table:table-cell>
          <table:table-cell office:value-type="float" office:value="1601676251.31658" calcext:value-type="float">
            <text:p>1601676251.31658</text:p>
          </table:table-cell>
          <table:table-cell office:value-type="string" calcext:value-type="string">
            <text:p>2020-10-03T01:04:11</text:p>
          </table:table-cell>
          <table:table-cell table:formula="of:=([.A155]-[.Q155])/60" office:value-type="float" office:value="2100.91139038404" calcext:value-type="float">
            <text:p>2100.91139038404</text:p>
          </table:table-cell>
          <table:table-cell table:formula="of:=[.A155]-[.A15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308" calcext:value-type="float">
            <text:p>1601802308</text:p>
          </table:table-cell>
          <table:table-cell office:value-type="float" office:value="658000" calcext:value-type="float">
            <text:p>65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5:08</text:p>
          </table:table-cell>
          <table:table-cell office:value-type="float" office:value="1601676259.33962" calcext:value-type="float">
            <text:p>1601676259.33962</text:p>
          </table:table-cell>
          <table:table-cell office:value-type="string" calcext:value-type="string">
            <text:p>2020-10-03T01:04:19</text:p>
          </table:table-cell>
          <table:table-cell table:formula="of:=([.A156]-[.Q156])/60" office:value-type="float" office:value="2100.81100631952" calcext:value-type="float">
            <text:p>2100.81100631952</text:p>
          </table:table-cell>
          <table:table-cell table:formula="of:=[.A156]-[.A1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1802323" calcext:value-type="float">
            <text:p>1601802323</text:p>
          </table:table-cell>
          <table:table-cell office:value-type="float" office:value="836000" calcext:value-type="float">
            <text:p>8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5:23</text:p>
          </table:table-cell>
          <table:table-cell office:value-type="float" office:value="1601676268.57911" calcext:value-type="float">
            <text:p>1601676268.57911</text:p>
          </table:table-cell>
          <table:table-cell office:value-type="string" calcext:value-type="string">
            <text:p>2020-10-03T01:04:28</text:p>
          </table:table-cell>
          <table:table-cell table:formula="of:=([.A157]-[.Q157])/60" office:value-type="float" office:value="2100.90701485078" calcext:value-type="float">
            <text:p>2100.90701485078</text:p>
          </table:table-cell>
          <table:table-cell table:formula="of:=[.A157]-[.A15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01802331" calcext:value-type="float">
            <text:p>1601802331</text:p>
          </table:table-cell>
          <table:table-cell office:value-type="float" office:value="713000" calcext:value-type="float">
            <text:p>71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5:31</text:p>
          </table:table-cell>
          <table:table-cell office:value-type="float" office:value="1601676277.43556" calcext:value-type="float">
            <text:p>1601676277.43556</text:p>
          </table:table-cell>
          <table:table-cell office:value-type="string" calcext:value-type="string">
            <text:p>2020-10-03T01:04:37</text:p>
          </table:table-cell>
          <table:table-cell table:formula="of:=([.A158]-[.Q158])/60" office:value-type="float" office:value="2100.89274065097" calcext:value-type="float">
            <text:p>2100.89274065097</text:p>
          </table:table-cell>
          <table:table-cell table:formula="of:=[.A158]-[.A15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339" calcext:value-type="float">
            <text:p>1601802339</text:p>
          </table:table-cell>
          <table:table-cell office:value-type="float" office:value="840000" calcext:value-type="float">
            <text:p>8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5:39</text:p>
          </table:table-cell>
          <table:table-cell office:value-type="float" office:value="1601676287.07454" calcext:value-type="float">
            <text:p>1601676287.07454</text:p>
          </table:table-cell>
          <table:table-cell office:value-type="string" calcext:value-type="string">
            <text:p>2020-10-03T01:04:47</text:p>
          </table:table-cell>
          <table:table-cell table:formula="of:=([.A159]-[.Q159])/60" office:value-type="float" office:value="2100.86542431911" calcext:value-type="float">
            <text:p>2100.86542431911</text:p>
          </table:table-cell>
          <table:table-cell table:formula="of:=[.A159]-[.A15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362" calcext:value-type="float">
            <text:p>1601802362</text:p>
          </table:table-cell>
          <table:table-cell office:value-type="float" office:value="757000" calcext:value-type="float">
            <text:p>75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6:02</text:p>
          </table:table-cell>
          <table:table-cell office:value-type="float" office:value="1601676294.41441" calcext:value-type="float">
            <text:p>1601676294.41441</text:p>
          </table:table-cell>
          <table:table-cell office:value-type="string" calcext:value-type="string">
            <text:p>2020-10-03T01:04:54</text:p>
          </table:table-cell>
          <table:table-cell table:formula="of:=([.A160]-[.Q160])/60" office:value-type="float" office:value="2101.12642658552" calcext:value-type="float">
            <text:p>2101.12642658552</text:p>
          </table:table-cell>
          <table:table-cell table:formula="of:=[.A160]-[.A159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01802356" calcext:value-type="float">
            <text:p>1601802356</text:p>
          </table:table-cell>
          <table:table-cell office:value-type="float" office:value="890000" calcext:value-type="float">
            <text:p>89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5:56</text:p>
          </table:table-cell>
          <table:table-cell office:value-type="float" office:value="1601676303.31424" calcext:value-type="float">
            <text:p>1601676303.31424</text:p>
          </table:table-cell>
          <table:table-cell office:value-type="string" calcext:value-type="string">
            <text:p>2020-10-03T01:05:03</text:p>
          </table:table-cell>
          <table:table-cell table:formula="of:=([.A161]-[.Q161])/60" office:value-type="float" office:value="2100.8780959328" calcext:value-type="float">
            <text:p>2100.8780959328</text:p>
          </table:table-cell>
          <table:table-cell table:formula="of:=[.A161]-[.A160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601802366" calcext:value-type="float">
            <text:p>1601802366</text:p>
          </table:table-cell>
          <table:table-cell office:value-type="float" office:value="330000" calcext:value-type="float">
            <text:p>3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6:06</text:p>
          </table:table-cell>
          <table:table-cell office:value-type="float" office:value="1601676312.44148" calcext:value-type="float">
            <text:p>1601676312.44148</text:p>
          </table:table-cell>
          <table:table-cell office:value-type="string" calcext:value-type="string">
            <text:p>2020-10-03T01:05:12</text:p>
          </table:table-cell>
          <table:table-cell table:formula="of:=([.A162]-[.Q162])/60" office:value-type="float" office:value="2100.89264198542" calcext:value-type="float">
            <text:p>2100.89264198542</text:p>
          </table:table-cell>
          <table:table-cell table:formula="of:=[.A162]-[.A16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376" calcext:value-type="float">
            <text:p>1601802376</text:p>
          </table:table-cell>
          <table:table-cell office:value-type="float" office:value="131000" calcext:value-type="float">
            <text:p>13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6:16</text:p>
          </table:table-cell>
          <table:table-cell office:value-type="float" office:value="1601676321.81391" calcext:value-type="float">
            <text:p>1601676321.81391</text:p>
          </table:table-cell>
          <table:table-cell office:value-type="string" calcext:value-type="string">
            <text:p>2020-10-03T01:05:21</text:p>
          </table:table-cell>
          <table:table-cell table:formula="of:=([.A163]-[.Q163])/60" office:value-type="float" office:value="2100.90310158332" calcext:value-type="float">
            <text:p>2100.90310158332</text:p>
          </table:table-cell>
          <table:table-cell table:formula="of:=[.A163]-[.A16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385" calcext:value-type="float">
            <text:p>1601802385</text:p>
          </table:table-cell>
          <table:table-cell office:value-type="float" office:value="429000" calcext:value-type="float">
            <text:p>42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6:25</text:p>
          </table:table-cell>
          <table:table-cell office:value-type="float" office:value="1601676330.38558" calcext:value-type="float">
            <text:p>1601676330.38558</text:p>
          </table:table-cell>
          <table:table-cell office:value-type="string" calcext:value-type="string">
            <text:p>2020-10-03T01:05:30</text:p>
          </table:table-cell>
          <table:table-cell table:formula="of:=([.A164]-[.Q164])/60" office:value-type="float" office:value="2100.91024038394" calcext:value-type="float">
            <text:p>2100.91024038394</text:p>
          </table:table-cell>
          <table:table-cell table:formula="of:=[.A164]-[.A16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802391" calcext:value-type="float">
            <text:p>1601802391</text:p>
          </table:table-cell>
          <table:table-cell office:value-type="float" office:value="72000" calcext:value-type="float">
            <text:p>7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6:31</text:p>
          </table:table-cell>
          <table:table-cell office:value-type="float" office:value="1601676339.61842" calcext:value-type="float">
            <text:p>1601676339.61842</text:p>
          </table:table-cell>
          <table:table-cell office:value-type="string" calcext:value-type="string">
            <text:p>2020-10-03T01:05:39</text:p>
          </table:table-cell>
          <table:table-cell table:formula="of:=([.A165]-[.Q165])/60" office:value-type="float" office:value="2100.85635965268" calcext:value-type="float">
            <text:p>2100.85635965268</text:p>
          </table:table-cell>
          <table:table-cell table:formula="of:=[.A165]-[.A16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1802395" calcext:value-type="float">
            <text:p>1601802395</text:p>
          </table:table-cell>
          <table:table-cell office:value-type="float" office:value="788000" calcext:value-type="float">
            <text:p>78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1.122161865234" calcext:value-type="float">
            <text:p>281.122161865234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46.1718292236328" calcext:value-type="float">
            <text:p>46.1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6:35</text:p>
          </table:table-cell>
          <table:table-cell office:value-type="float" office:value="1601676347.37994" calcext:value-type="float">
            <text:p>1601676347.37994</text:p>
          </table:table-cell>
          <table:table-cell office:value-type="string" calcext:value-type="string">
            <text:p>2020-10-03T01:05:47</text:p>
          </table:table-cell>
          <table:table-cell table:formula="of:=([.A166]-[.Q166])/60" office:value-type="float" office:value="2100.79366766612" calcext:value-type="float">
            <text:p>2100.79366766612</text:p>
          </table:table-cell>
          <table:table-cell table:formula="of:=[.A166]-[.A16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1802410" calcext:value-type="float">
            <text:p>1601802410</text:p>
          </table:table-cell>
          <table:table-cell office:value-type="float" office:value="923000" calcext:value-type="float">
            <text:p>92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.2390441894531" calcext:value-type="float">
            <text:p>-81.2390441894531</text:p>
          </table:table-cell>
          <table:table-cell office:value-type="float" office:value="304.500274658203" calcext:value-type="float">
            <text:p>304.500274658203</text:p>
          </table:table-cell>
          <table:table-cell office:value-type="float" office:value="-203.38981628418" calcext:value-type="float">
            <text:p>-203.389816284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6:50</text:p>
          </table:table-cell>
          <table:table-cell office:value-type="float" office:value="1601676357.47739" calcext:value-type="float">
            <text:p>1601676357.47739</text:p>
          </table:table-cell>
          <table:table-cell office:value-type="string" calcext:value-type="string">
            <text:p>2020-10-03T01:05:57</text:p>
          </table:table-cell>
          <table:table-cell table:formula="of:=([.A167]-[.Q167])/60" office:value-type="float" office:value="2100.87537691593" calcext:value-type="float">
            <text:p>2100.87537691593</text:p>
          </table:table-cell>
          <table:table-cell table:formula="of:=[.A167]-[.A16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01802434" calcext:value-type="float">
            <text:p>1601802434</text:p>
          </table:table-cell>
          <table:table-cell office:value-type="float" office:value="746000" calcext:value-type="float">
            <text:p>74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7:14</text:p>
          </table:table-cell>
          <table:table-cell office:value-type="float" office:value="1601676365.33686" calcext:value-type="float">
            <text:p>1601676365.33686</text:p>
          </table:table-cell>
          <table:table-cell office:value-type="string" calcext:value-type="string">
            <text:p>2020-10-03T01:06:05</text:p>
          </table:table-cell>
          <table:table-cell table:formula="of:=([.A168]-[.Q168])/60" office:value-type="float" office:value="2101.14438565175" calcext:value-type="float">
            <text:p>2101.14438565175</text:p>
          </table:table-cell>
          <table:table-cell table:formula="of:=[.A168]-[.A167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01802428" calcext:value-type="float">
            <text:p>1601802428</text:p>
          </table:table-cell>
          <table:table-cell office:value-type="float" office:value="869000" calcext:value-type="float">
            <text:p>86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7:08</text:p>
          </table:table-cell>
          <table:table-cell office:value-type="float" office:value="1601676375.17002" calcext:value-type="float">
            <text:p>1601676375.17002</text:p>
          </table:table-cell>
          <table:table-cell office:value-type="string" calcext:value-type="string">
            <text:p>2020-10-03T01:06:15</text:p>
          </table:table-cell>
          <table:table-cell table:formula="of:=([.A169]-[.Q169])/60" office:value-type="float" office:value="2100.88049965302" calcext:value-type="float">
            <text:p>2100.88049965302</text:p>
          </table:table-cell>
          <table:table-cell table:formula="of:=[.A169]-[.A168]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601802436" calcext:value-type="float">
            <text:p>1601802436</text:p>
          </table:table-cell>
          <table:table-cell office:value-type="float" office:value="612000" calcext:value-type="float">
            <text:p>61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7:16</text:p>
          </table:table-cell>
          <table:table-cell office:value-type="float" office:value="1601676382.8604" calcext:value-type="float">
            <text:p>1601676382.8604</text:p>
          </table:table-cell>
          <table:table-cell office:value-type="string" calcext:value-type="string">
            <text:p>2020-10-03T01:06:22</text:p>
          </table:table-cell>
          <table:table-cell table:formula="of:=([.A170]-[.Q170])/60" office:value-type="float" office:value="2100.88565993309" calcext:value-type="float">
            <text:p>2100.88565993309</text:p>
          </table:table-cell>
          <table:table-cell table:formula="of:=[.A170]-[.A16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444" calcext:value-type="float">
            <text:p>160180244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7:24</text:p>
          </table:table-cell>
          <table:table-cell office:value-type="float" office:value="1601676392.67242" calcext:value-type="float">
            <text:p>1601676392.67242</text:p>
          </table:table-cell>
          <table:table-cell office:value-type="string" calcext:value-type="string">
            <text:p>2020-10-03T01:06:32</text:p>
          </table:table-cell>
          <table:table-cell table:formula="of:=([.A171]-[.Q171])/60" office:value-type="float" office:value="2100.85545960267" calcext:value-type="float">
            <text:p>2100.85545960267</text:p>
          </table:table-cell>
          <table:table-cell table:formula="of:=[.A171]-[.A17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456" calcext:value-type="float">
            <text:p>1601802456</text:p>
          </table:table-cell>
          <table:table-cell office:value-type="float" office:value="139000" calcext:value-type="float">
            <text:p>13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7:36</text:p>
          </table:table-cell>
          <table:table-cell office:value-type="float" office:value="1601676401.37371" calcext:value-type="float">
            <text:p>1601676401.37371</text:p>
          </table:table-cell>
          <table:table-cell office:value-type="string" calcext:value-type="string">
            <text:p>2020-10-03T01:06:41</text:p>
          </table:table-cell>
          <table:table-cell table:formula="of:=([.A172]-[.Q172])/60" office:value-type="float" office:value="2100.91043818394" calcext:value-type="float">
            <text:p>2100.91043818394</text:p>
          </table:table-cell>
          <table:table-cell table:formula="of:=[.A172]-[.A17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1802464" calcext:value-type="float">
            <text:p>1601802464</text:p>
          </table:table-cell>
          <table:table-cell office:value-type="float" office:value="156000" calcext:value-type="float">
            <text:p>15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7:44</text:p>
          </table:table-cell>
          <table:table-cell office:value-type="float" office:value="1601676410.24068" calcext:value-type="float">
            <text:p>1601676410.24068</text:p>
          </table:table-cell>
          <table:table-cell office:value-type="string" calcext:value-type="string">
            <text:p>2020-10-03T01:06:50</text:p>
          </table:table-cell>
          <table:table-cell table:formula="of:=([.A173]-[.Q173])/60" office:value-type="float" office:value="2100.89598859946" calcext:value-type="float">
            <text:p>2100.89598859946</text:p>
          </table:table-cell>
          <table:table-cell table:formula="of:=[.A173]-[.A17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471" calcext:value-type="float">
            <text:p>1601802471</text:p>
          </table:table-cell>
          <table:table-cell office:value-type="float" office:value="470000" calcext:value-type="float">
            <text:p>4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7:51</text:p>
          </table:table-cell>
          <table:table-cell office:value-type="float" office:value="1601676418.05734" calcext:value-type="float">
            <text:p>1601676418.05734</text:p>
          </table:table-cell>
          <table:table-cell office:value-type="string" calcext:value-type="string">
            <text:p>2020-10-03T01:06:58</text:p>
          </table:table-cell>
          <table:table-cell table:formula="of:=([.A174]-[.Q174])/60" office:value-type="float" office:value="2100.88237760067" calcext:value-type="float">
            <text:p>2100.88237760067</text:p>
          </table:table-cell>
          <table:table-cell table:formula="of:=[.A174]-[.A17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2479" calcext:value-type="float">
            <text:p>1601802479</text:p>
          </table:table-cell>
          <table:table-cell office:value-type="float" office:value="262000" calcext:value-type="float">
            <text:p>26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7:59</text:p>
          </table:table-cell>
          <table:table-cell office:value-type="float" office:value="1601676427.81951" calcext:value-type="float">
            <text:p>1601676427.81951</text:p>
          </table:table-cell>
          <table:table-cell office:value-type="string" calcext:value-type="string">
            <text:p>2020-10-03T01:07:07</text:p>
          </table:table-cell>
          <table:table-cell table:formula="of:=([.A175]-[.Q175])/60" office:value-type="float" office:value="2100.85300818284" calcext:value-type="float">
            <text:p>2100.85300818284</text:p>
          </table:table-cell>
          <table:table-cell table:formula="of:=[.A175]-[.A17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491" calcext:value-type="float">
            <text:p>1601802491</text:p>
          </table:table-cell>
          <table:table-cell office:value-type="float" office:value="511000" calcext:value-type="float">
            <text:p>51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8:11</text:p>
          </table:table-cell>
          <table:table-cell office:value-type="float" office:value="1601676436.54695" calcext:value-type="float">
            <text:p>1601676436.54695</text:p>
          </table:table-cell>
          <table:table-cell office:value-type="string" calcext:value-type="string">
            <text:p>2020-10-03T01:07:16</text:p>
          </table:table-cell>
          <table:table-cell table:formula="of:=([.A176]-[.Q176])/60" office:value-type="float" office:value="2100.90755078395" calcext:value-type="float">
            <text:p>2100.90755078395</text:p>
          </table:table-cell>
          <table:table-cell table:formula="of:=[.A176]-[.A17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1802497" calcext:value-type="float">
            <text:p>1601802497</text:p>
          </table:table-cell>
          <table:table-cell office:value-type="float" office:value="35000" calcext:value-type="float">
            <text:p>3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8:17</text:p>
          </table:table-cell>
          <table:table-cell office:value-type="float" office:value="1601676445.61042" calcext:value-type="float">
            <text:p>1601676445.61042</text:p>
          </table:table-cell>
          <table:table-cell office:value-type="string" calcext:value-type="string">
            <text:p>2020-10-03T01:07:25</text:p>
          </table:table-cell>
          <table:table-cell table:formula="of:=([.A177]-[.Q177])/60" office:value-type="float" office:value="2100.85649293264" calcext:value-type="float">
            <text:p>2100.85649293264</text:p>
          </table:table-cell>
          <table:table-cell table:formula="of:=[.A177]-[.A17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1802509" calcext:value-type="float">
            <text:p>1601802509</text:p>
          </table:table-cell>
          <table:table-cell office:value-type="float" office:value="275000" calcext:value-type="float">
            <text:p>27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8:29</text:p>
          </table:table-cell>
          <table:table-cell office:value-type="float" office:value="1601676454.24664" calcext:value-type="float">
            <text:p>1601676454.24664</text:p>
          </table:table-cell>
          <table:table-cell office:value-type="string" calcext:value-type="string">
            <text:p>2020-10-03T01:07:34</text:p>
          </table:table-cell>
          <table:table-cell table:formula="of:=([.A178]-[.Q178])/60" office:value-type="float" office:value="2100.91255598466" calcext:value-type="float">
            <text:p>2100.91255598466</text:p>
          </table:table-cell>
          <table:table-cell table:formula="of:=[.A178]-[.A177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1802516" calcext:value-type="float">
            <text:p>1601802516</text:p>
          </table:table-cell>
          <table:table-cell office:value-type="float" office:value="511000" calcext:value-type="float">
            <text:p>51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8:36</text:p>
          </table:table-cell>
          <table:table-cell office:value-type="float" office:value="1601676462.61815" calcext:value-type="float">
            <text:p>1601676462.61815</text:p>
          </table:table-cell>
          <table:table-cell office:value-type="string" calcext:value-type="string">
            <text:p>2020-10-03T01:07:42</text:p>
          </table:table-cell>
          <table:table-cell table:formula="of:=([.A179]-[.Q179])/60" office:value-type="float" office:value="2100.88969745239" calcext:value-type="float">
            <text:p>2100.88969745239</text:p>
          </table:table-cell>
          <table:table-cell table:formula="of:=[.A179]-[.A17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2521" calcext:value-type="float">
            <text:p>1601802521</text:p>
          </table:table-cell>
          <table:table-cell office:value-type="float" office:value="789000" calcext:value-type="float">
            <text:p>78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8:41</text:p>
          </table:table-cell>
          <table:table-cell office:value-type="float" office:value="1601676472.68824" calcext:value-type="float">
            <text:p>1601676472.68824</text:p>
          </table:table-cell>
          <table:table-cell office:value-type="string" calcext:value-type="string">
            <text:p>2020-10-03T01:07:52</text:p>
          </table:table-cell>
          <table:table-cell table:formula="of:=([.A180]-[.Q180])/60" office:value-type="float" office:value="2100.80519593557" calcext:value-type="float">
            <text:p>2100.80519593557</text:p>
          </table:table-cell>
          <table:table-cell table:formula="of:=[.A180]-[.A17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1802534" calcext:value-type="float">
            <text:p>1601802534</text:p>
          </table:table-cell>
          <table:table-cell office:value-type="float" office:value="756000" calcext:value-type="float">
            <text:p>75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8:54</text:p>
          </table:table-cell>
          <table:table-cell office:value-type="float" office:value="1601676480.68172" calcext:value-type="float">
            <text:p>1601676480.68172</text:p>
          </table:table-cell>
          <table:table-cell office:value-type="string" calcext:value-type="string">
            <text:p>2020-10-03T01:08:00</text:p>
          </table:table-cell>
          <table:table-cell table:formula="of:=([.A181]-[.Q181])/60" office:value-type="float" office:value="2100.88863805135" calcext:value-type="float">
            <text:p>2100.88863805135</text:p>
          </table:table-cell>
          <table:table-cell table:formula="of:=[.A181]-[.A18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2544" calcext:value-type="float">
            <text:p>1601802544</text:p>
          </table:table-cell>
          <table:table-cell office:value-type="float" office:value="773000" calcext:value-type="float">
            <text:p>77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9:04</text:p>
          </table:table-cell>
          <table:table-cell office:value-type="float" office:value="1601676490.51396" calcext:value-type="float">
            <text:p>1601676490.51396</text:p>
          </table:table-cell>
          <table:table-cell office:value-type="string" calcext:value-type="string">
            <text:p>2020-10-03T01:08:10</text:p>
          </table:table-cell>
          <table:table-cell table:formula="of:=([.A182]-[.Q182])/60" office:value-type="float" office:value="2100.89143404961" calcext:value-type="float">
            <text:p>2100.89143404961</text:p>
          </table:table-cell>
          <table:table-cell table:formula="of:=[.A182]-[.A18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547" calcext:value-type="float">
            <text:p>1601802547</text:p>
          </table:table-cell>
          <table:table-cell office:value-type="float" office:value="571000" calcext:value-type="float">
            <text:p>57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9:07</text:p>
          </table:table-cell>
          <table:table-cell office:value-type="float" office:value="1601676498.8254" calcext:value-type="float">
            <text:p>1601676498.8254</text:p>
          </table:table-cell>
          <table:table-cell office:value-type="string" calcext:value-type="string">
            <text:p>2020-10-03T01:08:18</text:p>
          </table:table-cell>
          <table:table-cell table:formula="of:=([.A183]-[.Q183])/60" office:value-type="float" office:value="2100.80290991863" calcext:value-type="float">
            <text:p>2100.80290991863</text:p>
          </table:table-cell>
          <table:table-cell table:formula="of:=[.A183]-[.A1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1802560" calcext:value-type="float">
            <text:p>1601802560</text:p>
          </table:table-cell>
          <table:table-cell office:value-type="float" office:value="382000" calcext:value-type="float">
            <text:p>38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9:20</text:p>
          </table:table-cell>
          <table:table-cell office:value-type="float" office:value="1601676507.08423" calcext:value-type="float">
            <text:p>1601676507.08423</text:p>
          </table:table-cell>
          <table:table-cell office:value-type="string" calcext:value-type="string">
            <text:p>2020-10-03T01:08:27</text:p>
          </table:table-cell>
          <table:table-cell table:formula="of:=([.A184]-[.Q184])/60" office:value-type="float" office:value="2100.88192953269" calcext:value-type="float">
            <text:p>2100.88192953269</text:p>
          </table:table-cell>
          <table:table-cell table:formula="of:=[.A184]-[.A18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2569" calcext:value-type="float">
            <text:p>1601802569</text:p>
          </table:table-cell>
          <table:table-cell office:value-type="float" office:value="610000" calcext:value-type="float">
            <text:p>6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9:29</text:p>
          </table:table-cell>
          <table:table-cell office:value-type="float" office:value="1601676516.54114" calcext:value-type="float">
            <text:p>1601676516.54114</text:p>
          </table:table-cell>
          <table:table-cell office:value-type="string" calcext:value-type="string">
            <text:p>2020-10-03T01:08:36</text:p>
          </table:table-cell>
          <table:table-cell table:formula="of:=([.A185]-[.Q185])/60" office:value-type="float" office:value="2100.87431425254" calcext:value-type="float">
            <text:p>2100.87431425254</text:p>
          </table:table-cell>
          <table:table-cell table:formula="of:=[.A185]-[.A18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802580" calcext:value-type="float">
            <text:p>1601802580</text:p>
          </table:table-cell>
          <table:table-cell office:value-type="float" office:value="385000" calcext:value-type="float">
            <text:p>38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9:40</text:p>
          </table:table-cell>
          <table:table-cell office:value-type="float" office:value="1601676526.27192" calcext:value-type="float">
            <text:p>1601676526.27192</text:p>
          </table:table-cell>
          <table:table-cell office:value-type="string" calcext:value-type="string">
            <text:p>2020-10-03T01:08:46</text:p>
          </table:table-cell>
          <table:table-cell table:formula="of:=([.A186]-[.Q186])/60" office:value-type="float" office:value="2100.89546805223" calcext:value-type="float">
            <text:p>2100.89546805223</text:p>
          </table:table-cell>
          <table:table-cell table:formula="of:=[.A186]-[.A18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2588" calcext:value-type="float">
            <text:p>1601802588</text:p>
          </table:table-cell>
          <table:table-cell office:value-type="float" office:value="48000" calcext:value-type="float">
            <text:p>4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9:48</text:p>
          </table:table-cell>
          <table:table-cell office:value-type="float" office:value="1601676534.24344" calcext:value-type="float">
            <text:p>1601676534.24344</text:p>
          </table:table-cell>
          <table:table-cell office:value-type="string" calcext:value-type="string">
            <text:p>2020-10-03T01:08:54</text:p>
          </table:table-cell>
          <table:table-cell table:formula="of:=([.A187]-[.Q187])/60" office:value-type="float" office:value="2100.89594271978" calcext:value-type="float">
            <text:p>2100.89594271978</text:p>
          </table:table-cell>
          <table:table-cell table:formula="of:=[.A187]-[.A186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593" calcext:value-type="float">
            <text:p>1601802593</text:p>
          </table:table-cell>
          <table:table-cell office:value-type="float" office:value="179000" calcext:value-type="float">
            <text:p>17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09:53</text:p>
          </table:table-cell>
          <table:table-cell office:value-type="float" office:value="1601676543.92913" calcext:value-type="float">
            <text:p>1601676543.92913</text:p>
          </table:table-cell>
          <table:table-cell office:value-type="string" calcext:value-type="string">
            <text:p>2020-10-03T01:09:03</text:p>
          </table:table-cell>
          <table:table-cell table:formula="of:=([.A188]-[.Q188])/60" office:value-type="float" office:value="2100.81784778436" calcext:value-type="float">
            <text:p>2100.81784778436</text:p>
          </table:table-cell>
          <table:table-cell table:formula="of:=[.A188]-[.A18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1802607" calcext:value-type="float">
            <text:p>1601802607</text:p>
          </table:table-cell>
          <table:table-cell office:value-type="float" office:value="710000" calcext:value-type="float">
            <text:p>7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0:07</text:p>
          </table:table-cell>
          <table:table-cell office:value-type="float" office:value="1601676553.91058" calcext:value-type="float">
            <text:p>1601676553.91058</text:p>
          </table:table-cell>
          <table:table-cell office:value-type="string" calcext:value-type="string">
            <text:p>2020-10-03T01:09:13</text:p>
          </table:table-cell>
          <table:table-cell table:formula="of:=([.A189]-[.Q189])/60" office:value-type="float" office:value="2100.88482358456" calcext:value-type="float">
            <text:p>2100.88482358456</text:p>
          </table:table-cell>
          <table:table-cell table:formula="of:=[.A189]-[.A18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2615" calcext:value-type="float">
            <text:p>1601802615</text:p>
          </table:table-cell>
          <table:table-cell office:value-type="float" office:value="316000" calcext:value-type="float">
            <text:p>31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0:15</text:p>
          </table:table-cell>
          <table:table-cell office:value-type="float" office:value="1601676562.46315" calcext:value-type="float">
            <text:p>1601676562.46315</text:p>
          </table:table-cell>
          <table:table-cell office:value-type="string" calcext:value-type="string">
            <text:p>2020-10-03T01:09:22</text:p>
          </table:table-cell>
          <table:table-cell table:formula="of:=([.A190]-[.Q190])/60" office:value-type="float" office:value="2100.87561424971" calcext:value-type="float">
            <text:p>2100.87561424971</text:p>
          </table:table-cell>
          <table:table-cell table:formula="of:=[.A190]-[.A18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618" calcext:value-type="float">
            <text:p>1601802618</text:p>
          </table:table-cell>
          <table:table-cell office:value-type="float" office:value="6000" calcext:value-type="float">
            <text:p>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0:18</text:p>
          </table:table-cell>
          <table:table-cell office:value-type="float" office:value="1601676570.53932" calcext:value-type="float">
            <text:p>1601676570.53932</text:p>
          </table:table-cell>
          <table:table-cell office:value-type="string" calcext:value-type="string">
            <text:p>2020-10-03T01:09:30</text:p>
          </table:table-cell>
          <table:table-cell table:formula="of:=([.A191]-[.Q191])/60" office:value-type="float" office:value="2100.79101133347" calcext:value-type="float">
            <text:p>2100.79101133347</text:p>
          </table:table-cell>
          <table:table-cell table:formula="of:=[.A191]-[.A19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1802632" calcext:value-type="float">
            <text:p>1601802632</text:p>
          </table:table-cell>
          <table:table-cell office:value-type="float" office:value="39000" calcext:value-type="float">
            <text:p>3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0:32</text:p>
          </table:table-cell>
          <table:table-cell office:value-type="float" office:value="1601676580.29473" calcext:value-type="float">
            <text:p>1601676580.29473</text:p>
          </table:table-cell>
          <table:table-cell office:value-type="string" calcext:value-type="string">
            <text:p>2020-10-03T01:09:40</text:p>
          </table:table-cell>
          <table:table-cell table:formula="of:=([.A192]-[.Q192])/60" office:value-type="float" office:value="2100.86175445318" calcext:value-type="float">
            <text:p>2100.86175445318</text:p>
          </table:table-cell>
          <table:table-cell table:formula="of:=[.A192]-[.A19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2643" calcext:value-type="float">
            <text:p>1601802643</text:p>
          </table:table-cell>
          <table:table-cell office:value-type="float" office:value="770000" calcext:value-type="float">
            <text:p>7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512.565734863281" calcext:value-type="float">
            <text:p>512.565734863281</text:p>
          </table:table-cell>
          <table:table-cell office:value-type="float" office:value="-116.306251525879" calcext:value-type="float">
            <text:p>-116.3062515258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0:43</text:p>
          </table:table-cell>
          <table:table-cell office:value-type="float" office:value="1601676589.73835" calcext:value-type="float">
            <text:p>1601676589.73835</text:p>
          </table:table-cell>
          <table:table-cell office:value-type="string" calcext:value-type="string">
            <text:p>2020-10-03T01:09:49</text:p>
          </table:table-cell>
          <table:table-cell table:formula="of:=([.A193]-[.Q193])/60" office:value-type="float" office:value="2100.88769425154" calcext:value-type="float">
            <text:p>2100.88769425154</text:p>
          </table:table-cell>
          <table:table-cell table:formula="of:=[.A193]-[.A19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2651" calcext:value-type="float">
            <text:p>1601802651</text:p>
          </table:table-cell>
          <table:table-cell office:value-type="float" office:value="231000" calcext:value-type="float">
            <text:p>23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.9789581298828" calcext:value-type="float">
            <text:p>75.9789581298828</text:p>
          </table:table-cell>
          <table:table-cell office:value-type="float" office:value="234.365859985352" calcext:value-type="float">
            <text:p>234.365859985352</text:p>
          </table:table-cell>
          <table:table-cell office:value-type="float" office:value="-112.21508026123" calcext:value-type="float">
            <text:p>-112.215080261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0:51</text:p>
          </table:table-cell>
          <table:table-cell office:value-type="float" office:value="1601676597.52632" calcext:value-type="float">
            <text:p>1601676597.52632</text:p>
          </table:table-cell>
          <table:table-cell office:value-type="string" calcext:value-type="string">
            <text:p>2020-10-03T01:09:57</text:p>
          </table:table-cell>
          <table:table-cell table:formula="of:=([.A194]-[.Q194])/60" office:value-type="float" office:value="2100.89122793277" calcext:value-type="float">
            <text:p>2100.89122793277</text:p>
          </table:table-cell>
          <table:table-cell table:formula="of:=[.A194]-[.A19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658" calcext:value-type="float">
            <text:p>1601802658</text:p>
          </table:table-cell>
          <table:table-cell office:value-type="float" office:value="715000" calcext:value-type="float">
            <text:p>71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0835800170898" calcext:value-type="float">
            <text:p>87.0835800170898</text:p>
          </table:table-cell>
          <table:table-cell office:value-type="float" office:value="415.546478271484" calcext:value-type="float">
            <text:p>415.546478271484</text:p>
          </table:table-cell>
          <table:table-cell office:value-type="float" office:value="-96.4348297119141" calcext:value-type="float">
            <text:p>-96.43482971191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0:58</text:p>
          </table:table-cell>
          <table:table-cell office:value-type="float" office:value="1601676606.33059" calcext:value-type="float">
            <text:p>1601676606.33059</text:p>
          </table:table-cell>
          <table:table-cell office:value-type="string" calcext:value-type="string">
            <text:p>2020-10-03T01:10:06</text:p>
          </table:table-cell>
          <table:table-cell table:formula="of:=([.A195]-[.Q195])/60" office:value-type="float" office:value="2100.86115678549" calcext:value-type="float">
            <text:p>2100.86115678549</text:p>
          </table:table-cell>
          <table:table-cell table:formula="of:=[.A195]-[.A19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2666" calcext:value-type="float">
            <text:p>1601802666</text:p>
          </table:table-cell>
          <table:table-cell office:value-type="float" office:value="348000" calcext:value-type="float">
            <text:p>34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.228523254395" calcext:value-type="float">
            <text:p>119.228523254395</text:p>
          </table:table-cell>
          <table:table-cell office:value-type="float" office:value="431.911163330078" calcext:value-type="float">
            <text:p>431.911163330078</text:p>
          </table:table-cell>
          <table:table-cell office:value-type="float" office:value="-60.7831649780273" calcext:value-type="float">
            <text:p>-60.78316497802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1:06</text:p>
          </table:table-cell>
          <table:table-cell office:value-type="float" office:value="1601676615.25188" calcext:value-type="float">
            <text:p>1601676615.25188</text:p>
          </table:table-cell>
          <table:table-cell office:value-type="string" calcext:value-type="string">
            <text:p>2020-10-03T01:10:15</text:p>
          </table:table-cell>
          <table:table-cell table:formula="of:=([.A196]-[.Q196])/60" office:value-type="float" office:value="2100.84580191771" calcext:value-type="float">
            <text:p>2100.84580191771</text:p>
          </table:table-cell>
          <table:table-cell table:formula="of:=[.A196]-[.A19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676" calcext:value-type="float">
            <text:p>1601802676</text:p>
          </table:table-cell>
          <table:table-cell office:value-type="float" office:value="913000" calcext:value-type="float">
            <text:p>91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9655151367188" calcext:value-type="float">
            <text:p>-68.9655151367188</text:p>
          </table:table-cell>
          <table:table-cell office:value-type="float" office:value="374.634704589844" calcext:value-type="float">
            <text:p>374.634704589844</text:p>
          </table:table-cell>
          <table:table-cell office:value-type="float" office:value="-189.362945556641" calcext:value-type="float">
            <text:p>-189.3629455566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1:16</text:p>
          </table:table-cell>
          <table:table-cell office:value-type="float" office:value="1601676624.63292" calcext:value-type="float">
            <text:p>1601676624.63292</text:p>
          </table:table-cell>
          <table:table-cell office:value-type="string" calcext:value-type="string">
            <text:p>2020-10-03T01:10:24</text:p>
          </table:table-cell>
          <table:table-cell table:formula="of:=([.A197]-[.Q197])/60" office:value-type="float" office:value="2100.85611793598" calcext:value-type="float">
            <text:p>2100.85611793598</text:p>
          </table:table-cell>
          <table:table-cell table:formula="of:=[.A197]-[.A19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686" calcext:value-type="float">
            <text:p>1601802686</text:p>
          </table:table-cell>
          <table:table-cell office:value-type="float" office:value="818000" calcext:value-type="float">
            <text:p>81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6.3004093170166" calcext:value-type="float">
            <text:p>-26.3004093170166</text:p>
          </table:table-cell>
          <table:table-cell office:value-type="float" office:value="261.835174560547" calcext:value-type="float">
            <text:p>261.835174560547</text:p>
          </table:table-cell>
          <table:table-cell office:value-type="float" office:value="-181.765045166016" calcext:value-type="float">
            <text:p>-181.7650451660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1:26</text:p>
          </table:table-cell>
          <table:table-cell office:value-type="float" office:value="1601676634.00596" calcext:value-type="float">
            <text:p>1601676634.00596</text:p>
          </table:table-cell>
          <table:table-cell office:value-type="string" calcext:value-type="string">
            <text:p>2020-10-03T01:10:34</text:p>
          </table:table-cell>
          <table:table-cell table:formula="of:=([.A198]-[.Q198])/60" office:value-type="float" office:value="2100.86656726599" calcext:value-type="float">
            <text:p>2100.86656726599</text:p>
          </table:table-cell>
          <table:table-cell table:formula="of:=[.A198]-[.A19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695" calcext:value-type="float">
            <text:p>1601802695</text:p>
          </table:table-cell>
          <table:table-cell office:value-type="float" office:value="544000" calcext:value-type="float">
            <text:p>54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.593215942383" calcext:value-type="float">
            <text:p>135.593215942383</text:p>
          </table:table-cell>
          <table:table-cell office:value-type="float" office:value="156.049087524414" calcext:value-type="float">
            <text:p>156.049087524414</text:p>
          </table:table-cell>
          <table:table-cell office:value-type="float" office:value="-20.4558753967285" calcext:value-type="float">
            <text:p>-20.45587539672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1:35</text:p>
          </table:table-cell>
          <table:table-cell office:value-type="float" office:value="1601676641.60237" calcext:value-type="float">
            <text:p>1601676641.60237</text:p>
          </table:table-cell>
          <table:table-cell office:value-type="string" calcext:value-type="string">
            <text:p>2020-10-03T01:10:41</text:p>
          </table:table-cell>
          <table:table-cell table:formula="of:=([.A199]-[.Q199])/60" office:value-type="float" office:value="2100.88996053537" calcext:value-type="float">
            <text:p>2100.88996053537</text:p>
          </table:table-cell>
          <table:table-cell table:formula="of:=[.A199]-[.A19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802704" calcext:value-type="float">
            <text:p>1601802704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6.440673828125" calcext:value-type="float">
            <text:p>-186.440673828125</text:p>
          </table:table-cell>
          <table:table-cell office:value-type="float" office:value="206.896560668945" calcext:value-type="float">
            <text:p>206.896560668945</text:p>
          </table:table-cell>
          <table:table-cell office:value-type="float" office:value="-218.001174926758" calcext:value-type="float">
            <text:p>-218.0011749267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1:44</text:p>
          </table:table-cell>
          <table:table-cell office:value-type="float" office:value="1601676651.63617" calcext:value-type="float">
            <text:p>1601676651.63617</text:p>
          </table:table-cell>
          <table:table-cell office:value-type="string" calcext:value-type="string">
            <text:p>2020-10-03T01:10:51</text:p>
          </table:table-cell>
          <table:table-cell table:formula="of:=([.A200]-[.Q200])/60" office:value-type="float" office:value="2100.87273058494" calcext:value-type="float">
            <text:p>2100.87273058494</text:p>
          </table:table-cell>
          <table:table-cell table:formula="of:=[.A200]-[.A19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802714" calcext:value-type="float">
            <text:p>1601802714</text:p>
          </table:table-cell>
          <table:table-cell office:value-type="float" office:value="734000" calcext:value-type="float">
            <text:p>73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9.6142616271973" calcext:value-type="float">
            <text:p>-59.6142616271973</text:p>
          </table:table-cell>
          <table:table-cell office:value-type="float" office:value="561.075378417969" calcext:value-type="float">
            <text:p>561.075378417969</text:p>
          </table:table-cell>
          <table:table-cell office:value-type="float" office:value="-126.241966247559" calcext:value-type="float">
            <text:p>-126.2419662475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1:54</text:p>
          </table:table-cell>
          <table:table-cell office:value-type="float" office:value="1601676660.7791" calcext:value-type="float">
            <text:p>1601676660.7791</text:p>
          </table:table-cell>
          <table:table-cell office:value-type="string" calcext:value-type="string">
            <text:p>2020-10-03T01:11:00</text:p>
          </table:table-cell>
          <table:table-cell table:formula="of:=([.A201]-[.Q201])/60" office:value-type="float" office:value="2100.88701506853" calcext:value-type="float">
            <text:p>2100.88701506853</text:p>
          </table:table-cell>
          <table:table-cell table:formula="of:=[.A201]-[.A20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717" calcext:value-type="float">
            <text:p>1601802717</text:p>
          </table:table-cell>
          <table:table-cell office:value-type="float" office:value="658000" calcext:value-type="float">
            <text:p>65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5230865478516" calcext:value-type="float">
            <text:p>55.5230865478516</text:p>
          </table:table-cell>
          <table:table-cell office:value-type="float" office:value="529.514892578125" calcext:value-type="float">
            <text:p>529.514892578125</text:p>
          </table:table-cell>
          <table:table-cell office:value-type="float" office:value="-73.6411437988281" calcext:value-type="float">
            <text:p>-73.64114379882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1:57</text:p>
          </table:table-cell>
          <table:table-cell office:value-type="float" office:value="1601676668.25335" calcext:value-type="float">
            <text:p>1601676668.25335</text:p>
          </table:table-cell>
          <table:table-cell office:value-type="string" calcext:value-type="string">
            <text:p>2020-10-03T01:11:08</text:p>
          </table:table-cell>
          <table:table-cell table:formula="of:=([.A202]-[.Q202])/60" office:value-type="float" office:value="2100.81244420211" calcext:value-type="float">
            <text:p>2100.81244420211</text:p>
          </table:table-cell>
          <table:table-cell table:formula="of:=[.A202]-[.A20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1802727" calcext:value-type="float">
            <text:p>1601802727</text:p>
          </table:table-cell>
          <table:table-cell office:value-type="float" office:value="26000" calcext:value-type="float">
            <text:p>2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360015869141" calcext:value-type="float">
            <text:p>-144.360015869141</text:p>
          </table:table-cell>
          <table:table-cell office:value-type="float" office:value="271.186431884766" calcext:value-type="float">
            <text:p>271.186431884766</text:p>
          </table:table-cell>
          <table:table-cell office:value-type="float" office:value="-228.521331787109" calcext:value-type="float">
            <text:p>-228.5213317871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2:07</text:p>
          </table:table-cell>
          <table:table-cell office:value-type="float" office:value="1601676677.3451" calcext:value-type="float">
            <text:p>1601676677.3451</text:p>
          </table:table-cell>
          <table:table-cell office:value-type="string" calcext:value-type="string">
            <text:p>2020-10-03T01:11:17</text:p>
          </table:table-cell>
          <table:table-cell table:formula="of:=([.A203]-[.Q203])/60" office:value-type="float" office:value="2100.82758165201" calcext:value-type="float">
            <text:p>2100.82758165201</text:p>
          </table:table-cell>
          <table:table-cell table:formula="of:=[.A203]-[.A20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736" calcext:value-type="float">
            <text:p>1601802736</text:p>
          </table:table-cell>
          <table:table-cell office:value-type="float" office:value="906000" calcext:value-type="float">
            <text:p>90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7.410873413086" calcext:value-type="float">
            <text:p>-127.410873413086</text:p>
          </table:table-cell>
          <table:table-cell office:value-type="float" office:value="278.784332275391" calcext:value-type="float">
            <text:p>278.784332275391</text:p>
          </table:table-cell>
          <table:table-cell office:value-type="float" office:value="-218.001174926758" calcext:value-type="float">
            <text:p>-218.0011749267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2:16</text:p>
          </table:table-cell>
          <table:table-cell office:value-type="float" office:value="1601676686.00581" calcext:value-type="float">
            <text:p>1601676686.00581</text:p>
          </table:table-cell>
          <table:table-cell office:value-type="string" calcext:value-type="string">
            <text:p>2020-10-03T01:11:26</text:p>
          </table:table-cell>
          <table:table-cell table:formula="of:=([.A204]-[.Q204])/60" office:value-type="float" office:value="2100.8332365195" calcext:value-type="float">
            <text:p>2100.8332365195</text:p>
          </table:table-cell>
          <table:table-cell table:formula="of:=[.A204]-[.A203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802747" calcext:value-type="float">
            <text:p>1601802747</text:p>
          </table:table-cell>
          <table:table-cell office:value-type="float" office:value="141000" calcext:value-type="float">
            <text:p>14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7.089416503906" calcext:value-type="float">
            <text:p>-177.089416503906</text:p>
          </table:table-cell>
          <table:table-cell office:value-type="float" office:value="151.373458862305" calcext:value-type="float">
            <text:p>151.373458862305</text:p>
          </table:table-cell>
          <table:table-cell office:value-type="float" office:value="-209.234375" calcext:value-type="float">
            <text:p>-209.234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2:27</text:p>
          </table:table-cell>
          <table:table-cell office:value-type="float" office:value="1601676694.62563" calcext:value-type="float">
            <text:p>1601676694.62563</text:p>
          </table:table-cell>
          <table:table-cell office:value-type="string" calcext:value-type="string">
            <text:p>2020-10-03T01:11:34</text:p>
          </table:table-cell>
          <table:table-cell table:formula="of:=([.A205]-[.Q205])/60" office:value-type="float" office:value="2100.87290611664" calcext:value-type="float">
            <text:p>2100.87290611664</text:p>
          </table:table-cell>
          <table:table-cell table:formula="of:=[.A205]-[.A20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2756" calcext:value-type="float">
            <text:p>1601802756</text:p>
          </table:table-cell>
          <table:table-cell office:value-type="float" office:value="749000" calcext:value-type="float">
            <text:p>74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397422790527" calcext:value-type="float">
            <text:p>120.397422790527</text:p>
          </table:table-cell>
          <table:table-cell office:value-type="float" office:value="267.679718017578" calcext:value-type="float">
            <text:p>267.679718017578</text:p>
          </table:table-cell>
          <table:table-cell office:value-type="float" office:value="-77.7323150634766" calcext:value-type="float">
            <text:p>-77.73231506347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2:36</text:p>
          </table:table-cell>
          <table:table-cell office:value-type="float" office:value="1601676704.44704" calcext:value-type="float">
            <text:p>1601676704.44704</text:p>
          </table:table-cell>
          <table:table-cell office:value-type="string" calcext:value-type="string">
            <text:p>2020-10-03T01:11:44</text:p>
          </table:table-cell>
          <table:table-cell table:formula="of:=([.A206]-[.Q206])/60" office:value-type="float" office:value="2100.85921591918" calcext:value-type="float">
            <text:p>2100.85921591918</text:p>
          </table:table-cell>
          <table:table-cell table:formula="of:=[.A206]-[.A20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802766" calcext:value-type="float">
            <text:p>1601802766</text:p>
          </table:table-cell>
          <table:table-cell office:value-type="float" office:value="825000" calcext:value-type="float">
            <text:p>82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775573730469" calcext:value-type="float">
            <text:p>143.775573730469</text:p>
          </table:table-cell>
          <table:table-cell office:value-type="float" office:value="129.748687744141" calcext:value-type="float">
            <text:p>129.748687744141</text:p>
          </table:table-cell>
          <table:table-cell office:value-type="float" office:value="16.3646984100342" calcext:value-type="float">
            <text:p>16.36469841003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2:46</text:p>
          </table:table-cell>
          <table:table-cell office:value-type="float" office:value="1601676712.96577" calcext:value-type="float">
            <text:p>1601676712.96577</text:p>
          </table:table-cell>
          <table:table-cell office:value-type="string" calcext:value-type="string">
            <text:p>2020-10-03T01:11:52</text:p>
          </table:table-cell>
          <table:table-cell table:formula="of:=([.A207]-[.Q207])/60" office:value-type="float" office:value="2100.88390378555" calcext:value-type="float">
            <text:p>2100.88390378555</text:p>
          </table:table-cell>
          <table:table-cell table:formula="of:=[.A207]-[.A20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771" calcext:value-type="float">
            <text:p>1601802771</text:p>
          </table:table-cell>
          <table:table-cell office:value-type="float" office:value="692000" calcext:value-type="float">
            <text:p>69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08.41613769531" calcext:value-type="float">
            <text:p>-1608.41613769531</text:p>
          </table:table-cell>
          <table:table-cell office:value-type="float" office:value="2031.56042480469" calcext:value-type="float">
            <text:p>2031.56042480469</text:p>
          </table:table-cell>
          <table:table-cell office:value-type="float" office:value="445.353607177734" calcext:value-type="float">
            <text:p>445.3536071777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2:51</text:p>
          </table:table-cell>
          <table:table-cell office:value-type="float" office:value="1601676722.0053" calcext:value-type="float">
            <text:p>1601676722.0053</text:p>
          </table:table-cell>
          <table:table-cell office:value-type="string" calcext:value-type="string">
            <text:p>2020-10-03T01:12:02</text:p>
          </table:table-cell>
          <table:table-cell table:formula="of:=([.A208]-[.Q208])/60" office:value-type="float" office:value="2100.81657840013" calcext:value-type="float">
            <text:p>2100.81657840013</text:p>
          </table:table-cell>
          <table:table-cell table:formula="of:=[.A208]-[.A20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1802784" calcext:value-type="float">
            <text:p>1601802784</text:p>
          </table:table-cell>
          <table:table-cell office:value-type="float" office:value="803000" calcext:value-type="float">
            <text:p>80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3.16772460938" calcext:value-type="float">
            <text:p>-1783.16772460938</text:p>
          </table:table-cell>
          <table:table-cell office:value-type="float" office:value="2365.28344726562" calcext:value-type="float">
            <text:p>2365.28344726562</text:p>
          </table:table-cell>
          <table:table-cell office:value-type="float" office:value="423.728820800781" calcext:value-type="float">
            <text:p>423.7288208007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3:04</text:p>
          </table:table-cell>
          <table:table-cell office:value-type="float" office:value="1601676730.76806" calcext:value-type="float">
            <text:p>1601676730.76806</text:p>
          </table:table-cell>
          <table:table-cell office:value-type="string" calcext:value-type="string">
            <text:p>2020-10-03T01:12:10</text:p>
          </table:table-cell>
          <table:table-cell table:formula="of:=([.A209]-[.Q209])/60" office:value-type="float" office:value="2100.88719898462" calcext:value-type="float">
            <text:p>2100.88719898462</text:p>
          </table:table-cell>
          <table:table-cell table:formula="of:=[.A209]-[.A20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2792" calcext:value-type="float">
            <text:p>1601802792</text:p>
          </table:table-cell>
          <table:table-cell office:value-type="float" office:value="108000" calcext:value-type="float">
            <text:p>10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64.52368164063" calcext:value-type="float">
            <text:p>-1664.52368164063</text:p>
          </table:table-cell>
          <table:table-cell office:value-type="float" office:value="2118.64404296875" calcext:value-type="float">
            <text:p>2118.64404296875</text:p>
          </table:table-cell>
          <table:table-cell office:value-type="float" office:value="441.262420654297" calcext:value-type="float">
            <text:p>441.2624206542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3:12</text:p>
          </table:table-cell>
          <table:table-cell office:value-type="float" office:value="1601676738.24039" calcext:value-type="float">
            <text:p>1601676738.24039</text:p>
          </table:table-cell>
          <table:table-cell office:value-type="string" calcext:value-type="string">
            <text:p>2020-10-03T01:12:18</text:p>
          </table:table-cell>
          <table:table-cell table:formula="of:=([.A210]-[.Q210])/60" office:value-type="float" office:value="2100.89599351883" calcext:value-type="float">
            <text:p>2100.89599351883</text:p>
          </table:table-cell>
          <table:table-cell table:formula="of:=[.A210]-[.A20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799" calcext:value-type="float">
            <text:p>1601802799</text:p>
          </table:table-cell>
          <table:table-cell office:value-type="float" office:value="703000" calcext:value-type="float">
            <text:p>70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00.64282226563" calcext:value-type="float">
            <text:p>-1900.64282226563</text:p>
          </table:table-cell>
          <table:table-cell office:value-type="float" office:value="2066.62768554687" calcext:value-type="float">
            <text:p>2066.62768554687</text:p>
          </table:table-cell>
          <table:table-cell office:value-type="float" office:value="388.661590576172" calcext:value-type="float">
            <text:p>388.6615905761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3:19</text:p>
          </table:table-cell>
          <table:table-cell office:value-type="float" office:value="1601676748.04112" calcext:value-type="float">
            <text:p>1601676748.04112</text:p>
          </table:table-cell>
          <table:table-cell office:value-type="string" calcext:value-type="string">
            <text:p>2020-10-03T01:12:28</text:p>
          </table:table-cell>
          <table:table-cell table:formula="of:=([.A211]-[.Q211])/60" office:value-type="float" office:value="2100.84931471745" calcext:value-type="float">
            <text:p>2100.84931471745</text:p>
          </table:table-cell>
          <table:table-cell table:formula="of:=[.A211]-[.A21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2810" calcext:value-type="float">
            <text:p>1601802810</text:p>
          </table:table-cell>
          <table:table-cell office:value-type="float" office:value="98000" calcext:value-type="float">
            <text:p>9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88.48620605469" calcext:value-type="float">
            <text:p>-1688.48620605469</text:p>
          </table:table-cell>
          <table:table-cell office:value-type="float" office:value="1856.22436523438" calcext:value-type="float">
            <text:p>1856.22436523438</text:p>
          </table:table-cell>
          <table:table-cell office:value-type="float" office:value="442.431335449219" calcext:value-type="float">
            <text:p>442.4313354492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3:30</text:p>
          </table:table-cell>
          <table:table-cell office:value-type="float" office:value="1601676756.24724" calcext:value-type="float">
            <text:p>1601676756.24724</text:p>
          </table:table-cell>
          <table:table-cell office:value-type="string" calcext:value-type="string">
            <text:p>2020-10-03T01:12:36</text:p>
          </table:table-cell>
          <table:table-cell table:formula="of:=([.A212]-[.Q212])/60" office:value-type="float" office:value="2100.89587926865" calcext:value-type="float">
            <text:p>2100.89587926865</text:p>
          </table:table-cell>
          <table:table-cell table:formula="of:=[.A212]-[.A211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2817" calcext:value-type="float">
            <text:p>1601802817</text:p>
          </table:table-cell>
          <table:table-cell office:value-type="float" office:value="691000" calcext:value-type="float">
            <text:p>69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79.01806640625" calcext:value-type="float">
            <text:p>-1879.01806640625</text:p>
          </table:table-cell>
          <table:table-cell office:value-type="float" office:value="2536.5283203125" calcext:value-type="float">
            <text:p>2536.5283203125</text:p>
          </table:table-cell>
          <table:table-cell office:value-type="float" office:value="443.600250244141" calcext:value-type="float">
            <text:p>443.6002502441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3:37</text:p>
          </table:table-cell>
          <table:table-cell office:value-type="float" office:value="1601676765.50034" calcext:value-type="float">
            <text:p>1601676765.50034</text:p>
          </table:table-cell>
          <table:table-cell office:value-type="string" calcext:value-type="string">
            <text:p>2020-10-03T01:12:45</text:p>
          </table:table-cell>
          <table:table-cell table:formula="of:=([.A213]-[.Q213])/60" office:value-type="float" office:value="2100.85832766692" calcext:value-type="float">
            <text:p>2100.85832766692</text:p>
          </table:table-cell>
          <table:table-cell table:formula="of:=[.A213]-[.A21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2822" calcext:value-type="float">
            <text:p>1601802822</text:p>
          </table:table-cell>
          <table:table-cell office:value-type="float" office:value="610000" calcext:value-type="float">
            <text:p>6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0.50256347656" calcext:value-type="float">
            <text:p>-1740.50256347656</text:p>
          </table:table-cell>
          <table:table-cell office:value-type="float" office:value="2144.9443359375" calcext:value-type="float">
            <text:p>2144.9443359375</text:p>
          </table:table-cell>
          <table:table-cell office:value-type="float" office:value="410.870849609375" calcext:value-type="float">
            <text:p>410.870849609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3:42</text:p>
          </table:table-cell>
          <table:table-cell office:value-type="float" office:value="1601676775.13176" calcext:value-type="float">
            <text:p>1601676775.13176</text:p>
          </table:table-cell>
          <table:table-cell office:value-type="string" calcext:value-type="string">
            <text:p>2020-10-03T01:12:55</text:p>
          </table:table-cell>
          <table:table-cell table:formula="of:=([.A214]-[.Q214])/60" office:value-type="float" office:value="2100.78113726775" calcext:value-type="float">
            <text:p>2100.78113726775</text:p>
          </table:table-cell>
          <table:table-cell table:formula="of:=[.A214]-[.A2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1802837" calcext:value-type="float">
            <text:p>1601802837</text:p>
          </table:table-cell>
          <table:table-cell office:value-type="float" office:value="661000" calcext:value-type="float">
            <text:p>66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49.2109375" calcext:value-type="float">
            <text:p>-1849.2109375</text:p>
          </table:table-cell>
          <table:table-cell office:value-type="float" office:value="2130.33325195312" calcext:value-type="float">
            <text:p>2130.33325195312</text:p>
          </table:table-cell>
          <table:table-cell office:value-type="float" office:value="394.506134033203" calcext:value-type="float">
            <text:p>394.5061340332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3:57</text:p>
          </table:table-cell>
          <table:table-cell office:value-type="float" office:value="1601676782.90449" calcext:value-type="float">
            <text:p>1601676782.90449</text:p>
          </table:table-cell>
          <table:table-cell office:value-type="string" calcext:value-type="string">
            <text:p>2020-10-03T01:13:02</text:p>
          </table:table-cell>
          <table:table-cell table:formula="of:=([.A215]-[.Q215])/60" office:value-type="float" office:value="2100.90159191688" calcext:value-type="float">
            <text:p>2100.90159191688</text:p>
          </table:table-cell>
          <table:table-cell table:formula="of:=[.A215]-[.A21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01802844" calcext:value-type="float">
            <text:p>1601802844</text:p>
          </table:table-cell>
          <table:table-cell office:value-type="float" office:value="918000" calcext:value-type="float">
            <text:p>91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00.23376464844" calcext:value-type="float">
            <text:p>-1600.23376464844</text:p>
          </table:table-cell>
          <table:table-cell office:value-type="float" office:value="2304.50024414062" calcext:value-type="float">
            <text:p>2304.50024414062</text:p>
          </table:table-cell>
          <table:table-cell office:value-type="float" office:value="479.251892089844" calcext:value-type="float">
            <text:p>479.2518920898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4:04</text:p>
          </table:table-cell>
          <table:table-cell office:value-type="float" office:value="1601676792.39557" calcext:value-type="float">
            <text:p>1601676792.39557</text:p>
          </table:table-cell>
          <table:table-cell office:value-type="string" calcext:value-type="string">
            <text:p>2020-10-03T01:13:12</text:p>
          </table:table-cell>
          <table:table-cell table:formula="of:=([.A216]-[.Q216])/60" office:value-type="float" office:value="2100.86007380088" calcext:value-type="float">
            <text:p>2100.86007380088</text:p>
          </table:table-cell>
          <table:table-cell table:formula="of:=[.A216]-[.A21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2867" calcext:value-type="float">
            <text:p>1601802867</text:p>
          </table:table-cell>
          <table:table-cell office:value-type="float" office:value="831000" calcext:value-type="float">
            <text:p>83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03.56518554687" calcext:value-type="float">
            <text:p>-1903.56518554687</text:p>
          </table:table-cell>
          <table:table-cell office:value-type="float" office:value="2046.171875" calcext:value-type="float">
            <text:p>2046.171875</text:p>
          </table:table-cell>
          <table:table-cell office:value-type="float" office:value="390.999420166016" calcext:value-type="float">
            <text:p>390.9994201660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4:27</text:p>
          </table:table-cell>
          <table:table-cell office:value-type="float" office:value="1601676800.75575" calcext:value-type="float">
            <text:p>1601676800.75575</text:p>
          </table:table-cell>
          <table:table-cell office:value-type="string" calcext:value-type="string">
            <text:p>2020-10-03T01:13:20</text:p>
          </table:table-cell>
          <table:table-cell table:formula="of:=([.A217]-[.Q217])/60" office:value-type="float" office:value="2101.10407080253" calcext:value-type="float">
            <text:p>2101.10407080253</text:p>
          </table:table-cell>
          <table:table-cell table:formula="of:=[.A217]-[.A216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01802880" calcext:value-type="float">
            <text:p>1601802880</text:p>
          </table:table-cell>
          <table:table-cell office:value-type="float" office:value="772000" calcext:value-type="float">
            <text:p>77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0.75390625" calcext:value-type="float">
            <text:p>-1610.75390625</text:p>
          </table:table-cell>
          <table:table-cell office:value-type="float" office:value="2251.8994140625" calcext:value-type="float">
            <text:p>2251.8994140625</text:p>
          </table:table-cell>
          <table:table-cell office:value-type="float" office:value="468.731719970703" calcext:value-type="float">
            <text:p>468.7317199707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4:40</text:p>
          </table:table-cell>
          <table:table-cell office:value-type="float" office:value="1601676808.79106" calcext:value-type="float">
            <text:p>1601676808.79106</text:p>
          </table:table-cell>
          <table:table-cell office:value-type="string" calcext:value-type="string">
            <text:p>2020-10-03T01:13:28</text:p>
          </table:table-cell>
          <table:table-cell table:formula="of:=([.A218]-[.Q218])/60" office:value-type="float" office:value="2101.18681565126" calcext:value-type="float">
            <text:p>2101.18681565126</text:p>
          </table:table-cell>
          <table:table-cell table:formula="of:=[.A218]-[.A21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2870" calcext:value-type="float">
            <text:p>1601802870</text:p>
          </table:table-cell>
          <table:table-cell office:value-type="float" office:value="216000" calcext:value-type="float">
            <text:p>21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63.23791503906" calcext:value-type="float">
            <text:p>-1863.23791503906</text:p>
          </table:table-cell>
          <table:table-cell office:value-type="float" office:value="2047.92529296875" calcext:value-type="float">
            <text:p>2047.92529296875</text:p>
          </table:table-cell>
          <table:table-cell office:value-type="float" office:value="392.752777099609" calcext:value-type="float">
            <text:p>392.7527770996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4:30</text:p>
          </table:table-cell>
          <table:table-cell office:value-type="float" office:value="1601676817.74948" calcext:value-type="float">
            <text:p>1601676817.74948</text:p>
          </table:table-cell>
          <table:table-cell office:value-type="string" calcext:value-type="string">
            <text:p>2020-10-03T01:13:37</text:p>
          </table:table-cell>
          <table:table-cell table:formula="of:=([.A219]-[.Q219])/60" office:value-type="float" office:value="2100.8708420674" calcext:value-type="float">
            <text:p>2100.8708420674</text:p>
          </table:table-cell>
          <table:table-cell table:formula="of:=[.A219]-[.A218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01802880" calcext:value-type="float">
            <text:p>1601802880</text:p>
          </table:table-cell>
          <table:table-cell office:value-type="float" office:value="367000" calcext:value-type="float">
            <text:p>36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10.11096191406" calcext:value-type="float">
            <text:p>-1710.11096191406</text:p>
          </table:table-cell>
          <table:table-cell office:value-type="float" office:value="2194.03857421875" calcext:value-type="float">
            <text:p>2194.03857421875</text:p>
          </table:table-cell>
          <table:table-cell office:value-type="float" office:value="424.897735595703" calcext:value-type="float">
            <text:p>424.8977355957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4:40</text:p>
          </table:table-cell>
          <table:table-cell office:value-type="float" office:value="1601676826.92904" calcext:value-type="float">
            <text:p>1601676826.92904</text:p>
          </table:table-cell>
          <table:table-cell office:value-type="string" calcext:value-type="string">
            <text:p>2020-10-03T01:13:46</text:p>
          </table:table-cell>
          <table:table-cell table:formula="of:=([.A220]-[.Q220])/60" office:value-type="float" office:value="2100.8845160524" calcext:value-type="float">
            <text:p>2100.8845160524</text:p>
          </table:table-cell>
          <table:table-cell table:formula="of:=[.A220]-[.A21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890" calcext:value-type="float">
            <text:p>1601802890</text:p>
          </table:table-cell>
          <table:table-cell office:value-type="float" office:value="464000" calcext:value-type="float">
            <text:p>46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64.40686035156" calcext:value-type="float">
            <text:p>-1864.40686035156</text:p>
          </table:table-cell>
          <table:table-cell office:value-type="float" office:value="2217.41674804688" calcext:value-type="float">
            <text:p>2217.41674804688</text:p>
          </table:table-cell>
          <table:table-cell office:value-type="float" office:value="392.752777099609" calcext:value-type="float">
            <text:p>392.7527770996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4:50</text:p>
          </table:table-cell>
          <table:table-cell office:value-type="float" office:value="1601676835.61441" calcext:value-type="float">
            <text:p>1601676835.61441</text:p>
          </table:table-cell>
          <table:table-cell office:value-type="string" calcext:value-type="string">
            <text:p>2020-10-03T01:13:55</text:p>
          </table:table-cell>
          <table:table-cell table:formula="of:=([.A221]-[.Q221])/60" office:value-type="float" office:value="2100.90642653306" calcext:value-type="float">
            <text:p>2100.90642653306</text:p>
          </table:table-cell>
          <table:table-cell table:formula="of:=[.A221]-[.A2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898" calcext:value-type="float">
            <text:p>1601802898</text:p>
          </table:table-cell>
          <table:table-cell office:value-type="float" office:value="37000" calcext:value-type="float">
            <text:p>3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56.22436523438" calcext:value-type="float">
            <text:p>-1856.22436523438</text:p>
          </table:table-cell>
          <table:table-cell office:value-type="float" office:value="2026.30041503906" calcext:value-type="float">
            <text:p>2026.30041503906</text:p>
          </table:table-cell>
          <table:table-cell office:value-type="float" office:value="396.843933105469" calcext:value-type="float">
            <text:p>396.8439331054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4:58</text:p>
          </table:table-cell>
          <table:table-cell office:value-type="float" office:value="1601676845.56409" calcext:value-type="float">
            <text:p>1601676845.56409</text:p>
          </table:table-cell>
          <table:table-cell office:value-type="string" calcext:value-type="string">
            <text:p>2020-10-03T01:14:05</text:p>
          </table:table-cell>
          <table:table-cell table:formula="of:=([.A222]-[.Q222])/60" office:value-type="float" office:value="2100.87393185298" calcext:value-type="float">
            <text:p>2100.87393185298</text:p>
          </table:table-cell>
          <table:table-cell table:formula="of:=[.A222]-[.A221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905" calcext:value-type="float">
            <text:p>1601802905</text:p>
          </table:table-cell>
          <table:table-cell office:value-type="float" office:value="675000" calcext:value-type="float">
            <text:p>67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95.3828125" calcext:value-type="float">
            <text:p>-1895.3828125</text:p>
          </table:table-cell>
          <table:table-cell office:value-type="float" office:value="2316.77392578125" calcext:value-type="float">
            <text:p>2316.77392578125</text:p>
          </table:table-cell>
          <table:table-cell office:value-type="float" office:value="400.350646972656" calcext:value-type="float">
            <text:p>400.3506469726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5:05</text:p>
          </table:table-cell>
          <table:table-cell office:value-type="float" office:value="1601676853.29964" calcext:value-type="float">
            <text:p>1601676853.29964</text:p>
          </table:table-cell>
          <table:table-cell office:value-type="string" calcext:value-type="string">
            <text:p>2020-10-03T01:14:13</text:p>
          </table:table-cell>
          <table:table-cell table:formula="of:=([.A223]-[.Q223])/60" office:value-type="float" office:value="2100.86167273521" calcext:value-type="float">
            <text:p>2100.86167273521</text:p>
          </table:table-cell>
          <table:table-cell table:formula="of:=[.A223]-[.A22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2915" calcext:value-type="float">
            <text:p>1601802915</text:p>
          </table:table-cell>
          <table:table-cell office:value-type="float" office:value="758000" calcext:value-type="float">
            <text:p>75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45.11987304687" calcext:value-type="float">
            <text:p>-1845.11987304687</text:p>
          </table:table-cell>
          <table:table-cell office:value-type="float" office:value="2143.19116210937" calcext:value-type="float">
            <text:p>2143.19116210937</text:p>
          </table:table-cell>
          <table:table-cell office:value-type="float" office:value="399.766204833984" calcext:value-type="float">
            <text:p>399.7662048339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5:15</text:p>
          </table:table-cell>
          <table:table-cell office:value-type="float" office:value="1601676863.04645" calcext:value-type="float">
            <text:p>1601676863.04645</text:p>
          </table:table-cell>
          <table:table-cell office:value-type="string" calcext:value-type="string">
            <text:p>2020-10-03T01:14:23</text:p>
          </table:table-cell>
          <table:table-cell table:formula="of:=([.A224]-[.Q224])/60" office:value-type="float" office:value="2100.86589245001" calcext:value-type="float">
            <text:p>2100.86589245001</text:p>
          </table:table-cell>
          <table:table-cell table:formula="of:=[.A224]-[.A22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925" calcext:value-type="float">
            <text:p>1601802925</text:p>
          </table:table-cell>
          <table:table-cell office:value-type="float" office:value="569000" calcext:value-type="float">
            <text:p>56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2.25610351563" calcext:value-type="float">
            <text:p>-1742.25610351563</text:p>
          </table:table-cell>
          <table:table-cell office:value-type="float" office:value="2420.22192382812" calcext:value-type="float">
            <text:p>2420.22192382812</text:p>
          </table:table-cell>
          <table:table-cell office:value-type="float" office:value="451.198120117188" calcext:value-type="float">
            <text:p>451.1981201171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5:25</text:p>
          </table:table-cell>
          <table:table-cell office:value-type="float" office:value="1601676870.98271" calcext:value-type="float">
            <text:p>1601676870.98271</text:p>
          </table:table-cell>
          <table:table-cell office:value-type="string" calcext:value-type="string">
            <text:p>2020-10-03T01:14:30</text:p>
          </table:table-cell>
          <table:table-cell table:formula="of:=([.A225]-[.Q225])/60" office:value-type="float" office:value="2100.90028818448" calcext:value-type="float">
            <text:p>2100.90028818448</text:p>
          </table:table-cell>
          <table:table-cell table:formula="of:=[.A225]-[.A22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2930" calcext:value-type="float">
            <text:p>1601802930</text:p>
          </table:table-cell>
          <table:table-cell office:value-type="float" office:value="944000" calcext:value-type="float">
            <text:p>94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2.58325195313" calcext:value-type="float">
            <text:p>-1782.58325195313</text:p>
          </table:table-cell>
          <table:table-cell office:value-type="float" office:value="1995.32434082031" calcext:value-type="float">
            <text:p>1995.32434082031</text:p>
          </table:table-cell>
          <table:table-cell office:value-type="float" office:value="409.117492675781" calcext:value-type="float">
            <text:p>409.1174926757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5:30</text:p>
          </table:table-cell>
          <table:table-cell office:value-type="float" office:value="1601676879.35389" calcext:value-type="float">
            <text:p>1601676879.35389</text:p>
          </table:table-cell>
          <table:table-cell office:value-type="string" calcext:value-type="string">
            <text:p>2020-10-03T01:14:39</text:p>
          </table:table-cell>
          <table:table-cell table:formula="of:=([.A226]-[.Q226])/60" office:value-type="float" office:value="2100.84410185019" calcext:value-type="float">
            <text:p>2100.84410185019</text:p>
          </table:table-cell>
          <table:table-cell table:formula="of:=[.A226]-[.A22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1802958" calcext:value-type="float">
            <text:p>1601802958</text:p>
          </table:table-cell>
          <table:table-cell office:value-type="float" office:value="251000" calcext:value-type="float">
            <text:p>25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49.91235351563" calcext:value-type="float">
            <text:p>-1649.91235351563</text:p>
          </table:table-cell>
          <table:table-cell office:value-type="float" office:value="2228.52124023437" calcext:value-type="float">
            <text:p>2228.52124023437</text:p>
          </table:table-cell>
          <table:table-cell office:value-type="float" office:value="447.69140625" calcext:value-type="float">
            <text:p>447.69140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5:58</text:p>
          </table:table-cell>
          <table:table-cell office:value-type="float" office:value="1601676888.0854" calcext:value-type="float">
            <text:p>1601676888.0854</text:p>
          </table:table-cell>
          <table:table-cell office:value-type="string" calcext:value-type="string">
            <text:p>2020-10-03T01:14:48</text:p>
          </table:table-cell>
          <table:table-cell table:formula="of:=([.A227]-[.Q227])/60" office:value-type="float" office:value="2101.16524325212" calcext:value-type="float">
            <text:p>2101.16524325212</text:p>
          </table:table-cell>
          <table:table-cell table:formula="of:=[.A227]-[.A226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01802950" calcext:value-type="float">
            <text:p>1601802950</text:p>
          </table:table-cell>
          <table:table-cell office:value-type="float" office:value="681000" calcext:value-type="float">
            <text:p>68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64.52368164063" calcext:value-type="float">
            <text:p>-1664.52368164063</text:p>
          </table:table-cell>
          <table:table-cell office:value-type="float" office:value="2324.95629882813" calcext:value-type="float">
            <text:p>2324.95629882813</text:p>
          </table:table-cell>
          <table:table-cell office:value-type="float" office:value="457.042663574219" calcext:value-type="float">
            <text:p>457.0426635742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5:50</text:p>
          </table:table-cell>
          <table:table-cell office:value-type="float" office:value="1601676897.13521" calcext:value-type="float">
            <text:p>1601676897.13521</text:p>
          </table:table-cell>
          <table:table-cell office:value-type="string" calcext:value-type="string">
            <text:p>2020-10-03T01:14:57</text:p>
          </table:table-cell>
          <table:table-cell table:formula="of:=([.A228]-[.Q228])/60" office:value-type="float" office:value="2100.88107978503" calcext:value-type="float">
            <text:p>2100.88107978503</text:p>
          </table:table-cell>
          <table:table-cell table:formula="of:=[.A228]-[.A227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601802958" calcext:value-type="float">
            <text:p>1601802958</text:p>
          </table:table-cell>
          <table:table-cell office:value-type="float" office:value="225000" calcext:value-type="float">
            <text:p>22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56.75036621094" calcext:value-type="float">
            <text:p>-1956.75036621094</text:p>
          </table:table-cell>
          <table:table-cell office:value-type="float" office:value="2072.47241210937" calcext:value-type="float">
            <text:p>2072.47241210937</text:p>
          </table:table-cell>
          <table:table-cell office:value-type="float" office:value="382.817047119141" calcext:value-type="float">
            <text:p>382.8170471191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5:58</text:p>
          </table:table-cell>
          <table:table-cell office:value-type="float" office:value="1601676905.1998" calcext:value-type="float">
            <text:p>1601676905.1998</text:p>
          </table:table-cell>
          <table:table-cell office:value-type="string" calcext:value-type="string">
            <text:p>2020-10-03T01:15:05</text:p>
          </table:table-cell>
          <table:table-cell table:formula="of:=([.A229]-[.Q229])/60" office:value-type="float" office:value="2100.88000340064" calcext:value-type="float">
            <text:p>2100.88000340064</text:p>
          </table:table-cell>
          <table:table-cell table:formula="of:=[.A229]-[.A22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601000" calcext:value-type="float">
            <text:p>60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8.35180664063" calcext:value-type="float">
            <text:p>-1618.35180664063</text:p>
          </table:table-cell>
          <table:table-cell office:value-type="float" office:value="2034.48266601562" calcext:value-type="float">
            <text:p>2034.48266601562</text:p>
          </table:table-cell>
          <table:table-cell office:value-type="float" office:value="462.88720703125" calcext:value-type="float">
            <text:p>462.88720703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6913.48661" calcext:value-type="float">
            <text:p>1601676913.48661</text:p>
          </table:table-cell>
          <table:table-cell office:value-type="string" calcext:value-type="string">
            <text:p>2020-10-03T01:15:13</text:p>
          </table:table-cell>
          <table:table-cell table:formula="of:=([.A230]-[.Q230])/60" office:value-type="float" office:value="2100.87522313595" calcext:value-type="float">
            <text:p>2100.87522313595</text:p>
          </table:table-cell>
          <table:table-cell table:formula="of:=[.A230]-[.A229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364000" calcext:value-type="float">
            <text:p>36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89.53833007813" calcext:value-type="float">
            <text:p>-1889.53833007813</text:p>
          </table:table-cell>
          <table:table-cell office:value-type="float" office:value="2273.52416992187" calcext:value-type="float">
            <text:p>2273.52416992187</text:p>
          </table:table-cell>
          <table:table-cell office:value-type="float" office:value="397.428405761719" calcext:value-type="float">
            <text:p>397.4284057617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6920.82238" calcext:value-type="float">
            <text:p>1601676920.82238</text:p>
          </table:table-cell>
          <table:table-cell office:value-type="string" calcext:value-type="string">
            <text:p>2020-10-03T01:15:20</text:p>
          </table:table-cell>
          <table:table-cell table:formula="of:=([.A231]-[.Q231])/60" office:value-type="float" office:value="2100.75296026866" calcext:value-type="float">
            <text:p>2100.75296026866</text:p>
          </table:table-cell>
          <table:table-cell table:formula="of:=[.A231]-[.A2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738000" calcext:value-type="float">
            <text:p>73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38.80773925781" calcext:value-type="float">
            <text:p>-1638.80773925781</text:p>
          </table:table-cell>
          <table:table-cell office:value-type="float" office:value="2103.44848632812" calcext:value-type="float">
            <text:p>2103.44848632812</text:p>
          </table:table-cell>
          <table:table-cell office:value-type="float" office:value="452.367034912109" calcext:value-type="float">
            <text:p>452.3670349121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6935.49387" calcext:value-type="float">
            <text:p>1601676935.49387</text:p>
          </table:table-cell>
          <table:table-cell office:value-type="string" calcext:value-type="string">
            <text:p>2020-10-03T01:15:35</text:p>
          </table:table-cell>
          <table:table-cell table:formula="of:=([.A232]-[.Q232])/60" office:value-type="float" office:value="2100.50843545198" calcext:value-type="float">
            <text:p>2100.50843545198</text:p>
          </table:table-cell>
          <table:table-cell table:formula="of:=[.A232]-[.A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764000" calcext:value-type="float">
            <text:p>76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9.72534179688" calcext:value-type="float">
            <text:p>-1769.72534179688</text:p>
          </table:table-cell>
          <table:table-cell office:value-type="float" office:value="2203.38989257812" calcext:value-type="float">
            <text:p>2203.38989257812</text:p>
          </table:table-cell>
          <table:table-cell office:value-type="float" office:value="413.208648681641" calcext:value-type="float">
            <text:p>413.2086486816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6943.4902" calcext:value-type="float">
            <text:p>1601676943.4902</text:p>
          </table:table-cell>
          <table:table-cell office:value-type="string" calcext:value-type="string">
            <text:p>2020-10-03T01:15:43</text:p>
          </table:table-cell>
          <table:table-cell table:formula="of:=([.A233]-[.Q233])/60" office:value-type="float" office:value="2100.37516333262" calcext:value-type="float">
            <text:p>2100.37516333262</text:p>
          </table:table-cell>
          <table:table-cell table:formula="of:=[.A233]-[.A2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404000" calcext:value-type="float">
            <text:p>40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63.35473632813" calcext:value-type="float">
            <text:p>-1663.35473632813</text:p>
          </table:table-cell>
          <table:table-cell office:value-type="float" office:value="2281.12231445313" calcext:value-type="float">
            <text:p>2281.12231445313</text:p>
          </table:table-cell>
          <table:table-cell office:value-type="float" office:value="457.627105712891" calcext:value-type="float">
            <text:p>457.6271057128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6953.17922" calcext:value-type="float">
            <text:p>1601676953.17922</text:p>
          </table:table-cell>
          <table:table-cell office:value-type="string" calcext:value-type="string">
            <text:p>2020-10-03T01:15:53</text:p>
          </table:table-cell>
          <table:table-cell table:formula="of:=([.A234]-[.Q234])/60" office:value-type="float" office:value="2100.21367966731" calcext:value-type="float">
            <text:p>2100.21367966731</text:p>
          </table:table-cell>
          <table:table-cell table:formula="of:=[.A234]-[.A2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564000" calcext:value-type="float">
            <text:p>56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83.75219726563" calcext:value-type="float">
            <text:p>-1783.75219726563</text:p>
          </table:table-cell>
          <table:table-cell office:value-type="float" office:value="2037.40502929687" calcext:value-type="float">
            <text:p>2037.40502929687</text:p>
          </table:table-cell>
          <table:table-cell office:value-type="float" office:value="410.286407470703" calcext:value-type="float">
            <text:p>410.2864074707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6967.2186" calcext:value-type="float">
            <text:p>1601676967.2186</text:p>
          </table:table-cell>
          <table:table-cell office:value-type="string" calcext:value-type="string">
            <text:p>2020-10-03T01:16:07</text:p>
          </table:table-cell>
          <table:table-cell table:formula="of:=([.A235]-[.Q235])/60" office:value-type="float" office:value="2099.97969006697" calcext:value-type="float">
            <text:p>2099.97969006697</text:p>
          </table:table-cell>
          <table:table-cell table:formula="of:=[.A235]-[.A2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323000" calcext:value-type="float">
            <text:p>32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08.82531738281" calcext:value-type="float">
            <text:p>-1908.82531738281</text:p>
          </table:table-cell>
          <table:table-cell office:value-type="float" office:value="1932.20336914063" calcext:value-type="float">
            <text:p>1932.20336914063</text:p>
          </table:table-cell>
          <table:table-cell office:value-type="float" office:value="403.272918701172" calcext:value-type="float">
            <text:p>403.2729187011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6996.76096" calcext:value-type="float">
            <text:p>1601676996.76096</text:p>
          </table:table-cell>
          <table:table-cell office:value-type="string" calcext:value-type="string">
            <text:p>2020-10-03T01:16:36</text:p>
          </table:table-cell>
          <table:table-cell table:formula="of:=([.A236]-[.Q236])/60" office:value-type="float" office:value="2099.48731726805" calcext:value-type="float">
            <text:p>2099.48731726805</text:p>
          </table:table-cell>
          <table:table-cell table:formula="of:=[.A236]-[.A2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42000" calcext:value-type="float">
            <text:p>4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77.38159179688" calcext:value-type="float">
            <text:p>-1677.38159179688</text:p>
          </table:table-cell>
          <table:table-cell office:value-type="float" office:value="2245.47045898437" calcext:value-type="float">
            <text:p>2245.47045898437</text:p>
          </table:table-cell>
          <table:table-cell office:value-type="float" office:value="443.600250244141" calcext:value-type="float">
            <text:p>443.6002502441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7004.04213" calcext:value-type="float">
            <text:p>1601677004.04213</text:p>
          </table:table-cell>
          <table:table-cell office:value-type="string" calcext:value-type="string">
            <text:p>2020-10-03T01:16:44</text:p>
          </table:table-cell>
          <table:table-cell table:formula="of:=([.A237]-[.Q237])/60" office:value-type="float" office:value="2099.36596445243" calcext:value-type="float">
            <text:p>2099.36596445243</text:p>
          </table:table-cell>
          <table:table-cell table:formula="of:=[.A237]-[.A2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180000" calcext:value-type="float">
            <text:p>1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5.008773803711" calcext:value-type="float">
            <text:p>-135.008773803711</text:p>
          </table:table-cell>
          <table:table-cell office:value-type="float" office:value="375.803619384766" calcext:value-type="float">
            <text:p>375.803619384766</text:p>
          </table:table-cell>
          <table:table-cell office:value-type="float" office:value="-206.896560668945" calcext:value-type="float">
            <text:p>-206.8965606689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7011.53204" calcext:value-type="float">
            <text:p>1601677011.53204</text:p>
          </table:table-cell>
          <table:table-cell office:value-type="string" calcext:value-type="string">
            <text:p>2020-10-03T01:16:51</text:p>
          </table:table-cell>
          <table:table-cell table:formula="of:=([.A238]-[.Q238])/60" office:value-type="float" office:value="2099.24113265276" calcext:value-type="float">
            <text:p>2099.24113265276</text:p>
          </table:table-cell>
          <table:table-cell table:formula="of:=[.A238]-[.A2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267000" calcext:value-type="float">
            <text:p>26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2.676803588867" calcext:value-type="float">
            <text:p>-222.676803588867</text:p>
          </table:table-cell>
          <table:table-cell office:value-type="float" office:value="498.538848876953" calcext:value-type="float">
            <text:p>498.538848876953</text:p>
          </table:table-cell>
          <table:table-cell office:value-type="float" office:value="-226.767974853516" calcext:value-type="float">
            <text:p>-226.7679748535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7019.1164" calcext:value-type="float">
            <text:p>1601677019.1164</text:p>
          </table:table-cell>
          <table:table-cell office:value-type="string" calcext:value-type="string">
            <text:p>2020-10-03T01:16:59</text:p>
          </table:table-cell>
          <table:table-cell table:formula="of:=([.A239]-[.Q239])/60" office:value-type="float" office:value="2099.11472665071" calcext:value-type="float">
            <text:p>2099.11472665071</text:p>
          </table:table-cell>
          <table:table-cell table:formula="of:=[.A239]-[.A2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346000" calcext:value-type="float">
            <text:p>34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2.4722366333008" calcext:value-type="float">
            <text:p>-72.4722366333008</text:p>
          </table:table-cell>
          <table:table-cell office:value-type="float" office:value="663.354736328125" calcext:value-type="float">
            <text:p>663.354736328125</text:p>
          </table:table-cell>
          <table:table-cell office:value-type="float" office:value="-89.4213943481445" calcext:value-type="float">
            <text:p>-89.42139434814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7025.75422" calcext:value-type="float">
            <text:p>1601677025.75422</text:p>
          </table:table-cell>
          <table:table-cell office:value-type="string" calcext:value-type="string">
            <text:p>2020-10-03T01:17:05</text:p>
          </table:table-cell>
          <table:table-cell table:formula="of:=([.A240]-[.Q240])/60" office:value-type="float" office:value="2099.00409631729" calcext:value-type="float">
            <text:p>2099.00409631729</text:p>
          </table:table-cell>
          <table:table-cell table:formula="of:=[.A240]-[.A2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259000" calcext:value-type="float">
            <text:p>25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.177673339844" calcext:value-type="float">
            <text:p>136.177673339844</text:p>
          </table:table-cell>
          <table:table-cell office:value-type="float" office:value="349.503204345703" calcext:value-type="float">
            <text:p>349.503204345703</text:p>
          </table:table-cell>
          <table:table-cell office:value-type="float" office:value="40.911750793457" calcext:value-type="float">
            <text:p>40.9117507934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7033.57227" calcext:value-type="float">
            <text:p>1601677033.57227</text:p>
          </table:table-cell>
          <table:table-cell office:value-type="string" calcext:value-type="string">
            <text:p>2020-10-03T01:17:13</text:p>
          </table:table-cell>
          <table:table-cell table:formula="of:=([.A241]-[.Q241])/60" office:value-type="float" office:value="2098.87379553318" calcext:value-type="float">
            <text:p>2098.87379553318</text:p>
          </table:table-cell>
          <table:table-cell table:formula="of:=[.A241]-[.A2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407000" calcext:value-type="float">
            <text:p>40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0701370239258" calcext:value-type="float">
            <text:p>80.0701370239258</text:p>
          </table:table-cell>
          <table:table-cell office:value-type="float" office:value="239.625946044922" calcext:value-type="float">
            <text:p>239.625946044922</text:p>
          </table:table-cell>
          <table:table-cell office:value-type="float" office:value="-16.9491519927979" calcext:value-type="float">
            <text:p>-16.949151992797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7045.35247" calcext:value-type="float">
            <text:p>1601677045.35247</text:p>
          </table:table-cell>
          <table:table-cell office:value-type="string" calcext:value-type="string">
            <text:p>2020-10-03T01:17:25</text:p>
          </table:table-cell>
          <table:table-cell table:formula="of:=([.A242]-[.Q242])/60" office:value-type="float" office:value="2098.67745886644" calcext:value-type="float">
            <text:p>2098.67745886644</text:p>
          </table:table-cell>
          <table:table-cell table:formula="of:=[.A242]-[.A2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770000" calcext:value-type="float">
            <text:p>7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3.062545776367" calcext:value-type="float">
            <text:p>-163.062545776367</text:p>
          </table:table-cell>
          <table:table-cell office:value-type="float" office:value="534.774963378906" calcext:value-type="float">
            <text:p>534.774963378906</text:p>
          </table:table-cell>
          <table:table-cell office:value-type="float" office:value="-192.869659423828" calcext:value-type="float">
            <text:p>-192.8696594238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7053.71128" calcext:value-type="float">
            <text:p>1601677053.71128</text:p>
          </table:table-cell>
          <table:table-cell office:value-type="string" calcext:value-type="string">
            <text:p>2020-10-03T01:17:33</text:p>
          </table:table-cell>
          <table:table-cell table:formula="of:=([.A243]-[.Q243])/60" office:value-type="float" office:value="2098.5381453832" calcext:value-type="float">
            <text:p>2098.5381453832</text:p>
          </table:table-cell>
          <table:table-cell table:formula="of:=[.A243]-[.A2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830000" calcext:value-type="float">
            <text:p>8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9.234375" calcext:value-type="float">
            <text:p>-209.234375</text:p>
          </table:table-cell>
          <table:table-cell office:value-type="float" office:value="649.912353515625" calcext:value-type="float">
            <text:p>649.912353515625</text:p>
          </table:table-cell>
          <table:table-cell office:value-type="float" office:value="-176.504974365234" calcext:value-type="float">
            <text:p>-176.5049743652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7060.3173" calcext:value-type="float">
            <text:p>1601677060.3173</text:p>
          </table:table-cell>
          <table:table-cell office:value-type="string" calcext:value-type="string">
            <text:p>2020-10-03T01:17:40</text:p>
          </table:table-cell>
          <table:table-cell table:formula="of:=([.A244]-[.Q244])/60" office:value-type="float" office:value="2098.42804493507" calcext:value-type="float">
            <text:p>2098.42804493507</text:p>
          </table:table-cell>
          <table:table-cell table:formula="of:=[.A244]-[.A2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797000" calcext:value-type="float">
            <text:p>79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4184684753418" calcext:value-type="float">
            <text:p>44.4184684753418</text:p>
          </table:table-cell>
          <table:table-cell office:value-type="float" office:value="299.240203857422" calcext:value-type="float">
            <text:p>299.240203857422</text:p>
          </table:table-cell>
          <table:table-cell office:value-type="float" office:value="-94.6814727783203" calcext:value-type="float">
            <text:p>-94.68147277832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7067.43023" calcext:value-type="float">
            <text:p>1601677067.43023</text:p>
          </table:table-cell>
          <table:table-cell office:value-type="string" calcext:value-type="string">
            <text:p>2020-10-03T01:17:47</text:p>
          </table:table-cell>
          <table:table-cell table:formula="of:=([.A245]-[.Q245])/60" office:value-type="float" office:value="2098.30949611664" calcext:value-type="float">
            <text:p>2098.30949611664</text:p>
          </table:table-cell>
          <table:table-cell table:formula="of:=[.A245]-[.A2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66" calcext:value-type="float">
            <text:p>1601802966</text:p>
          </table:table-cell>
          <table:table-cell office:value-type="float" office:value="430000" calcext:value-type="float">
            <text:p>4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292816162109" calcext:value-type="float">
            <text:p>109.292816162109</text:p>
          </table:table-cell>
          <table:table-cell office:value-type="float" office:value="160.140274047852" calcext:value-type="float">
            <text:p>160.140274047852</text:p>
          </table:table-cell>
          <table:table-cell office:value-type="float" office:value="50.8474540710449" calcext:value-type="float">
            <text:p>50.84745407104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06</text:p>
          </table:table-cell>
          <table:table-cell office:value-type="float" office:value="1601677074.87648" calcext:value-type="float">
            <text:p>1601677074.87648</text:p>
          </table:table-cell>
          <table:table-cell office:value-type="string" calcext:value-type="string">
            <text:p>2020-10-03T01:17:54</text:p>
          </table:table-cell>
          <table:table-cell table:formula="of:=([.A246]-[.Q246])/60" office:value-type="float" office:value="2098.18539200226" calcext:value-type="float">
            <text:p>2098.18539200226</text:p>
          </table:table-cell>
          <table:table-cell table:formula="of:=[.A246]-[.A2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802998" calcext:value-type="float">
            <text:p>1601802998</text:p>
          </table:table-cell>
          <table:table-cell office:value-type="float" office:value="983000" calcext:value-type="float">
            <text:p>98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01.87023925781" calcext:value-type="float">
            <text:p>-1801.87023925781</text:p>
          </table:table-cell>
          <table:table-cell office:value-type="float" office:value="2355.34765625" calcext:value-type="float">
            <text:p>2355.34765625</text:p>
          </table:table-cell>
          <table:table-cell office:value-type="float" office:value="414.962036132813" calcext:value-type="float">
            <text:p>414.9620361328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38</text:p>
          </table:table-cell>
          <table:table-cell office:value-type="float" office:value="1601677589.70823" calcext:value-type="float">
            <text:p>1601677589.70823</text:p>
          </table:table-cell>
          <table:table-cell office:value-type="string" calcext:value-type="string">
            <text:p>2020-10-03T01:26:29</text:p>
          </table:table-cell>
          <table:table-cell table:formula="of:=([.A247]-[.Q247])/60" office:value-type="float" office:value="2090.13819618622" calcext:value-type="float">
            <text:p>2090.13819618622</text:p>
          </table:table-cell>
          <table:table-cell table:formula="of:=[.A247]-[.A24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01803016" calcext:value-type="float">
            <text:p>1601803016</text:p>
          </table:table-cell>
          <table:table-cell office:value-type="float" office:value="44000" calcext:value-type="float">
            <text:p>4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27.703125" calcext:value-type="float">
            <text:p>-1627.703125</text:p>
          </table:table-cell>
          <table:table-cell office:value-type="float" office:value="2189.947265625" calcext:value-type="float">
            <text:p>2189.947265625</text:p>
          </table:table-cell>
          <table:table-cell office:value-type="float" office:value="455.289306640625" calcext:value-type="float">
            <text:p>455.289306640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56</text:p>
          </table:table-cell>
          <table:table-cell office:value-type="float" office:value="1601677606.7539" calcext:value-type="float">
            <text:p>1601677606.7539</text:p>
          </table:table-cell>
          <table:table-cell office:value-type="string" calcext:value-type="string">
            <text:p>2020-10-03T01:26:46</text:p>
          </table:table-cell>
          <table:table-cell table:formula="of:=([.A248]-[.Q248])/60" office:value-type="float" office:value="2090.15410171747" calcext:value-type="float">
            <text:p>2090.15410171747</text:p>
          </table:table-cell>
          <table:table-cell table:formula="of:=[.A248]-[.A247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3018" calcext:value-type="float">
            <text:p>1601803018</text:p>
          </table:table-cell>
          <table:table-cell office:value-type="float" office:value="199000" calcext:value-type="float">
            <text:p>19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11.80590820313" calcext:value-type="float">
            <text:p>-1811.80590820313</text:p>
          </table:table-cell>
          <table:table-cell office:value-type="float" office:value="1839.27526855469" calcext:value-type="float">
            <text:p>1839.27526855469</text:p>
          </table:table-cell>
          <table:table-cell office:value-type="float" office:value="441.846862792969" calcext:value-type="float">
            <text:p>441.8468627929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6:58</text:p>
          </table:table-cell>
          <table:table-cell office:value-type="float" office:value="1601677615.16646" calcext:value-type="float">
            <text:p>1601677615.16646</text:p>
          </table:table-cell>
          <table:table-cell office:value-type="string" calcext:value-type="string">
            <text:p>2020-10-03T01:26:55</text:p>
          </table:table-cell>
          <table:table-cell table:formula="of:=([.A249]-[.Q249])/60" office:value-type="float" office:value="2090.04722560247" calcext:value-type="float">
            <text:p>2090.04722560247</text:p>
          </table:table-cell>
          <table:table-cell table:formula="of:=[.A249]-[.A2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1803029" calcext:value-type="float">
            <text:p>1601803029</text:p>
          </table:table-cell>
          <table:table-cell office:value-type="float" office:value="690000" calcext:value-type="float">
            <text:p>69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7159557342529" calcext:value-type="float">
            <text:p>25.7159557342529</text:p>
          </table:table-cell>
          <table:table-cell office:value-type="float" office:value="479.251892089844" calcext:value-type="float">
            <text:p>479.251892089844</text:p>
          </table:table-cell>
          <table:table-cell office:value-type="float" office:value="-126.82642364502" calcext:value-type="float">
            <text:p>-126.8264236450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7:09</text:p>
          </table:table-cell>
          <table:table-cell office:value-type="float" office:value="1601677622.01679" calcext:value-type="float">
            <text:p>1601677622.01679</text:p>
          </table:table-cell>
          <table:table-cell office:value-type="string" calcext:value-type="string">
            <text:p>2020-10-03T01:27:02</text:p>
          </table:table-cell>
          <table:table-cell table:formula="of:=([.A250]-[.Q250])/60" office:value-type="float" office:value="2090.11638678312" calcext:value-type="float">
            <text:p>2090.11638678312</text:p>
          </table:table-cell>
          <table:table-cell table:formula="of:=[.A250]-[.A24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3041" calcext:value-type="float">
            <text:p>1601803041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26.35876464844" calcext:value-type="float">
            <text:p>-1926.35876464844</text:p>
          </table:table-cell>
          <table:table-cell office:value-type="float" office:value="2192.28540039063" calcext:value-type="float">
            <text:p>2192.28540039063</text:p>
          </table:table-cell>
          <table:table-cell office:value-type="float" office:value="387.49267578125" calcext:value-type="float">
            <text:p>387.49267578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7:21</text:p>
          </table:table-cell>
          <table:table-cell office:value-type="float" office:value="1601677634.64558" calcext:value-type="float">
            <text:p>1601677634.64558</text:p>
          </table:table-cell>
          <table:table-cell office:value-type="string" calcext:value-type="string">
            <text:p>2020-10-03T01:27:14</text:p>
          </table:table-cell>
          <table:table-cell table:formula="of:=([.A251]-[.Q251])/60" office:value-type="float" office:value="2090.10590698322" calcext:value-type="float">
            <text:p>2090.10590698322</text:p>
          </table:table-cell>
          <table:table-cell table:formula="of:=[.A251]-[.A25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1803048" calcext:value-type="float">
            <text:p>1601803048</text:p>
          </table:table-cell>
          <table:table-cell office:value-type="float" office:value="263000" calcext:value-type="float">
            <text:p>26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01.34423828125" calcext:value-type="float">
            <text:p>-1701.34423828125</text:p>
          </table:table-cell>
          <table:table-cell office:value-type="float" office:value="2337.81420898437" calcext:value-type="float">
            <text:p>2337.81420898437</text:p>
          </table:table-cell>
          <table:table-cell office:value-type="float" office:value="437.755706787109" calcext:value-type="float">
            <text:p>437.7557067871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7:28</text:p>
          </table:table-cell>
          <table:table-cell office:value-type="float" office:value="1601677642.27858" calcext:value-type="float">
            <text:p>1601677642.27858</text:p>
          </table:table-cell>
          <table:table-cell office:value-type="string" calcext:value-type="string">
            <text:p>2020-10-03T01:27:22</text:p>
          </table:table-cell>
          <table:table-cell table:formula="of:=([.A252]-[.Q252])/60" office:value-type="float" office:value="2090.09535705249" calcext:value-type="float">
            <text:p>2090.09535705249</text:p>
          </table:table-cell>
          <table:table-cell table:formula="of:=[.A252]-[.A25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3052" calcext:value-type="float">
            <text:p>1601803052</text:p>
          </table:table-cell>
          <table:table-cell office:value-type="float" office:value="930000" calcext:value-type="float">
            <text:p>9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8.68505859375" calcext:value-type="float">
            <text:p>-1748.68505859375</text:p>
          </table:table-cell>
          <table:table-cell office:value-type="float" office:value="1983.63525390625" calcext:value-type="float">
            <text:p>1983.63525390625</text:p>
          </table:table-cell>
          <table:table-cell office:value-type="float" office:value="421.391021728516" calcext:value-type="float">
            <text:p>421.3910217285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7:32</text:p>
          </table:table-cell>
          <table:table-cell office:value-type="float" office:value="1601677648.21704" calcext:value-type="float">
            <text:p>1601677648.21704</text:p>
          </table:table-cell>
          <table:table-cell office:value-type="string" calcext:value-type="string">
            <text:p>2020-10-03T01:27:28</text:p>
          </table:table-cell>
          <table:table-cell table:formula="of:=([.A253]-[.Q253])/60" office:value-type="float" office:value="2090.06304933627" calcext:value-type="float">
            <text:p>2090.06304933627</text:p>
          </table:table-cell>
          <table:table-cell table:formula="of:=[.A253]-[.A2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1803055" calcext:value-type="float">
            <text:p>1601803055</text:p>
          </table:table-cell>
          <table:table-cell office:value-type="float" office:value="239000" calcext:value-type="float">
            <text:p>23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58.09460449219" calcext:value-type="float">
            <text:p>-1658.09460449219</text:p>
          </table:table-cell>
          <table:table-cell office:value-type="float" office:value="2067.21215820312" calcext:value-type="float">
            <text:p>2067.21215820312</text:p>
          </table:table-cell>
          <table:table-cell office:value-type="float" office:value="447.106964111328" calcext:value-type="float">
            <text:p>447.106964111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17:35</text:p>
          </table:table-cell>
          <table:table-cell office:value-type="float" office:value="1601677656.57472" calcext:value-type="float">
            <text:p>1601677656.57472</text:p>
          </table:table-cell>
          <table:table-cell office:value-type="string" calcext:value-type="string">
            <text:p>2020-10-03T01:27:36</text:p>
          </table:table-cell>
          <table:table-cell table:formula="of:=([.A254]-[.Q254])/60" office:value-type="float" office:value="2089.97375458479" calcext:value-type="float">
            <text:p>2089.97375458479</text:p>
          </table:table-cell>
          <table:table-cell table:formula="of:=[.A254]-[.A25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964808" calcext:value-type="float">
            <text:p>315964808</text:p>
          </table:table-cell>
          <table:table-cell office:value-type="float" office:value="78000" calcext:value-type="float">
            <text:p>7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22.91052246094" calcext:value-type="float">
            <text:p>-1822.91052246094</text:p>
          </table:table-cell>
          <table:table-cell office:value-type="float" office:value="2061.9521484375" calcext:value-type="float">
            <text:p>2061.9521484375</text:p>
          </table:table-cell>
          <table:table-cell office:value-type="float" office:value="401.519561767578" calcext:value-type="float">
            <text:p>401.5195617675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0:08</text:p>
          </table:table-cell>
          <table:table-cell office:value-type="float" office:value="1601677673.54146" calcext:value-type="float">
            <text:p>1601677673.54146</text:p>
          </table:table-cell>
          <table:table-cell office:value-type="string" calcext:value-type="string">
            <text:p>2020-10-03T01:27:53</text:p>
          </table:table-cell>
          <table:table-cell table:formula="of:=([.A255]-[.Q255])/60" office:value-type="float" office:value="-21428547.7590243" calcext:value-type="float">
            <text:p>-21428547.7590243</text:p>
          </table:table-cell>
          <table:table-cell table:formula="of:=[.A255]-[.A254]" office:value-type="float" office:value="-1285838247" calcext:value-type="float">
            <text:p>-1285838247</text:p>
          </table:table-cell>
        </table:table-row>
        <table:table-row table:style-name="ro1">
          <table:table-cell office:value-type="float" office:value="315964815" calcext:value-type="float">
            <text:p>315964815</text:p>
          </table:table-cell>
          <table:table-cell office:value-type="float" office:value="207000" calcext:value-type="float">
            <text:p>20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11.80590820313" calcext:value-type="float">
            <text:p>-1811.80590820313</text:p>
          </table:table-cell>
          <table:table-cell office:value-type="float" office:value="2399.18188476563" calcext:value-type="float">
            <text:p>2399.18188476563</text:p>
          </table:table-cell>
          <table:table-cell office:value-type="float" office:value="417.299835205078" calcext:value-type="float">
            <text:p>417.2998352050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0:15</text:p>
          </table:table-cell>
          <table:table-cell office:value-type="float" office:value="1601677681.64941" calcext:value-type="float">
            <text:p>1601677681.64941</text:p>
          </table:table-cell>
          <table:table-cell office:value-type="string" calcext:value-type="string">
            <text:p>2020-10-03T01:28:01</text:p>
          </table:table-cell>
          <table:table-cell table:formula="of:=([.A256]-[.Q256])/60" office:value-type="float" office:value="-21428547.7774901" calcext:value-type="float">
            <text:p>-21428547.7774901</text:p>
          </table:table-cell>
          <table:table-cell table:formula="of:=[.A256]-[.A25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821" calcext:value-type="float">
            <text:p>315964821</text:p>
          </table:table-cell>
          <table:table-cell office:value-type="float" office:value="545000" calcext:value-type="float">
            <text:p>54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67.44592285156" calcext:value-type="float">
            <text:p>-1667.44592285156</text:p>
          </table:table-cell>
          <table:table-cell office:value-type="float" office:value="2291.64233398437" calcext:value-type="float">
            <text:p>2291.64233398437</text:p>
          </table:table-cell>
          <table:table-cell office:value-type="float" office:value="445.353607177734" calcext:value-type="float">
            <text:p>445.3536071777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0:21</text:p>
          </table:table-cell>
          <table:table-cell office:value-type="float" office:value="1601677688.14395" calcext:value-type="float">
            <text:p>1601677688.14395</text:p>
          </table:table-cell>
          <table:table-cell office:value-type="string" calcext:value-type="string">
            <text:p>2020-10-03T01:28:08</text:p>
          </table:table-cell>
          <table:table-cell table:formula="of:=([.A257]-[.Q257])/60" office:value-type="float" office:value="-21428547.7857324" calcext:value-type="float">
            <text:p>-21428547.7857324</text:p>
          </table:table-cell>
          <table:table-cell table:formula="of:=[.A257]-[.A25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964828" calcext:value-type="float">
            <text:p>315964828</text:p>
          </table:table-cell>
          <table:table-cell office:value-type="float" office:value="908000" calcext:value-type="float">
            <text:p>90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51.49035644531" calcext:value-type="float">
            <text:p>-1951.49035644531</text:p>
          </table:table-cell>
          <table:table-cell office:value-type="float" office:value="2190.53198242187" calcext:value-type="float">
            <text:p>2190.53198242187</text:p>
          </table:table-cell>
          <table:table-cell office:value-type="float" office:value="383.401519775391" calcext:value-type="float">
            <text:p>383.4015197753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0:28</text:p>
          </table:table-cell>
          <table:table-cell office:value-type="float" office:value="1601677696.41672" calcext:value-type="float">
            <text:p>1601677696.41672</text:p>
          </table:table-cell>
          <table:table-cell office:value-type="string" calcext:value-type="string">
            <text:p>2020-10-03T01:28:16</text:p>
          </table:table-cell>
          <table:table-cell table:formula="of:=([.A258]-[.Q258])/60" office:value-type="float" office:value="-21428547.8069453" calcext:value-type="float">
            <text:p>-21428547.8069453</text:p>
          </table:table-cell>
          <table:table-cell table:formula="of:=[.A258]-[.A25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835" calcext:value-type="float">
            <text:p>315964835</text:p>
          </table:table-cell>
          <table:table-cell office:value-type="float" office:value="449000" calcext:value-type="float">
            <text:p>44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16.42321777344" calcext:value-type="float">
            <text:p>-1916.42321777344</text:p>
          </table:table-cell>
          <table:table-cell office:value-type="float" office:value="2353.01000976562" calcext:value-type="float">
            <text:p>2353.01000976562</text:p>
          </table:table-cell>
          <table:table-cell office:value-type="float" office:value="396.843933105469" calcext:value-type="float">
            <text:p>396.8439331054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0:35</text:p>
          </table:table-cell>
          <table:table-cell office:value-type="float" office:value="1601677703.42264" calcext:value-type="float">
            <text:p>1601677703.42264</text:p>
          </table:table-cell>
          <table:table-cell office:value-type="string" calcext:value-type="string">
            <text:p>2020-10-03T01:28:23</text:p>
          </table:table-cell>
          <table:table-cell table:formula="of:=([.A259]-[.Q259])/60" office:value-type="float" office:value="-21428547.8070439" calcext:value-type="float">
            <text:p>-21428547.8070439</text:p>
          </table:table-cell>
          <table:table-cell table:formula="of:=[.A259]-[.A25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842" calcext:value-type="float">
            <text:p>315964842</text:p>
          </table:table-cell>
          <table:table-cell office:value-type="float" office:value="509000" calcext:value-type="float">
            <text:p>50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34.01525878906" calcext:value-type="float">
            <text:p>-1834.01525878906</text:p>
          </table:table-cell>
          <table:table-cell office:value-type="float" office:value="2413.20874023438" calcext:value-type="float">
            <text:p>2413.20874023438</text:p>
          </table:table-cell>
          <table:table-cell office:value-type="float" office:value="419.637664794922" calcext:value-type="float">
            <text:p>419.6376647949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0:42</text:p>
          </table:table-cell>
          <table:table-cell office:value-type="float" office:value="1601677710.64102" calcext:value-type="float">
            <text:p>1601677710.64102</text:p>
          </table:table-cell>
          <table:table-cell office:value-type="string" calcext:value-type="string">
            <text:p>2020-10-03T01:28:30</text:p>
          </table:table-cell>
          <table:table-cell table:formula="of:=([.A260]-[.Q260])/60" office:value-type="float" office:value="-21428547.8106837" calcext:value-type="float">
            <text:p>-21428547.8106837</text:p>
          </table:table-cell>
          <table:table-cell table:formula="of:=[.A260]-[.A25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849" calcext:value-type="float">
            <text:p>315964849</text:p>
          </table:table-cell>
          <table:table-cell office:value-type="float" office:value="209000" calcext:value-type="float">
            <text:p>20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73.81640625" calcext:value-type="float">
            <text:p>-1773.81640625</text:p>
          </table:table-cell>
          <table:table-cell office:value-type="float" office:value="2386.32373046875" calcext:value-type="float">
            <text:p>2386.32373046875</text:p>
          </table:table-cell>
          <table:table-cell office:value-type="float" office:value="429.573364257813" calcext:value-type="float">
            <text:p>429.5733642578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0:49</text:p>
          </table:table-cell>
          <table:table-cell office:value-type="float" office:value="1601677717.01871" calcext:value-type="float">
            <text:p>1601677717.01871</text:p>
          </table:table-cell>
          <table:table-cell office:value-type="string" calcext:value-type="string">
            <text:p>2020-10-03T01:28:37</text:p>
          </table:table-cell>
          <table:table-cell table:formula="of:=([.A261]-[.Q261])/60" office:value-type="float" office:value="-21428547.8003119" calcext:value-type="float">
            <text:p>-21428547.8003119</text:p>
          </table:table-cell>
          <table:table-cell table:formula="of:=[.A261]-[.A26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856" calcext:value-type="float">
            <text:p>315964856</text:p>
          </table:table-cell>
          <table:table-cell office:value-type="float" office:value="339000" calcext:value-type="float">
            <text:p>33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7.475158691406" calcext:value-type="float">
            <text:p>-117.475158691406</text:p>
          </table:table-cell>
          <table:table-cell office:value-type="float" office:value="423.728820800781" calcext:value-type="float">
            <text:p>423.728820800781</text:p>
          </table:table-cell>
          <table:table-cell office:value-type="float" office:value="-201.636459350586" calcext:value-type="float">
            <text:p>-201.6364593505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0:56</text:p>
          </table:table-cell>
          <table:table-cell office:value-type="float" office:value="1601677725.39195" calcext:value-type="float">
            <text:p>1601677725.39195</text:p>
          </table:table-cell>
          <table:table-cell office:value-type="string" calcext:value-type="string">
            <text:p>2020-10-03T01:28:45</text:p>
          </table:table-cell>
          <table:table-cell table:formula="of:=([.A262]-[.Q262])/60" office:value-type="float" office:value="-21428547.8231991" calcext:value-type="float">
            <text:p>-21428547.8231991</text:p>
          </table:table-cell>
          <table:table-cell table:formula="of:=[.A262]-[.A26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863" calcext:value-type="float">
            <text:p>315964863</text:p>
          </table:table-cell>
          <table:table-cell office:value-type="float" office:value="41000" calcext:value-type="float">
            <text:p>4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.799530029297" calcext:value-type="float">
            <text:p>112.799530029297</text:p>
          </table:table-cell>
          <table:table-cell office:value-type="float" office:value="203.974273681641" calcext:value-type="float">
            <text:p>203.974273681641</text:p>
          </table:table-cell>
          <table:table-cell office:value-type="float" office:value="0.584453523159027" calcext:value-type="float">
            <text:p>0.5844535231590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1:03</text:p>
          </table:table-cell>
          <table:table-cell office:value-type="float" office:value="1601677732.46078" calcext:value-type="float">
            <text:p>1601677732.46078</text:p>
          </table:table-cell>
          <table:table-cell office:value-type="string" calcext:value-type="string">
            <text:p>2020-10-03T01:28:52</text:p>
          </table:table-cell>
          <table:table-cell table:formula="of:=([.A263]-[.Q263])/60" office:value-type="float" office:value="-21428547.8243463" calcext:value-type="float">
            <text:p>-21428547.8243463</text:p>
          </table:table-cell>
          <table:table-cell table:formula="of:=[.A263]-[.A26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869" calcext:value-type="float">
            <text:p>315964869</text:p>
          </table:table-cell>
          <table:table-cell office:value-type="float" office:value="835000" calcext:value-type="float">
            <text:p>83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5.020446777344" calcext:value-type="float">
            <text:p>-315.020446777344</text:p>
          </table:table-cell>
          <table:table-cell office:value-type="float" office:value="293.395660400391" calcext:value-type="float">
            <text:p>293.395660400391</text:p>
          </table:table-cell>
          <table:table-cell office:value-type="float" office:value="-245.470474243164" calcext:value-type="float">
            <text:p>-245.4704742431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1:09</text:p>
          </table:table-cell>
          <table:table-cell office:value-type="float" office:value="1601677738.8087" calcext:value-type="float">
            <text:p>1601677738.8087</text:p>
          </table:table-cell>
          <table:table-cell office:value-type="string" calcext:value-type="string">
            <text:p>2020-10-03T01:28:58</text:p>
          </table:table-cell>
          <table:table-cell table:formula="of:=([.A264]-[.Q264])/60" office:value-type="float" office:value="-21428547.8301449" calcext:value-type="float">
            <text:p>-21428547.8301449</text:p>
          </table:table-cell>
          <table:table-cell table:formula="of:=[.A264]-[.A26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964876" calcext:value-type="float">
            <text:p>315964876</text:p>
          </table:table-cell>
          <table:table-cell office:value-type="float" office:value="73000" calcext:value-type="float">
            <text:p>7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73.875" calcext:value-type="float">
            <text:p>-1673.875</text:p>
          </table:table-cell>
          <table:table-cell office:value-type="float" office:value="2464.640625" calcext:value-type="float">
            <text:p>2464.640625</text:p>
          </table:table-cell>
          <table:table-cell office:value-type="float" office:value="488.018676757813" calcext:value-type="float">
            <text:p>488.0186767578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1:16</text:p>
          </table:table-cell>
          <table:table-cell office:value-type="float" office:value="1601677746.17978" calcext:value-type="float">
            <text:p>1601677746.17978</text:p>
          </table:table-cell>
          <table:table-cell office:value-type="string" calcext:value-type="string">
            <text:p>2020-10-03T01:29:06</text:p>
          </table:table-cell>
          <table:table-cell table:formula="of:=([.A265]-[.Q265])/60" office:value-type="float" office:value="-21428547.8363297" calcext:value-type="float">
            <text:p>-21428547.8363297</text:p>
          </table:table-cell>
          <table:table-cell table:formula="of:=[.A265]-[.A26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883" calcext:value-type="float">
            <text:p>315964883</text:p>
          </table:table-cell>
          <table:table-cell office:value-type="float" office:value="364000" calcext:value-type="float">
            <text:p>36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40.32727050781" calcext:value-type="float">
            <text:p>-2040.32727050781</text:p>
          </table:table-cell>
          <table:table-cell office:value-type="float" office:value="2293.98022460937" calcext:value-type="float">
            <text:p>2293.98022460937</text:p>
          </table:table-cell>
          <table:table-cell office:value-type="float" office:value="380.479248046875" calcext:value-type="float">
            <text:p>380.479248046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1:23</text:p>
          </table:table-cell>
          <table:table-cell office:value-type="float" office:value="1601677754.29128" calcext:value-type="float">
            <text:p>1601677754.29128</text:p>
          </table:table-cell>
          <table:table-cell office:value-type="string" calcext:value-type="string">
            <text:p>2020-10-03T01:29:14</text:p>
          </table:table-cell>
          <table:table-cell table:formula="of:=([.A266]-[.Q266])/60" office:value-type="float" office:value="-21428547.8548547" calcext:value-type="float">
            <text:p>-21428547.8548547</text:p>
          </table:table-cell>
          <table:table-cell table:formula="of:=[.A266]-[.A26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889" calcext:value-type="float">
            <text:p>315964889</text:p>
          </table:table-cell>
          <table:table-cell office:value-type="float" office:value="921000" calcext:value-type="float">
            <text:p>9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31.03442382813" calcext:value-type="float">
            <text:p>-1931.03442382813</text:p>
          </table:table-cell>
          <table:table-cell office:value-type="float" office:value="2387.49267578125" calcext:value-type="float">
            <text:p>2387.49267578125</text:p>
          </table:table-cell>
          <table:table-cell office:value-type="float" office:value="398.597290039062" calcext:value-type="float">
            <text:p>398.5972900390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1:29</text:p>
          </table:table-cell>
          <table:table-cell office:value-type="float" office:value="1601677760.21788" calcext:value-type="float">
            <text:p>1601677760.21788</text:p>
          </table:table-cell>
          <table:table-cell office:value-type="string" calcext:value-type="string">
            <text:p>2020-10-03T01:29:20</text:p>
          </table:table-cell>
          <table:table-cell table:formula="of:=([.A267]-[.Q267])/60" office:value-type="float" office:value="-21428547.8536313" calcext:value-type="float">
            <text:p>-21428547.8536313</text:p>
          </table:table-cell>
          <table:table-cell table:formula="of:=[.A267]-[.A26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964897" calcext:value-type="float">
            <text:p>315964897</text:p>
          </table:table-cell>
          <table:table-cell office:value-type="float" office:value="201000" calcext:value-type="float">
            <text:p>20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74.81005859375" calcext:value-type="float">
            <text:p>-2074.81005859375</text:p>
          </table:table-cell>
          <table:table-cell office:value-type="float" office:value="2478.66748046875" calcext:value-type="float">
            <text:p>2478.66748046875</text:p>
          </table:table-cell>
          <table:table-cell office:value-type="float" office:value="400.350646972656" calcext:value-type="float">
            <text:p>400.3506469726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1:37</text:p>
          </table:table-cell>
          <table:table-cell office:value-type="float" office:value="1601677768.70321" calcext:value-type="float">
            <text:p>1601677768.70321</text:p>
          </table:table-cell>
          <table:table-cell office:value-type="string" calcext:value-type="string">
            <text:p>2020-10-03T01:29:28</text:p>
          </table:table-cell>
          <table:table-cell table:formula="of:=([.A268]-[.Q268])/60" office:value-type="float" office:value="-21428547.8617202" calcext:value-type="float">
            <text:p>-21428547.8617202</text:p>
          </table:table-cell>
          <table:table-cell table:formula="of:=[.A268]-[.A26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15964903" calcext:value-type="float">
            <text:p>315964903</text:p>
          </table:table-cell>
          <table:table-cell office:value-type="float" office:value="942000" calcext:value-type="float">
            <text:p>94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03.50671386719" calcext:value-type="float">
            <text:p>-2003.50671386719</text:p>
          </table:table-cell>
          <table:table-cell office:value-type="float" office:value="2021.04040527344" calcext:value-type="float">
            <text:p>2021.04040527344</text:p>
          </table:table-cell>
          <table:table-cell office:value-type="float" office:value="383.985961914063" calcext:value-type="float">
            <text:p>383.9859619140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1:43</text:p>
          </table:table-cell>
          <table:table-cell office:value-type="float" office:value="1601677775.70758" calcext:value-type="float">
            <text:p>1601677775.70758</text:p>
          </table:table-cell>
          <table:table-cell office:value-type="string" calcext:value-type="string">
            <text:p>2020-10-03T01:29:35</text:p>
          </table:table-cell>
          <table:table-cell table:formula="of:=([.A269]-[.Q269])/60" office:value-type="float" office:value="-21428547.8784597" calcext:value-type="float">
            <text:p>-21428547.8784597</text:p>
          </table:table-cell>
          <table:table-cell table:formula="of:=[.A269]-[.A26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964910" calcext:value-type="float">
            <text:p>315964910</text:p>
          </table:table-cell>
          <table:table-cell office:value-type="float" office:value="267000" calcext:value-type="float">
            <text:p>26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73.23193359375" calcext:value-type="float">
            <text:p>-1773.23193359375</text:p>
          </table:table-cell>
          <table:table-cell office:value-type="float" office:value="2514.90356445312" calcext:value-type="float">
            <text:p>2514.90356445312</text:p>
          </table:table-cell>
          <table:table-cell office:value-type="float" office:value="450.029235839844" calcext:value-type="float">
            <text:p>450.0292358398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1:50</text:p>
          </table:table-cell>
          <table:table-cell office:value-type="float" office:value="1601677782.64979" calcext:value-type="float">
            <text:p>1601677782.64979</text:p>
          </table:table-cell>
          <table:table-cell office:value-type="string" calcext:value-type="string">
            <text:p>2020-10-03T01:29:42</text:p>
          </table:table-cell>
          <table:table-cell table:formula="of:=([.A270]-[.Q270])/60" office:value-type="float" office:value="-21428547.8774964" calcext:value-type="float">
            <text:p>-21428547.8774964</text:p>
          </table:table-cell>
          <table:table-cell table:formula="of:=[.A270]-[.A26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917" calcext:value-type="float">
            <text:p>315964917</text:p>
          </table:table-cell>
          <table:table-cell office:value-type="float" office:value="89000" calcext:value-type="float">
            <text:p>8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87.20043945313" calcext:value-type="float">
            <text:p>-1887.20043945313</text:p>
          </table:table-cell>
          <table:table-cell office:value-type="float" office:value="2554.06201171875" calcext:value-type="float">
            <text:p>2554.06201171875</text:p>
          </table:table-cell>
          <table:table-cell office:value-type="float" office:value="434.833435058594" calcext:value-type="float">
            <text:p>434.833435058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1:57</text:p>
          </table:table-cell>
          <table:table-cell office:value-type="float" office:value="1601677788.8042" calcext:value-type="float">
            <text:p>1601677788.8042</text:p>
          </table:table-cell>
          <table:table-cell office:value-type="string" calcext:value-type="string">
            <text:p>2020-10-03T01:29:48</text:p>
          </table:table-cell>
          <table:table-cell table:formula="of:=([.A271]-[.Q271])/60" office:value-type="float" office:value="-21428547.8634034" calcext:value-type="float">
            <text:p>-21428547.8634034</text:p>
          </table:table-cell>
          <table:table-cell table:formula="of:=[.A271]-[.A27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924" calcext:value-type="float">
            <text:p>315964924</text:p>
          </table:table-cell>
          <table:table-cell office:value-type="float" office:value="519000" calcext:value-type="float">
            <text:p>51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27.11853027344" calcext:value-type="float">
            <text:p>-1627.11853027344</text:p>
          </table:table-cell>
          <table:table-cell office:value-type="float" office:value="1926.943359375" calcext:value-type="float">
            <text:p>1926.943359375</text:p>
          </table:table-cell>
          <table:table-cell office:value-type="float" office:value="469.900634765625" calcext:value-type="float">
            <text:p>469.900634765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2:04</text:p>
          </table:table-cell>
          <table:table-cell office:value-type="float" office:value="1601677797.56035" calcext:value-type="float">
            <text:p>1601677797.56035</text:p>
          </table:table-cell>
          <table:table-cell office:value-type="string" calcext:value-type="string">
            <text:p>2020-10-03T01:29:57</text:p>
          </table:table-cell>
          <table:table-cell table:formula="of:=([.A272]-[.Q272])/60" office:value-type="float" office:value="-21428547.8926725" calcext:value-type="float">
            <text:p>-21428547.8926725</text:p>
          </table:table-cell>
          <table:table-cell table:formula="of:=[.A272]-[.A27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930" calcext:value-type="float">
            <text:p>315964930</text:p>
          </table:table-cell>
          <table:table-cell office:value-type="float" office:value="844000" calcext:value-type="float">
            <text:p>84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6.762130737305" calcext:value-type="float">
            <text:p>-136.762130737305</text:p>
          </table:table-cell>
          <table:table-cell office:value-type="float" office:value="705.435424804687" calcext:value-type="float">
            <text:p>705.435424804687</text:p>
          </table:table-cell>
          <table:table-cell office:value-type="float" office:value="-108.708358764648" calcext:value-type="float">
            <text:p>-108.7083587646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2:10</text:p>
          </table:table-cell>
          <table:table-cell office:value-type="float" office:value="1601677803.72656" calcext:value-type="float">
            <text:p>1601677803.72656</text:p>
          </table:table-cell>
          <table:table-cell office:value-type="string" calcext:value-type="string">
            <text:p>2020-10-03T01:30:03</text:p>
          </table:table-cell>
          <table:table-cell table:formula="of:=([.A273]-[.Q273])/60" office:value-type="float" office:value="-21428547.8954426" calcext:value-type="float">
            <text:p>-21428547.8954426</text:p>
          </table:table-cell>
          <table:table-cell table:formula="of:=[.A273]-[.A27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964937" calcext:value-type="float">
            <text:p>315964937</text:p>
          </table:table-cell>
          <table:table-cell office:value-type="float" office:value="737000" calcext:value-type="float">
            <text:p>73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9012222290039" calcext:value-type="float">
            <text:p>78.9012222290039</text:p>
          </table:table-cell>
          <table:table-cell office:value-type="float" office:value="172.998245239258" calcext:value-type="float">
            <text:p>172.998245239258</text:p>
          </table:table-cell>
          <table:table-cell office:value-type="float" office:value="-32.1449432373047" calcext:value-type="float">
            <text:p>-32.14494323730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2:17</text:p>
          </table:table-cell>
          <table:table-cell office:value-type="float" office:value="1601677812.05686" calcext:value-type="float">
            <text:p>1601677812.05686</text:p>
          </table:table-cell>
          <table:table-cell office:value-type="string" calcext:value-type="string">
            <text:p>2020-10-03T01:30:12</text:p>
          </table:table-cell>
          <table:table-cell table:formula="of:=([.A274]-[.Q274])/60" office:value-type="float" office:value="-21428547.9176144" calcext:value-type="float">
            <text:p>-21428547.9176144</text:p>
          </table:table-cell>
          <table:table-cell table:formula="of:=[.A274]-[.A27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944" calcext:value-type="float">
            <text:p>315964944</text:p>
          </table:table-cell>
          <table:table-cell office:value-type="float" office:value="632000" calcext:value-type="float">
            <text:p>6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4.944473266602" calcext:value-type="float">
            <text:p>-144.944473266602</text:p>
          </table:table-cell>
          <table:table-cell office:value-type="float" office:value="242.548217773437" calcext:value-type="float">
            <text:p>242.548217773437</text:p>
          </table:table-cell>
          <table:table-cell office:value-type="float" office:value="-222.676803588867" calcext:value-type="float">
            <text:p>-222.6768035888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2:24</text:p>
          </table:table-cell>
          <table:table-cell office:value-type="float" office:value="1601677818.6364" calcext:value-type="float">
            <text:p>1601677818.6364</text:p>
          </table:table-cell>
          <table:table-cell office:value-type="string" calcext:value-type="string">
            <text:p>2020-10-03T01:30:18</text:p>
          </table:table-cell>
          <table:table-cell table:formula="of:=([.A275]-[.Q275])/60" office:value-type="float" office:value="-21428547.9106066" calcext:value-type="float">
            <text:p>-21428547.9106066</text:p>
          </table:table-cell>
          <table:table-cell table:formula="of:=[.A275]-[.A27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951" calcext:value-type="float">
            <text:p>315964951</text:p>
          </table:table-cell>
          <table:table-cell office:value-type="float" office:value="410000" calcext:value-type="float">
            <text:p>4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68.55639648437" calcext:value-type="float">
            <text:p>-1768.55639648437</text:p>
          </table:table-cell>
          <table:table-cell office:value-type="float" office:value="2358.8544921875" calcext:value-type="float">
            <text:p>2358.8544921875</text:p>
          </table:table-cell>
          <table:table-cell office:value-type="float" office:value="421.391021728516" calcext:value-type="float">
            <text:p>421.3910217285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2:31</text:p>
          </table:table-cell>
          <table:table-cell office:value-type="float" office:value="1601677826.64766" calcext:value-type="float">
            <text:p>1601677826.64766</text:p>
          </table:table-cell>
          <table:table-cell office:value-type="string" calcext:value-type="string">
            <text:p>2020-10-03T01:30:26</text:p>
          </table:table-cell>
          <table:table-cell table:formula="of:=([.A276]-[.Q276])/60" office:value-type="float" office:value="-21428547.927461" calcext:value-type="float">
            <text:p>-21428547.927461</text:p>
          </table:table-cell>
          <table:table-cell table:formula="of:=[.A276]-[.A27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958" calcext:value-type="float">
            <text:p>315964958</text:p>
          </table:table-cell>
          <table:table-cell office:value-type="float" office:value="193000" calcext:value-type="float">
            <text:p>19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66.68615722656" calcext:value-type="float">
            <text:p>-1966.68615722656</text:p>
          </table:table-cell>
          <table:table-cell office:value-type="float" office:value="1849.79541015625" calcext:value-type="float">
            <text:p>1849.79541015625</text:p>
          </table:table-cell>
          <table:table-cell office:value-type="float" office:value="407.364105224609" calcext:value-type="float">
            <text:p>407.3641052246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2:38</text:p>
          </table:table-cell>
          <table:table-cell office:value-type="float" office:value="1601677833.51969" calcext:value-type="float">
            <text:p>1601677833.51969</text:p>
          </table:table-cell>
          <table:table-cell office:value-type="string" calcext:value-type="string">
            <text:p>2020-10-03T01:30:33</text:p>
          </table:table-cell>
          <table:table-cell table:formula="of:=([.A277]-[.Q277])/60" office:value-type="float" office:value="-21428547.9253282" calcext:value-type="float">
            <text:p>-21428547.9253282</text:p>
          </table:table-cell>
          <table:table-cell table:formula="of:=[.A277]-[.A27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965" calcext:value-type="float">
            <text:p>315964965</text:p>
          </table:table-cell>
          <table:table-cell office:value-type="float" office:value="475000" calcext:value-type="float">
            <text:p>47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79.77795410156" calcext:value-type="float">
            <text:p>-1579.77795410156</text:p>
          </table:table-cell>
          <table:table-cell office:value-type="float" office:value="2239.6259765625" calcext:value-type="float">
            <text:p>2239.6259765625</text:p>
          </table:table-cell>
          <table:table-cell office:value-type="float" office:value="485.680877685547" calcext:value-type="float">
            <text:p>485.6808776855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2:45</text:p>
          </table:table-cell>
          <table:table-cell office:value-type="float" office:value="1601677840.64893" calcext:value-type="float">
            <text:p>1601677840.64893</text:p>
          </table:table-cell>
          <table:table-cell office:value-type="string" calcext:value-type="string">
            <text:p>2020-10-03T01:30:40</text:p>
          </table:table-cell>
          <table:table-cell table:formula="of:=([.A278]-[.Q278])/60" office:value-type="float" office:value="-21428547.9274821" calcext:value-type="float">
            <text:p>-21428547.9274821</text:p>
          </table:table-cell>
          <table:table-cell table:formula="of:=[.A278]-[.A27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972" calcext:value-type="float">
            <text:p>315964972</text:p>
          </table:table-cell>
          <table:table-cell office:value-type="float" office:value="122000" calcext:value-type="float">
            <text:p>12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9.099945068359" calcext:value-type="float">
            <text:p>-139.099945068359</text:p>
          </table:table-cell>
          <table:table-cell office:value-type="float" office:value="-26.3004093170166" calcext:value-type="float">
            <text:p>-26.3004093170166</text:p>
          </table:table-cell>
          <table:table-cell office:value-type="float" office:value="-78.3167724609375" calcext:value-type="float">
            <text:p>-78.31677246093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2:52</text:p>
          </table:table-cell>
          <table:table-cell office:value-type="float" office:value="1601677847.50646" calcext:value-type="float">
            <text:p>1601677847.50646</text:p>
          </table:table-cell>
          <table:table-cell office:value-type="string" calcext:value-type="string">
            <text:p>2020-10-03T01:30:47</text:p>
          </table:table-cell>
          <table:table-cell table:formula="of:=([.A279]-[.Q279])/60" office:value-type="float" office:value="-21428547.9251076" calcext:value-type="float">
            <text:p>-21428547.9251076</text:p>
          </table:table-cell>
          <table:table-cell table:formula="of:=[.A279]-[.A27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979" calcext:value-type="float">
            <text:p>315964979</text:p>
          </table:table-cell>
          <table:table-cell office:value-type="float" office:value="412000" calcext:value-type="float">
            <text:p>41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092342376709" calcext:value-type="float">
            <text:p>22.2092342376709</text:p>
          </table:table-cell>
          <table:table-cell table:number-columns-repeated="2" office:value-type="float" office:value="21.6247806549072" calcext:value-type="float">
            <text:p>21.62478065490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2:59</text:p>
          </table:table-cell>
          <table:table-cell office:value-type="float" office:value="1601677855.7099" calcext:value-type="float">
            <text:p>1601677855.7099</text:p>
          </table:table-cell>
          <table:table-cell office:value-type="string" calcext:value-type="string">
            <text:p>2020-10-03T01:30:55</text:p>
          </table:table-cell>
          <table:table-cell table:formula="of:=([.A280]-[.Q280])/60" office:value-type="float" office:value="-21428547.9451649" calcext:value-type="float">
            <text:p>-21428547.9451649</text:p>
          </table:table-cell>
          <table:table-cell table:formula="of:=[.A280]-[.A27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985" calcext:value-type="float">
            <text:p>315964985</text:p>
          </table:table-cell>
          <table:table-cell office:value-type="float" office:value="763000" calcext:value-type="float">
            <text:p>76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.244888305664" calcext:value-type="float">
            <text:p>171.244888305664</text:p>
          </table:table-cell>
          <table:table-cell office:value-type="float" office:value="573.933349609375" calcext:value-type="float">
            <text:p>573.933349609375</text:p>
          </table:table-cell>
          <table:table-cell office:value-type="float" office:value="232.028045654297" calcext:value-type="float">
            <text:p>232.0280456542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3:05</text:p>
          </table:table-cell>
          <table:table-cell office:value-type="float" office:value="1601677862.64264" calcext:value-type="float">
            <text:p>1601677862.64264</text:p>
          </table:table-cell>
          <table:table-cell office:value-type="string" calcext:value-type="string">
            <text:p>2020-10-03T01:31:02</text:p>
          </table:table-cell>
          <table:table-cell table:formula="of:=([.A281]-[.Q281])/60" office:value-type="float" office:value="-21428547.9607107" calcext:value-type="float">
            <text:p>-21428547.9607107</text:p>
          </table:table-cell>
          <table:table-cell table:formula="of:=[.A281]-[.A28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964992" calcext:value-type="float">
            <text:p>315964992</text:p>
          </table:table-cell>
          <table:table-cell office:value-type="float" office:value="579000" calcext:value-type="float">
            <text:p>57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.099945068359" calcext:value-type="float">
            <text:p>139.099945068359</text:p>
          </table:table-cell>
          <table:table-cell office:value-type="float" office:value="78.9012222290039" calcext:value-type="float">
            <text:p>78.9012222290039</text:p>
          </table:table-cell>
          <table:table-cell office:value-type="float" office:value="149.620101928711" calcext:value-type="float">
            <text:p>149.6201019287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3:12</text:p>
          </table:table-cell>
          <table:table-cell office:value-type="float" office:value="1601677869.02073" calcext:value-type="float">
            <text:p>1601677869.02073</text:p>
          </table:table-cell>
          <table:table-cell office:value-type="string" calcext:value-type="string">
            <text:p>2020-10-03T01:31:09</text:p>
          </table:table-cell>
          <table:table-cell table:formula="of:=([.A282]-[.Q282])/60" office:value-type="float" office:value="-21428547.9503455" calcext:value-type="float">
            <text:p>-21428547.9503455</text:p>
          </table:table-cell>
          <table:table-cell table:formula="of:=[.A282]-[.A28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999" calcext:value-type="float">
            <text:p>315964999</text:p>
          </table:table-cell>
          <table:table-cell office:value-type="float" office:value="469000" calcext:value-type="float">
            <text:p>46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3.126815795898" calcext:value-type="float">
            <text:p>-153.126815795898</text:p>
          </table:table-cell>
          <table:table-cell office:value-type="float" office:value="-56.6919937133789" calcext:value-type="float">
            <text:p>-56.6919937133789</text:p>
          </table:table-cell>
          <table:table-cell office:value-type="float" office:value="-63.1209831237793" calcext:value-type="float">
            <text:p>-63.12098312377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3:19</text:p>
          </table:table-cell>
          <table:table-cell office:value-type="float" office:value="1601677876.0154" calcext:value-type="float">
            <text:p>1601677876.0154</text:p>
          </table:table-cell>
          <table:table-cell office:value-type="string" calcext:value-type="string">
            <text:p>2020-10-03T01:31:16</text:p>
          </table:table-cell>
          <table:table-cell table:formula="of:=([.A283]-[.Q283])/60" office:value-type="float" office:value="-21428547.9502567" calcext:value-type="float">
            <text:p>-21428547.9502567</text:p>
          </table:table-cell>
          <table:table-cell table:formula="of:=[.A283]-[.A28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006" calcext:value-type="float">
            <text:p>315965006</text:p>
          </table:table-cell>
          <table:table-cell office:value-type="float" office:value="333000" calcext:value-type="float">
            <text:p>33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.285217285156" calcext:value-type="float">
            <text:p>192.285217285156</text:p>
          </table:table-cell>
          <table:table-cell office:value-type="float" office:value="490.940948486328" calcext:value-type="float">
            <text:p>490.940948486328</text:p>
          </table:table-cell>
          <table:table-cell office:value-type="float" office:value="176.504974365234" calcext:value-type="float">
            <text:p>176.5049743652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3:26</text:p>
          </table:table-cell>
          <table:table-cell office:value-type="float" office:value="1601677884.47327" calcext:value-type="float">
            <text:p>1601677884.47327</text:p>
          </table:table-cell>
          <table:table-cell office:value-type="string" calcext:value-type="string">
            <text:p>2020-10-03T01:31:24</text:p>
          </table:table-cell>
          <table:table-cell table:formula="of:=([.A284]-[.Q284])/60" office:value-type="float" office:value="-21428547.9745545" calcext:value-type="float">
            <text:p>-21428547.9745545</text:p>
          </table:table-cell>
          <table:table-cell table:formula="of:=[.A284]-[.A28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012" calcext:value-type="float">
            <text:p>315965012</text:p>
          </table:table-cell>
          <table:table-cell office:value-type="float" office:value="687000" calcext:value-type="float">
            <text:p>68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.812973022461" calcext:value-type="float">
            <text:p>119.812973022461</text:p>
          </table:table-cell>
          <table:table-cell office:value-type="float" office:value="633.547607421875" calcext:value-type="float">
            <text:p>633.547607421875</text:p>
          </table:table-cell>
          <table:table-cell office:value-type="float" office:value="128.579772949219" calcext:value-type="float">
            <text:p>128.5797729492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3:32</text:p>
          </table:table-cell>
          <table:table-cell office:value-type="float" office:value="1601677891.11312" calcext:value-type="float">
            <text:p>1601677891.11312</text:p>
          </table:table-cell>
          <table:table-cell office:value-type="string" calcext:value-type="string">
            <text:p>2020-10-03T01:31:31</text:p>
          </table:table-cell>
          <table:table-cell table:formula="of:=([.A285]-[.Q285])/60" office:value-type="float" office:value="-21428547.9852187" calcext:value-type="float">
            <text:p>-21428547.9852187</text:p>
          </table:table-cell>
          <table:table-cell table:formula="of:=[.A285]-[.A28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965020" calcext:value-type="float">
            <text:p>315965020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.376388549805" calcext:value-type="float">
            <text:p>196.376388549805</text:p>
          </table:table-cell>
          <table:table-cell office:value-type="float" office:value="529.514892578125" calcext:value-type="float">
            <text:p>529.514892578125</text:p>
          </table:table-cell>
          <table:table-cell office:value-type="float" office:value="216.247817993164" calcext:value-type="float">
            <text:p>216.2478179931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3:40</text:p>
          </table:table-cell>
          <table:table-cell office:value-type="float" office:value="1601677898.72604" calcext:value-type="float">
            <text:p>1601677898.72604</text:p>
          </table:table-cell>
          <table:table-cell office:value-type="string" calcext:value-type="string">
            <text:p>2020-10-03T01:31:38</text:p>
          </table:table-cell>
          <table:table-cell table:formula="of:=([.A286]-[.Q286])/60" office:value-type="float" office:value="-21428547.9787673" calcext:value-type="float">
            <text:p>-21428547.9787673</text:p>
          </table:table-cell>
          <table:table-cell table:formula="of:=[.A286]-[.A28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15965026" calcext:value-type="float">
            <text:p>315965026</text:p>
          </table:table-cell>
          <table:table-cell office:value-type="float" office:value="349000" calcext:value-type="float">
            <text:p>34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.241966247559" calcext:value-type="float">
            <text:p>126.241966247559</text:p>
          </table:table-cell>
          <table:table-cell office:value-type="float" office:value="92.928108215332" calcext:value-type="float">
            <text:p>92.928108215332</text:p>
          </table:table-cell>
          <table:table-cell office:value-type="float" office:value="156.633544921875" calcext:value-type="float">
            <text:p>156.633544921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3:46</text:p>
          </table:table-cell>
          <table:table-cell office:value-type="float" office:value="1601677905.01155" calcext:value-type="float">
            <text:p>1601677905.01155</text:p>
          </table:table-cell>
          <table:table-cell office:value-type="string" calcext:value-type="string">
            <text:p>2020-10-03T01:31:45</text:p>
          </table:table-cell>
          <table:table-cell table:formula="of:=([.A287]-[.Q287])/60" office:value-type="float" office:value="-21428547.9835258" calcext:value-type="float">
            <text:p>-21428547.9835258</text:p>
          </table:table-cell>
          <table:table-cell table:formula="of:=[.A287]-[.A28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965033" calcext:value-type="float">
            <text:p>315965033</text:p>
          </table:table-cell>
          <table:table-cell office:value-type="float" office:value="239000" calcext:value-type="float">
            <text:p>23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9386329650879" calcext:value-type="float">
            <text:p>54.9386329650879</text:p>
          </table:table-cell>
          <table:table-cell office:value-type="float" office:value="94.6814727783203" calcext:value-type="float">
            <text:p>94.6814727783203</text:p>
          </table:table-cell>
          <table:table-cell office:value-type="float" office:value="16.3646984100342" calcext:value-type="float">
            <text:p>16.36469841003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3:53</text:p>
          </table:table-cell>
          <table:table-cell office:value-type="float" office:value="1601677912.13122" calcext:value-type="float">
            <text:p>1601677912.13122</text:p>
          </table:table-cell>
          <table:table-cell office:value-type="string" calcext:value-type="string">
            <text:p>2020-10-03T01:31:52</text:p>
          </table:table-cell>
          <table:table-cell table:formula="of:=([.A288]-[.Q288])/60" office:value-type="float" office:value="-21428547.9855203" calcext:value-type="float">
            <text:p>-21428547.9855203</text:p>
          </table:table-cell>
          <table:table-cell table:formula="of:=[.A288]-[.A28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040" calcext:value-type="float">
            <text:p>315965040</text:p>
          </table:table-cell>
          <table:table-cell office:value-type="float" office:value="129000" calcext:value-type="float">
            <text:p>12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.309188842773" calcext:value-type="float">
            <text:p>161.309188842773</text:p>
          </table:table-cell>
          <table:table-cell office:value-type="float" office:value="191.116302490234" calcext:value-type="float">
            <text:p>191.116302490234</text:p>
          </table:table-cell>
          <table:table-cell office:value-type="float" office:value="103.448280334473" calcext:value-type="float">
            <text:p>103.4482803344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4:00</text:p>
          </table:table-cell>
          <table:table-cell office:value-type="float" office:value="1601677919.11488" calcext:value-type="float">
            <text:p>1601677919.11488</text:p>
          </table:table-cell>
          <table:table-cell office:value-type="string" calcext:value-type="string">
            <text:p>2020-10-03T01:31:59</text:p>
          </table:table-cell>
          <table:table-cell table:formula="of:=([.A289]-[.Q289])/60" office:value-type="float" office:value="-21428547.9852481" calcext:value-type="float">
            <text:p>-21428547.9852481</text:p>
          </table:table-cell>
          <table:table-cell table:formula="of:=[.A289]-[.A28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046" calcext:value-type="float">
            <text:p>315965046</text:p>
          </table:table-cell>
          <table:table-cell office:value-type="float" office:value="993000" calcext:value-type="float">
            <text:p>99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.271774291992" calcext:value-type="float">
            <text:p>185.271774291992</text:p>
          </table:table-cell>
          <table:table-cell office:value-type="float" office:value="531.268249511719" calcext:value-type="float">
            <text:p>531.268249511719</text:p>
          </table:table-cell>
          <table:table-cell office:value-type="float" office:value="220.923431396484" calcext:value-type="float">
            <text:p>220.9234313964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4:06</text:p>
          </table:table-cell>
          <table:table-cell office:value-type="float" office:value="1601677927.51485" calcext:value-type="float">
            <text:p>1601677927.51485</text:p>
          </table:table-cell>
          <table:table-cell office:value-type="string" calcext:value-type="string">
            <text:p>2020-10-03T01:32:07</text:p>
          </table:table-cell>
          <table:table-cell table:formula="of:=([.A290]-[.Q290])/60" office:value-type="float" office:value="-21428548.0252474" calcext:value-type="float">
            <text:p>-21428548.0252474</text:p>
          </table:table-cell>
          <table:table-cell table:formula="of:=[.A290]-[.A28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965053" calcext:value-type="float">
            <text:p>315965053</text:p>
          </table:table-cell>
          <table:table-cell office:value-type="float" office:value="366000" calcext:value-type="float">
            <text:p>36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54.237289428711" calcext:value-type="float">
            <text:p>-254.237289428711</text:p>
          </table:table-cell>
          <table:table-cell office:value-type="float" office:value="181.765045166016" calcext:value-type="float">
            <text:p>181.765045166016</text:p>
          </table:table-cell>
          <table:table-cell office:value-type="float" office:value="-219.170074462891" calcext:value-type="float">
            <text:p>-219.1700744628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4:13</text:p>
          </table:table-cell>
          <table:table-cell office:value-type="float" office:value="1601677933.16077" calcext:value-type="float">
            <text:p>1601677933.16077</text:p>
          </table:table-cell>
          <table:table-cell office:value-type="string" calcext:value-type="string">
            <text:p>2020-10-03T01:32:13</text:p>
          </table:table-cell>
          <table:table-cell table:formula="of:=([.A291]-[.Q291])/60" office:value-type="float" office:value="-21428548.0026795" calcext:value-type="float">
            <text:p>-21428548.0026795</text:p>
          </table:table-cell>
          <table:table-cell table:formula="of:=[.A291]-[.A29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060" calcext:value-type="float">
            <text:p>315965060</text:p>
          </table:table-cell>
          <table:table-cell office:value-type="float" office:value="230000" calcext:value-type="float">
            <text:p>2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881942749024" calcext:value-type="float">
            <text:p>98.1881942749024</text:p>
          </table:table-cell>
          <table:table-cell office:value-type="float" office:value="514.319091796875" calcext:value-type="float">
            <text:p>514.319091796875</text:p>
          </table:table-cell>
          <table:table-cell office:value-type="float" office:value="-23.9625949859619" calcext:value-type="float">
            <text:p>-23.96259498596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4:20</text:p>
          </table:table-cell>
          <table:table-cell office:value-type="float" office:value="1601677940.31478" calcext:value-type="float">
            <text:p>1601677940.31478</text:p>
          </table:table-cell>
          <table:table-cell office:value-type="string" calcext:value-type="string">
            <text:p>2020-10-03T01:32:20</text:p>
          </table:table-cell>
          <table:table-cell table:formula="of:=([.A292]-[.Q292])/60" office:value-type="float" office:value="-21428548.0052463" calcext:value-type="float">
            <text:p>-21428548.0052463</text:p>
          </table:table-cell>
          <table:table-cell table:formula="of:=[.A292]-[.A29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066" calcext:value-type="float">
            <text:p>315965066</text:p>
          </table:table-cell>
          <table:table-cell office:value-type="float" office:value="582000" calcext:value-type="float">
            <text:p>58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76680278778076" calcext:value-type="float">
            <text:p>-8.76680278778076</text:p>
          </table:table-cell>
          <table:table-cell office:value-type="float" office:value="293.980133056641" calcext:value-type="float">
            <text:p>293.980133056641</text:p>
          </table:table-cell>
          <table:table-cell office:value-type="float" office:value="-142.606658935547" calcext:value-type="float">
            <text:p>-142.6066589355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4:26</text:p>
          </table:table-cell>
          <table:table-cell office:value-type="float" office:value="1601677947.32046" calcext:value-type="float">
            <text:p>1601677947.32046</text:p>
          </table:table-cell>
          <table:table-cell office:value-type="string" calcext:value-type="string">
            <text:p>2020-10-03T01:32:27</text:p>
          </table:table-cell>
          <table:table-cell table:formula="of:=([.A293]-[.Q293])/60" office:value-type="float" office:value="-21428548.0220076" calcext:value-type="float">
            <text:p>-21428548.0220076</text:p>
          </table:table-cell>
          <table:table-cell table:formula="of:=[.A293]-[.A29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965073" calcext:value-type="float">
            <text:p>315965073</text:p>
          </table:table-cell>
          <table:table-cell office:value-type="float" office:value="939000" calcext:value-type="float">
            <text:p>93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.4722366333008" calcext:value-type="float">
            <text:p>72.4722366333008</text:p>
          </table:table-cell>
          <table:table-cell office:value-type="float" office:value="582.11572265625" calcext:value-type="float">
            <text:p>582.11572265625</text:p>
          </table:table-cell>
          <table:table-cell office:value-type="float" office:value="-32.1449432373047" calcext:value-type="float">
            <text:p>-32.14494323730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4:33</text:p>
          </table:table-cell>
          <table:table-cell office:value-type="float" office:value="1601677955.64528" calcext:value-type="float">
            <text:p>1601677955.64528</text:p>
          </table:table-cell>
          <table:table-cell office:value-type="string" calcext:value-type="string">
            <text:p>2020-10-03T01:32:35</text:p>
          </table:table-cell>
          <table:table-cell table:formula="of:=([.A294]-[.Q294])/60" office:value-type="float" office:value="-21428548.0440879" calcext:value-type="float">
            <text:p>-21428548.0440879</text:p>
          </table:table-cell>
          <table:table-cell table:formula="of:=[.A294]-[.A29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080" calcext:value-type="float">
            <text:p>315965080</text:p>
          </table:table-cell>
          <table:table-cell office:value-type="float" office:value="239000" calcext:value-type="float">
            <text:p>23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370544433594" calcext:value-type="float">
            <text:p>106.370544433594</text:p>
          </table:table-cell>
          <table:table-cell office:value-type="float" office:value="345.412048339844" calcext:value-type="float">
            <text:p>345.412048339844</text:p>
          </table:table-cell>
          <table:table-cell office:value-type="float" office:value="-52.6008186340332" calcext:value-type="float">
            <text:p>-52.60081863403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4:40</text:p>
          </table:table-cell>
          <table:table-cell office:value-type="float" office:value="1601677961.61875" calcext:value-type="float">
            <text:p>1601677961.61875</text:p>
          </table:table-cell>
          <table:table-cell office:value-type="string" calcext:value-type="string">
            <text:p>2020-10-03T01:32:41</text:p>
          </table:table-cell>
          <table:table-cell table:formula="of:=([.A295]-[.Q295])/60" office:value-type="float" office:value="-21428548.0269792" calcext:value-type="float">
            <text:p>-21428548.0269792</text:p>
          </table:table-cell>
          <table:table-cell table:formula="of:=[.A295]-[.A29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087" calcext:value-type="float">
            <text:p>315965087</text:p>
          </table:table-cell>
          <table:table-cell office:value-type="float" office:value="24000" calcext:value-type="float">
            <text:p>2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1478652954102" calcext:value-type="float">
            <text:p>77.1478652954102</text:p>
          </table:table-cell>
          <table:table-cell office:value-type="float" office:value="490.940948486328" calcext:value-type="float">
            <text:p>490.940948486328</text:p>
          </table:table-cell>
          <table:table-cell office:value-type="float" office:value="-38.5739326477051" calcext:value-type="float">
            <text:p>-38.57393264770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4:47</text:p>
          </table:table-cell>
          <table:table-cell office:value-type="float" office:value="1601677969.6466" calcext:value-type="float">
            <text:p>1601677969.6466</text:p>
          </table:table-cell>
          <table:table-cell office:value-type="string" calcext:value-type="string">
            <text:p>2020-10-03T01:32:49</text:p>
          </table:table-cell>
          <table:table-cell table:formula="of:=([.A296]-[.Q296])/60" office:value-type="float" office:value="-21428548.0441101" calcext:value-type="float">
            <text:p>-21428548.0441101</text:p>
          </table:table-cell>
          <table:table-cell table:formula="of:=[.A296]-[.A29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093" calcext:value-type="float">
            <text:p>315965093</text:p>
          </table:table-cell>
          <table:table-cell office:value-type="float" office:value="828000" calcext:value-type="float">
            <text:p>82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0268850326538" calcext:value-type="float">
            <text:p>14.0268850326538</text:p>
          </table:table-cell>
          <table:table-cell office:value-type="float" office:value="552.30859375" calcext:value-type="float">
            <text:p>552.30859375</text:p>
          </table:table-cell>
          <table:table-cell office:value-type="float" office:value="-107.539451599121" calcext:value-type="float">
            <text:p>-107.5394515991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4:53</text:p>
          </table:table-cell>
          <table:table-cell office:value-type="float" office:value="1601677976.37285" calcext:value-type="float">
            <text:p>1601677976.37285</text:p>
          </table:table-cell>
          <table:table-cell office:value-type="string" calcext:value-type="string">
            <text:p>2020-10-03T01:32:56</text:p>
          </table:table-cell>
          <table:table-cell table:formula="of:=([.A297]-[.Q297])/60" office:value-type="float" office:value="-21428548.0562142" calcext:value-type="float">
            <text:p>-21428548.0562142</text:p>
          </table:table-cell>
          <table:table-cell table:formula="of:=[.A297]-[.A29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965100" calcext:value-type="float">
            <text:p>315965100</text:p>
          </table:table-cell>
          <table:table-cell office:value-type="float" office:value="679000" calcext:value-type="float">
            <text:p>67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.475158691406" calcext:value-type="float">
            <text:p>117.475158691406</text:p>
          </table:table-cell>
          <table:table-cell office:value-type="float" office:value="403.857391357422" calcext:value-type="float">
            <text:p>403.857391357422</text:p>
          </table:table-cell>
          <table:table-cell office:value-type="float" office:value="-28.0537700653076" calcext:value-type="float">
            <text:p>-28.053770065307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5:00</text:p>
          </table:table-cell>
          <table:table-cell office:value-type="float" office:value="1601677984.03832" calcext:value-type="float">
            <text:p>1601677984.03832</text:p>
          </table:table-cell>
          <table:table-cell office:value-type="string" calcext:value-type="string">
            <text:p>2020-10-03T01:33:04</text:p>
          </table:table-cell>
          <table:table-cell table:formula="of:=([.A298]-[.Q298])/60" office:value-type="float" office:value="-21428548.0673054" calcext:value-type="float">
            <text:p>-21428548.0673054</text:p>
          </table:table-cell>
          <table:table-cell table:formula="of:=[.A298]-[.A297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107" calcext:value-type="float">
            <text:p>315965107</text:p>
          </table:table-cell>
          <table:table-cell office:value-type="float" office:value="543000" calcext:value-type="float">
            <text:p>54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29573059082" calcext:value-type="float">
            <text:p>154.29573059082</text:p>
          </table:table-cell>
          <table:table-cell office:value-type="float" office:value="436.002349853516" calcext:value-type="float">
            <text:p>436.002349853516</text:p>
          </table:table-cell>
          <table:table-cell office:value-type="float" office:value="43.8340148925781" calcext:value-type="float">
            <text:p>43.83401489257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5:07</text:p>
          </table:table-cell>
          <table:table-cell office:value-type="float" office:value="1601677990.55953" calcext:value-type="float">
            <text:p>1601677990.55953</text:p>
          </table:table-cell>
          <table:table-cell office:value-type="string" calcext:value-type="string">
            <text:p>2020-10-03T01:33:10</text:p>
          </table:table-cell>
          <table:table-cell table:formula="of:=([.A299]-[.Q299])/60" office:value-type="float" office:value="-21428548.0593256" calcext:value-type="float">
            <text:p>-21428548.0593256</text:p>
          </table:table-cell>
          <table:table-cell table:formula="of:=[.A299]-[.A29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114" calcext:value-type="float">
            <text:p>315965114</text:p>
          </table:table-cell>
          <table:table-cell office:value-type="float" office:value="433000" calcext:value-type="float">
            <text:p>43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373458862305" calcext:value-type="float">
            <text:p>151.373458862305</text:p>
          </table:table-cell>
          <table:table-cell office:value-type="float" office:value="252.483932495117" calcext:value-type="float">
            <text:p>252.483932495117</text:p>
          </table:table-cell>
          <table:table-cell office:value-type="float" office:value="66.0432510375977" calcext:value-type="float">
            <text:p>66.04325103759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5:14</text:p>
          </table:table-cell>
          <table:table-cell office:value-type="float" office:value="1601677998.70945" calcext:value-type="float">
            <text:p>1601677998.70945</text:p>
          </table:table-cell>
          <table:table-cell office:value-type="string" calcext:value-type="string">
            <text:p>2020-10-03T01:33:18</text:p>
          </table:table-cell>
          <table:table-cell table:formula="of:=([.A300]-[.Q300])/60" office:value-type="float" office:value="-21428548.0784907" calcext:value-type="float">
            <text:p>-21428548.0784907</text:p>
          </table:table-cell>
          <table:table-cell table:formula="of:=[.A300]-[.A29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121" calcext:value-type="float">
            <text:p>315965121</text:p>
          </table:table-cell>
          <table:table-cell office:value-type="float" office:value="232000" calcext:value-type="float">
            <text:p>2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.633544921875" calcext:value-type="float">
            <text:p>156.633544921875</text:p>
          </table:table-cell>
          <table:table-cell office:value-type="float" office:value="549.386352539063" calcext:value-type="float">
            <text:p>549.386352539063</text:p>
          </table:table-cell>
          <table:table-cell office:value-type="float" office:value="123.319694519043" calcext:value-type="float">
            <text:p>123.3196945190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5:21</text:p>
          </table:table-cell>
          <table:table-cell office:value-type="float" office:value="1601678004.94383" calcext:value-type="float">
            <text:p>1601678004.94383</text:p>
          </table:table-cell>
          <table:table-cell office:value-type="string" calcext:value-type="string">
            <text:p>2020-10-03T01:33:24</text:p>
          </table:table-cell>
          <table:table-cell table:formula="of:=([.A301]-[.Q301])/60" office:value-type="float" office:value="-21428548.0657305" calcext:value-type="float">
            <text:p>-21428548.0657305</text:p>
          </table:table-cell>
          <table:table-cell table:formula="of:=[.A301]-[.A30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128" calcext:value-type="float">
            <text:p>315965128</text:p>
          </table:table-cell>
          <table:table-cell office:value-type="float" office:value="122000" calcext:value-type="float">
            <text:p>12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.285217285156" calcext:value-type="float">
            <text:p>192.285217285156</text:p>
          </table:table-cell>
          <table:table-cell office:value-type="float" office:value="329.631805419922" calcext:value-type="float">
            <text:p>329.631805419922</text:p>
          </table:table-cell>
          <table:table-cell office:value-type="float" office:value="142.606658935547" calcext:value-type="float">
            <text:p>142.6066589355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5:28</text:p>
          </table:table-cell>
          <table:table-cell office:value-type="float" office:value="1601678013.11579" calcext:value-type="float">
            <text:p>1601678013.11579</text:p>
          </table:table-cell>
          <table:table-cell office:value-type="string" calcext:value-type="string">
            <text:p>2020-10-03T01:33:33</text:p>
          </table:table-cell>
          <table:table-cell table:formula="of:=([.A302]-[.Q302])/60" office:value-type="float" office:value="-21428548.0852631" calcext:value-type="float">
            <text:p>-21428548.0852631</text:p>
          </table:table-cell>
          <table:table-cell table:formula="of:=[.A302]-[.A301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134" calcext:value-type="float">
            <text:p>315965134</text:p>
          </table:table-cell>
          <table:table-cell office:value-type="float" office:value="729000" calcext:value-type="float">
            <text:p>72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9.38635253906" calcext:value-type="float">
            <text:p>-1549.38635253906</text:p>
          </table:table-cell>
          <table:table-cell office:value-type="float" office:value="2156.04907226562" calcext:value-type="float">
            <text:p>2156.04907226562</text:p>
          </table:table-cell>
          <table:table-cell office:value-type="float" office:value="528.346008300781" calcext:value-type="float">
            <text:p>528.3460083007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5:34</text:p>
          </table:table-cell>
          <table:table-cell office:value-type="float" office:value="1601678019.6269" calcext:value-type="float">
            <text:p>1601678019.6269</text:p>
          </table:table-cell>
          <table:table-cell office:value-type="string" calcext:value-type="string">
            <text:p>2020-10-03T01:33:39</text:p>
          </table:table-cell>
          <table:table-cell table:formula="of:=([.A303]-[.Q303])/60" office:value-type="float" office:value="-21428548.0937816" calcext:value-type="float">
            <text:p>-21428548.0937816</text:p>
          </table:table-cell>
          <table:table-cell table:formula="of:=[.A303]-[.A30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965141" calcext:value-type="float">
            <text:p>315965141</text:p>
          </table:table-cell>
          <table:table-cell office:value-type="float" office:value="955000" calcext:value-type="float">
            <text:p>95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84.97961425781" calcext:value-type="float">
            <text:p>-1684.97961425781</text:p>
          </table:table-cell>
          <table:table-cell office:value-type="float" office:value="1812.39050292969" calcext:value-type="float">
            <text:p>1812.39050292969</text:p>
          </table:table-cell>
          <table:table-cell office:value-type="float" office:value="481.005249023437" calcext:value-type="float">
            <text:p>481.0052490234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5:41</text:p>
          </table:table-cell>
          <table:table-cell office:value-type="float" office:value="1601678027.81568" calcext:value-type="float">
            <text:p>1601678027.81568</text:p>
          </table:table-cell>
          <table:table-cell office:value-type="string" calcext:value-type="string">
            <text:p>2020-10-03T01:33:47</text:p>
          </table:table-cell>
          <table:table-cell table:formula="of:=([.A304]-[.Q304])/60" office:value-type="float" office:value="-21428548.1135947" calcext:value-type="float">
            <text:p>-21428548.1135947</text:p>
          </table:table-cell>
          <table:table-cell table:formula="of:=[.A304]-[.A30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148" calcext:value-type="float">
            <text:p>315965148</text:p>
          </table:table-cell>
          <table:table-cell office:value-type="float" office:value="894000" calcext:value-type="float">
            <text:p>89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32.3203125" calcext:value-type="float">
            <text:p>-1732.3203125</text:p>
          </table:table-cell>
          <table:table-cell office:value-type="float" office:value="2557.56884765625" calcext:value-type="float">
            <text:p>2557.56884765625</text:p>
          </table:table-cell>
          <table:table-cell office:value-type="float" office:value="495.032135009766" calcext:value-type="float">
            <text:p>495.0321350097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5:48</text:p>
          </table:table-cell>
          <table:table-cell office:value-type="float" office:value="1601678034.8871" calcext:value-type="float">
            <text:p>1601678034.8871</text:p>
          </table:table-cell>
          <table:table-cell office:value-type="string" calcext:value-type="string">
            <text:p>2020-10-03T01:33:54</text:p>
          </table:table-cell>
          <table:table-cell table:formula="of:=([.A305]-[.Q305])/60" office:value-type="float" office:value="-21428548.114785" calcext:value-type="float">
            <text:p>-21428548.114785</text:p>
          </table:table-cell>
          <table:table-cell table:formula="of:=[.A305]-[.A30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155" calcext:value-type="float">
            <text:p>315965155</text:p>
          </table:table-cell>
          <table:table-cell office:value-type="float" office:value="857000" calcext:value-type="float">
            <text:p>85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06.31225585937" calcext:value-type="float">
            <text:p>-2206.31225585937</text:p>
          </table:table-cell>
          <table:table-cell office:value-type="float" office:value="2317.35815429687" calcext:value-type="float">
            <text:p>2317.35815429687</text:p>
          </table:table-cell>
          <table:table-cell office:value-type="float" office:value="380.479248046875" calcext:value-type="float">
            <text:p>380.479248046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5:55</text:p>
          </table:table-cell>
          <table:table-cell office:value-type="float" office:value="1601678042.12433" calcext:value-type="float">
            <text:p>1601678042.12433</text:p>
          </table:table-cell>
          <table:table-cell office:value-type="string" calcext:value-type="string">
            <text:p>2020-10-03T01:34:02</text:p>
          </table:table-cell>
          <table:table-cell table:formula="of:=([.A306]-[.Q306])/60" office:value-type="float" office:value="-21428548.1187389" calcext:value-type="float">
            <text:p>-21428548.1187389</text:p>
          </table:table-cell>
          <table:table-cell table:formula="of:=[.A306]-[.A305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162" calcext:value-type="float">
            <text:p>315965162</text:p>
          </table:table-cell>
          <table:table-cell office:value-type="float" office:value="609000" calcext:value-type="float">
            <text:p>60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96.72705078125" calcext:value-type="float">
            <text:p>-1596.72705078125</text:p>
          </table:table-cell>
          <table:table-cell office:value-type="float" office:value="2351.84106445312" calcext:value-type="float">
            <text:p>2351.84106445312</text:p>
          </table:table-cell>
          <table:table-cell office:value-type="float" office:value="507.305694580078" calcext:value-type="float">
            <text:p>507.3056945800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6:02</text:p>
          </table:table-cell>
          <table:table-cell office:value-type="float" office:value="1601678049.51015" calcext:value-type="float">
            <text:p>1601678049.51015</text:p>
          </table:table-cell>
          <table:table-cell office:value-type="string" calcext:value-type="string">
            <text:p>2020-10-03T01:34:09</text:p>
          </table:table-cell>
          <table:table-cell table:formula="of:=([.A307]-[.Q307])/60" office:value-type="float" office:value="-21428548.1251692" calcext:value-type="float">
            <text:p>-21428548.1251692</text:p>
          </table:table-cell>
          <table:table-cell table:formula="of:=[.A307]-[.A30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5168" calcext:value-type="float">
            <text:p>315965168</text:p>
          </table:table-cell>
          <table:table-cell office:value-type="float" office:value="943000" calcext:value-type="float">
            <text:p>94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34.42431640625" calcext:value-type="float">
            <text:p>-2134.42431640625</text:p>
          </table:table-cell>
          <table:table-cell office:value-type="float" office:value="1939.80139160156" calcext:value-type="float">
            <text:p>1939.80139160156</text:p>
          </table:table-cell>
          <table:table-cell office:value-type="float" office:value="382.232604980469" calcext:value-type="float">
            <text:p>382.2326049804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6:08</text:p>
          </table:table-cell>
          <table:table-cell office:value-type="float" office:value="1601678056.80736" calcext:value-type="float">
            <text:p>1601678056.80736</text:p>
          </table:table-cell>
          <table:table-cell office:value-type="string" calcext:value-type="string">
            <text:p>2020-10-03T01:34:16</text:p>
          </table:table-cell>
          <table:table-cell table:formula="of:=([.A308]-[.Q308])/60" office:value-type="float" office:value="-21428548.1467893" calcext:value-type="float">
            <text:p>-21428548.1467893</text:p>
          </table:table-cell>
          <table:table-cell table:formula="of:=[.A308]-[.A30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965176" calcext:value-type="float">
            <text:p>315965176</text:p>
          </table:table-cell>
          <table:table-cell office:value-type="float" office:value="389000" calcext:value-type="float">
            <text:p>38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6.34716796875" calcext:value-type="float">
            <text:p>-1746.34716796875</text:p>
          </table:table-cell>
          <table:table-cell office:value-type="float" office:value="2597.89575195312" calcext:value-type="float">
            <text:p>2597.89575195312</text:p>
          </table:table-cell>
          <table:table-cell office:value-type="float" office:value="510.227905273438" calcext:value-type="float">
            <text:p>510.2279052734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6:16</text:p>
          </table:table-cell>
          <table:table-cell office:value-type="float" office:value="1601678063.92388" calcext:value-type="float">
            <text:p>1601678063.92388</text:p>
          </table:table-cell>
          <table:table-cell office:value-type="string" calcext:value-type="string">
            <text:p>2020-10-03T01:34:23</text:p>
          </table:table-cell>
          <table:table-cell table:formula="of:=([.A309]-[.Q309])/60" office:value-type="float" office:value="-21428548.1320647" calcext:value-type="float">
            <text:p>-21428548.1320647</text:p>
          </table:table-cell>
          <table:table-cell table:formula="of:=[.A309]-[.A30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315965183" calcext:value-type="float">
            <text:p>315965183</text:p>
          </table:table-cell>
          <table:table-cell office:value-type="float" office:value="519000" calcext:value-type="float">
            <text:p>51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79.01806640625" calcext:value-type="float">
            <text:p>-1879.01806640625</text:p>
          </table:table-cell>
          <table:table-cell office:value-type="float" office:value="1687.3173828125" calcext:value-type="float">
            <text:p>1687.3173828125</text:p>
          </table:table-cell>
          <table:table-cell office:value-type="float" office:value="455.873748779297" calcext:value-type="float">
            <text:p>455.8737487792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6:23</text:p>
          </table:table-cell>
          <table:table-cell office:value-type="float" office:value="1601678071.4526" calcext:value-type="float">
            <text:p>1601678071.4526</text:p>
          </table:table-cell>
          <table:table-cell office:value-type="string" calcext:value-type="string">
            <text:p>2020-10-03T01:34:31</text:p>
          </table:table-cell>
          <table:table-cell table:formula="of:=([.A310]-[.Q310])/60" office:value-type="float" office:value="-21428548.1408766" calcext:value-type="float">
            <text:p>-21428548.1408766</text:p>
          </table:table-cell>
          <table:table-cell table:formula="of:=[.A310]-[.A30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5964807" calcext:value-type="float">
            <text:p>315964807</text:p>
          </table:table-cell>
          <table:table-cell office:value-type="float" office:value="885000" calcext:value-type="float">
            <text:p>88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5.277618408203" calcext:value-type="float">
            <text:p>-275.277618408203</text:p>
          </table:table-cell>
          <table:table-cell office:value-type="float" office:value="140.268844604492" calcext:value-type="float">
            <text:p>140.268844604492</text:p>
          </table:table-cell>
          <table:table-cell office:value-type="float" office:value="-211.572189331055" calcext:value-type="float">
            <text:p>-211.5721893310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0:07</text:p>
          </table:table-cell>
          <table:table-cell office:value-type="float" office:value="1601678101.17134" calcext:value-type="float">
            <text:p>1601678101.17134</text:p>
          </table:table-cell>
          <table:table-cell office:value-type="string" calcext:value-type="string">
            <text:p>2020-10-03T01:35:01</text:p>
          </table:table-cell>
          <table:table-cell table:formula="of:=([.A311]-[.Q311])/60" office:value-type="float" office:value="-21428554.9028556" calcext:value-type="float">
            <text:p>-21428554.9028556</text:p>
          </table:table-cell>
          <table:table-cell table:formula="of:=[.A311]-[.A310]" office:value-type="float" office:value="-376" calcext:value-type="float">
            <text:p>-376</text:p>
          </table:table-cell>
        </table:table-row>
        <table:table-row table:style-name="ro1">
          <table:table-cell office:value-type="float" office:value="315964812" calcext:value-type="float">
            <text:p>315964812</text:p>
          </table:table-cell>
          <table:table-cell office:value-type="float" office:value="536000" calcext:value-type="float">
            <text:p>5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65.16662597656" calcext:value-type="float">
            <text:p>-1565.16662597656</text:p>
          </table:table-cell>
          <table:table-cell office:value-type="float" office:value="1954.41259765625" calcext:value-type="float">
            <text:p>1954.41259765625</text:p>
          </table:table-cell>
          <table:table-cell office:value-type="float" office:value="527.177124023438" calcext:value-type="float">
            <text:p>527.1771240234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0:12</text:p>
          </table:table-cell>
          <table:table-cell office:value-type="float" office:value="1601678108.34512" calcext:value-type="float">
            <text:p>1601678108.34512</text:p>
          </table:table-cell>
          <table:table-cell office:value-type="string" calcext:value-type="string">
            <text:p>2020-10-03T01:35:08</text:p>
          </table:table-cell>
          <table:table-cell table:formula="of:=([.A312]-[.Q312])/60" office:value-type="float" office:value="-21428554.9390854" calcext:value-type="float">
            <text:p>-21428554.9390854</text:p>
          </table:table-cell>
          <table:table-cell table:formula="of:=[.A312]-[.A31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964827" calcext:value-type="float">
            <text:p>315964827</text:p>
          </table:table-cell>
          <table:table-cell office:value-type="float" office:value="95000" calcext:value-type="float">
            <text:p>9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.29573059082" calcext:value-type="float">
            <text:p>154.29573059082</text:p>
          </table:table-cell>
          <table:table-cell office:value-type="float" office:value="468.147277832031" calcext:value-type="float">
            <text:p>468.147277832031</text:p>
          </table:table-cell>
          <table:table-cell office:value-type="float" office:value="61.367618560791" calcext:value-type="float">
            <text:p>61.3676185607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0:27</text:p>
          </table:table-cell>
          <table:table-cell office:value-type="float" office:value="1601678121.70512" calcext:value-type="float">
            <text:p>1601678121.70512</text:p>
          </table:table-cell>
          <table:table-cell office:value-type="string" calcext:value-type="string">
            <text:p>2020-10-03T01:35:21</text:p>
          </table:table-cell>
          <table:table-cell table:formula="of:=([.A313]-[.Q313])/60" office:value-type="float" office:value="-21428554.9117521" calcext:value-type="float">
            <text:p>-21428554.9117521</text:p>
          </table:table-cell>
          <table:table-cell table:formula="of:=[.A313]-[.A31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5964850" calcext:value-type="float">
            <text:p>315964850</text:p>
          </table:table-cell>
          <table:table-cell office:value-type="float" office:value="196000" calcext:value-type="float">
            <text:p>19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73.7578125" calcext:value-type="float">
            <text:p>-7873.7578125</text:p>
          </table:table-cell>
          <table:table-cell office:value-type="float" office:value="9016.9482421875" calcext:value-type="float">
            <text:p>9016.9482421875</text:p>
          </table:table-cell>
          <table:table-cell office:value-type="float" office:value="5983.63525390625" calcext:value-type="float">
            <text:p>5983.63525390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0:50</text:p>
          </table:table-cell>
          <table:table-cell office:value-type="float" office:value="1601678144.61955" calcext:value-type="float">
            <text:p>1601678144.61955</text:p>
          </table:table-cell>
          <table:table-cell office:value-type="string" calcext:value-type="string">
            <text:p>2020-10-03T01:35:44</text:p>
          </table:table-cell>
          <table:table-cell table:formula="of:=([.A314]-[.Q314])/60" office:value-type="float" office:value="-21428554.9103258" calcext:value-type="float">
            <text:p>-21428554.9103258</text:p>
          </table:table-cell>
          <table:table-cell table:formula="of:=[.A314]-[.A313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5964876" calcext:value-type="float">
            <text:p>315964876</text:p>
          </table:table-cell>
          <table:table-cell office:value-type="float" office:value="192000" calcext:value-type="float">
            <text:p>19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705436706543" calcext:value-type="float">
            <text:p>63.705436706543</text:p>
          </table:table-cell>
          <table:table-cell office:value-type="float" office:value="322.618377685547" calcext:value-type="float">
            <text:p>322.618377685547</text:p>
          </table:table-cell>
          <table:table-cell office:value-type="float" office:value="-113.383987426758" calcext:value-type="float">
            <text:p>-113.3839874267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1:16</text:p>
          </table:table-cell>
          <table:table-cell office:value-type="float" office:value="1601678172.25262" calcext:value-type="float">
            <text:p>1601678172.25262</text:p>
          </table:table-cell>
          <table:table-cell office:value-type="string" calcext:value-type="string">
            <text:p>2020-10-03T01:36:12</text:p>
          </table:table-cell>
          <table:table-cell table:formula="of:=([.A315]-[.Q315])/60" office:value-type="float" office:value="-21428554.9375437" calcext:value-type="float">
            <text:p>-21428554.9375437</text:p>
          </table:table-cell>
          <table:table-cell table:formula="of:=[.A315]-[.A314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5964878" calcext:value-type="float">
            <text:p>315964878</text:p>
          </table:table-cell>
          <table:table-cell office:value-type="float" office:value="596000" calcext:value-type="float">
            <text:p>59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8.784332275391" calcext:value-type="float">
            <text:p>-278.784332275391</text:p>
          </table:table-cell>
          <table:table-cell office:value-type="float" office:value="279.368774414062" calcext:value-type="float">
            <text:p>279.368774414062</text:p>
          </table:table-cell>
          <table:table-cell office:value-type="float" office:value="-253.068389892578" calcext:value-type="float">
            <text:p>-253.0683898925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1:18</text:p>
          </table:table-cell>
          <table:table-cell office:value-type="float" office:value="1601678179.00332" calcext:value-type="float">
            <text:p>1601678179.00332</text:p>
          </table:table-cell>
          <table:table-cell office:value-type="string" calcext:value-type="string">
            <text:p>2020-10-03T01:36:19</text:p>
          </table:table-cell>
          <table:table-cell table:formula="of:=([.A316]-[.Q316])/60" office:value-type="float" office:value="-21428555.0167219" calcext:value-type="float">
            <text:p>-21428555.0167219</text:p>
          </table:table-cell>
          <table:table-cell table:formula="of:=[.A316]-[.A3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5964889" calcext:value-type="float">
            <text:p>315964889</text:p>
          </table:table-cell>
          <table:table-cell office:value-type="float" office:value="480000" calcext:value-type="float">
            <text:p>4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42.13916015625" calcext:value-type="float">
            <text:p>-1942.13916015625</text:p>
          </table:table-cell>
          <table:table-cell office:value-type="float" office:value="2135.0087890625" calcext:value-type="float">
            <text:p>2135.0087890625</text:p>
          </table:table-cell>
          <table:table-cell office:value-type="float" office:value="382.817047119141" calcext:value-type="float">
            <text:p>382.8170471191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1:29</text:p>
          </table:table-cell>
          <table:table-cell office:value-type="float" office:value="1601678187.428" calcext:value-type="float">
            <text:p>1601678187.428</text:p>
          </table:table-cell>
          <table:table-cell office:value-type="string" calcext:value-type="string">
            <text:p>2020-10-03T01:36:27</text:p>
          </table:table-cell>
          <table:table-cell table:formula="of:=([.A317]-[.Q317])/60" office:value-type="float" office:value="-21428554.9737999" calcext:value-type="float">
            <text:p>-21428554.9737999</text:p>
          </table:table-cell>
          <table:table-cell table:formula="of:=[.A317]-[.A31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5964903" calcext:value-type="float">
            <text:p>315964903</text:p>
          </table:table-cell>
          <table:table-cell office:value-type="float" office:value="265000" calcext:value-type="float">
            <text:p>26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82.64172363281" calcext:value-type="float">
            <text:p>-1682.64172363281</text:p>
          </table:table-cell>
          <table:table-cell office:value-type="float" office:value="2216.24780273437" calcext:value-type="float">
            <text:p>2216.24780273437</text:p>
          </table:table-cell>
          <table:table-cell office:value-type="float" office:value="436.002349853516" calcext:value-type="float">
            <text:p>436.0023498535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1:43</text:p>
          </table:table-cell>
          <table:table-cell office:value-type="float" office:value="1601678201.52964" calcext:value-type="float">
            <text:p>1601678201.52964</text:p>
          </table:table-cell>
          <table:table-cell office:value-type="string" calcext:value-type="string">
            <text:p>2020-10-03T01:36:41</text:p>
          </table:table-cell>
          <table:table-cell table:formula="of:=([.A318]-[.Q318])/60" office:value-type="float" office:value="-21428554.975494" calcext:value-type="float">
            <text:p>-21428554.975494</text:p>
          </table:table-cell>
          <table:table-cell table:formula="of:=[.A318]-[.A31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5964922" calcext:value-type="float">
            <text:p>315964922</text:p>
          </table:table-cell>
          <table:table-cell office:value-type="float" office:value="90000" calcext:value-type="float">
            <text:p>9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91.99304199219" calcext:value-type="float">
            <text:p>-1691.99304199219</text:p>
          </table:table-cell>
          <table:table-cell office:value-type="float" office:value="2327.87841796875" calcext:value-type="float">
            <text:p>2327.87841796875</text:p>
          </table:table-cell>
          <table:table-cell office:value-type="float" office:value="440.677978515625" calcext:value-type="float">
            <text:p>440.677978515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2:02</text:p>
          </table:table-cell>
          <table:table-cell office:value-type="float" office:value="1601678221.30671" calcext:value-type="float">
            <text:p>1601678221.30671</text:p>
          </table:table-cell>
          <table:table-cell office:value-type="string" calcext:value-type="string">
            <text:p>2020-10-03T01:37:01</text:p>
          </table:table-cell>
          <table:table-cell table:formula="of:=([.A319]-[.Q319])/60" office:value-type="float" office:value="-21428554.9884451" calcext:value-type="float">
            <text:p>-21428554.9884451</text:p>
          </table:table-cell>
          <table:table-cell table:formula="of:=[.A319]-[.A31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5964926" calcext:value-type="float">
            <text:p>315964926</text:p>
          </table:table-cell>
          <table:table-cell office:value-type="float" office:value="470000" calcext:value-type="float">
            <text:p>4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56.80895996094" calcext:value-type="float">
            <text:p>-1856.80895996094</text:p>
          </table:table-cell>
          <table:table-cell office:value-type="float" office:value="1926.35876464844" calcext:value-type="float">
            <text:p>1926.35876464844</text:p>
          </table:table-cell>
          <table:table-cell office:value-type="float" office:value="405.026275634766" calcext:value-type="float">
            <text:p>405.0262756347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2:06</text:p>
          </table:table-cell>
          <table:table-cell office:value-type="float" office:value="1601678227.77938" calcext:value-type="float">
            <text:p>1601678227.77938</text:p>
          </table:table-cell>
          <table:table-cell office:value-type="string" calcext:value-type="string">
            <text:p>2020-10-03T01:37:07</text:p>
          </table:table-cell>
          <table:table-cell table:formula="of:=([.A320]-[.Q320])/60" office:value-type="float" office:value="-21428555.0296563" calcext:value-type="float">
            <text:p>-21428555.0296563</text:p>
          </table:table-cell>
          <table:table-cell table:formula="of:=[.A320]-[.A31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15964935" calcext:value-type="float">
            <text:p>315964935</text:p>
          </table:table-cell>
          <table:table-cell office:value-type="float" office:value="416000" calcext:value-type="float">
            <text:p>41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8.3810653686524" calcext:value-type="float">
            <text:p>-68.3810653686524</text:p>
          </table:table-cell>
          <table:table-cell office:value-type="float" office:value="168.907073974609" calcext:value-type="float">
            <text:p>168.907073974609</text:p>
          </table:table-cell>
          <table:table-cell office:value-type="float" office:value="-157.217987060547" calcext:value-type="float">
            <text:p>-157.2179870605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2:15</text:p>
          </table:table-cell>
          <table:table-cell office:value-type="float" office:value="1601678235.64242" calcext:value-type="float">
            <text:p>1601678235.64242</text:p>
          </table:table-cell>
          <table:table-cell office:value-type="string" calcext:value-type="string">
            <text:p>2020-10-03T01:37:15</text:p>
          </table:table-cell>
          <table:table-cell table:formula="of:=([.A321]-[.Q321])/60" office:value-type="float" office:value="-21428555.0107069" calcext:value-type="float">
            <text:p>-21428555.0107069</text:p>
          </table:table-cell>
          <table:table-cell table:formula="of:=[.A321]-[.A32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315964941" calcext:value-type="float">
            <text:p>315964941</text:p>
          </table:table-cell>
          <table:table-cell office:value-type="float" office:value="356000" calcext:value-type="float">
            <text:p>35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8071308135986" calcext:value-type="float">
            <text:p>-29.8071308135986</text:p>
          </table:table-cell>
          <table:table-cell office:value-type="float" office:value="139.684387207031" calcext:value-type="float">
            <text:p>139.684387207031</text:p>
          </table:table-cell>
          <table:table-cell office:value-type="float" office:value="-127.410873413086" calcext:value-type="float">
            <text:p>-127.4108734130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2:21</text:p>
          </table:table-cell>
          <table:table-cell office:value-type="float" office:value="1601678243.4951" calcext:value-type="float">
            <text:p>1601678243.4951</text:p>
          </table:table-cell>
          <table:table-cell office:value-type="string" calcext:value-type="string">
            <text:p>2020-10-03T01:37:23</text:p>
          </table:table-cell>
          <table:table-cell table:formula="of:=([.A322]-[.Q322])/60" office:value-type="float" office:value="-21428555.0415849" calcext:value-type="float">
            <text:p>-21428555.0415849</text:p>
          </table:table-cell>
          <table:table-cell table:formula="of:=[.A322]-[.A321]"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964946" calcext:value-type="float">
            <text:p>315964946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2.220916748047" calcext:value-type="float">
            <text:p>-202.220916748047</text:p>
          </table:table-cell>
          <table:table-cell office:value-type="float" office:value="257.159545898437" calcext:value-type="float">
            <text:p>257.159545898437</text:p>
          </table:table-cell>
          <table:table-cell office:value-type="float" office:value="-227.936874389648" calcext:value-type="float">
            <text:p>-227.93687438964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80-01-06T03:02:26</text:p>
          </table:table-cell>
          <table:table-cell office:value-type="float" office:value="1601678249.24041" calcext:value-type="float">
            <text:p>1601678249.24041</text:p>
          </table:table-cell>
          <table:table-cell office:value-type="string" calcext:value-type="string">
            <text:p>2020-10-03T01:37:29</text:p>
          </table:table-cell>
          <table:table-cell table:formula="of:=([.A323]-[.Q323])/60" office:value-type="float" office:value="-21428555.0540069" calcext:value-type="float">
            <text:p>-21428555.0540069</text:p>
          </table:table-cell>
          <table:table-cell table:formula="of:=[.A323]-[.A32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1804313" calcext:value-type="float">
            <text:p>1601804313</text:p>
          </table:table-cell>
          <table:table-cell office:value-type="float" office:value="404000" calcext:value-type="float">
            <text:p>40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1613082885742" calcext:value-type="float">
            <text:p>84.1613082885742</text:p>
          </table:table-cell>
          <table:table-cell office:value-type="float" office:value="452.367034912109" calcext:value-type="float">
            <text:p>452.367034912109</text:p>
          </table:table-cell>
          <table:table-cell office:value-type="float" office:value="-67.212158203125" calcext:value-type="float">
            <text:p>-67.2121582031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38:33</text:p>
          </table:table-cell>
          <table:table-cell office:value-type="float" office:value="1601678259.61815" calcext:value-type="float">
            <text:p>1601678259.61815</text:p>
          </table:table-cell>
          <table:table-cell office:value-type="string" calcext:value-type="string">
            <text:p>2020-10-03T01:37:39</text:p>
          </table:table-cell>
          <table:table-cell table:formula="of:=([.A324]-[.Q324])/60" office:value-type="float" office:value="2100.88969753583" calcext:value-type="float">
            <text:p>2100.88969753583</text:p>
          </table:table-cell>
          <table:table-cell table:formula="of:=[.A324]-[.A323]" office:value-type="float" office:value="1285839367" calcext:value-type="float">
            <text:p>1285839367</text:p>
          </table:table-cell>
        </table:table-row>
        <table:table-row table:style-name="ro1">
          <table:table-cell office:value-type="float" office:value="1601804320" calcext:value-type="float">
            <text:p>1601804320</text:p>
          </table:table-cell>
          <table:table-cell office:value-type="float" office:value="849000" calcext:value-type="float">
            <text:p>84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.201637268066" calcext:value-type="float">
            <text:p>105.201637268066</text:p>
          </table:table-cell>
          <table:table-cell office:value-type="float" office:value="215.663360595703" calcext:value-type="float">
            <text:p>215.663360595703</text:p>
          </table:table-cell>
          <table:table-cell office:value-type="float" office:value="-37.9894790649414" calcext:value-type="float">
            <text:p>-37.98947906494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38:40</text:p>
          </table:table-cell>
          <table:table-cell office:value-type="float" office:value="1601678267.16912" calcext:value-type="float">
            <text:p>1601678267.16912</text:p>
          </table:table-cell>
          <table:table-cell office:value-type="string" calcext:value-type="string">
            <text:p>2020-10-03T01:37:47</text:p>
          </table:table-cell>
          <table:table-cell table:formula="of:=([.A325]-[.Q325])/60" office:value-type="float" office:value="2100.88051458597" calcext:value-type="float">
            <text:p>2100.88051458597</text:p>
          </table:table-cell>
          <table:table-cell table:formula="of:=[.A325]-[.A32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4324" calcext:value-type="float">
            <text:p>1601804324</text:p>
          </table:table-cell>
          <table:table-cell office:value-type="float" office:value="775000" calcext:value-type="float">
            <text:p>77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7.9251899719238" calcext:value-type="float">
            <text:p>-47.9251899719238</text:p>
          </table:table-cell>
          <table:table-cell office:value-type="float" office:value="506.72119140625" calcext:value-type="float">
            <text:p>506.72119140625</text:p>
          </table:table-cell>
          <table:table-cell office:value-type="float" office:value="-159.555816650391" calcext:value-type="float">
            <text:p>-159.5558166503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38:44</text:p>
          </table:table-cell>
          <table:table-cell office:value-type="float" office:value="1601678276.82029" calcext:value-type="float">
            <text:p>1601678276.82029</text:p>
          </table:table-cell>
          <table:table-cell office:value-type="string" calcext:value-type="string">
            <text:p>2020-10-03T01:37:56</text:p>
          </table:table-cell>
          <table:table-cell table:formula="of:=([.A326]-[.Q326])/60" office:value-type="float" office:value="2100.78632845084" calcext:value-type="float">
            <text:p>2100.78632845084</text:p>
          </table:table-cell>
          <table:table-cell table:formula="of:=[.A326]-[.A32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1804336" calcext:value-type="float">
            <text:p>1601804336</text:p>
          </table:table-cell>
          <table:table-cell office:value-type="float" office:value="478000" calcext:value-type="float">
            <text:p>47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75.45288085938" calcext:value-type="float">
            <text:p>-1975.45288085938</text:p>
          </table:table-cell>
          <table:table-cell office:value-type="float" office:value="2167.73828125" calcext:value-type="float">
            <text:p>2167.73828125</text:p>
          </table:table-cell>
          <table:table-cell office:value-type="float" office:value="381.063690185547" calcext:value-type="float">
            <text:p>381.0636901855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38:56</text:p>
          </table:table-cell>
          <table:table-cell office:value-type="float" office:value="1601678285.06492" calcext:value-type="float">
            <text:p>1601678285.06492</text:p>
          </table:table-cell>
          <table:table-cell office:value-type="string" calcext:value-type="string">
            <text:p>2020-10-03T01:38:05</text:p>
          </table:table-cell>
          <table:table-cell table:formula="of:=([.A327]-[.Q327])/60" office:value-type="float" office:value="2100.8489179333" calcext:value-type="float">
            <text:p>2100.8489179333</text:p>
          </table:table-cell>
          <table:table-cell table:formula="of:=[.A327]-[.A32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1804347" calcext:value-type="float">
            <text:p>1601804347</text:p>
          </table:table-cell>
          <table:table-cell office:value-type="float" office:value="795000" calcext:value-type="float">
            <text:p>79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51.08117675781" calcext:value-type="float">
            <text:p>-1651.08117675781</text:p>
          </table:table-cell>
          <table:table-cell office:value-type="float" office:value="2102.86376953125" calcext:value-type="float">
            <text:p>2102.86376953125</text:p>
          </table:table-cell>
          <table:table-cell office:value-type="float" office:value="444.184692382813" calcext:value-type="float">
            <text:p>444.1846923828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39:07</text:p>
          </table:table-cell>
          <table:table-cell office:value-type="float" office:value="1601678294.66089" calcext:value-type="float">
            <text:p>1601678294.66089</text:p>
          </table:table-cell>
          <table:table-cell office:value-type="string" calcext:value-type="string">
            <text:p>2020-10-03T01:38:14</text:p>
          </table:table-cell>
          <table:table-cell table:formula="of:=([.A328]-[.Q328])/60" office:value-type="float" office:value="2100.87231853406" calcext:value-type="float">
            <text:p>2100.87231853406</text:p>
          </table:table-cell>
          <table:table-cell table:formula="of:=[.A328]-[.A327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4355" calcext:value-type="float">
            <text:p>1601804355</text:p>
          </table:table-cell>
          <table:table-cell office:value-type="float" office:value="941000" calcext:value-type="float">
            <text:p>94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32.84631347656" calcext:value-type="float">
            <text:p>-1832.84631347656</text:p>
          </table:table-cell>
          <table:table-cell office:value-type="float" office:value="2323.787109375" calcext:value-type="float">
            <text:p>2323.787109375</text:p>
          </table:table-cell>
          <table:table-cell office:value-type="float" office:value="406.779632568359" calcext:value-type="float">
            <text:p>406.7796325683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39:15</text:p>
          </table:table-cell>
          <table:table-cell office:value-type="float" office:value="1601678302.42476" calcext:value-type="float">
            <text:p>1601678302.42476</text:p>
          </table:table-cell>
          <table:table-cell office:value-type="string" calcext:value-type="string">
            <text:p>2020-10-03T01:38:22</text:p>
          </table:table-cell>
          <table:table-cell table:formula="of:=([.A329]-[.Q329])/60" office:value-type="float" office:value="2100.87625400225" calcext:value-type="float">
            <text:p>2100.87625400225</text:p>
          </table:table-cell>
          <table:table-cell table:formula="of:=[.A329]-[.A32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4366" calcext:value-type="float">
            <text:p>1601804366</text:p>
          </table:table-cell>
          <table:table-cell office:value-type="float" office:value="570000" calcext:value-type="float">
            <text:p>5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71.9462890625" calcext:value-type="float">
            <text:p>-1971.9462890625</text:p>
          </table:table-cell>
          <table:table-cell office:value-type="float" office:value="2192.28540039063" calcext:value-type="float">
            <text:p>2192.28540039063</text:p>
          </table:table-cell>
          <table:table-cell office:value-type="float" office:value="383.401519775391" calcext:value-type="float">
            <text:p>383.4015197753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39:26</text:p>
          </table:table-cell>
          <table:table-cell office:value-type="float" office:value="1601678312.6968" calcext:value-type="float">
            <text:p>1601678312.6968</text:p>
          </table:table-cell>
          <table:table-cell office:value-type="string" calcext:value-type="string">
            <text:p>2020-10-03T01:38:32</text:p>
          </table:table-cell>
          <table:table-cell table:formula="of:=([.A330]-[.Q330])/60" office:value-type="float" office:value="2100.88838659922" calcext:value-type="float">
            <text:p>2100.88838659922</text:p>
          </table:table-cell>
          <table:table-cell table:formula="of:=[.A330]-[.A329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4371" calcext:value-type="float">
            <text:p>1601804371</text:p>
          </table:table-cell>
          <table:table-cell office:value-type="float" office:value="792000" calcext:value-type="float">
            <text:p>79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48.62646484375" calcext:value-type="float">
            <text:p>-1848.62646484375</text:p>
          </table:table-cell>
          <table:table-cell office:value-type="float" office:value="2118.64404296875" calcext:value-type="float">
            <text:p>2118.64404296875</text:p>
          </table:table-cell>
          <table:table-cell office:value-type="float" office:value="392.752777099609" calcext:value-type="float">
            <text:p>392.7527770996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39:31</text:p>
          </table:table-cell>
          <table:table-cell office:value-type="float" office:value="1601678320.09605" calcext:value-type="float">
            <text:p>1601678320.09605</text:p>
          </table:table-cell>
          <table:table-cell office:value-type="string" calcext:value-type="string">
            <text:p>2020-10-03T01:38:40</text:p>
          </table:table-cell>
          <table:table-cell table:formula="of:=([.A331]-[.Q331])/60" office:value-type="float" office:value="2100.84839920203" calcext:value-type="float">
            <text:p>2100.84839920203</text:p>
          </table:table-cell>
          <table:table-cell table:formula="of:=[.A331]-[.A33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1804386" calcext:value-type="float">
            <text:p>1601804386</text:p>
          </table:table-cell>
          <table:table-cell office:value-type="float" office:value="581000" calcext:value-type="float">
            <text:p>58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7.45178222656" calcext:value-type="float">
            <text:p>-1757.45178222656</text:p>
          </table:table-cell>
          <table:table-cell office:value-type="float" office:value="2501.4609375" calcext:value-type="float">
            <text:p>2501.4609375</text:p>
          </table:table-cell>
          <table:table-cell office:value-type="float" office:value="459.380462646484" calcext:value-type="float">
            <text:p>459.3804626464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39:46</text:p>
          </table:table-cell>
          <table:table-cell office:value-type="float" office:value="1601678331.71036" calcext:value-type="float">
            <text:p>1601678331.71036</text:p>
          </table:table-cell>
          <table:table-cell office:value-type="string" calcext:value-type="string">
            <text:p>2020-10-03T01:38:51</text:p>
          </table:table-cell>
          <table:table-cell table:formula="of:=([.A332]-[.Q332])/60" office:value-type="float" office:value="2100.90482733647" calcext:value-type="float">
            <text:p>2100.90482733647</text:p>
          </table:table-cell>
          <table:table-cell table:formula="of:=[.A332]-[.A331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01804393" calcext:value-type="float">
            <text:p>1601804393</text:p>
          </table:table-cell>
          <table:table-cell office:value-type="float" office:value="934000" calcext:value-type="float">
            <text:p>93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9.205078125" calcext:value-type="float">
            <text:p>-1759.205078125</text:p>
          </table:table-cell>
          <table:table-cell office:value-type="float" office:value="1840.44421386719" calcext:value-type="float">
            <text:p>1840.44421386719</text:p>
          </table:table-cell>
          <table:table-cell office:value-type="float" office:value="434.833435058594" calcext:value-type="float">
            <text:p>434.833435058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39:53</text:p>
          </table:table-cell>
          <table:table-cell office:value-type="float" office:value="1601678341.23087" calcext:value-type="float">
            <text:p>1601678341.23087</text:p>
          </table:table-cell>
          <table:table-cell office:value-type="string" calcext:value-type="string">
            <text:p>2020-10-03T01:39:01</text:p>
          </table:table-cell>
          <table:table-cell table:formula="of:=([.A333]-[.Q333])/60" office:value-type="float" office:value="2100.8628188014" calcext:value-type="float">
            <text:p>2100.8628188014</text:p>
          </table:table-cell>
          <table:table-cell table:formula="of:=[.A333]-[.A33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4401" calcext:value-type="float">
            <text:p>1601804401</text:p>
          </table:table-cell>
          <table:table-cell office:value-type="float" office:value="656000" calcext:value-type="float">
            <text:p>65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36.93737792969" calcext:value-type="float">
            <text:p>-1836.93737792969</text:p>
          </table:table-cell>
          <table:table-cell office:value-type="float" office:value="1886.61596679687" calcext:value-type="float">
            <text:p>1886.61596679687</text:p>
          </table:table-cell>
          <table:table-cell office:value-type="float" office:value="410.286407470703" calcext:value-type="float">
            <text:p>410.2864074707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0:01</text:p>
          </table:table-cell>
          <table:table-cell office:value-type="float" office:value="1601678349.28127" calcext:value-type="float">
            <text:p>1601678349.28127</text:p>
          </table:table-cell>
          <table:table-cell office:value-type="string" calcext:value-type="string">
            <text:p>2020-10-03T01:39:09</text:p>
          </table:table-cell>
          <table:table-cell table:formula="of:=([.A334]-[.Q334])/60" office:value-type="float" office:value="2100.86197891633" calcext:value-type="float">
            <text:p>2100.86197891633</text:p>
          </table:table-cell>
          <table:table-cell table:formula="of:=[.A334]-[.A333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4411" calcext:value-type="float">
            <text:p>1601804411</text:p>
          </table:table-cell>
          <table:table-cell office:value-type="float" office:value="817000" calcext:value-type="float">
            <text:p>81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90.29809570313" calcext:value-type="float">
            <text:p>-1590.29809570313</text:p>
          </table:table-cell>
          <table:table-cell office:value-type="float" office:value="2193.4541015625" calcext:value-type="float">
            <text:p>2193.4541015625</text:p>
          </table:table-cell>
          <table:table-cell office:value-type="float" office:value="469.900634765625" calcext:value-type="float">
            <text:p>469.900634765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0:11</text:p>
          </table:table-cell>
          <table:table-cell office:value-type="float" office:value="1601678357.82654" calcext:value-type="float">
            <text:p>1601678357.82654</text:p>
          </table:table-cell>
          <table:table-cell office:value-type="string" calcext:value-type="string">
            <text:p>2020-10-03T01:39:17</text:p>
          </table:table-cell>
          <table:table-cell table:formula="of:=([.A335]-[.Q335])/60" office:value-type="float" office:value="2100.886224401" calcext:value-type="float">
            <text:p>2100.886224401</text:p>
          </table:table-cell>
          <table:table-cell table:formula="of:=[.A335]-[.A33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4416" calcext:value-type="float">
            <text:p>1601804416</text:p>
          </table:table-cell>
          <table:table-cell office:value-type="float" office:value="673000" calcext:value-type="float">
            <text:p>67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12.39050292969" calcext:value-type="float">
            <text:p>-1812.39050292969</text:p>
          </table:table-cell>
          <table:table-cell office:value-type="float" office:value="1963.76379394531" calcext:value-type="float">
            <text:p>1963.76379394531</text:p>
          </table:table-cell>
          <table:table-cell office:value-type="float" office:value="407.948547363281" calcext:value-type="float">
            <text:p>407.9485473632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0:16</text:p>
          </table:table-cell>
          <table:table-cell office:value-type="float" office:value="1601678365.7367" calcext:value-type="float">
            <text:p>1601678365.7367</text:p>
          </table:table-cell>
          <table:table-cell office:value-type="string" calcext:value-type="string">
            <text:p>2020-10-03T01:39:25</text:p>
          </table:table-cell>
          <table:table-cell table:formula="of:=([.A336]-[.Q336])/60" office:value-type="float" office:value="2100.83772158623" calcext:value-type="float">
            <text:p>2100.83772158623</text:p>
          </table:table-cell>
          <table:table-cell table:formula="of:=[.A336]-[.A335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1804429" calcext:value-type="float">
            <text:p>1601804429</text:p>
          </table:table-cell>
          <table:table-cell office:value-type="float" office:value="825000" calcext:value-type="float">
            <text:p>82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10.57861328125" calcext:value-type="float">
            <text:p>-1910.57861328125</text:p>
          </table:table-cell>
          <table:table-cell office:value-type="float" office:value="2322.03393554687" calcext:value-type="float">
            <text:p>2322.03393554687</text:p>
          </table:table-cell>
          <table:table-cell office:value-type="float" office:value="393.337219238281" calcext:value-type="float">
            <text:p>393.3372192382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0:29</text:p>
          </table:table-cell>
          <table:table-cell office:value-type="float" office:value="1601678375.83641" calcext:value-type="float">
            <text:p>1601678375.83641</text:p>
          </table:table-cell>
          <table:table-cell office:value-type="string" calcext:value-type="string">
            <text:p>2020-10-03T01:39:35</text:p>
          </table:table-cell>
          <table:table-cell table:formula="of:=([.A337]-[.Q337])/60" office:value-type="float" office:value="2100.88605978489" calcext:value-type="float">
            <text:p>2100.88605978489</text:p>
          </table:table-cell>
          <table:table-cell table:formula="of:=[.A337]-[.A33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4434" calcext:value-type="float">
            <text:p>1601804434</text:p>
          </table:table-cell>
          <table:table-cell office:value-type="float" office:value="676000" calcext:value-type="float">
            <text:p>67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80.18701171875" calcext:value-type="float">
            <text:p>-1880.18701171875</text:p>
          </table:table-cell>
          <table:table-cell office:value-type="float" office:value="1997.07775878906" calcext:value-type="float">
            <text:p>1997.07775878906</text:p>
          </table:table-cell>
          <table:table-cell office:value-type="float" office:value="395.675018310547" calcext:value-type="float">
            <text:p>395.6750183105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0:34</text:p>
          </table:table-cell>
          <table:table-cell office:value-type="float" office:value="1601678383.38247" calcext:value-type="float">
            <text:p>1601678383.38247</text:p>
          </table:table-cell>
          <table:table-cell office:value-type="string" calcext:value-type="string">
            <text:p>2020-10-03T01:39:43</text:p>
          </table:table-cell>
          <table:table-cell table:formula="of:=([.A338]-[.Q338])/60" office:value-type="float" office:value="2100.84362546603" calcext:value-type="float">
            <text:p>2100.84362546603</text:p>
          </table:table-cell>
          <table:table-cell table:formula="of:=[.A338]-[.A33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1804446" calcext:value-type="float">
            <text:p>1601804446</text:p>
          </table:table-cell>
          <table:table-cell office:value-type="float" office:value="742000" calcext:value-type="float">
            <text:p>74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00.05834960938" calcext:value-type="float">
            <text:p>-1900.05834960938</text:p>
          </table:table-cell>
          <table:table-cell office:value-type="float" office:value="2150.20458984375" calcext:value-type="float">
            <text:p>2150.20458984375</text:p>
          </table:table-cell>
          <table:table-cell office:value-type="float" office:value="386.908233642578" calcext:value-type="float">
            <text:p>386.9082336425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0:46</text:p>
          </table:table-cell>
          <table:table-cell office:value-type="float" office:value="1601678393.52049" calcext:value-type="float">
            <text:p>1601678393.52049</text:p>
          </table:table-cell>
          <table:table-cell office:value-type="string" calcext:value-type="string">
            <text:p>2020-10-03T01:39:53</text:p>
          </table:table-cell>
          <table:table-cell table:formula="of:=([.A339]-[.Q339])/60" office:value-type="float" office:value="2100.87465853294" calcext:value-type="float">
            <text:p>2100.87465853294</text:p>
          </table:table-cell>
          <table:table-cell table:formula="of:=[.A339]-[.A33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1804463" calcext:value-type="float">
            <text:p>1601804463</text:p>
          </table:table-cell>
          <table:table-cell office:value-type="float" office:value="292000" calcext:value-type="float">
            <text:p>29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75.97900390625" calcext:value-type="float">
            <text:p>-2075.97900390625</text:p>
          </table:table-cell>
          <table:table-cell office:value-type="float" office:value="2305.66918945313" calcext:value-type="float">
            <text:p>2305.66918945313</text:p>
          </table:table-cell>
          <table:table-cell office:value-type="float" office:value="382.817047119141" calcext:value-type="float">
            <text:p>382.8170471191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1:03</text:p>
          </table:table-cell>
          <table:table-cell office:value-type="float" office:value="1601678410.88821" calcext:value-type="float">
            <text:p>1601678410.88821</text:p>
          </table:table-cell>
          <table:table-cell office:value-type="string" calcext:value-type="string">
            <text:p>2020-10-03T01:40:10</text:p>
          </table:table-cell>
          <table:table-cell table:formula="of:=([.A340]-[.Q340])/60" office:value-type="float" office:value="2100.86852985223" calcext:value-type="float">
            <text:p>2100.86852985223</text:p>
          </table:table-cell>
          <table:table-cell table:formula="of:=[.A340]-[.A33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1804470" calcext:value-type="float">
            <text:p>1601804470</text:p>
          </table:table-cell>
          <table:table-cell office:value-type="float" office:value="192000" calcext:value-type="float">
            <text:p>19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81.35583496094" calcext:value-type="float">
            <text:p>-1881.35583496094</text:p>
          </table:table-cell>
          <table:table-cell office:value-type="float" office:value="2049.09423828125" calcext:value-type="float">
            <text:p>2049.09423828125</text:p>
          </table:table-cell>
          <table:table-cell office:value-type="float" office:value="390.414947509766" calcext:value-type="float">
            <text:p>390.4149475097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1:10</text:p>
          </table:table-cell>
          <table:table-cell office:value-type="float" office:value="1601678418.63523" calcext:value-type="float">
            <text:p>1601678418.63523</text:p>
          </table:table-cell>
          <table:table-cell office:value-type="string" calcext:value-type="string">
            <text:p>2020-10-03T01:40:18</text:p>
          </table:table-cell>
          <table:table-cell table:formula="of:=([.A341]-[.Q341])/60" office:value-type="float" office:value="2100.85607946714" calcext:value-type="float">
            <text:p>2100.85607946714</text:p>
          </table:table-cell>
          <table:table-cell table:formula="of:=[.A341]-[.A34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4479" calcext:value-type="float">
            <text:p>1601804479</text:p>
          </table:table-cell>
          <table:table-cell office:value-type="float" office:value="679000" calcext:value-type="float">
            <text:p>67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01.34423828125" calcext:value-type="float">
            <text:p>-1701.34423828125</text:p>
          </table:table-cell>
          <table:table-cell office:value-type="float" office:value="2036.82067871094" calcext:value-type="float">
            <text:p>2036.82067871094</text:p>
          </table:table-cell>
          <table:table-cell office:value-type="float" office:value="421.975463867188" calcext:value-type="float">
            <text:p>421.9754638671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1:19</text:p>
          </table:table-cell>
          <table:table-cell office:value-type="float" office:value="1601678428.43958" calcext:value-type="float">
            <text:p>1601678428.43958</text:p>
          </table:table-cell>
          <table:table-cell office:value-type="string" calcext:value-type="string">
            <text:p>2020-10-03T01:40:28</text:p>
          </table:table-cell>
          <table:table-cell table:formula="of:=([.A342]-[.Q342])/60" office:value-type="float" office:value="2100.84267373482" calcext:value-type="float">
            <text:p>2100.84267373482</text:p>
          </table:table-cell>
          <table:table-cell table:formula="of:=[.A342]-[.A34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804490" calcext:value-type="float">
            <text:p>1601804490</text:p>
          </table:table-cell>
          <table:table-cell office:value-type="float" office:value="160000" calcext:value-type="float">
            <text:p>1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39.27526855469" calcext:value-type="float">
            <text:p>-1839.27526855469</text:p>
          </table:table-cell>
          <table:table-cell office:value-type="float" office:value="2099.94140625" calcext:value-type="float">
            <text:p>2099.94140625</text:p>
          </table:table-cell>
          <table:table-cell office:value-type="float" office:value="394.506134033203" calcext:value-type="float">
            <text:p>394.5061340332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1:30</text:p>
          </table:table-cell>
          <table:table-cell office:value-type="float" office:value="1601678436.10949" calcext:value-type="float">
            <text:p>1601678436.10949</text:p>
          </table:table-cell>
          <table:table-cell office:value-type="string" calcext:value-type="string">
            <text:p>2020-10-03T01:40:36</text:p>
          </table:table-cell>
          <table:table-cell table:formula="of:=([.A343]-[.Q343])/60" office:value-type="float" office:value="2100.89817518393" calcext:value-type="float">
            <text:p>2100.89817518393</text:p>
          </table:table-cell>
          <table:table-cell table:formula="of:=[.A343]-[.A34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4497" calcext:value-type="float">
            <text:p>1601804497</text:p>
          </table:table-cell>
          <table:table-cell office:value-type="float" office:value="826000" calcext:value-type="float">
            <text:p>82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48.62646484375" calcext:value-type="float">
            <text:p>-1848.62646484375</text:p>
          </table:table-cell>
          <table:table-cell office:value-type="float" office:value="2031.56042480469" calcext:value-type="float">
            <text:p>2031.56042480469</text:p>
          </table:table-cell>
          <table:table-cell office:value-type="float" office:value="393.921661376953" calcext:value-type="float">
            <text:p>393.9216613769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1:37</text:p>
          </table:table-cell>
          <table:table-cell office:value-type="float" office:value="1601678446.54412" calcext:value-type="float">
            <text:p>1601678446.54412</text:p>
          </table:table-cell>
          <table:table-cell office:value-type="string" calcext:value-type="string">
            <text:p>2020-10-03T01:40:46</text:p>
          </table:table-cell>
          <table:table-cell table:formula="of:=([.A344]-[.Q344])/60" office:value-type="float" office:value="2100.84093131622" calcext:value-type="float">
            <text:p>2100.84093131622</text:p>
          </table:table-cell>
          <table:table-cell table:formula="of:=[.A344]-[.A34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4507" calcext:value-type="float">
            <text:p>1601804507</text:p>
          </table:table-cell>
          <table:table-cell office:value-type="float" office:value="524000" calcext:value-type="float">
            <text:p>52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9.205078125" calcext:value-type="float">
            <text:p>-1759.205078125</text:p>
          </table:table-cell>
          <table:table-cell office:value-type="float" office:value="2106.37036132812" calcext:value-type="float">
            <text:p>2106.37036132812</text:p>
          </table:table-cell>
          <table:table-cell office:value-type="float" office:value="408.533020019531" calcext:value-type="float">
            <text:p>408.5330200195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1:47</text:p>
          </table:table-cell>
          <table:table-cell office:value-type="float" office:value="1601678453.78799" calcext:value-type="float">
            <text:p>1601678453.78799</text:p>
          </table:table-cell>
          <table:table-cell office:value-type="string" calcext:value-type="string">
            <text:p>2020-10-03T01:40:53</text:p>
          </table:table-cell>
          <table:table-cell table:formula="of:=([.A345]-[.Q345])/60" office:value-type="float" office:value="2100.88686679999" calcext:value-type="float">
            <text:p>2100.88686679999</text:p>
          </table:table-cell>
          <table:table-cell table:formula="of:=[.A345]-[.A34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4510" calcext:value-type="float">
            <text:p>1601804510</text:p>
          </table:table-cell>
          <table:table-cell office:value-type="float" office:value="120000" calcext:value-type="float">
            <text:p>12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43.95092773438" calcext:value-type="float">
            <text:p>-1843.95092773438</text:p>
          </table:table-cell>
          <table:table-cell office:value-type="float" office:value="2099.35717773438" calcext:value-type="float">
            <text:p>2099.35717773438</text:p>
          </table:table-cell>
          <table:table-cell office:value-type="float" office:value="392.168304443359" calcext:value-type="float">
            <text:p>392.1683044433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1:50</text:p>
          </table:table-cell>
          <table:table-cell office:value-type="float" office:value="1601678463.53545" calcext:value-type="float">
            <text:p>1601678463.53545</text:p>
          </table:table-cell>
          <table:table-cell office:value-type="string" calcext:value-type="string">
            <text:p>2020-10-03T01:41:03</text:p>
          </table:table-cell>
          <table:table-cell table:formula="of:=([.A346]-[.Q346])/60" office:value-type="float" office:value="2100.77440925042" calcext:value-type="float">
            <text:p>2100.77440925042</text:p>
          </table:table-cell>
          <table:table-cell table:formula="of:=[.A346]-[.A34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1804527" calcext:value-type="float">
            <text:p>1601804527</text:p>
          </table:table-cell>
          <table:table-cell office:value-type="float" office:value="785000" calcext:value-type="float">
            <text:p>78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42.95727539063" calcext:value-type="float">
            <text:p>-1542.95727539063</text:p>
          </table:table-cell>
          <table:table-cell office:value-type="float" office:value="2050.84741210938" calcext:value-type="float">
            <text:p>2050.84741210938</text:p>
          </table:table-cell>
          <table:table-cell office:value-type="float" office:value="509.643493652344" calcext:value-type="float">
            <text:p>509.6434936523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2:07</text:p>
          </table:table-cell>
          <table:table-cell office:value-type="float" office:value="1601678473.09583" calcext:value-type="float">
            <text:p>1601678473.09583</text:p>
          </table:table-cell>
          <table:table-cell office:value-type="string" calcext:value-type="string">
            <text:p>2020-10-03T01:41:13</text:p>
          </table:table-cell>
          <table:table-cell table:formula="of:=([.A347]-[.Q347])/60" office:value-type="float" office:value="2100.8984028697" calcext:value-type="float">
            <text:p>2100.8984028697</text:p>
          </table:table-cell>
          <table:table-cell table:formula="of:=[.A347]-[.A34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1804533" calcext:value-type="float">
            <text:p>1601804533</text:p>
          </table:table-cell>
          <table:table-cell office:value-type="float" office:value="745000" calcext:value-type="float">
            <text:p>74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5.42956542969" calcext:value-type="float">
            <text:p>-1615.42956542969</text:p>
          </table:table-cell>
          <table:table-cell office:value-type="float" office:value="2319.6962890625" calcext:value-type="float">
            <text:p>2319.6962890625</text:p>
          </table:table-cell>
          <table:table-cell office:value-type="float" office:value="475.160705566406" calcext:value-type="float">
            <text:p>475.1607055664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2:13</text:p>
          </table:table-cell>
          <table:table-cell office:value-type="float" office:value="1601678483.1036" calcext:value-type="float">
            <text:p>1601678483.1036</text:p>
          </table:table-cell>
          <table:table-cell office:value-type="string" calcext:value-type="string">
            <text:p>2020-10-03T01:41:23</text:p>
          </table:table-cell>
          <table:table-cell table:formula="of:=([.A348]-[.Q348])/60" office:value-type="float" office:value="2100.83160660267" calcext:value-type="float">
            <text:p>2100.83160660267</text:p>
          </table:table-cell>
          <table:table-cell table:formula="of:=[.A348]-[.A347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1804540" calcext:value-type="float">
            <text:p>1601804540</text:p>
          </table:table-cell>
          <table:table-cell office:value-type="float" office:value="773000" calcext:value-type="float">
            <text:p>77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26.47570800781" calcext:value-type="float">
            <text:p>-1726.47570800781</text:p>
          </table:table-cell>
          <table:table-cell office:value-type="float" office:value="2206.31225585937" calcext:value-type="float">
            <text:p>2206.31225585937</text:p>
          </table:table-cell>
          <table:table-cell office:value-type="float" office:value="414.962036132813" calcext:value-type="float">
            <text:p>414.9620361328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2:20</text:p>
          </table:table-cell>
          <table:table-cell office:value-type="float" office:value="1601678491.66422" calcext:value-type="float">
            <text:p>1601678491.66422</text:p>
          </table:table-cell>
          <table:table-cell office:value-type="string" calcext:value-type="string">
            <text:p>2020-10-03T01:41:31</text:p>
          </table:table-cell>
          <table:table-cell table:formula="of:=([.A349]-[.Q349])/60" office:value-type="float" office:value="2100.80559639931" calcext:value-type="float">
            <text:p>2100.80559639931</text:p>
          </table:table-cell>
          <table:table-cell table:formula="of:=[.A349]-[.A34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4547" calcext:value-type="float">
            <text:p>1601804547</text:p>
          </table:table-cell>
          <table:table-cell office:value-type="float" office:value="821000" calcext:value-type="float">
            <text:p>82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83.63525390625" calcext:value-type="float">
            <text:p>-1983.63525390625</text:p>
          </table:table-cell>
          <table:table-cell office:value-type="float" office:value="2144.9443359375" calcext:value-type="float">
            <text:p>2144.9443359375</text:p>
          </table:table-cell>
          <table:table-cell office:value-type="float" office:value="382.232604980469" calcext:value-type="float">
            <text:p>382.2326049804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2:27</text:p>
          </table:table-cell>
          <table:table-cell office:value-type="float" office:value="1601678500.03133" calcext:value-type="float">
            <text:p>1601678500.03133</text:p>
          </table:table-cell>
          <table:table-cell office:value-type="string" calcext:value-type="string">
            <text:p>2020-10-03T01:41:40</text:p>
          </table:table-cell>
          <table:table-cell table:formula="of:=([.A350]-[.Q350])/60" office:value-type="float" office:value="2100.78281120062" calcext:value-type="float">
            <text:p>2100.78281120062</text:p>
          </table:table-cell>
          <table:table-cell table:formula="of:=[.A350]-[.A34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4558" calcext:value-type="float">
            <text:p>1601804558</text:p>
          </table:table-cell>
          <table:table-cell office:value-type="float" office:value="451000" calcext:value-type="float">
            <text:p>45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63.35473632813" calcext:value-type="float">
            <text:p>-1663.35473632813</text:p>
          </table:table-cell>
          <table:table-cell office:value-type="float" office:value="1933.37231445313" calcext:value-type="float">
            <text:p>1933.37231445313</text:p>
          </table:table-cell>
          <table:table-cell office:value-type="float" office:value="449.444763183594" calcext:value-type="float">
            <text:p>449.444763183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2:38</text:p>
          </table:table-cell>
          <table:table-cell office:value-type="float" office:value="1601678509.58899" calcext:value-type="float">
            <text:p>1601678509.58899</text:p>
          </table:table-cell>
          <table:table-cell office:value-type="string" calcext:value-type="string">
            <text:p>2020-10-03T01:41:49</text:p>
          </table:table-cell>
          <table:table-cell table:formula="of:=([.A351]-[.Q351])/60" office:value-type="float" office:value="2100.80685020288" calcext:value-type="float">
            <text:p>2100.80685020288</text:p>
          </table:table-cell>
          <table:table-cell table:formula="of:=[.A351]-[.A35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4586" calcext:value-type="float">
            <text:p>1601804586</text:p>
          </table:table-cell>
          <table:table-cell office:value-type="float" office:value="28000" calcext:value-type="float">
            <text:p>2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15.31262207031" calcext:value-type="float">
            <text:p>-1815.31262207031</text:p>
          </table:table-cell>
          <table:table-cell office:value-type="float" office:value="2302.16235351562" calcext:value-type="float">
            <text:p>2302.16235351562</text:p>
          </table:table-cell>
          <table:table-cell office:value-type="float" office:value="404.441833496094" calcext:value-type="float">
            <text:p>404.4418334960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3:06</text:p>
          </table:table-cell>
          <table:table-cell office:value-type="float" office:value="1601678531.33609" calcext:value-type="float">
            <text:p>1601678531.33609</text:p>
          </table:table-cell>
          <table:table-cell office:value-type="string" calcext:value-type="string">
            <text:p>2020-10-03T01:42:11</text:p>
          </table:table-cell>
          <table:table-cell table:formula="of:=([.A352]-[.Q352])/60" office:value-type="float" office:value="2100.91106511752" calcext:value-type="float">
            <text:p>2100.91106511752</text:p>
          </table:table-cell>
          <table:table-cell table:formula="of:=[.A352]-[.A351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01804593" calcext:value-type="float">
            <text:p>1601804593</text:p>
          </table:table-cell>
          <table:table-cell office:value-type="float" office:value="718000" calcext:value-type="float">
            <text:p>71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91.40856933594" calcext:value-type="float">
            <text:p>-1691.40856933594</text:p>
          </table:table-cell>
          <table:table-cell office:value-type="float" office:value="2146.69775390625" calcext:value-type="float">
            <text:p>2146.69775390625</text:p>
          </table:table-cell>
          <table:table-cell office:value-type="float" office:value="421.391021728516" calcext:value-type="float">
            <text:p>421.3910217285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3:13</text:p>
          </table:table-cell>
          <table:table-cell office:value-type="float" office:value="1601678539.68511" calcext:value-type="float">
            <text:p>1601678539.68511</text:p>
          </table:table-cell>
          <table:table-cell office:value-type="string" calcext:value-type="string">
            <text:p>2020-10-03T01:42:19</text:p>
          </table:table-cell>
          <table:table-cell table:formula="of:=([.A353]-[.Q353])/60" office:value-type="float" office:value="2100.88858153423" calcext:value-type="float">
            <text:p>2100.88858153423</text:p>
          </table:table-cell>
          <table:table-cell table:formula="of:=[.A353]-[.A35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4597" calcext:value-type="float">
            <text:p>1601804597</text:p>
          </table:table-cell>
          <table:table-cell office:value-type="float" office:value="574000" calcext:value-type="float">
            <text:p>57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64.40686035156" calcext:value-type="float">
            <text:p>-1864.40686035156</text:p>
          </table:table-cell>
          <table:table-cell office:value-type="float" office:value="2358.27001953125" calcext:value-type="float">
            <text:p>2358.27001953125</text:p>
          </table:table-cell>
          <table:table-cell office:value-type="float" office:value="402.6884765625" calcext:value-type="float">
            <text:p>402.6884765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3:17</text:p>
          </table:table-cell>
          <table:table-cell office:value-type="float" office:value="1601678548.10616" calcext:value-type="float">
            <text:p>1601678548.10616</text:p>
          </table:table-cell>
          <table:table-cell office:value-type="string" calcext:value-type="string">
            <text:p>2020-10-03T01:42:28</text:p>
          </table:table-cell>
          <table:table-cell table:formula="of:=([.A354]-[.Q354])/60" office:value-type="float" office:value="2100.81489731868" calcext:value-type="float">
            <text:p>2100.81489731868</text:p>
          </table:table-cell>
          <table:table-cell table:formula="of:=[.A354]-[.A35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1804608" calcext:value-type="float">
            <text:p>1601804608</text:p>
          </table:table-cell>
          <table:table-cell office:value-type="float" office:value="70000" calcext:value-type="float">
            <text:p>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05.43542480469" calcext:value-type="float">
            <text:p>-1705.43542480469</text:p>
          </table:table-cell>
          <table:table-cell office:value-type="float" office:value="2205.14331054687" calcext:value-type="float">
            <text:p>2205.14331054687</text:p>
          </table:table-cell>
          <table:table-cell office:value-type="float" office:value="424.313262939453" calcext:value-type="float">
            <text:p>424.3132629394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3:28</text:p>
          </table:table-cell>
          <table:table-cell office:value-type="float" office:value="1601678556.4787" calcext:value-type="float">
            <text:p>1601678556.4787</text:p>
          </table:table-cell>
          <table:table-cell office:value-type="string" calcext:value-type="string">
            <text:p>2020-10-03T01:42:36</text:p>
          </table:table-cell>
          <table:table-cell table:formula="of:=([.A355]-[.Q355])/60" office:value-type="float" office:value="2100.85868831873" calcext:value-type="float">
            <text:p>2100.85868831873</text:p>
          </table:table-cell>
          <table:table-cell table:formula="of:=[.A355]-[.A35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4620" calcext:value-type="float">
            <text:p>1601804620</text:p>
          </table:table-cell>
          <table:table-cell office:value-type="float" office:value="425000" calcext:value-type="float">
            <text:p>42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12.50732421875" calcext:value-type="float">
            <text:p>-1612.50732421875</text:p>
          </table:table-cell>
          <table:table-cell office:value-type="float" office:value="2114.55297851563" calcext:value-type="float">
            <text:p>2114.55297851563</text:p>
          </table:table-cell>
          <table:table-cell office:value-type="float" office:value="456.458221435547" calcext:value-type="float">
            <text:p>456.4582214355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3:40</text:p>
          </table:table-cell>
          <table:table-cell office:value-type="float" office:value="1601678566.52545" calcext:value-type="float">
            <text:p>1601678566.52545</text:p>
          </table:table-cell>
          <table:table-cell office:value-type="string" calcext:value-type="string">
            <text:p>2020-10-03T01:42:46</text:p>
          </table:table-cell>
          <table:table-cell table:formula="of:=([.A356]-[.Q356])/60" office:value-type="float" office:value="2100.89124246836" calcext:value-type="float">
            <text:p>2100.89124246836</text:p>
          </table:table-cell>
          <table:table-cell table:formula="of:=[.A356]-[.A35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1804623" calcext:value-type="float">
            <text:p>1601804623</text:p>
          </table:table-cell>
          <table:table-cell office:value-type="float" office:value="161000" calcext:value-type="float">
            <text:p>16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97.72058105469" calcext:value-type="float">
            <text:p>-1897.72058105469</text:p>
          </table:table-cell>
          <table:table-cell office:value-type="float" office:value="2205.14331054687" calcext:value-type="float">
            <text:p>2205.14331054687</text:p>
          </table:table-cell>
          <table:table-cell office:value-type="float" office:value="388.661590576172" calcext:value-type="float">
            <text:p>388.6615905761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3:43</text:p>
          </table:table-cell>
          <table:table-cell office:value-type="float" office:value="1601678573.78348" calcext:value-type="float">
            <text:p>1601678573.78348</text:p>
          </table:table-cell>
          <table:table-cell office:value-type="string" calcext:value-type="string">
            <text:p>2020-10-03T01:42:53</text:p>
          </table:table-cell>
          <table:table-cell table:formula="of:=([.A357]-[.Q357])/60" office:value-type="float" office:value="2100.82027531862" calcext:value-type="float">
            <text:p>2100.82027531862</text:p>
          </table:table-cell>
          <table:table-cell table:formula="of:=[.A357]-[.A35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1804661" calcext:value-type="float">
            <text:p>1601804661</text:p>
          </table:table-cell>
          <table:table-cell office:value-type="float" office:value="222000" calcext:value-type="float">
            <text:p>22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52.77612304688" calcext:value-type="float">
            <text:p>-1752.77612304688</text:p>
          </table:table-cell>
          <table:table-cell office:value-type="float" office:value="1857.97778320313" calcext:value-type="float">
            <text:p>1857.97778320313</text:p>
          </table:table-cell>
          <table:table-cell office:value-type="float" office:value="430.157806396484" calcext:value-type="float">
            <text:p>430.1578063964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4:21</text:p>
          </table:table-cell>
          <table:table-cell office:value-type="float" office:value="1601678611.68" calcext:value-type="float">
            <text:p>1601678611.68</text:p>
          </table:table-cell>
          <table:table-cell office:value-type="string" calcext:value-type="string">
            <text:p>2020-10-03T01:43:31</text:p>
          </table:table-cell>
          <table:table-cell table:formula="of:=([.A358]-[.Q358])/60" office:value-type="float" office:value="2100.82200005054" calcext:value-type="float">
            <text:p>2100.82200005054</text:p>
          </table:table-cell>
          <table:table-cell table:formula="of:=[.A358]-[.A357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01804674" calcext:value-type="float">
            <text:p>1601804674</text:p>
          </table:table-cell>
          <table:table-cell office:value-type="float" office:value="770000" calcext:value-type="float">
            <text:p>7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50.96435546875" calcext:value-type="float">
            <text:p>-1850.96435546875</text:p>
          </table:table-cell>
          <table:table-cell office:value-type="float" office:value="2129.16430664063" calcext:value-type="float">
            <text:p>2129.16430664063</text:p>
          </table:table-cell>
          <table:table-cell office:value-type="float" office:value="389.830505371094" calcext:value-type="float">
            <text:p>389.8305053710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4:34</text:p>
          </table:table-cell>
          <table:table-cell office:value-type="float" office:value="1601678620.53495" calcext:value-type="float">
            <text:p>1601678620.53495</text:p>
          </table:table-cell>
          <table:table-cell office:value-type="string" calcext:value-type="string">
            <text:p>2020-10-03T01:43:40</text:p>
          </table:table-cell>
          <table:table-cell table:formula="of:=([.A359]-[.Q359])/60" office:value-type="float" office:value="2100.89108418624" calcext:value-type="float">
            <text:p>2100.89108418624</text:p>
          </table:table-cell>
          <table:table-cell table:formula="of:=[.A359]-[.A35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4679" calcext:value-type="float">
            <text:p>1601804679</text:p>
          </table:table-cell>
          <table:table-cell office:value-type="float" office:value="732000" calcext:value-type="float">
            <text:p>7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28.8720703125" calcext:value-type="float">
            <text:p>-1628.8720703125</text:p>
          </table:table-cell>
          <table:table-cell office:value-type="float" office:value="2343.65869140625" calcext:value-type="float">
            <text:p>2343.65869140625</text:p>
          </table:table-cell>
          <table:table-cell office:value-type="float" office:value="461.718292236328" calcext:value-type="float">
            <text:p>461.71829223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4:39</text:p>
          </table:table-cell>
          <table:table-cell office:value-type="float" office:value="1601678628.72616" calcext:value-type="float">
            <text:p>1601678628.72616</text:p>
          </table:table-cell>
          <table:table-cell office:value-type="string" calcext:value-type="string">
            <text:p>2020-10-03T01:43:48</text:p>
          </table:table-cell>
          <table:table-cell table:formula="of:=([.A360]-[.Q360])/60" office:value-type="float" office:value="2100.83789740006" calcext:value-type="float">
            <text:p>2100.83789740006</text:p>
          </table:table-cell>
          <table:table-cell table:formula="of:=[.A360]-[.A35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1804687" calcext:value-type="float">
            <text:p>1601804687</text:p>
          </table:table-cell>
          <table:table-cell office:value-type="float" office:value="959000" calcext:value-type="float">
            <text:p>95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64.52368164063" calcext:value-type="float">
            <text:p>-1664.52368164063</text:p>
          </table:table-cell>
          <table:table-cell office:value-type="float" office:value="2201.63647460937" calcext:value-type="float">
            <text:p>2201.63647460937</text:p>
          </table:table-cell>
          <table:table-cell office:value-type="float" office:value="429.573364257813" calcext:value-type="float">
            <text:p>429.5733642578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4:47</text:p>
          </table:table-cell>
          <table:table-cell office:value-type="float" office:value="1601678638.71889" calcext:value-type="float">
            <text:p>1601678638.71889</text:p>
          </table:table-cell>
          <table:table-cell office:value-type="string" calcext:value-type="string">
            <text:p>2020-10-03T01:43:58</text:p>
          </table:table-cell>
          <table:table-cell table:formula="of:=([.A361]-[.Q361])/60" office:value-type="float" office:value="2100.80468518337" calcext:value-type="float">
            <text:p>2100.80468518337</text:p>
          </table:table-cell>
          <table:table-cell table:formula="of:=[.A361]-[.A36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4701" calcext:value-type="float">
            <text:p>1601804701</text:p>
          </table:table-cell>
          <table:table-cell office:value-type="float" office:value="825000" calcext:value-type="float">
            <text:p>82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47.57458496094" calcext:value-type="float">
            <text:p>-1647.57458496094</text:p>
          </table:table-cell>
          <table:table-cell office:value-type="float" office:value="2236.11938476562" calcext:value-type="float">
            <text:p>2236.11938476562</text:p>
          </table:table-cell>
          <table:table-cell office:value-type="float" office:value="439.509063720703" calcext:value-type="float">
            <text:p>439.50906372070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5:01</text:p>
          </table:table-cell>
          <table:table-cell office:value-type="float" office:value="1601678648.72143" calcext:value-type="float">
            <text:p>1601678648.72143</text:p>
          </table:table-cell>
          <table:table-cell office:value-type="string" calcext:value-type="string">
            <text:p>2020-10-03T01:44:08</text:p>
          </table:table-cell>
          <table:table-cell table:formula="of:=([.A362]-[.Q362])/60" office:value-type="float" office:value="2100.87130953471" calcext:value-type="float">
            <text:p>2100.87130953471</text:p>
          </table:table-cell>
          <table:table-cell table:formula="of:=[.A362]-[.A361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4714" calcext:value-type="float">
            <text:p>1601804714</text:p>
          </table:table-cell>
          <table:table-cell office:value-type="float" office:value="799000" calcext:value-type="float">
            <text:p>79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49.32788085938" calcext:value-type="float">
            <text:p>-1649.32788085938</text:p>
          </table:table-cell>
          <table:table-cell office:value-type="float" office:value="2002.92224121094" calcext:value-type="float">
            <text:p>2002.92224121094</text:p>
          </table:table-cell>
          <table:table-cell office:value-type="float" office:value="443.600250244141" calcext:value-type="float">
            <text:p>443.6002502441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5:14</text:p>
          </table:table-cell>
          <table:table-cell office:value-type="float" office:value="1601678660.46314" calcext:value-type="float">
            <text:p>1601678660.46314</text:p>
          </table:table-cell>
          <table:table-cell office:value-type="string" calcext:value-type="string">
            <text:p>2020-10-03T01:44:20</text:p>
          </table:table-cell>
          <table:table-cell table:formula="of:=([.A363]-[.Q363])/60" office:value-type="float" office:value="2100.89228099982" calcext:value-type="float">
            <text:p>2100.89228099982</text:p>
          </table:table-cell>
          <table:table-cell table:formula="of:=[.A363]-[.A36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4720" calcext:value-type="float">
            <text:p>1601804720</text:p>
          </table:table-cell>
          <table:table-cell office:value-type="float" office:value="885000" calcext:value-type="float">
            <text:p>88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97.19458007813" calcext:value-type="float">
            <text:p>-1797.19458007813</text:p>
          </table:table-cell>
          <table:table-cell office:value-type="float" office:value="2021.04040527344" calcext:value-type="float">
            <text:p>2021.04040527344</text:p>
          </table:table-cell>
          <table:table-cell office:value-type="float" office:value="402.104034423828" calcext:value-type="float">
            <text:p>402.1040344238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5:20</text:p>
          </table:table-cell>
          <table:table-cell office:value-type="float" office:value="1601678669.3285" calcext:value-type="float">
            <text:p>1601678669.3285</text:p>
          </table:table-cell>
          <table:table-cell office:value-type="string" calcext:value-type="string">
            <text:p>2020-10-03T01:44:29</text:p>
          </table:table-cell>
          <table:table-cell table:formula="of:=([.A364]-[.Q364])/60" office:value-type="float" office:value="2100.84452498356" calcext:value-type="float">
            <text:p>2100.84452498356</text:p>
          </table:table-cell>
          <table:table-cell table:formula="of:=[.A364]-[.A36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1804733" calcext:value-type="float">
            <text:p>1601804733</text:p>
          </table:table-cell>
          <table:table-cell office:value-type="float" office:value="880000" calcext:value-type="float">
            <text:p>88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12.91638183594" calcext:value-type="float">
            <text:p>-1912.91638183594</text:p>
          </table:table-cell>
          <table:table-cell office:value-type="float" office:value="2178.8427734375" calcext:value-type="float">
            <text:p>2178.8427734375</text:p>
          </table:table-cell>
          <table:table-cell office:value-type="float" office:value="386.908233642578" calcext:value-type="float">
            <text:p>386.90823364257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5:33</text:p>
          </table:table-cell>
          <table:table-cell office:value-type="float" office:value="1601678679.61406" calcext:value-type="float">
            <text:p>1601678679.61406</text:p>
          </table:table-cell>
          <table:table-cell office:value-type="string" calcext:value-type="string">
            <text:p>2020-10-03T01:44:39</text:p>
          </table:table-cell>
          <table:table-cell table:formula="of:=([.A365]-[.Q365])/60" office:value-type="float" office:value="2100.88976565202" calcext:value-type="float">
            <text:p>2100.88976565202</text:p>
          </table:table-cell>
          <table:table-cell table:formula="of:=[.A365]-[.A36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4741" calcext:value-type="float">
            <text:p>1601804741</text:p>
          </table:table-cell>
          <table:table-cell office:value-type="float" office:value="655000" calcext:value-type="float">
            <text:p>65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33.37231445313" calcext:value-type="float">
            <text:p>-1933.37231445313</text:p>
          </table:table-cell>
          <table:table-cell office:value-type="float" office:value="2194.623046875" calcext:value-type="float">
            <text:p>2194.623046875</text:p>
          </table:table-cell>
          <table:table-cell office:value-type="float" office:value="385.154876708984" calcext:value-type="float">
            <text:p>385.15487670898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5:41</text:p>
          </table:table-cell>
          <table:table-cell office:value-type="float" office:value="1601678687.56279" calcext:value-type="float">
            <text:p>1601678687.56279</text:p>
          </table:table-cell>
          <table:table-cell office:value-type="string" calcext:value-type="string">
            <text:p>2020-10-03T01:44:47</text:p>
          </table:table-cell>
          <table:table-cell table:formula="of:=([.A366]-[.Q366])/60" office:value-type="float" office:value="2100.89062013626" calcext:value-type="float">
            <text:p>2100.89062013626</text:p>
          </table:table-cell>
          <table:table-cell table:formula="of:=[.A366]-[.A365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4751" calcext:value-type="float">
            <text:p>1601804751</text:p>
          </table:table-cell>
          <table:table-cell office:value-type="float" office:value="230000" calcext:value-type="float">
            <text:p>23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86.20690917969" calcext:value-type="float">
            <text:p>-1586.20690917969</text:p>
          </table:table-cell>
          <table:table-cell office:value-type="float" office:value="2288.13549804687" calcext:value-type="float">
            <text:p>2288.13549804687</text:p>
          </table:table-cell>
          <table:table-cell office:value-type="float" office:value="482.174163818359" calcext:value-type="float">
            <text:p>482.1741638183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5:51</text:p>
          </table:table-cell>
          <table:table-cell office:value-type="float" office:value="1601678701.52022" calcext:value-type="float">
            <text:p>1601678701.52022</text:p>
          </table:table-cell>
          <table:table-cell office:value-type="string" calcext:value-type="string">
            <text:p>2020-10-03T01:45:01</text:p>
          </table:table-cell>
          <table:table-cell table:formula="of:=([.A367]-[.Q367])/60" office:value-type="float" office:value="2100.82466291984" calcext:value-type="float">
            <text:p>2100.82466291984</text:p>
          </table:table-cell>
          <table:table-cell table:formula="of:=[.A367]-[.A36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4764" calcext:value-type="float">
            <text:p>1601804764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11.86437988281" calcext:value-type="float">
            <text:p>-1711.86437988281</text:p>
          </table:table-cell>
          <table:table-cell office:value-type="float" office:value="2174.75146484375" calcext:value-type="float">
            <text:p>2174.75146484375</text:p>
          </table:table-cell>
          <table:table-cell office:value-type="float" office:value="419.053192138672" calcext:value-type="float">
            <text:p>419.0531921386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6:04</text:p>
          </table:table-cell>
          <table:table-cell office:value-type="float" office:value="1601678709.46" calcext:value-type="float">
            <text:p>1601678709.46</text:p>
          </table:table-cell>
          <table:table-cell office:value-type="string" calcext:value-type="string">
            <text:p>2020-10-03T01:45:09</text:p>
          </table:table-cell>
          <table:table-cell table:formula="of:=([.A368]-[.Q368])/60" office:value-type="float" office:value="2100.90899993579" calcext:value-type="float">
            <text:p>2100.90899993579</text:p>
          </table:table-cell>
          <table:table-cell table:formula="of:=[.A368]-[.A36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4771" calcext:value-type="float">
            <text:p>1601804771</text:p>
          </table:table-cell>
          <table:table-cell office:value-type="float" office:value="556000" calcext:value-type="float">
            <text:p>55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28.75512695313" calcext:value-type="float">
            <text:p>-1828.75512695313</text:p>
          </table:table-cell>
          <table:table-cell office:value-type="float" office:value="2319.6962890625" calcext:value-type="float">
            <text:p>2319.6962890625</text:p>
          </table:table-cell>
          <table:table-cell office:value-type="float" office:value="402.6884765625" calcext:value-type="float">
            <text:p>402.6884765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6:11</text:p>
          </table:table-cell>
          <table:table-cell office:value-type="float" office:value="1601678718.54504" calcext:value-type="float">
            <text:p>1601678718.54504</text:p>
          </table:table-cell>
          <table:table-cell office:value-type="string" calcext:value-type="string">
            <text:p>2020-10-03T01:45:18</text:p>
          </table:table-cell>
          <table:table-cell table:formula="of:=([.A369]-[.Q369])/60" office:value-type="float" office:value="2100.87424938281" calcext:value-type="float">
            <text:p>2100.87424938281</text:p>
          </table:table-cell>
          <table:table-cell table:formula="of:=[.A369]-[.A36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4778" calcext:value-type="float">
            <text:p>1601804778</text:p>
          </table:table-cell>
          <table:table-cell office:value-type="float" office:value="636000" calcext:value-type="float">
            <text:p>63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30.56701660156" calcext:value-type="float">
            <text:p>-1730.56701660156</text:p>
          </table:table-cell>
          <table:table-cell office:value-type="float" office:value="2045.58728027344" calcext:value-type="float">
            <text:p>2045.58728027344</text:p>
          </table:table-cell>
          <table:table-cell office:value-type="float" office:value="413.793121337891" calcext:value-type="float">
            <text:p>413.7931213378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6:18</text:p>
          </table:table-cell>
          <table:table-cell office:value-type="float" office:value="1601678726.82374" calcext:value-type="float">
            <text:p>1601678726.82374</text:p>
          </table:table-cell>
          <table:table-cell office:value-type="string" calcext:value-type="string">
            <text:p>2020-10-03T01:45:26</text:p>
          </table:table-cell>
          <table:table-cell table:formula="of:=([.A370]-[.Q370])/60" office:value-type="float" office:value="2100.852937603" calcext:value-type="float">
            <text:p>2100.852937603</text:p>
          </table:table-cell>
          <table:table-cell table:formula="of:=[.A370]-[.A36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4788" calcext:value-type="float">
            <text:p>1601804788</text:p>
          </table:table-cell>
          <table:table-cell office:value-type="float" office:value="127000" calcext:value-type="float">
            <text:p>12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59.32202148438" calcext:value-type="float">
            <text:p>-1559.32202148438</text:p>
          </table:table-cell>
          <table:table-cell office:value-type="float" office:value="2052.01635742187" calcext:value-type="float">
            <text:p>2052.01635742187</text:p>
          </table:table-cell>
          <table:table-cell office:value-type="float" office:value="478.082977294922" calcext:value-type="float">
            <text:p>478.0829772949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6:28</text:p>
          </table:table-cell>
          <table:table-cell office:value-type="float" office:value="1601678735.05948" calcext:value-type="float">
            <text:p>1601678735.05948</text:p>
          </table:table-cell>
          <table:table-cell office:value-type="string" calcext:value-type="string">
            <text:p>2020-10-03T01:45:35</text:p>
          </table:table-cell>
          <table:table-cell table:formula="of:=([.A371]-[.Q371])/60" office:value-type="float" office:value="2100.88234193325" calcext:value-type="float">
            <text:p>2100.88234193325</text:p>
          </table:table-cell>
          <table:table-cell table:formula="of:=[.A371]-[.A37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4791" calcext:value-type="float">
            <text:p>1601804791</text:p>
          </table:table-cell>
          <table:table-cell office:value-type="float" office:value="186000" calcext:value-type="float">
            <text:p>18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27.703125" calcext:value-type="float">
            <text:p>-1627.703125</text:p>
          </table:table-cell>
          <table:table-cell office:value-type="float" office:value="2295.7333984375" calcext:value-type="float">
            <text:p>2295.7333984375</text:p>
          </table:table-cell>
          <table:table-cell office:value-type="float" office:value="459.964935302734" calcext:value-type="float">
            <text:p>459.9649353027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6:31</text:p>
          </table:table-cell>
          <table:table-cell office:value-type="float" office:value="1601678744.54254" calcext:value-type="float">
            <text:p>1601678744.54254</text:p>
          </table:table-cell>
          <table:table-cell office:value-type="string" calcext:value-type="string">
            <text:p>2020-10-03T01:45:44</text:p>
          </table:table-cell>
          <table:table-cell table:formula="of:=([.A372]-[.Q372])/60" office:value-type="float" office:value="2100.77429105043" calcext:value-type="float">
            <text:p>2100.77429105043</text:p>
          </table:table-cell>
          <table:table-cell table:formula="of:=[.A372]-[.A371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1804803" calcext:value-type="float">
            <text:p>1601804803</text:p>
          </table:table-cell>
          <table:table-cell office:value-type="float" office:value="641000" calcext:value-type="float">
            <text:p>64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60.31555175781" calcext:value-type="float">
            <text:p>-1860.31555175781</text:p>
          </table:table-cell>
          <table:table-cell office:value-type="float" office:value="2046.171875" calcext:value-type="float">
            <text:p>2046.171875</text:p>
          </table:table-cell>
          <table:table-cell office:value-type="float" office:value="392.752777099609" calcext:value-type="float">
            <text:p>392.7527770996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6:43</text:p>
          </table:table-cell>
          <table:table-cell office:value-type="float" office:value="1601678752.68836" calcext:value-type="float">
            <text:p>1601678752.68836</text:p>
          </table:table-cell>
          <table:table-cell office:value-type="string" calcext:value-type="string">
            <text:p>2020-10-03T01:45:52</text:p>
          </table:table-cell>
          <table:table-cell table:formula="of:=([.A373]-[.Q373])/60" office:value-type="float" office:value="2100.83852740129" calcext:value-type="float">
            <text:p>2100.83852740129</text:p>
          </table:table-cell>
          <table:table-cell table:formula="of:=[.A373]-[.A37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1804814" calcext:value-type="float">
            <text:p>1601804814</text:p>
          </table:table-cell>
          <table:table-cell office:value-type="float" office:value="506000" calcext:value-type="float">
            <text:p>50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4.00939941406" calcext:value-type="float">
            <text:p>-1744.00939941406</text:p>
          </table:table-cell>
          <table:table-cell office:value-type="float" office:value="2364.11450195312" calcext:value-type="float">
            <text:p>2364.11450195312</text:p>
          </table:table-cell>
          <table:table-cell office:value-type="float" office:value="432.495635986328" calcext:value-type="float">
            <text:p>432.4956359863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6:54</text:p>
          </table:table-cell>
          <table:table-cell office:value-type="float" office:value="1601678760.3181" calcext:value-type="float">
            <text:p>1601678760.3181</text:p>
          </table:table-cell>
          <table:table-cell office:value-type="string" calcext:value-type="string">
            <text:p>2020-10-03T01:46:00</text:p>
          </table:table-cell>
          <table:table-cell table:formula="of:=([.A374]-[.Q374])/60" office:value-type="float" office:value="2100.89469826619" calcext:value-type="float">
            <text:p>2100.89469826619</text:p>
          </table:table-cell>
          <table:table-cell table:formula="of:=[.A374]-[.A37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4833" calcext:value-type="float">
            <text:p>1601804833</text:p>
          </table:table-cell>
          <table:table-cell office:value-type="float" office:value="758000" calcext:value-type="float">
            <text:p>75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06.07824707031" calcext:value-type="float">
            <text:p>-1606.07824707031</text:p>
          </table:table-cell>
          <table:table-cell office:value-type="float" office:value="2112.21508789062" calcext:value-type="float">
            <text:p>2112.21508789062</text:p>
          </table:table-cell>
          <table:table-cell office:value-type="float" office:value="454.704864501953" calcext:value-type="float">
            <text:p>454.7048645019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7:13</text:p>
          </table:table-cell>
          <table:table-cell office:value-type="float" office:value="1601678780.01003" calcext:value-type="float">
            <text:p>1601678780.01003</text:p>
          </table:table-cell>
          <table:table-cell office:value-type="string" calcext:value-type="string">
            <text:p>2020-10-03T01:46:20</text:p>
          </table:table-cell>
          <table:table-cell table:formula="of:=([.A375]-[.Q375])/60" office:value-type="float" office:value="2100.88316620191" calcext:value-type="float">
            <text:p>2100.88316620191</text:p>
          </table:table-cell>
          <table:table-cell table:formula="of:=[.A375]-[.A37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01804842" calcext:value-type="float">
            <text:p>1601804842</text:p>
          </table:table-cell>
          <table:table-cell office:value-type="float" office:value="583000" calcext:value-type="float">
            <text:p>58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31.79418945312" calcext:value-type="float">
            <text:p>-1631.79418945312</text:p>
          </table:table-cell>
          <table:table-cell office:value-type="float" office:value="2276.44653320313" calcext:value-type="float">
            <text:p>2276.44653320313</text:p>
          </table:table-cell>
          <table:table-cell office:value-type="float" office:value="443.600250244141" calcext:value-type="float">
            <text:p>443.6002502441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7:22</text:p>
          </table:table-cell>
          <table:table-cell office:value-type="float" office:value="1601678788.5574" calcext:value-type="float">
            <text:p>1601678788.5574</text:p>
          </table:table-cell>
          <table:table-cell office:value-type="string" calcext:value-type="string">
            <text:p>2020-10-03T01:46:28</text:p>
          </table:table-cell>
          <table:table-cell table:formula="of:=([.A376]-[.Q376])/60" office:value-type="float" office:value="2100.89071006775" calcext:value-type="float">
            <text:p>2100.89071006775</text:p>
          </table:table-cell>
          <table:table-cell table:formula="of:=[.A376]-[.A375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804852" calcext:value-type="float">
            <text:p>1601804852</text:p>
          </table:table-cell>
          <table:table-cell office:value-type="float" office:value="179000" calcext:value-type="float">
            <text:p>17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0134425163269" calcext:value-type="float">
            <text:p>7.0134425163269</text:p>
          </table:table-cell>
          <table:table-cell office:value-type="float" office:value="624.196350097656" calcext:value-type="float">
            <text:p>624.196350097656</text:p>
          </table:table-cell>
          <table:table-cell office:value-type="float" office:value="-98.1881942749024" calcext:value-type="float">
            <text:p>-98.18819427490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7:32</text:p>
          </table:table-cell>
          <table:table-cell office:value-type="float" office:value="1601678797.90205" calcext:value-type="float">
            <text:p>1601678797.90205</text:p>
          </table:table-cell>
          <table:table-cell office:value-type="string" calcext:value-type="string">
            <text:p>2020-10-03T01:46:37</text:p>
          </table:table-cell>
          <table:table-cell table:formula="of:=([.A377]-[.Q377])/60" office:value-type="float" office:value="2100.90163253546" calcext:value-type="float">
            <text:p>2100.90163253546</text:p>
          </table:table-cell>
          <table:table-cell table:formula="of:=[.A377]-[.A37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4862" calcext:value-type="float">
            <text:p>1601804862</text:p>
          </table:table-cell>
          <table:table-cell office:value-type="float" office:value="95000" calcext:value-type="float">
            <text:p>9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7.0835800170898" calcext:value-type="float">
            <text:p>-87.0835800170898</text:p>
          </table:table-cell>
          <table:table-cell office:value-type="float" office:value="558.153137207031" calcext:value-type="float">
            <text:p>558.153137207031</text:p>
          </table:table-cell>
          <table:table-cell office:value-type="float" office:value="-175.920516967773" calcext:value-type="float">
            <text:p>-175.9205169677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7:42</text:p>
          </table:table-cell>
          <table:table-cell office:value-type="float" office:value="1601678807.96683" calcext:value-type="float">
            <text:p>1601678807.96683</text:p>
          </table:table-cell>
          <table:table-cell office:value-type="string" calcext:value-type="string">
            <text:p>2020-10-03T01:46:47</text:p>
          </table:table-cell>
          <table:table-cell table:formula="of:=([.A378]-[.Q378])/60" office:value-type="float" office:value="2100.90055291653" calcext:value-type="float">
            <text:p>2100.90055291653</text:p>
          </table:table-cell>
          <table:table-cell table:formula="of:=[.A378]-[.A377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4864" calcext:value-type="float">
            <text:p>1601804864</text:p>
          </table:table-cell>
          <table:table-cell office:value-type="float" office:value="702000" calcext:value-type="float">
            <text:p>70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1209831237793" calcext:value-type="float">
            <text:p>63.1209831237793</text:p>
          </table:table-cell>
          <table:table-cell office:value-type="float" office:value="199.298645019531" calcext:value-type="float">
            <text:p>199.298645019531</text:p>
          </table:table-cell>
          <table:table-cell office:value-type="float" office:value="-115.137344360352" calcext:value-type="float">
            <text:p>-115.1373443603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7:44</text:p>
          </table:table-cell>
          <table:table-cell office:value-type="float" office:value="1601678815.13534" calcext:value-type="float">
            <text:p>1601678815.13534</text:p>
          </table:table-cell>
          <table:table-cell office:value-type="string" calcext:value-type="string">
            <text:p>2020-10-03T01:46:55</text:p>
          </table:table-cell>
          <table:table-cell table:formula="of:=([.A379]-[.Q379])/60" office:value-type="float" office:value="2100.81441106796" calcext:value-type="float">
            <text:p>2100.81441106796</text:p>
          </table:table-cell>
          <table:table-cell table:formula="of:=[.A379]-[.A37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1804881" calcext:value-type="float">
            <text:p>1601804881</text:p>
          </table:table-cell>
          <table:table-cell office:value-type="float" office:value="232000" calcext:value-type="float">
            <text:p>2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5336055755615" calcext:value-type="float">
            <text:p>17.5336055755615</text:p>
          </table:table-cell>
          <table:table-cell office:value-type="float" office:value="486.849792480469" calcext:value-type="float">
            <text:p>486.849792480469</text:p>
          </table:table-cell>
          <table:table-cell office:value-type="float" office:value="-134.42431640625" calcext:value-type="float">
            <text:p>-134.424316406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8:01</text:p>
          </table:table-cell>
          <table:table-cell office:value-type="float" office:value="1601678828.1488" calcext:value-type="float">
            <text:p>1601678828.1488</text:p>
          </table:table-cell>
          <table:table-cell office:value-type="string" calcext:value-type="string">
            <text:p>2020-10-03T01:47:08</text:p>
          </table:table-cell>
          <table:table-cell table:formula="of:=([.A380]-[.Q380])/60" office:value-type="float" office:value="2100.88085331917" calcext:value-type="float">
            <text:p>2100.88085331917</text:p>
          </table:table-cell>
          <table:table-cell table:formula="of:=[.A380]-[.A379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1804885" calcext:value-type="float">
            <text:p>1601804885</text:p>
          </table:table-cell>
          <table:table-cell office:value-type="float" office:value="722000" calcext:value-type="float">
            <text:p>72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.515487670898" calcext:value-type="float">
            <text:p>138.515487670898</text:p>
          </table:table-cell>
          <table:table-cell office:value-type="float" office:value="261.250732421875" calcext:value-type="float">
            <text:p>261.250732421875</text:p>
          </table:table-cell>
          <table:table-cell office:value-type="float" office:value="-51.4319114685059" calcext:value-type="float">
            <text:p>-51.43191146850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8:05</text:p>
          </table:table-cell>
          <table:table-cell office:value-type="float" office:value="1601678835.30008" calcext:value-type="float">
            <text:p>1601678835.30008</text:p>
          </table:table-cell>
          <table:table-cell office:value-type="string" calcext:value-type="string">
            <text:p>2020-10-03T01:47:15</text:p>
          </table:table-cell>
          <table:table-cell table:formula="of:=([.A381]-[.Q381])/60" office:value-type="float" office:value="2100.82833205064" calcext:value-type="float">
            <text:p>2100.82833205064</text:p>
          </table:table-cell>
          <table:table-cell table:formula="of:=[.A381]-[.A3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1804897" calcext:value-type="float">
            <text:p>1601804897</text:p>
          </table:table-cell>
          <table:table-cell office:value-type="float" office:value="119000" calcext:value-type="float">
            <text:p>11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.738174438477" calcext:value-type="float">
            <text:p>167.738174438477</text:p>
          </table:table-cell>
          <table:table-cell office:value-type="float" office:value="351.256591796875" calcext:value-type="float">
            <text:p>351.256591796875</text:p>
          </table:table-cell>
          <table:table-cell office:value-type="float" office:value="-0.584453523159027" calcext:value-type="float">
            <text:p>-0.5844535231590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8:17</text:p>
          </table:table-cell>
          <table:table-cell office:value-type="float" office:value="1601678845.23439" calcext:value-type="float">
            <text:p>1601678845.23439</text:p>
          </table:table-cell>
          <table:table-cell office:value-type="string" calcext:value-type="string">
            <text:p>2020-10-03T01:47:25</text:p>
          </table:table-cell>
          <table:table-cell table:formula="of:=([.A382]-[.Q382])/60" office:value-type="float" office:value="2100.86276020209" calcext:value-type="float">
            <text:p>2100.86276020209</text:p>
          </table:table-cell>
          <table:table-cell table:formula="of:=[.A382]-[.A38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1804903" calcext:value-type="float">
            <text:p>1601804903</text:p>
          </table:table-cell>
          <table:table-cell office:value-type="float" office:value="573000" calcext:value-type="float">
            <text:p>57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.968437194824" calcext:value-type="float">
            <text:p>113.968437194824</text:p>
          </table:table-cell>
          <table:table-cell office:value-type="float" office:value="258.328460693359" calcext:value-type="float">
            <text:p>258.328460693359</text:p>
          </table:table-cell>
          <table:table-cell office:value-type="float" office:value="-73.0566940307617" calcext:value-type="float">
            <text:p>-73.05669403076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8:23</text:p>
          </table:table-cell>
          <table:table-cell office:value-type="float" office:value="1601678852.97797" calcext:value-type="float">
            <text:p>1601678852.97797</text:p>
          </table:table-cell>
          <table:table-cell office:value-type="string" calcext:value-type="string">
            <text:p>2020-10-03T01:47:32</text:p>
          </table:table-cell>
          <table:table-cell table:formula="of:=([.A383]-[.Q383])/60" office:value-type="float" office:value="2100.83370053371" calcext:value-type="float">
            <text:p>2100.83370053371</text:p>
          </table:table-cell>
          <table:table-cell table:formula="of:=[.A383]-[.A38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1804914" calcext:value-type="float">
            <text:p>1601804914</text:p>
          </table:table-cell>
          <table:table-cell office:value-type="float" office:value="596000" calcext:value-type="float">
            <text:p>59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0835800170898" calcext:value-type="float">
            <text:p>87.0835800170898</text:p>
          </table:table-cell>
          <table:table-cell office:value-type="float" office:value="243.71711730957" calcext:value-type="float">
            <text:p>243.71711730957</text:p>
          </table:table-cell>
          <table:table-cell office:value-type="float" office:value="-104.032730102539" calcext:value-type="float">
            <text:p>-104.0327301025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8:34</text:p>
          </table:table-cell>
          <table:table-cell office:value-type="float" office:value="1601678863.18641" calcext:value-type="float">
            <text:p>1601678863.18641</text:p>
          </table:table-cell>
          <table:table-cell office:value-type="string" calcext:value-type="string">
            <text:p>2020-10-03T01:47:43</text:p>
          </table:table-cell>
          <table:table-cell table:formula="of:=([.A384]-[.Q384])/60" office:value-type="float" office:value="2100.84689325094" calcext:value-type="float">
            <text:p>2100.84689325094</text:p>
          </table:table-cell>
          <table:table-cell table:formula="of:=[.A384]-[.A383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4918" calcext:value-type="float">
            <text:p>1601804918</text:p>
          </table:table-cell>
          <table:table-cell office:value-type="float" office:value="449000" calcext:value-type="float">
            <text:p>44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5.6516647338867" calcext:value-type="float">
            <text:p>-35.6516647338867</text:p>
          </table:table-cell>
          <table:table-cell office:value-type="float" office:value="248.39274597168" calcext:value-type="float">
            <text:p>248.39274597168</text:p>
          </table:table-cell>
          <table:table-cell office:value-type="float" office:value="-169.49153137207" calcext:value-type="float">
            <text:p>-169.4915313720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8:38</text:p>
          </table:table-cell>
          <table:table-cell office:value-type="float" office:value="1601678871.46652" calcext:value-type="float">
            <text:p>1601678871.46652</text:p>
          </table:table-cell>
          <table:table-cell office:value-type="string" calcext:value-type="string">
            <text:p>2020-10-03T01:47:51</text:p>
          </table:table-cell>
          <table:table-cell table:formula="of:=([.A385]-[.Q385])/60" office:value-type="float" office:value="2100.77555806637" calcext:value-type="float">
            <text:p>2100.77555806637</text:p>
          </table:table-cell>
          <table:table-cell table:formula="of:=[.A385]-[.A3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1804932" calcext:value-type="float">
            <text:p>1601804932</text:p>
          </table:table-cell>
          <table:table-cell office:value-type="float" office:value="913000" calcext:value-type="float">
            <text:p>91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5.593215942383" calcext:value-type="float">
            <text:p>-135.593215942383</text:p>
          </table:table-cell>
          <table:table-cell office:value-type="float" office:value="380.479248046875" calcext:value-type="float">
            <text:p>380.479248046875</text:p>
          </table:table-cell>
          <table:table-cell office:value-type="float" office:value="-238.457046508789" calcext:value-type="float">
            <text:p>-238.4570465087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8:52</text:p>
          </table:table-cell>
          <table:table-cell office:value-type="float" office:value="1601678880.1474" calcext:value-type="float">
            <text:p>1601678880.1474</text:p>
          </table:table-cell>
          <table:table-cell office:value-type="string" calcext:value-type="string">
            <text:p>2020-10-03T01:48:00</text:p>
          </table:table-cell>
          <table:table-cell table:formula="of:=([.A386]-[.Q386])/60" office:value-type="float" office:value="2100.86420991818" calcext:value-type="float">
            <text:p>2100.86420991818</text:p>
          </table:table-cell>
          <table:table-cell table:formula="of:=[.A386]-[.A385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4942" calcext:value-type="float">
            <text:p>1601804942</text:p>
          </table:table-cell>
          <table:table-cell office:value-type="float" office:value="526000" calcext:value-type="float">
            <text:p>52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9.877265930176" calcext:value-type="float">
            <text:p>-109.877265930176</text:p>
          </table:table-cell>
          <table:table-cell office:value-type="float" office:value="188.77848815918" calcext:value-type="float">
            <text:p>188.77848815918</text:p>
          </table:table-cell>
          <table:table-cell office:value-type="float" office:value="-213.910003662109" calcext:value-type="float">
            <text:p>-213.9100036621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9:02</text:p>
          </table:table-cell>
          <table:table-cell office:value-type="float" office:value="1601678888.95006" calcext:value-type="float">
            <text:p>1601678888.95006</text:p>
          </table:table-cell>
          <table:table-cell office:value-type="string" calcext:value-type="string">
            <text:p>2020-10-03T01:48:08</text:p>
          </table:table-cell>
          <table:table-cell table:formula="of:=([.A387]-[.Q387])/60" office:value-type="float" office:value="2100.88416565259" calcext:value-type="float">
            <text:p>2100.88416565259</text:p>
          </table:table-cell>
          <table:table-cell table:formula="of:=[.A387]-[.A38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4945" calcext:value-type="float">
            <text:p>1601804945</text:p>
          </table:table-cell>
          <table:table-cell office:value-type="float" office:value="218000" calcext:value-type="float">
            <text:p>21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0432510375977" calcext:value-type="float">
            <text:p>66.0432510375977</text:p>
          </table:table-cell>
          <table:table-cell office:value-type="float" office:value="120.397422790527" calcext:value-type="float">
            <text:p>120.397422790527</text:p>
          </table:table-cell>
          <table:table-cell office:value-type="float" office:value="-87.6680297851562" calcext:value-type="float">
            <text:p>-87.66802978515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9:05</text:p>
          </table:table-cell>
          <table:table-cell office:value-type="float" office:value="1601678897.99836" calcext:value-type="float">
            <text:p>1601678897.99836</text:p>
          </table:table-cell>
          <table:table-cell office:value-type="string" calcext:value-type="string">
            <text:p>2020-10-03T01:48:17</text:p>
          </table:table-cell>
          <table:table-cell table:formula="of:=([.A388]-[.Q388])/60" office:value-type="float" office:value="2100.78336073558" calcext:value-type="float">
            <text:p>2100.78336073558</text:p>
          </table:table-cell>
          <table:table-cell table:formula="of:=[.A388]-[.A38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1804953" calcext:value-type="float">
            <text:p>1601804953</text:p>
          </table:table-cell>
          <table:table-cell office:value-type="float" office:value="738000" calcext:value-type="float">
            <text:p>73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7.866744995117" calcext:value-type="float">
            <text:p>-147.866744995117</text:p>
          </table:table-cell>
          <table:table-cell office:value-type="float" office:value="455.289306640625" calcext:value-type="float">
            <text:p>455.289306640625</text:p>
          </table:table-cell>
          <table:table-cell office:value-type="float" office:value="-229.10578918457" calcext:value-type="float">
            <text:p>-229.105789184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9:13</text:p>
          </table:table-cell>
          <table:table-cell office:value-type="float" office:value="1601678906.66011" calcext:value-type="float">
            <text:p>1601678906.66011</text:p>
          </table:table-cell>
          <table:table-cell office:value-type="string" calcext:value-type="string">
            <text:p>2020-10-03T01:48:26</text:p>
          </table:table-cell>
          <table:table-cell table:formula="of:=([.A389]-[.Q389])/60" office:value-type="float" office:value="2100.77233146826" calcext:value-type="float">
            <text:p>2100.77233146826</text:p>
          </table:table-cell>
          <table:table-cell table:formula="of:=[.A389]-[.A38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4960" calcext:value-type="float">
            <text:p>1601804960</text:p>
          </table:table-cell>
          <table:table-cell office:value-type="float" office:value="111000" calcext:value-type="float">
            <text:p>11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8.644065856934" calcext:value-type="float">
            <text:p>-118.644065856934</text:p>
          </table:table-cell>
          <table:table-cell office:value-type="float" office:value="20.4558753967285" calcext:value-type="float">
            <text:p>20.4558753967285</text:p>
          </table:table-cell>
          <table:table-cell office:value-type="float" office:value="-150.204559326172" calcext:value-type="float">
            <text:p>-150.2045593261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9:20</text:p>
          </table:table-cell>
          <table:table-cell office:value-type="float" office:value="1601678914.77074" calcext:value-type="float">
            <text:p>1601678914.77074</text:p>
          </table:table-cell>
          <table:table-cell office:value-type="string" calcext:value-type="string">
            <text:p>2020-10-03T01:48:34</text:p>
          </table:table-cell>
          <table:table-cell table:formula="of:=([.A390]-[.Q390])/60" office:value-type="float" office:value="2100.75382093589" calcext:value-type="float">
            <text:p>2100.75382093589</text:p>
          </table:table-cell>
          <table:table-cell table:formula="of:=[.A390]-[.A389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4970" calcext:value-type="float">
            <text:p>1601804970</text:p>
          </table:table-cell>
          <table:table-cell office:value-type="float" office:value="185000" calcext:value-type="float">
            <text:p>18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1.6247806549072" calcext:value-type="float">
            <text:p>-21.6247806549072</text:p>
          </table:table-cell>
          <table:table-cell office:value-type="float" office:value="330.216247558594" calcext:value-type="float">
            <text:p>330.216247558594</text:p>
          </table:table-cell>
          <table:table-cell office:value-type="float" office:value="-187.025131225586" calcext:value-type="float">
            <text:p>-187.0251312255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9:30</text:p>
          </table:table-cell>
          <table:table-cell office:value-type="float" office:value="1601678923.74073" calcext:value-type="float">
            <text:p>1601678923.74073</text:p>
          </table:table-cell>
          <table:table-cell office:value-type="string" calcext:value-type="string">
            <text:p>2020-10-03T01:48:43</text:p>
          </table:table-cell>
          <table:table-cell table:formula="of:=([.A391]-[.Q391])/60" office:value-type="float" office:value="2100.77098786831" calcext:value-type="float">
            <text:p>2100.77098786831</text:p>
          </table:table-cell>
          <table:table-cell table:formula="of:=[.A391]-[.A39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4980" calcext:value-type="float">
            <text:p>1601804980</text:p>
          </table:table-cell>
          <table:table-cell office:value-type="float" office:value="350000" calcext:value-type="float">
            <text:p>35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49153137207" calcext:value-type="float">
            <text:p>169.49153137207</text:p>
          </table:table-cell>
          <table:table-cell office:value-type="float" office:value="255.990661621094" calcext:value-type="float">
            <text:p>255.990661621094</text:p>
          </table:table-cell>
          <table:table-cell office:value-type="float" office:value="5.84453535079956" calcext:value-type="float">
            <text:p>5.844535350799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9:40</text:p>
          </table:table-cell>
          <table:table-cell office:value-type="float" office:value="1601678932.181" calcext:value-type="float">
            <text:p>1601678932.181</text:p>
          </table:table-cell>
          <table:table-cell office:value-type="string" calcext:value-type="string">
            <text:p>2020-10-03T01:48:52</text:p>
          </table:table-cell>
          <table:table-cell table:formula="of:=([.A392]-[.Q392])/60" office:value-type="float" office:value="2100.79698326985" calcext:value-type="float">
            <text:p>2100.79698326985</text:p>
          </table:table-cell>
          <table:table-cell table:formula="of:=[.A392]-[.A39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4998" calcext:value-type="float">
            <text:p>1601804998</text:p>
          </table:table-cell>
          <table:table-cell office:value-type="float" office:value="864000" calcext:value-type="float">
            <text:p>86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.957916259766" calcext:value-type="float">
            <text:p>151.957916259766</text:p>
          </table:table-cell>
          <table:table-cell office:value-type="float" office:value="327.878448486328" calcext:value-type="float">
            <text:p>327.878448486328</text:p>
          </table:table-cell>
          <table:table-cell office:value-type="float" office:value="-40.3272972106934" calcext:value-type="float">
            <text:p>-40.32729721069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49:58</text:p>
          </table:table-cell>
          <table:table-cell office:value-type="float" office:value="1601678943.51078" calcext:value-type="float">
            <text:p>1601678943.51078</text:p>
          </table:table-cell>
          <table:table-cell office:value-type="string" calcext:value-type="string">
            <text:p>2020-10-03T01:49:03</text:p>
          </table:table-cell>
          <table:table-cell table:formula="of:=([.A393]-[.Q393])/60" office:value-type="float" office:value="2100.90815365314" calcext:value-type="float">
            <text:p>2100.90815365314</text:p>
          </table:table-cell>
          <table:table-cell table:formula="of:=[.A393]-[.A39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01805002" calcext:value-type="float">
            <text:p>1601805002</text:p>
          </table:table-cell>
          <table:table-cell office:value-type="float" office:value="578000" calcext:value-type="float">
            <text:p>57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2255935668945" calcext:value-type="float">
            <text:p>74.2255935668945</text:p>
          </table:table-cell>
          <table:table-cell office:value-type="float" office:value="540.619506835938" calcext:value-type="float">
            <text:p>540.619506835938</text:p>
          </table:table-cell>
          <table:table-cell office:value-type="float" office:value="-73.6411437988281" calcext:value-type="float">
            <text:p>-73.64114379882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0:02</text:p>
          </table:table-cell>
          <table:table-cell office:value-type="float" office:value="1601678951.48974" calcext:value-type="float">
            <text:p>1601678951.48974</text:p>
          </table:table-cell>
          <table:table-cell office:value-type="string" calcext:value-type="string">
            <text:p>2020-10-03T01:49:11</text:p>
          </table:table-cell>
          <table:table-cell table:formula="of:=([.A394]-[.Q394])/60" office:value-type="float" office:value="2100.8418377161" calcext:value-type="float">
            <text:p>2100.8418377161</text:p>
          </table:table-cell>
          <table:table-cell table:formula="of:=[.A394]-[.A39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1805008" calcext:value-type="float">
            <text:p>1601805008</text:p>
          </table:table-cell>
          <table:table-cell office:value-type="float" office:value="840000" calcext:value-type="float">
            <text:p>8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7457656860352" calcext:value-type="float">
            <text:p>84.7457656860352</text:p>
          </table:table-cell>
          <table:table-cell office:value-type="float" office:value="363.530090332031" calcext:value-type="float">
            <text:p>363.530090332031</text:p>
          </table:table-cell>
          <table:table-cell office:value-type="float" office:value="-115.721801757813" calcext:value-type="float">
            <text:p>-115.7218017578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0:08</text:p>
          </table:table-cell>
          <table:table-cell office:value-type="float" office:value="1601678962.46481" calcext:value-type="float">
            <text:p>1601678962.46481</text:p>
          </table:table-cell>
          <table:table-cell office:value-type="string" calcext:value-type="string">
            <text:p>2020-10-03T01:49:22</text:p>
          </table:table-cell>
          <table:table-cell table:formula="of:=([.A395]-[.Q395])/60" office:value-type="float" office:value="2100.75891985099" calcext:value-type="float">
            <text:p>2100.75891985099</text:p>
          </table:table-cell>
          <table:table-cell table:formula="of:=[.A395]-[.A39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1805021" calcext:value-type="float">
            <text:p>1601805021</text:p>
          </table:table-cell>
          <table:table-cell office:value-type="float" office:value="519000" calcext:value-type="float">
            <text:p>51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7.4050254821777" calcext:value-type="float">
            <text:p>-37.4050254821777</text:p>
          </table:table-cell>
          <table:table-cell office:value-type="float" office:value="533.606079101563" calcext:value-type="float">
            <text:p>533.606079101563</text:p>
          </table:table-cell>
          <table:table-cell office:value-type="float" office:value="-151.373458862305" calcext:value-type="float">
            <text:p>-151.3734588623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0:21</text:p>
          </table:table-cell>
          <table:table-cell office:value-type="float" office:value="1601678968.60702" calcext:value-type="float">
            <text:p>1601678968.60702</text:p>
          </table:table-cell>
          <table:table-cell office:value-type="string" calcext:value-type="string">
            <text:p>2020-10-03T01:49:28</text:p>
          </table:table-cell>
          <table:table-cell table:formula="of:=([.A396]-[.Q396])/60" office:value-type="float" office:value="2100.87321640253" calcext:value-type="float">
            <text:p>2100.87321640253</text:p>
          </table:table-cell>
          <table:table-cell table:formula="of:=[.A396]-[.A39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5028" calcext:value-type="float">
            <text:p>1601805028</text:p>
          </table:table-cell>
          <table:table-cell office:value-type="float" office:value="488000" calcext:value-type="float">
            <text:p>48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7293968200684" calcext:value-type="float">
            <text:p>32.7293968200684</text:p>
          </table:table-cell>
          <table:table-cell office:value-type="float" office:value="558.737548828125" calcext:value-type="float">
            <text:p>558.737548828125</text:p>
          </table:table-cell>
          <table:table-cell office:value-type="float" office:value="-101.110458374023" calcext:value-type="float">
            <text:p>-101.1104583740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0:28</text:p>
          </table:table-cell>
          <table:table-cell office:value-type="float" office:value="1601678978.47293" calcext:value-type="float">
            <text:p>1601678978.47293</text:p>
          </table:table-cell>
          <table:table-cell office:value-type="string" calcext:value-type="string">
            <text:p>2020-10-03T01:49:38</text:p>
          </table:table-cell>
          <table:table-cell table:formula="of:=([.A397]-[.Q397])/60" office:value-type="float" office:value="2100.82545113564" calcext:value-type="float">
            <text:p>2100.82545113564</text:p>
          </table:table-cell>
          <table:table-cell table:formula="of:=[.A397]-[.A39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5071" calcext:value-type="float">
            <text:p>1601805071</text:p>
          </table:table-cell>
          <table:table-cell office:value-type="float" office:value="685000" calcext:value-type="float">
            <text:p>68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5.9789581298828" calcext:value-type="float">
            <text:p>-75.9789581298828</text:p>
          </table:table-cell>
          <table:table-cell office:value-type="float" office:value="253.068389892578" calcext:value-type="float">
            <text:p>253.068389892578</text:p>
          </table:table-cell>
          <table:table-cell office:value-type="float" office:value="-205.727645874023" calcext:value-type="float">
            <text:p>-205.7276458740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1:11</text:p>
          </table:table-cell>
          <table:table-cell office:value-type="float" office:value="1601678999.40236" calcext:value-type="float">
            <text:p>1601678999.40236</text:p>
          </table:table-cell>
          <table:table-cell office:value-type="string" calcext:value-type="string">
            <text:p>2020-10-03T01:49:59</text:p>
          </table:table-cell>
          <table:table-cell table:formula="of:=([.A398]-[.Q398])/60" office:value-type="float" office:value="2101.19329400063" calcext:value-type="float">
            <text:p>2101.19329400063</text:p>
          </table:table-cell>
          <table:table-cell table:formula="of:=[.A398]-[.A397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01805058" calcext:value-type="float">
            <text:p>1601805058</text:p>
          </table:table-cell>
          <table:table-cell office:value-type="float" office:value="707000" calcext:value-type="float">
            <text:p>70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0058441162109" calcext:value-type="float">
            <text:p>90.0058441162109</text:p>
          </table:table-cell>
          <table:table-cell office:value-type="float" office:value="200.467559814453" calcext:value-type="float">
            <text:p>200.467559814453</text:p>
          </table:table-cell>
          <table:table-cell office:value-type="float" office:value="-87.0835800170898" calcext:value-type="float">
            <text:p>-87.08358001708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0:58</text:p>
          </table:table-cell>
          <table:table-cell office:value-type="float" office:value="1601679006.63086" calcext:value-type="float">
            <text:p>1601679006.63086</text:p>
          </table:table-cell>
          <table:table-cell office:value-type="string" calcext:value-type="string">
            <text:p>2020-10-03T01:50:06</text:p>
          </table:table-cell>
          <table:table-cell table:formula="of:=([.A399]-[.Q399])/60" office:value-type="float" office:value="2100.85615238349" calcext:value-type="float">
            <text:p>2100.85615238349</text:p>
          </table:table-cell>
          <table:table-cell table:formula="of:=[.A399]-[.A398]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601805067" calcext:value-type="float">
            <text:p>1601805067</text:p>
          </table:table-cell>
          <table:table-cell office:value-type="float" office:value="686000" calcext:value-type="float">
            <text:p>68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241966247559" calcext:value-type="float">
            <text:p>-126.241966247559</text:p>
          </table:table-cell>
          <table:table-cell office:value-type="float" office:value="308.591461181641" calcext:value-type="float">
            <text:p>308.591461181641</text:p>
          </table:table-cell>
          <table:table-cell office:value-type="float" office:value="-226.183517456055" calcext:value-type="float">
            <text:p>-226.1835174560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1:07</text:p>
          </table:table-cell>
          <table:table-cell office:value-type="float" office:value="1601679014.71316" calcext:value-type="float">
            <text:p>1601679014.71316</text:p>
          </table:table-cell>
          <table:table-cell office:value-type="string" calcext:value-type="string">
            <text:p>2020-10-03T01:50:14</text:p>
          </table:table-cell>
          <table:table-cell table:formula="of:=([.A400]-[.Q400])/60" office:value-type="float" office:value="2100.87144740025" calcext:value-type="float">
            <text:p>2100.87144740025</text:p>
          </table:table-cell>
          <table:table-cell table:formula="of:=[.A400]-[.A39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805073" calcext:value-type="float">
            <text:p>1601805073</text:p>
          </table:table-cell>
          <table:table-cell office:value-type="float" office:value="772000" calcext:value-type="float">
            <text:p>77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9.503204345703" calcext:value-type="float">
            <text:p>349.503204345703</text:p>
          </table:table-cell>
          <table:table-cell office:value-type="float" office:value="1511.39685058594" calcext:value-type="float">
            <text:p>1511.39685058594</text:p>
          </table:table-cell>
          <table:table-cell office:value-type="float" office:value="-393.337219238281" calcext:value-type="float">
            <text:p>-393.3372192382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1:13</text:p>
          </table:table-cell>
          <table:table-cell office:value-type="float" office:value="1601679023.42747" calcext:value-type="float">
            <text:p>1601679023.42747</text:p>
          </table:table-cell>
          <table:table-cell office:value-type="string" calcext:value-type="string">
            <text:p>2020-10-03T01:50:23</text:p>
          </table:table-cell>
          <table:table-cell table:formula="of:=([.A401]-[.Q401])/60" office:value-type="float" office:value="2100.82620880206" calcext:value-type="float">
            <text:p>2100.82620880206</text:p>
          </table:table-cell>
          <table:table-cell table:formula="of:=[.A401]-[.A400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1805082" calcext:value-type="float">
            <text:p>1601805082</text:p>
          </table:table-cell>
          <table:table-cell office:value-type="float" office:value="416000" calcext:value-type="float">
            <text:p>41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2.670959472656" calcext:value-type="float">
            <text:p>-132.670959472656</text:p>
          </table:table-cell>
          <table:table-cell office:value-type="float" office:value="291.642303466797" calcext:value-type="float">
            <text:p>291.642303466797</text:p>
          </table:table-cell>
          <table:table-cell office:value-type="float" office:value="-234.365859985352" calcext:value-type="float">
            <text:p>-234.3658599853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1:22</text:p>
          </table:table-cell>
          <table:table-cell office:value-type="float" office:value="1601679032.54899" calcext:value-type="float">
            <text:p>1601679032.54899</text:p>
          </table:table-cell>
          <table:table-cell office:value-type="string" calcext:value-type="string">
            <text:p>2020-10-03T01:50:32</text:p>
          </table:table-cell>
          <table:table-cell table:formula="of:=([.A402]-[.Q402])/60" office:value-type="float" office:value="2100.82418358326" calcext:value-type="float">
            <text:p>2100.82418358326</text:p>
          </table:table-cell>
          <table:table-cell table:formula="of:=[.A402]-[.A401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805096" calcext:value-type="float">
            <text:p>1601805096</text:p>
          </table:table-cell>
          <table:table-cell office:value-type="float" office:value="170000" calcext:value-type="float">
            <text:p>17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.3167724609375" calcext:value-type="float">
            <text:p>-78.3167724609375</text:p>
          </table:table-cell>
          <table:table-cell office:value-type="float" office:value="485.680877685547" calcext:value-type="float">
            <text:p>485.680877685547</text:p>
          </table:table-cell>
          <table:table-cell office:value-type="float" office:value="-187.025131225586" calcext:value-type="float">
            <text:p>-187.02513122558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1:36</text:p>
          </table:table-cell>
          <table:table-cell office:value-type="float" office:value="1601679041.33832" calcext:value-type="float">
            <text:p>1601679041.33832</text:p>
          </table:table-cell>
          <table:table-cell office:value-type="string" calcext:value-type="string">
            <text:p>2020-10-03T01:50:41</text:p>
          </table:table-cell>
          <table:table-cell table:formula="of:=([.A403]-[.Q403])/60" office:value-type="float" office:value="2100.91102805138" calcext:value-type="float">
            <text:p>2100.91102805138</text:p>
          </table:table-cell>
          <table:table-cell table:formula="of:=[.A403]-[.A40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5099" calcext:value-type="float">
            <text:p>1601805099</text:p>
          </table:table-cell>
          <table:table-cell office:value-type="float" office:value="331000" calcext:value-type="float">
            <text:p>33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7966079711914" calcext:value-type="float">
            <text:p>67.7966079711914</text:p>
          </table:table-cell>
          <table:table-cell office:value-type="float" office:value="555.230834960938" calcext:value-type="float">
            <text:p>555.230834960938</text:p>
          </table:table-cell>
          <table:table-cell office:value-type="float" office:value="-67.7966079711914" calcext:value-type="float">
            <text:p>-67.79660797119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1:39</text:p>
          </table:table-cell>
          <table:table-cell office:value-type="float" office:value="1601679050.44294" calcext:value-type="float">
            <text:p>1601679050.44294</text:p>
          </table:table-cell>
          <table:table-cell office:value-type="string" calcext:value-type="string">
            <text:p>2020-10-03T01:50:50</text:p>
          </table:table-cell>
          <table:table-cell table:formula="of:=([.A404]-[.Q404])/60" office:value-type="float" office:value="2100.80928426981" calcext:value-type="float">
            <text:p>2100.80928426981</text:p>
          </table:table-cell>
          <table:table-cell table:formula="of:=[.A404]-[.A403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1805111" calcext:value-type="float">
            <text:p>1601805111</text:p>
          </table:table-cell>
          <table:table-cell office:value-type="float" office:value="858000" calcext:value-type="float">
            <text:p>85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42898893356323" calcext:value-type="float">
            <text:p>6.42898893356323</text:p>
          </table:table-cell>
          <table:table-cell office:value-type="float" office:value="492.694305419922" calcext:value-type="float">
            <text:p>492.694305419922</text:p>
          </table:table-cell>
          <table:table-cell office:value-type="float" office:value="-142.606658935547" calcext:value-type="float">
            <text:p>-142.6066589355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1:51</text:p>
          </table:table-cell>
          <table:table-cell office:value-type="float" office:value="1601679058.79018" calcext:value-type="float">
            <text:p>1601679058.79018</text:p>
          </table:table-cell>
          <table:table-cell office:value-type="string" calcext:value-type="string">
            <text:p>2020-10-03T01:50:58</text:p>
          </table:table-cell>
          <table:table-cell table:formula="of:=([.A405]-[.Q405])/60" office:value-type="float" office:value="2100.87016359965" calcext:value-type="float">
            <text:p>2100.87016359965</text:p>
          </table:table-cell>
          <table:table-cell table:formula="of:=[.A405]-[.A40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01805121" calcext:value-type="float">
            <text:p>1601805121</text:p>
          </table:table-cell>
          <table:table-cell office:value-type="float" office:value="538000" calcext:value-type="float">
            <text:p>53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.360015869141" calcext:value-type="float">
            <text:p>144.360015869141</text:p>
          </table:table-cell>
          <table:table-cell office:value-type="float" office:value="267.679718017578" calcext:value-type="float">
            <text:p>267.679718017578</text:p>
          </table:table-cell>
          <table:table-cell office:value-type="float" office:value="-50.8474540710449" calcext:value-type="float">
            <text:p>-50.84745407104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2:01</text:p>
          </table:table-cell>
          <table:table-cell office:value-type="float" office:value="1601679069.27862" calcext:value-type="float">
            <text:p>1601679069.27862</text:p>
          </table:table-cell>
          <table:table-cell office:value-type="string" calcext:value-type="string">
            <text:p>2020-10-03T01:51:09</text:p>
          </table:table-cell>
          <table:table-cell table:formula="of:=([.A406]-[.Q406])/60" office:value-type="float" office:value="2100.86202306747" calcext:value-type="float">
            <text:p>2100.86202306747</text:p>
          </table:table-cell>
          <table:table-cell table:formula="of:=[.A406]-[.A40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5148" calcext:value-type="float">
            <text:p>1601805148</text:p>
          </table:table-cell>
          <table:table-cell office:value-type="float" office:value="443000" calcext:value-type="float">
            <text:p>44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96.960830688477" calcext:value-type="float">
            <text:p>-196.960830688477</text:p>
          </table:table-cell>
          <table:table-cell office:value-type="float" office:value="516.072448730469" calcext:value-type="float">
            <text:p>516.072448730469</text:p>
          </table:table-cell>
          <table:table-cell office:value-type="float" office:value="-225.599060058594" calcext:value-type="float">
            <text:p>-225.59906005859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2:28</text:p>
          </table:table-cell>
          <table:table-cell office:value-type="float" office:value="1601679094.62664" calcext:value-type="float">
            <text:p>1601679094.62664</text:p>
          </table:table-cell>
          <table:table-cell office:value-type="string" calcext:value-type="string">
            <text:p>2020-10-03T01:51:34</text:p>
          </table:table-cell>
          <table:table-cell table:formula="of:=([.A407]-[.Q407])/60" office:value-type="float" office:value="2100.88955600262" calcext:value-type="float">
            <text:p>2100.88955600262</text:p>
          </table:table-cell>
          <table:table-cell table:formula="of:=[.A407]-[.A40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01805151" calcext:value-type="float">
            <text:p>1601805151</text:p>
          </table:table-cell>
          <table:table-cell office:value-type="float" office:value="858000" calcext:value-type="float">
            <text:p>85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1.566329956055" calcext:value-type="float">
            <text:p>-121.566329956055</text:p>
          </table:table-cell>
          <table:table-cell office:value-type="float" office:value="305.669189453125" calcext:value-type="float">
            <text:p>305.669189453125</text:p>
          </table:table-cell>
          <table:table-cell office:value-type="float" office:value="-224.430160522461" calcext:value-type="float">
            <text:p>-224.4301605224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2:31</text:p>
          </table:table-cell>
          <table:table-cell office:value-type="float" office:value="1601679102.3077" calcext:value-type="float">
            <text:p>1601679102.3077</text:p>
          </table:table-cell>
          <table:table-cell office:value-type="string" calcext:value-type="string">
            <text:p>2020-10-03T01:51:42</text:p>
          </table:table-cell>
          <table:table-cell table:formula="of:=([.A408]-[.Q408])/60" office:value-type="float" office:value="2100.81153840224" calcext:value-type="float">
            <text:p>2100.81153840224</text:p>
          </table:table-cell>
          <table:table-cell table:formula="of:=[.A408]-[.A40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1805160" calcext:value-type="float">
            <text:p>1601805160</text:p>
          </table:table-cell>
          <table:table-cell office:value-type="float" office:value="813000" calcext:value-type="float">
            <text:p>81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9894790649414" calcext:value-type="float">
            <text:p>37.9894790649414</text:p>
          </table:table-cell>
          <table:table-cell office:value-type="float" office:value="310.929260253906" calcext:value-type="float">
            <text:p>310.929260253906</text:p>
          </table:table-cell>
          <table:table-cell office:value-type="float" office:value="-107.539451599121" calcext:value-type="float">
            <text:p>-107.5394515991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2:40</text:p>
          </table:table-cell>
          <table:table-cell office:value-type="float" office:value="1601679111.28146" calcext:value-type="float">
            <text:p>1601679111.28146</text:p>
          </table:table-cell>
          <table:table-cell office:value-type="string" calcext:value-type="string">
            <text:p>2020-10-03T01:51:51</text:p>
          </table:table-cell>
          <table:table-cell table:formula="of:=([.A409]-[.Q409])/60" office:value-type="float" office:value="2100.81197566986" calcext:value-type="float">
            <text:p>2100.81197566986</text:p>
          </table:table-cell>
          <table:table-cell table:formula="of:=[.A409]-[.A4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805174" calcext:value-type="float">
            <text:p>1601805174</text:p>
          </table:table-cell>
          <table:table-cell office:value-type="float" office:value="579000" calcext:value-type="float">
            <text:p>57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.9012222290039" calcext:value-type="float">
            <text:p>-78.9012222290039</text:p>
          </table:table-cell>
          <table:table-cell office:value-type="float" office:value="298.65576171875" calcext:value-type="float">
            <text:p>298.65576171875</text:p>
          </table:table-cell>
          <table:table-cell office:value-type="float" office:value="-202.805374145508" calcext:value-type="float">
            <text:p>-202.8053741455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2:54</text:p>
          </table:table-cell>
          <table:table-cell office:value-type="float" office:value="1601679120.67258" calcext:value-type="float">
            <text:p>1601679120.67258</text:p>
          </table:table-cell>
          <table:table-cell office:value-type="string" calcext:value-type="string">
            <text:p>2020-10-03T01:52:00</text:p>
          </table:table-cell>
          <table:table-cell table:formula="of:=([.A410]-[.Q410])/60" office:value-type="float" office:value="2100.88879033327" calcext:value-type="float">
            <text:p>2100.88879033327</text:p>
          </table:table-cell>
          <table:table-cell table:formula="of:=[.A410]-[.A409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01805176" calcext:value-type="float">
            <text:p>1601805176</text:p>
          </table:table-cell>
          <table:table-cell office:value-type="float" office:value="837000" calcext:value-type="float">
            <text:p>83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.748687744141" calcext:value-type="float">
            <text:p>129.748687744141</text:p>
          </table:table-cell>
          <table:table-cell office:value-type="float" office:value="199.298645019531" calcext:value-type="float">
            <text:p>199.298645019531</text:p>
          </table:table-cell>
          <table:table-cell office:value-type="float" office:value="-59.6142616271973" calcext:value-type="float">
            <text:p>-59.61426162719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2:56</text:p>
          </table:table-cell>
          <table:table-cell office:value-type="float" office:value="1601679128.24365" calcext:value-type="float">
            <text:p>1601679128.24365</text:p>
          </table:table-cell>
          <table:table-cell office:value-type="string" calcext:value-type="string">
            <text:p>2020-10-03T01:52:08</text:p>
          </table:table-cell>
          <table:table-cell table:formula="of:=([.A411]-[.Q411])/60" office:value-type="float" office:value="2100.79593911966" calcext:value-type="float">
            <text:p>2100.79593911966</text:p>
          </table:table-cell>
          <table:table-cell table:formula="of:=[.A411]-[.A4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1805189" calcext:value-type="float">
            <text:p>1601805189</text:p>
          </table:table-cell>
          <table:table-cell office:value-type="float" office:value="487000" calcext:value-type="float">
            <text:p>48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.539451599121" calcext:value-type="float">
            <text:p>107.539451599121</text:p>
          </table:table-cell>
          <table:table-cell office:value-type="float" office:value="520.748107910156" calcext:value-type="float">
            <text:p>520.748107910156</text:p>
          </table:table-cell>
          <table:table-cell office:value-type="float" office:value="-48.5096435546875" calcext:value-type="float">
            <text:p>-48.5096435546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3:09</text:p>
          </table:table-cell>
          <table:table-cell office:value-type="float" office:value="1601679138.50215" calcext:value-type="float">
            <text:p>1601679138.50215</text:p>
          </table:table-cell>
          <table:table-cell office:value-type="string" calcext:value-type="string">
            <text:p>2020-10-03T01:52:18</text:p>
          </table:table-cell>
          <table:table-cell table:formula="of:=([.A412]-[.Q412])/60" office:value-type="float" office:value="2100.84163078467" calcext:value-type="float">
            <text:p>2100.84163078467</text:p>
          </table:table-cell>
          <table:table-cell table:formula="of:=[.A412]-[.A411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1805199" calcext:value-type="float">
            <text:p>1601805199</text:p>
          </table:table-cell>
          <table:table-cell office:value-type="float" office:value="947000" calcext:value-type="float">
            <text:p>94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0.461715698242" calcext:value-type="float">
            <text:p>-110.461715698242</text:p>
          </table:table-cell>
          <table:table-cell office:value-type="float" office:value="216.247817993164" calcext:value-type="float">
            <text:p>216.247817993164</text:p>
          </table:table-cell>
          <table:table-cell office:value-type="float" office:value="-211.572189331055" calcext:value-type="float">
            <text:p>-211.5721893310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3:19</text:p>
          </table:table-cell>
          <table:table-cell office:value-type="float" office:value="1601679145.94134" calcext:value-type="float">
            <text:p>1601679145.94134</text:p>
          </table:table-cell>
          <table:table-cell office:value-type="string" calcext:value-type="string">
            <text:p>2020-10-03T01:52:25</text:p>
          </table:table-cell>
          <table:table-cell table:formula="of:=([.A413]-[.Q413])/60" office:value-type="float" office:value="2100.88431105216" calcext:value-type="float">
            <text:p>2100.88431105216</text:p>
          </table:table-cell>
          <table:table-cell table:formula="of:=[.A413]-[.A41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5214" calcext:value-type="float">
            <text:p>1601805214</text:p>
          </table:table-cell>
          <table:table-cell office:value-type="float" office:value="740000" calcext:value-type="float">
            <text:p>74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6.82642364502" calcext:value-type="float">
            <text:p>-126.82642364502</text:p>
          </table:table-cell>
          <table:table-cell office:value-type="float" office:value="338.983062744141" calcext:value-type="float">
            <text:p>338.983062744141</text:p>
          </table:table-cell>
          <table:table-cell office:value-type="float" office:value="-219.754531860352" calcext:value-type="float">
            <text:p>-219.7545318603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3:34</text:p>
          </table:table-cell>
          <table:table-cell office:value-type="float" office:value="1601679160.61878" calcext:value-type="float">
            <text:p>1601679160.61878</text:p>
          </table:table-cell>
          <table:table-cell office:value-type="string" calcext:value-type="string">
            <text:p>2020-10-03T01:52:40</text:p>
          </table:table-cell>
          <table:table-cell table:formula="of:=([.A414]-[.Q414])/60" office:value-type="float" office:value="2100.88968706926" calcext:value-type="float">
            <text:p>2100.88968706926</text:p>
          </table:table-cell>
          <table:table-cell table:formula="of:=[.A414]-[.A413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01805222" calcext:value-type="float">
            <text:p>1601805222</text:p>
          </table:table-cell>
          <table:table-cell office:value-type="float" office:value="442000" calcext:value-type="float">
            <text:p>44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5336055755615" calcext:value-type="float">
            <text:p>17.5336055755615</text:p>
          </table:table-cell>
          <table:table-cell office:value-type="float" office:value="475.745178222656" calcext:value-type="float">
            <text:p>475.745178222656</text:p>
          </table:table-cell>
          <table:table-cell office:value-type="float" office:value="-140.268844604492" calcext:value-type="float">
            <text:p>-140.2688446044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3:42</text:p>
          </table:table-cell>
          <table:table-cell office:value-type="float" office:value="1601679169.06043" calcext:value-type="float">
            <text:p>1601679169.06043</text:p>
          </table:table-cell>
          <table:table-cell office:value-type="string" calcext:value-type="string">
            <text:p>2020-10-03T01:52:49</text:p>
          </table:table-cell>
          <table:table-cell table:formula="of:=([.A415]-[.Q415])/60" office:value-type="float" office:value="2100.88232613405" calcext:value-type="float">
            <text:p>2100.88232613405</text:p>
          </table:table-cell>
          <table:table-cell table:formula="of:=[.A415]-[.A41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5226" calcext:value-type="float">
            <text:p>1601805226</text:p>
          </table:table-cell>
          <table:table-cell office:value-type="float" office:value="917000" calcext:value-type="float">
            <text:p>91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1.046173095703" calcext:value-type="float">
            <text:p>-111.046173095703</text:p>
          </table:table-cell>
          <table:table-cell office:value-type="float" office:value="364.699005126953" calcext:value-type="float">
            <text:p>364.699005126953</text:p>
          </table:table-cell>
          <table:table-cell office:value-type="float" office:value="-215.078903198242" calcext:value-type="float">
            <text:p>-215.0789031982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3:46</text:p>
          </table:table-cell>
          <table:table-cell office:value-type="float" office:value="1601679178.02874" calcext:value-type="float">
            <text:p>1601679178.02874</text:p>
          </table:table-cell>
          <table:table-cell office:value-type="string" calcext:value-type="string">
            <text:p>2020-10-03T01:52:58</text:p>
          </table:table-cell>
          <table:table-cell table:formula="of:=([.A416]-[.Q416])/60" office:value-type="float" office:value="2100.79952106873" calcext:value-type="float">
            <text:p>2100.79952106873</text:p>
          </table:table-cell>
          <table:table-cell table:formula="of:=[.A416]-[.A415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1805237" calcext:value-type="float">
            <text:p>1601805237</text:p>
          </table:table-cell>
          <table:table-cell office:value-type="float" office:value="683000" calcext:value-type="float">
            <text:p>68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424314498901" calcext:value-type="float">
            <text:p>13.4424314498901</text:p>
          </table:table-cell>
          <table:table-cell office:value-type="float" office:value="162.478088378906" calcext:value-type="float">
            <text:p>162.478088378906</text:p>
          </table:table-cell>
          <table:table-cell office:value-type="float" office:value="-142.606658935547" calcext:value-type="float">
            <text:p>-142.6066589355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3:57</text:p>
          </table:table-cell>
          <table:table-cell office:value-type="float" office:value="1601679185.9997" calcext:value-type="float">
            <text:p>1601679185.9997</text:p>
          </table:table-cell>
          <table:table-cell office:value-type="string" calcext:value-type="string">
            <text:p>2020-10-03T01:53:05</text:p>
          </table:table-cell>
          <table:table-cell table:formula="of:=([.A417]-[.Q417])/60" office:value-type="float" office:value="2100.85000498295" calcext:value-type="float">
            <text:p>2100.85000498295</text:p>
          </table:table-cell>
          <table:table-cell table:formula="of:=[.A417]-[.A41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1805245" calcext:value-type="float">
            <text:p>1601805245</text:p>
          </table:table-cell>
          <table:table-cell office:value-type="float" office:value="575000" calcext:value-type="float">
            <text:p>57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.697830200195" calcext:value-type="float">
            <text:p>146.697830200195</text:p>
          </table:table-cell>
          <table:table-cell office:value-type="float" office:value="381.063690185547" calcext:value-type="float">
            <text:p>381.063690185547</text:p>
          </table:table-cell>
          <table:table-cell office:value-type="float" office:value="-48.5096435546875" calcext:value-type="float">
            <text:p>-48.5096435546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4:05</text:p>
          </table:table-cell>
          <table:table-cell office:value-type="float" office:value="1601679194.23241" calcext:value-type="float">
            <text:p>1601679194.23241</text:p>
          </table:table-cell>
          <table:table-cell office:value-type="string" calcext:value-type="string">
            <text:p>2020-10-03T01:53:14</text:p>
          </table:table-cell>
          <table:table-cell table:formula="of:=([.A418]-[.Q418])/60" office:value-type="float" office:value="2100.84612653255" calcext:value-type="float">
            <text:p>2100.84612653255</text:p>
          </table:table-cell>
          <table:table-cell table:formula="of:=[.A418]-[.A41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1805255" calcext:value-type="float">
            <text:p>1601805255</text:p>
          </table:table-cell>
          <table:table-cell office:value-type="float" office:value="688000" calcext:value-type="float">
            <text:p>68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2092342376709" calcext:value-type="float">
            <text:p>-22.2092342376709</text:p>
          </table:table-cell>
          <table:table-cell office:value-type="float" office:value="163.647003173828" calcext:value-type="float">
            <text:p>163.647003173828</text:p>
          </table:table-cell>
          <table:table-cell office:value-type="float" office:value="-158.97135925293" calcext:value-type="float">
            <text:p>-158.971359252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4:15</text:p>
          </table:table-cell>
          <table:table-cell office:value-type="float" office:value="1601679203.73898" calcext:value-type="float">
            <text:p>1601679203.73898</text:p>
          </table:table-cell>
          <table:table-cell office:value-type="string" calcext:value-type="string">
            <text:p>2020-10-03T01:53:23</text:p>
          </table:table-cell>
          <table:table-cell table:formula="of:=([.A419]-[.Q419])/60" office:value-type="float" office:value="2100.85435038408" calcext:value-type="float">
            <text:p>2100.85435038408</text:p>
          </table:table-cell>
          <table:table-cell table:formula="of:=[.A419]-[.A4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5265" calcext:value-type="float">
            <text:p>1601805265</text:p>
          </table:table-cell>
          <table:table-cell office:value-type="float" office:value="775000" calcext:value-type="float">
            <text:p>77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.684387207031" calcext:value-type="float">
            <text:p>139.684387207031</text:p>
          </table:table-cell>
          <table:table-cell office:value-type="float" office:value="263.588562011719" calcext:value-type="float">
            <text:p>263.588562011719</text:p>
          </table:table-cell>
          <table:table-cell office:value-type="float" office:value="-60.7831649780273" calcext:value-type="float">
            <text:p>-60.78316497802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4:25</text:p>
          </table:table-cell>
          <table:table-cell office:value-type="float" office:value="1601679211.73758" calcext:value-type="float">
            <text:p>1601679211.73758</text:p>
          </table:table-cell>
          <table:table-cell office:value-type="string" calcext:value-type="string">
            <text:p>2020-10-03T01:53:31</text:p>
          </table:table-cell>
          <table:table-cell table:formula="of:=([.A420]-[.Q420])/60" office:value-type="float" office:value="2100.88770705064" calcext:value-type="float">
            <text:p>2100.88770705064</text:p>
          </table:table-cell>
          <table:table-cell table:formula="of:=[.A420]-[.A419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01805282" calcext:value-type="float">
            <text:p>1601805282</text:p>
          </table:table-cell>
          <table:table-cell office:value-type="float" office:value="691000" calcext:value-type="float">
            <text:p>69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3.647003173828" calcext:value-type="float">
            <text:p>-163.647003173828</text:p>
          </table:table-cell>
          <table:table-cell office:value-type="float" office:value="502.045562744141" calcext:value-type="float">
            <text:p>502.045562744141</text:p>
          </table:table-cell>
          <table:table-cell office:value-type="float" office:value="-210.403274536133" calcext:value-type="float">
            <text:p>-210.4032745361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4:42</text:p>
          </table:table-cell>
          <table:table-cell office:value-type="float" office:value="1601679227.75818" calcext:value-type="float">
            <text:p>1601679227.75818</text:p>
          </table:table-cell>
          <table:table-cell office:value-type="string" calcext:value-type="string">
            <text:p>2020-10-03T01:53:47</text:p>
          </table:table-cell>
          <table:table-cell table:formula="of:=([.A421]-[.Q421])/60" office:value-type="float" office:value="2100.9040302515" calcext:value-type="float">
            <text:p>2100.9040302515</text:p>
          </table:table-cell>
          <table:table-cell table:formula="of:=[.A421]-[.A42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01805284" calcext:value-type="float">
            <text:p>1601805284</text:p>
          </table:table-cell>
          <table:table-cell office:value-type="float" office:value="189000" calcext:value-type="float">
            <text:p>18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9.4856796264648" calcext:value-type="float">
            <text:p>-79.4856796264648</text:p>
          </table:table-cell>
          <table:table-cell office:value-type="float" office:value="225.014617919922" calcext:value-type="float">
            <text:p>225.014617919922</text:p>
          </table:table-cell>
          <table:table-cell office:value-type="float" office:value="-191.700759887695" calcext:value-type="float">
            <text:p>-191.7007598876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4:44</text:p>
          </table:table-cell>
          <table:table-cell office:value-type="float" office:value="1601679236.72799" calcext:value-type="float">
            <text:p>1601679236.72799</text:p>
          </table:table-cell>
          <table:table-cell office:value-type="string" calcext:value-type="string">
            <text:p>2020-10-03T01:53:56</text:p>
          </table:table-cell>
          <table:table-cell table:formula="of:=([.A422]-[.Q422])/60" office:value-type="float" office:value="2100.78786686659" calcext:value-type="float">
            <text:p>2100.78786686659</text:p>
          </table:table-cell>
          <table:table-cell table:formula="of:=[.A422]-[.A4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1805300" calcext:value-type="float">
            <text:p>1601805300</text:p>
          </table:table-cell>
          <table:table-cell office:value-type="float" office:value="479000" calcext:value-type="float">
            <text:p>479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0.853302001953" calcext:value-type="float">
            <text:p>-140.853302001953</text:p>
          </table:table-cell>
          <table:table-cell office:value-type="float" office:value="501.461151123047" calcext:value-type="float">
            <text:p>501.461151123047</text:p>
          </table:table-cell>
          <table:table-cell office:value-type="float" office:value="-198.129745483398" calcext:value-type="float">
            <text:p>-198.1297454833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5:00</text:p>
          </table:table-cell>
          <table:table-cell office:value-type="float" office:value="1601679245.52766" calcext:value-type="float">
            <text:p>1601679245.52766</text:p>
          </table:table-cell>
          <table:table-cell office:value-type="string" calcext:value-type="string">
            <text:p>2020-10-03T01:54:05</text:p>
          </table:table-cell>
          <table:table-cell table:formula="of:=([.A423]-[.Q423])/60" office:value-type="float" office:value="2100.90787226756" calcext:value-type="float">
            <text:p>2100.90787226756</text:p>
          </table:table-cell>
          <table:table-cell table:formula="of:=[.A423]-[.A42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01805307" calcext:value-type="float">
            <text:p>1601805307</text:p>
          </table:table-cell>
          <table:table-cell office:value-type="float" office:value="460000" calcext:value-type="float">
            <text:p>4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0.333145141602" calcext:value-type="float">
            <text:p>-130.333145141602</text:p>
          </table:table-cell>
          <table:table-cell office:value-type="float" office:value="396.843933105469" calcext:value-type="float">
            <text:p>396.843933105469</text:p>
          </table:table-cell>
          <table:table-cell office:value-type="float" office:value="-219.754531860352" calcext:value-type="float">
            <text:p>-219.7545318603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5:07</text:p>
          </table:table-cell>
          <table:table-cell office:value-type="float" office:value="1601679254.21674" calcext:value-type="float">
            <text:p>1601679254.21674</text:p>
          </table:table-cell>
          <table:table-cell office:value-type="string" calcext:value-type="string">
            <text:p>2020-10-03T01:54:14</text:p>
          </table:table-cell>
          <table:table-cell table:formula="of:=([.A424]-[.Q424])/60" office:value-type="float" office:value="2100.87972106934" calcext:value-type="float">
            <text:p>2100.87972106934</text:p>
          </table:table-cell>
          <table:table-cell table:formula="of:=[.A424]-[.A423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01805310" calcext:value-type="float">
            <text:p>1601805310</text:p>
          </table:table-cell>
          <table:table-cell office:value-type="float" office:value="573000" calcext:value-type="float">
            <text:p>57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4.9386329650879" calcext:value-type="float">
            <text:p>-54.9386329650879</text:p>
          </table:table-cell>
          <table:table-cell office:value-type="float" office:value="249.561645507812" calcext:value-type="float">
            <text:p>249.561645507812</text:p>
          </table:table-cell>
          <table:table-cell office:value-type="float" office:value="-202.220916748047" calcext:value-type="float">
            <text:p>-202.2209167480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4T12:55:10</text:p>
          </table:table-cell>
          <table:table-cell office:value-type="float" office:value="1601679262.27364" calcext:value-type="float">
            <text:p>1601679262.27364</text:p>
          </table:table-cell>
          <table:table-cell office:value-type="string" calcext:value-type="string">
            <text:p>2020-10-03T01:54:22</text:p>
          </table:table-cell>
          <table:table-cell table:formula="of:=([.A425]-[.Q425])/60" office:value-type="float" office:value="2100.79543938637" calcext:value-type="float">
            <text:p>2100.79543938637</text:p>
          </table:table-cell>
          <table:table-cell table:formula="of:=[.A425]-[.A424]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Source Han Sans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5T12:20:04.113670431</dc:date>
    <dc:creator>Василий  </dc:creator>
    <meta:editing-duration>PT10M42S</meta:editing-duration>
    <meta:editing-cycles>1</meta:editing-cycles>
    <meta:document-statistic meta:table-count="1" meta:cell-count="8497" meta:object-count="0"/>
    <meta:generator>LibreOffice/6.4.6.2$Linux_X86_64 LibreOffice_project/40$Build-2</meta:generator>
  </office:meta>
</office:document-meta>
</file>